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043cm"/>
    </style:style>
    <style:style style:name="co11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6.907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066cm"/>
    </style:style>
    <style:style style:name="co8" style:family="table-column">
      <style:table-column-properties fo:break-before="auto" style:column-width="3.239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7.567cm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2" style:family="table-cell" style:parent-style-name="Default" style:data-style-name="N100">
      <style:table-cell-properties style:rotation-align="none"/>
    </style:style>
    <style:style style:name="ce29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4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6" style:family="table-cell" style:parent-style-name="Default" style:data-style-name="N4">
      <style:table-cell-properties style:rotation-align="none"/>
    </style:style>
    <style:style style:name="ce29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8" style:family="table-cell" style:parent-style-name="Default" style:data-style-name="N36">
      <style:table-cell-properties style:rotation-align="none"/>
    </style: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220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44" style:family="table-cell" style:parent-style-name="Default">
      <style:table-cell-properties fo:border-bottom="none" fo:border-left="0.06pt solid #000000" fo:border-right="0.06pt solid #000000" fo:border-top="none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4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7" style:family="table-cell" style:parent-style-name="Default" style:data-style-name="N100">
      <style:table-cell-properties style:rotation-align="none"/>
    </style:style>
    <style:style style:name="ce2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9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9" style:family="table-cell" style:parent-style-name="Default" style:data-style-name="N4">
      <style:table-cell-properties style:rotation-align="none"/>
    </style:style>
    <style:style style:name="ce30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1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AUDITORIA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3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3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mpuest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3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4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8" office:value-type="string" calcext:value-type="string" table:number-columns-spanned="2" table:number-rows-spanned="1">
            <text:p>Ajustes y/o re-clasificaciones</text:p>
          </table:table-cell>
          <table:covered-table-cell table:style-name="ce208"/>
          <table:table-cell table:style-name="ce208" office:value-type="string" calcext:value-type="string">
            <text:p>Saldos auditados al</text:p>
          </table:table-cell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4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7" office:value-type="string" office:string-value="Ref. PT" calcext:value-type="string" table:number-columns-spanned="1" table:number-rows-spanned="2">
            <text:p><text:s/>Ref. PT </text:p>
          </table:table-cell>
          <table:table-cell table:style-name="ce245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7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3">
          <table:covered-table-cell table:style-name="ce97"/>
          <table:covered-table-cell table:style-name="ce164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7"/>
          <table:covered-table-cell table:style-name="ce164"/>
          <table:table-cell table:style-name="ce48" office:value-type="date" office:date-value="2019-12-31" calcext:value-type="date">
            <text:p>31-dic-19</text:p>
          </table:table-cell>
          <table:covered-table-cell table:style-name="ce237"/>
          <table:covered-table-cell table:style-name="ce245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7"/>
          <table:table-cell table:style-name="ce6" table:number-columns-repeated="1010"/>
        </table:table-row>
        <table:table-row table:style-name="ro3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7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3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227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1-001</text:p>
          </table:table-cell>
          <table:table-cell table:style-name="ce50" office:value-type="string" office:string-value="1% Retención sobre Ventas" calcext:value-type="string">
            <text:p><text:s/>1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1</text:p>
          </table:table-cell>
          <table:table-cell table:style-name="ce50" office:value-type="string" office:string-value="1% Retención sobre Ventas" calcext:value-type="string">
            <text:p><text:s/>1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220" office:value-type="string" calcext:value-type="string">
            <text:p>1-1-1-05-01-002</text:p>
          </table:table-cell>
          <table:table-cell table:style-name="ce50" office:value-type="string" office:string-value="2% Retención sobre Ventas" calcext:value-type="string">
            <text:p><text:s/>2% Retención sobre Ventas </text:p>
          </table:table-cell>
          <table:table-cell table:style-name="ce51" office:value-type="float" office:value="37165.96" calcext:value-type="float">
            <text:p><text:s/>37,166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37165.96" calcext:value-type="float">
            <text:p><text:s/>37,166 </text:p>
          </table:table-cell>
          <table:table-cell table:style-name="ce145" office:value-type="string" calcext:value-type="string">
            <text:p>1-1-1-05-01-002</text:p>
          </table:table-cell>
          <table:table-cell table:style-name="ce50" office:value-type="string" office:string-value="2% Retención sobre Ventas" calcext:value-type="string">
            <text:p><text:s/>2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7]-[.I17]" office:value-type="float" office:value="37165.96" calcext:value-type="float">
            <text:p><text:s/>37,166 </text:p>
          </table:table-cell>
          <table:table-cell table:style-name="ce124" table:formula="of:=[.L17]/[.$L$37]" office:value-type="percentage" office:value="0.812955149614663" calcext:value-type="percentage">
            <text:p>81.3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220" office:value-type="string" calcext:value-type="string">
            <text:p>1-1-1-05-01-003</text:p>
          </table:table-cell>
          <table:table-cell table:style-name="ce50" office:value-type="string" office:string-value="Crédito por anticipo de impuesto a la renta" calcext:value-type="string">
            <text:p><text:s/>Crédito por anticipo de impuesto a la renta </text:p>
          </table:table-cell>
          <table:table-cell table:style-name="ce52" office:value-type="float" office:value="0" calcext:value-type="float">
            <text:p><text:s/>- </text:p>
          </table:table-cell>
          <table:table-cell table:style-name="ce52" table:number-columns-repeated="2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1-003</text:p>
          </table:table-cell>
          <table:table-cell table:style-name="ce50" office:value-type="string" office:string-value="Crédito por anticipo de impuesto a la renta" calcext:value-type="string">
            <text:p><text:s/>Crédito por anticipo de impuesto a la renta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7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144" office:value-type="string" calcext:value-type="string">
            <text:p>1-1-1-05-01-005</text:p>
          </table:table-cell>
          <table:table-cell table:style-name="ce31" office:value-type="string" calcext:value-type="string">
            <text:p>Ret. Fte. 1.75% Ventas</text:p>
          </table:table-cell>
          <table:table-cell table:style-name="ce51" office:value-type="float" office:value="389.84" calcext:value-type="float">
            <text:p><text:s/>390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389.84" calcext:value-type="float">
            <text:p><text:s/>390 </text:p>
          </table:table-cell>
          <table:table-cell table:style-name="ce220" office:value-type="string" calcext:value-type="string">
            <text:p>1-1-1-05-01-005</text:p>
          </table:table-cell>
          <table:table-cell table:style-name="ce31" office:value-type="string" calcext:value-type="string">
            <text:p>Ret. Fte. 1.75%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9]-[.I19]" office:value-type="float" office:value="389.84" calcext:value-type="float">
            <text:p><text:s/>390 </text:p>
          </table:table-cell>
          <table:table-cell table:style-name="ce124" table:formula="of:=[.L19]/[.$L$37]" office:value-type="percentage" office:value="0.00852722317749306" calcext:value-type="percentage">
            <text:p>0.85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4" office:value-type="string" calcext:value-type="string">
            <text:p>1-1-1-05-01-006</text:p>
          </table:table-cell>
          <table:table-cell table:style-name="ce33" office:value-type="string" calcext:value-type="string">
            <text:p>Ret. Fte. 2.75% Ventas</text:p>
          </table:table-cell>
          <table:table-cell table:style-name="ce51" office:value-type="float" office:value="1128.42" calcext:value-type="float">
            <text:p><text:s/>1,128 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1128.42" calcext:value-type="float">
            <text:p><text:s/>1,128 </text:p>
          </table:table-cell>
          <table:table-cell table:style-name="ce220" office:value-type="string" calcext:value-type="string">
            <text:p>1-1-1-05-01-006</text:p>
          </table:table-cell>
          <table:table-cell table:style-name="ce33" office:value-type="string" calcext:value-type="string">
            <text:p>Ret. Fte. 2.75%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1128.42" calcext:value-type="float">
            <text:p><text:s/>1,128 </text:p>
          </table:table-cell>
          <table:table-cell table:style-name="ce124" table:formula="of:=[.L20]/[.$L$37]" office:value-type="percentage" office:value="0.0246826625742528" calcext:value-type="percentage">
            <text:p>2.47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4"/>
          <table:table-cell table:style-name="ce33"/>
          <table:table-cell table:style-name="ce51"/>
          <table:table-cell table:style-name="ce71"/>
          <table:table-cell table:style-name="ce51"/>
          <table:table-cell table:style-name="ce82"/>
          <table:table-cell table:style-name="ce220"/>
          <table:table-cell table:style-name="ce33"/>
          <table:table-cell table:style-name="ce51"/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4</text:p>
          </table:table-cell>
          <table:table-cell table:style-name="ce33" office:value-type="string" calcext:value-type="string">
            <text:p>30% retencion IVA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51"/>
          <table:table-cell table:style-name="ce82"/>
          <table:table-cell table:style-name="ce145" office:value-type="string" calcext:value-type="string">
            <text:p>1-1-1-05-02-004</text:p>
          </table:table-cell>
          <table:table-cell table:style-name="ce33" office:value-type="string" calcext:value-type="string">
            <text:p>30% retencion IVA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5</text:p>
          </table:table-cell>
          <table:table-cell table:style-name="ce88" office:value-type="string" office:string-value="70% retencion IVA" calcext:value-type="string">
            <text:p><text:s/>70% retencion IVA </text:p>
          </table:table-cell>
          <table:table-cell table:style-name="ce51" office:value-type="float" office:value="0.01" calcext:value-type="float">
            <text:p><text:s/>0 </text:p>
          </table:table-cell>
          <table:table-cell table:style-name="ce71"/>
          <table:table-cell table:style-name="ce51"/>
          <table:table-cell table:style-name="ce82"/>
          <table:table-cell table:style-name="ce145" office:value-type="string" calcext:value-type="string">
            <text:p>1-1-1-05-02-005</text:p>
          </table:table-cell>
          <table:table-cell table:style-name="ce88" office:value-type="string" office:string-value="70% retencion IVA" calcext:value-type="string">
            <text:p><text:s/>70% retencion IVA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45" office:value-type="string" calcext:value-type="string">
            <text:p>1-1-1-05-02-007</text:p>
          </table:table-cell>
          <table:table-cell table:style-name="ce88" office:value-type="string" office:string-value="12% IVA compras Bienes" calcext:value-type="string">
            <text:p><text:s/>12% IVA compras Bienes 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2-007</text:p>
          </table:table-cell>
          <table:table-cell table:style-name="ce88" office:value-type="string" office:string-value="12% IVA compras Bienes" calcext:value-type="string">
            <text:p><text:s/>12% IVA compras Bien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8</text:p>
          </table:table-cell>
          <table:table-cell table:style-name="ce91" office:value-type="string" calcext:value-type="string">
            <text:p>12% IVA compra Servicios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145" office:value-type="string" calcext:value-type="string">
            <text:p>1-1-1-05-02-008</text:p>
          </table:table-cell>
          <table:table-cell table:style-name="ce91" office:value-type="string" calcext:value-type="string">
            <text:p>12% IVA compra Servicio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9</text:p>
          </table:table-cell>
          <table:table-cell table:style-name="ce92" office:value-type="string" calcext:value-type="string">
            <text:p>12% Iva sobre Importaciones</text:p>
          </table:table-cell>
          <table:table-cell table:style-name="ce54" office:value-type="float" office:value="0" calcext:value-type="float">
            <text:p>0 </text:p>
          </table:table-cell>
          <table:table-cell table:style-name="ce70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144" office:value-type="string" calcext:value-type="string">
            <text:p>1-1-1-05-02-009</text:p>
          </table:table-cell>
          <table:table-cell table:style-name="ce92" office:value-type="string" calcext:value-type="string">
            <text:p>12% Iva sobre Importacione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9"/>
          <table:table-cell table:style-name="ce92"/>
          <table:table-cell table:style-name="ce55"/>
          <table:table-cell table:style-name="ce52" table:number-columns-repeated="2"/>
          <table:table-cell table:style-name="ce82" table:formula="of:=[.C27]-[.D27]+[.E27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1"/>
          <table:table-cell table:style-name="ce99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7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148" office:value-type="string" calcext:value-type="string">
            <text:p>1-1-1-05-02-006</text:p>
          </table:table-cell>
          <table:table-cell table:style-name="ce88" office:value-type="string" office:string-value="Crédito Tributario IVA" calcext:value-type="string">
            <text:p><text:s/>Crédito Tributario IVA </text:p>
          </table:table-cell>
          <table:table-cell table:style-name="ce51" office:value-type="float" office:value="286448.89" calcext:value-type="float">
            <text:p><text:s/>286,449 </text:p>
          </table:table-cell>
          <table:table-cell table:style-name="ce71"/>
          <table:table-cell table:style-name="ce51"/>
          <table:table-cell table:style-name="ce82" table:formula="of:=[.C28]-[.D28]+[.E28]" office:value-type="float" office:value="286448.89" calcext:value-type="float">
            <text:p><text:s/>286,449 </text:p>
          </table:table-cell>
          <table:table-cell table:style-name="ce145" office:value-type="string" calcext:value-type="string">
            <text:p>1-1-1-05-02-006</text:p>
          </table:table-cell>
          <table:table-cell table:style-name="ce88" office:value-type="string" office:string-value="Crédito Tributario IVA" calcext:value-type="string">
            <text:p><text:s/>Crédito Tributario IVA </text:p>
          </table:table-cell>
          <table:table-cell table:style-name="ce51" office:value-type="float" office:value="279416" calcext:value-type="float">
            <text:p><text:s/>279,416 </text:p>
          </table:table-cell>
          <table:table-cell table:style-name="ce100"/>
          <table:table-cell table:style-name="ce107"/>
          <table:table-cell table:style-name="ce49" table:formula="of:=[.F28]-[.I28]" office:value-type="float" office:value="7032.89000000001" calcext:value-type="float">
            <text:p><text:s/>7,033 </text:p>
          </table:table-cell>
          <table:table-cell table:style-name="ce124" table:formula="of:=[.L28]/[.$L$37]" office:value-type="percentage" office:value="0.153834964633591" calcext:value-type="percentage">
            <text:p>15.38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48" office:value-type="string" calcext:value-type="string">
            <text:p>1-1-1-05-02-002</text:p>
          </table:table-cell>
          <table:table-cell table:style-name="ce231" office:value-type="string" office:string-value="Crédito Retención sobre Ventas" calcext:value-type="string">
            <text:p><text:s/>Crédito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0"/>
          <table:table-cell table:style-name="ce83" table:number-columns-repeated="2"/>
          <table:table-cell table:style-name="ce145" office:value-type="string" calcext:value-type="string">
            <text:p>1-1-1-05-02-002</text:p>
          </table:table-cell>
          <table:table-cell table:style-name="ce231" office:value-type="string" office:string-value="Crédito Retención sobre Ventas" calcext:value-type="string">
            <text:p><text:s/>Crédito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7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 table:number-rows-repeated="5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145"/>
          <table:table-cell table:style-name="ce231"/>
          <table:table-cell table:style-name="ce51"/>
          <table:table-cell table:style-name="ce100"/>
          <table:table-cell table:style-name="ce107"/>
          <table:table-cell table:style-name="ce49"/>
          <table:table-cell table:style-name="ce124"/>
          <table:table-cell table:style-name="ce137"/>
          <table:table-cell table:style-name="ce141" table:number-columns-repeated="1010"/>
        </table:table-row>
        <table:table-row table:style-name="ro3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6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9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9])" office:value-type="float" office:value="325133.12" calcext:value-type="float">
            <text:p><text:s/>325,133 </text:p>
          </table:table-cell>
          <table:table-cell table:style-name="ce18" table:formula="of:=SUM([.D14:.D29])" office:value-type="float" office:value="0" calcext:value-type="float">
            <text:p><text:s/>- </text:p>
          </table:table-cell>
          <table:table-cell table:style-name="ce18" table:formula="of:=SUM([.E14:.E29])" office:value-type="float" office:value="0" calcext:value-type="float">
            <text:p><text:s/>- </text:p>
          </table:table-cell>
          <table:table-cell table:style-name="ce18" table:formula="of:=SUM([.F14:.F29])" office:value-type="float" office:value="325133.11" calcext:value-type="float">
            <text:p><text:s/>325,133 </text:p>
          </table:table-cell>
          <table:table-cell table:style-name="ce18" table:number-columns-repeated="2"/>
          <table:table-cell table:style-name="ce18" table:formula="of:=SUM([.I14:.I29])" office:value-type="float" office:value="279416" calcext:value-type="float">
            <text:p><text:s/>279,416 </text:p>
          </table:table-cell>
          <table:table-cell table:style-name="ce18" table:number-columns-repeated="2"/>
          <table:table-cell table:style-name="ce18" table:formula="of:=SUM([.L14:.L29])" office:value-type="float" office:value="45717.11" calcext:value-type="float">
            <text:p><text:s/>45,717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Impuesto al valor agregado – IVA</text:p>
          </table:table-cell>
          <table:table-cell table:style-name="ce75" table:formula="of:=[.F28]" office:value-type="float" office:value="286448.89" calcext:value-type="float">
            <text:p><text:s/>286,449 </text:p>
          </table:table-cell>
          <table:table-cell table:style-name="ce75" table:formula="of:=[.I28]" office:value-type="float" office:value="279416" calcext:value-type="float">
            <text:p><text:s/>279,416 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Retencion de impuesto a la renta</text:p>
          </table:table-cell>
          <table:table-cell table:style-name="ce75" table:formula="of:=SUM([.F16:.F26])+[.F29]" office:value-type="float" office:value="38684.22" calcext:value-type="float">
            <text:p><text:s/>38,684 </text:p>
          </table:table-cell>
          <table:table-cell table:style-name="ce75" table:formula="of:=SUM([.I16:.I26])+[.I29]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42:.C45])" office:value-type="float" office:value="325133.11" calcext:value-type="float">
            <text:p><text:s/>325,133 </text:p>
          </table:table-cell>
          <table:table-cell table:style-name="ce77" table:formula="of:=+SUM([.D42:.D45])" office:value-type="float" office:value="279416" calcext:value-type="float">
            <text:p><text:s/>279,416 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3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3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edula Resumen'.A17:'Cedula Resumen'.A18 'Cedula Resumen'.G19:'Cedula Resumen'.G21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18 'Cedula Resumen'.G19:'Cedula Resumen'.G21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5:'Cedula Resumen'.A34">
            <calcext:condition calcext:apply-style-name="ConditionalStyle_3" calcext:value="duplicate" calcext:base-cell-address="'Cedula Resumen'.A25"/>
          </calcext:conditional-format>
        </calcext:conditional-formats>
      </table:table>
      <table:table table:name="Mayor Credito T" table:style-name="ta1">
        <table:table-column table:style-name="co9" table:default-cell-style-name="Default"/>
        <table:table-column table:style-name="co10" table:default-cell-style-name="ce287"/>
        <table:table-column table:style-name="co11" table:default-cell-style-name="ce289"/>
        <table:table-column table:style-name="co9" table:default-cell-style-name="ce289"/>
        <table:table-column table:style-name="co9" table:number-columns-repeated="5" table:default-cell-style-name="Default"/>
        <table:table-column table:style-name="co9" table:default-cell-style-name="ce301"/>
        <table:table-column table:style-name="co9" table:default-cell-style-name="Default"/>
        <table:table-row table:style-name="ro7">
          <table:table-cell office:value-type="float" office:value="1081" calcext:value-type="float">
            <text:p>1081</text:p>
          </table:table-cell>
          <table:table-cell office:value-type="string" calcext:value-type="string">
            <text:p>1-1-1-05</text:p>
          </table:table-cell>
          <table:table-cell office:value-type="float" office:value="279415.87" calcext:value-type="float">
            <text:p><text:s/>279,415.87 </text:p>
          </table:table-cell>
          <table:table-cell office:value-type="string" office:string-value="CREDITO TRIBUTARIO" calcext:value-type="string">
            <text:p><text:s/>CREDITO TRIBUTARIO </text:p>
          </table:table-cell>
          <table:table-cell/>
          <table:table-cell table:style-name="ce299" table:number-columns-repeated="3"/>
          <table:table-cell/>
          <table:table-cell table:style-name="Default"/>
          <table:table-cell table:style-name="ce299"/>
        </table:table-row>
        <table:table-row table:style-name="ro7">
          <table:table-cell office:value-type="float" office:value="1082" calcext:value-type="float">
            <text:p>1082</text:p>
          </table:table-cell>
          <table:table-cell office:value-type="string" calcext:value-type="string">
            <text:p>1-1-1-05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REDITO TRIBUTARIO" calcext:value-type="string">
            <text:p><text:s/>CREDITO TRIBUTARIO </text:p>
          </table:table-cell>
          <table:table-cell/>
          <table:table-cell table:style-name="ce299"/>
          <table:table-cell/>
          <table:table-cell table:style-name="ce299"/>
          <table:table-cell/>
          <table:table-cell table:style-name="Default"/>
          <table:table-cell table:style-name="ce299"/>
        </table:table-row>
        <table:table-row table:style-name="ro8">
          <table:table-cell table:style-name="ce286" office:value-type="float" office:value="1083" calcext:value-type="float">
            <text:p>1083</text:p>
          </table:table-cell>
          <table:table-cell table:style-name="ce288" office:value-type="string" calcext:value-type="string">
            <text:p>1-1-1-05-01-002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2% Retencion sobre ventas" calcext:value-type="string">
            <text:p><text:s/>2% Retencion sobre ventas </text:p>
          </table:table-cell>
          <table:table-cell table:style-name="ce286"/>
          <table:table-cell table:style-name="ce300"/>
          <table:table-cell table:style-name="ce286"/>
          <table:table-cell table:style-name="ce300"/>
          <table:table-cell table:style-name="ce286" table:number-columns-repeated="3"/>
        </table:table-row>
        <table:table-row-group table:display="false">
          <table:table-row table:style-name="ro7" table:visibility="collapse">
            <table:table-cell office:value-type="float" office:value="1084" calcext:value-type="float">
              <text:p>1084</text:p>
            </table:table-cell>
            <table:table-cell office:value-type="string" calcext:value-type="string">
              <text:p><text:s/>62.98</text:p>
            </table:table-cell>
            <table:table-cell office:value-type="float" office:value="62.98" calcext:value-type="float">
              <text:p><text:s/>62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2" calcext:value-type="float">
              <text:p>148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3" calcext:value-type="date">
              <text:p>13/01/2020</text:p>
            </table:table-cell>
            <table:table-cell office:value-type="string" calcext:value-type="string">
              <text:p>Retención #438 aplica fact #141 cliente : Ductos de Gye</text:p>
            </table:table-cell>
          </table:table-row>
          <table:table-row table:style-name="ro7" table:visibility="collapse">
            <table:table-cell office:value-type="float" office:value="1085" calcext:value-type="float">
              <text:p>1085</text:p>
            </table:table-cell>
            <table:table-cell office:value-type="string" calcext:value-type="string">
              <text:p><text:s/>593.21</text:p>
            </table:table-cell>
            <table:table-cell office:value-type="float" office:value="530.23" calcext:value-type="float">
              <text:p><text:s/>530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79" calcext:value-type="float">
              <text:p>147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4 aplica fact #137 cliente : Ductos de Gye</text:p>
            </table:table-cell>
          </table:table-row>
          <table:table-row table:style-name="ro7" table:visibility="collapse">
            <table:table-cell office:value-type="float" office:value="1086" calcext:value-type="float">
              <text:p>1086</text:p>
            </table:table-cell>
            <table:table-cell office:value-type="string" calcext:value-type="string">
              <text:p><text:s/>1,175.11</text:p>
            </table:table-cell>
            <table:table-cell office:value-type="float" office:value="581.9" calcext:value-type="float">
              <text:p><text:s/>581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78" calcext:value-type="float">
              <text:p>14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3 aplica fact #140 cliente : Ductos de Gye</text:p>
            </table:table-cell>
          </table:table-row>
          <table:table-row table:style-name="ro7" table:visibility="collapse">
            <table:table-cell office:value-type="float" office:value="1087" calcext:value-type="float">
              <text:p>1087</text:p>
            </table:table-cell>
            <table:table-cell office:value-type="string" calcext:value-type="string">
              <text:p><text:s/>1,181.41</text:p>
            </table:table-cell>
            <table:table-cell office:value-type="float" office:value="6.3" calcext:value-type="float">
              <text:p><text:s/>6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4" calcext:value-type="float">
              <text:p>144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on #001-002-000000445 aplica fact #133 cliente: ductos gye</text:p>
            </table:table-cell>
          </table:table-row>
          <table:table-row table:style-name="ro7" table:visibility="collapse">
            <table:table-cell office:value-type="float" office:value="1088" calcext:value-type="float">
              <text:p>1088</text:p>
            </table:table-cell>
            <table:table-cell office:value-type="string" calcext:value-type="string">
              <text:p><text:s/>1,183.66</text:p>
            </table:table-cell>
            <table:table-cell office:value-type="float" office:value="2.25" calcext:value-type="float">
              <text:p><text:s/>2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0" calcext:value-type="float">
              <text:p>148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7 aplica fact #138 cliente : Ductos de Gye</text:p>
            </table:table-cell>
          </table:table-row>
          <table:table-row table:style-name="ro7" table:visibility="collapse">
            <table:table-cell office:value-type="float" office:value="1089" calcext:value-type="float">
              <text:p>1089</text:p>
            </table:table-cell>
            <table:table-cell office:value-type="string" calcext:value-type="string">
              <text:p><text:s/>1,185.91</text:p>
            </table:table-cell>
            <table:table-cell office:value-type="float" office:value="2.25" calcext:value-type="float">
              <text:p><text:s/>2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1" calcext:value-type="float">
              <text:p>14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14" calcext:value-type="date">
              <text:p>14/01/2020</text:p>
            </table:table-cell>
            <table:table-cell office:value-type="string" calcext:value-type="string">
              <text:p>Retención #446 aplica fact #139 cliente : Ductos de Gye</text:p>
            </table:table-cell>
          </table:table-row>
          <table:table-row table:style-name="ro7" table:visibility="collapse">
            <table:table-cell office:value-type="float" office:value="1090" calcext:value-type="float">
              <text:p>1090</text:p>
            </table:table-cell>
            <table:table-cell office:value-type="string" calcext:value-type="string">
              <text:p><text:s/>1,228.77</text:p>
            </table:table-cell>
            <table:table-cell office:value-type="float" office:value="42.86" calcext:value-type="float">
              <text:p><text:s/>42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001-011-000146913 aplica fact# 144cliene telconet</text:p>
            </table:table-cell>
          </table:table-row>
          <table:table-row table:style-name="ro7" table:visibility="collapse">
            <table:table-cell office:value-type="float" office:value="1091" calcext:value-type="float">
              <text:p>1091</text:p>
            </table:table-cell>
            <table:table-cell office:value-type="string" calcext:value-type="string">
              <text:p><text:s/>1,402.61</text:p>
            </table:table-cell>
            <table:table-cell office:value-type="float" office:value="173.84" calcext:value-type="float">
              <text:p><text:s/>17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2 aplica fact#143 cliente telconet</text:p>
            </table:table-cell>
          </table:table-row>
          <table:table-row table:style-name="ro7" table:visibility="collapse">
            <table:table-cell office:value-type="float" office:value="1092" calcext:value-type="float">
              <text:p>1092</text:p>
            </table:table-cell>
            <table:table-cell office:value-type="string" calcext:value-type="string">
              <text:p><text:s/>1,481.21</text:p>
            </table:table-cell>
            <table:table-cell office:value-type="float" office:value="78.6" calcext:value-type="float">
              <text:p><text:s/>7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7006 aplica fact #142 cliene telconet</text:p>
            </table:table-cell>
          </table:table-row>
          <table:table-row table:style-name="ro7" table:visibility="collapse">
            <table:table-cell office:value-type="float" office:value="1093" calcext:value-type="float">
              <text:p>1093</text:p>
            </table:table-cell>
            <table:table-cell office:value-type="string" calcext:value-type="string">
              <text:p><text:s/>1,647.04</text:p>
            </table:table-cell>
            <table:table-cell office:value-type="float" office:value="165.83" calcext:value-type="float">
              <text:p><text:s/>165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1 aplica fact#146811 telconet</text:p>
            </table:table-cell>
          </table:table-row>
          <table:table-row table:style-name="ro7" table:visibility="collapse">
            <table:table-cell office:value-type="float" office:value="1094" calcext:value-type="float">
              <text:p>1094</text:p>
            </table:table-cell>
            <table:table-cell office:value-type="string" calcext:value-type="string">
              <text:p><text:s/>1,820.34</text:p>
            </table:table-cell>
            <table:table-cell office:value-type="float" office:value="173.3" calcext:value-type="float">
              <text:p><text:s/>173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1 aplica fact#146 telconet</text:p>
            </table:table-cell>
          </table:table-row>
          <table:table-row table:style-name="ro7" table:visibility="collapse">
            <table:table-cell office:value-type="float" office:value="1095" calcext:value-type="float">
              <text:p>1095</text:p>
            </table:table-cell>
            <table:table-cell office:value-type="string" calcext:value-type="string">
              <text:p><text:s/>2,100.84</text:p>
            </table:table-cell>
            <table:table-cell office:value-type="float" office:value="280.5" calcext:value-type="float">
              <text:p><text:s/>28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364 APLICA FACT#147 TELCONET</text:p>
            </table:table-cell>
          </table:table-row>
          <table:table-row table:style-name="ro7" table:visibility="collapse">
            <table:table-cell office:value-type="float" office:value="1096" calcext:value-type="float">
              <text:p>1096</text:p>
            </table:table-cell>
            <table:table-cell office:value-type="string" calcext:value-type="string">
              <text:p><text:s/>2,216.04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3 APLICA FACT#148 TELCONET</text:p>
            </table:table-cell>
          </table:table-row>
          <table:table-row table:style-name="ro7" table:visibility="collapse">
            <table:table-cell office:value-type="float" office:value="1097" calcext:value-type="float">
              <text:p>1097</text:p>
            </table:table-cell>
            <table:table-cell office:value-type="string" calcext:value-type="string">
              <text:p><text:s/>2,329.84</text:p>
            </table:table-cell>
            <table:table-cell office:value-type="float" office:value="113.8" calcext:value-type="float">
              <text:p><text:s/>11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4 aplica fact#149 telconet</text:p>
            </table:table-cell>
          </table:table-row>
          <table:table-row table:style-name="ro7" table:visibility="collapse">
            <table:table-cell office:value-type="float" office:value="1098" calcext:value-type="float">
              <text:p>1098</text:p>
            </table:table-cell>
            <table:table-cell office:value-type="string" calcext:value-type="string">
              <text:p><text:s/>2,647.95</text:p>
            </table:table-cell>
            <table:table-cell office:value-type="float" office:value="318.11" calcext:value-type="float">
              <text:p><text:s/>318.1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5 aplica fact#150 telconet</text:p>
            </table:table-cell>
          </table:table-row>
          <table:table-row table:style-name="ro7" table:visibility="collapse">
            <table:table-cell office:value-type="float" office:value="1099" calcext:value-type="float">
              <text:p>1099</text:p>
            </table:table-cell>
            <table:table-cell office:value-type="string" calcext:value-type="string">
              <text:p><text:s/>2,862.07</text:p>
            </table:table-cell>
            <table:table-cell office:value-type="float" office:value="214.12" calcext:value-type="float">
              <text:p><text:s/>214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6 aplica fact#151 telconet</text:p>
            </table:table-cell>
          </table:table-row>
          <table:table-row table:style-name="ro7" table:visibility="collapse">
            <table:table-cell office:value-type="float" office:value="1100" calcext:value-type="float">
              <text:p>1100</text:p>
            </table:table-cell>
            <table:table-cell office:value-type="string" calcext:value-type="string">
              <text:p><text:s/>3,116.34</text:p>
            </table:table-cell>
            <table:table-cell office:value-type="float" office:value="254.27" calcext:value-type="float">
              <text:p><text:s/>254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7 aplica fact#152 telconet</text:p>
            </table:table-cell>
          </table:table-row>
          <table:table-row table:style-name="ro7" table:visibility="collapse">
            <table:table-cell office:value-type="float" office:value="1101" calcext:value-type="float">
              <text:p>1101</text:p>
            </table:table-cell>
            <table:table-cell office:value-type="string" calcext:value-type="string">
              <text:p><text:s/>3,222.90</text:p>
            </table:table-cell>
            <table:table-cell office:value-type="float" office:value="106.56" calcext:value-type="float">
              <text:p><text:s/>106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4 aplica fact#153 telconet</text:p>
            </table:table-cell>
          </table:table-row>
          <table:table-row table:style-name="ro7" table:visibility="collapse">
            <table:table-cell office:value-type="float" office:value="1102" calcext:value-type="float">
              <text:p>1102</text:p>
            </table:table-cell>
            <table:table-cell office:value-type="string" calcext:value-type="string">
              <text:p><text:s/>3,237.96</text:p>
            </table:table-cell>
            <table:table-cell office:value-type="float" office:value="15.06" calcext:value-type="float">
              <text:p><text:s/>15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5 aplica fact#154 telconet</text:p>
            </table:table-cell>
          </table:table-row>
          <table:table-row table:style-name="ro7" table:visibility="collapse">
            <table:table-cell office:value-type="float" office:value="1103" calcext:value-type="float">
              <text:p>1103</text:p>
            </table:table-cell>
            <table:table-cell office:value-type="string" calcext:value-type="string">
              <text:p><text:s/>37,165.96</text:p>
            </table:table-cell>
            <table:table-cell office:value-type="float" office:value="33928" calcext:value-type="float">
              <text:p><text:s/>33,9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tencion #001-001-000106672 aplica fact#156 telconet</text:p>
            </table:table-cell>
          </table:table-row>
        </table:table-row-group>
        <table:table-row table:style-name="ro8">
          <table:table-cell table:style-name="ce286" office:value-type="float" office:value="1104" calcext:value-type="float">
            <text:p>1104</text:p>
          </table:table-cell>
          <table:table-cell table:style-name="ce288" office:value-type="string" calcext:value-type="string">
            <text:p>1-1-1-05-01-005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Ret. Fte. 1.75% Ventas" calcext:value-type="string">
            <text:p><text:s/>Ret. Fte. 1.75% Ventas </text:p>
          </table:table-cell>
          <table:table-cell table:style-name="ce286" table:number-columns-repeated="7"/>
        </table:table-row>
        <table:table-row-group table:display="false">
          <table:table-row table:style-name="ro7" table:visibility="collapse">
            <table:table-cell office:value-type="float" office:value="1105" calcext:value-type="float">
              <text:p>1105</text:p>
            </table:table-cell>
            <table:table-cell office:value-type="string" calcext:value-type="string">
              <text:p><text:s/>63.88</text:p>
            </table:table-cell>
            <table:table-cell office:value-type="float" office:value="63.88" calcext:value-type="float">
              <text:p><text:s/>63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17" calcext:value-type="date">
              <text:p>17/08/2020</text:p>
            </table:table-cell>
            <table:table-cell office:value-type="string" calcext:value-type="string">
              <text:p>POR PAGO DE RETENCION # 001-001-000051132 AMAGUA CEM - FACT. # 001-001-000000166</text:p>
            </table:table-cell>
          </table:table-row>
          <table:table-row table:style-name="ro7" table:visibility="collapse">
            <table:table-cell office:value-type="float" office:value="1106" calcext:value-type="float">
              <text:p>1106</text:p>
            </table:table-cell>
            <table:table-cell office:value-type="string" calcext:value-type="string">
              <text:p><text:s/>389.84</text:p>
            </table:table-cell>
            <table:table-cell office:value-type="float" office:value="325.96" calcext:value-type="float">
              <text:p><text:s/>325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59" calcext:value-type="float">
              <text:p>17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21" calcext:value-type="date">
              <text:p>21/09/2020</text:p>
            </table:table-cell>
            <table:table-cell office:value-type="string" calcext:value-type="string">
              <text:p>Retencion #001-002-00004291 aplica fact# 170 Ananiglobal SA</text:p>
            </table:table-cell>
          </table:table-row>
        </table:table-row-group>
        <table:table-row table:style-name="ro8">
          <table:table-cell table:style-name="ce286" office:value-type="float" office:value="1108" calcext:value-type="float">
            <text:p>1108</text:p>
          </table:table-cell>
          <table:table-cell table:style-name="ce288" office:value-type="string" calcext:value-type="string">
            <text:p>1-1-1-05-01-006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Ret. Fte. 2.75% Ventas" calcext:value-type="string">
            <text:p><text:s/>Ret. Fte. 2.75% Ventas </text:p>
          </table:table-cell>
          <table:table-cell table:style-name="ce286"/>
          <table:table-cell table:style-name="ce300"/>
          <table:table-cell table:style-name="ce286"/>
          <table:table-cell table:style-name="ce300"/>
          <table:table-cell table:style-name="ce286" table:number-columns-repeated="3"/>
        </table:table-row>
        <table:table-row-group table:display="false">
          <table:table-row table:style-name="ro7" table:visibility="collapse">
            <table:table-cell office:value-type="float" office:value="1109" calcext:value-type="float">
              <text:p>1109</text:p>
            </table:table-cell>
            <table:table-cell office:value-type="string" calcext:value-type="string">
              <text:p><text:s/>268.13</text:p>
            </table:table-cell>
            <table:table-cell office:value-type="float" office:value="268.13" calcext:value-type="float">
              <text:p><text:s/>268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tencion #001-011-000148417 aplica fact#158 telconet</text:p>
            </table:table-cell>
          </table:table-row>
          <table:table-row table:style-name="ro7" table:visibility="collapse">
            <table:table-cell office:value-type="float" office:value="1110" calcext:value-type="float">
              <text:p>1110</text:p>
            </table:table-cell>
            <table:table-cell office:value-type="string" calcext:value-type="string">
              <text:p><text:s/>278.97</text:p>
            </table:table-cell>
            <table:table-cell office:value-type="float" office:value="10.84" calcext:value-type="float">
              <text:p><text:s/>1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5" calcext:value-type="float">
              <text:p>170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78 aplica fact# 160 Ductos de Guayaquil Fideicomiso Mercantil</text:p>
            </table:table-cell>
          </table:table-row>
          <table:table-row table:style-name="ro7" table:visibility="collapse">
            <table:table-cell office:value-type="float" office:value="1111" calcext:value-type="float">
              <text:p>1111</text:p>
            </table:table-cell>
            <table:table-cell office:value-type="string" calcext:value-type="string">
              <text:p><text:s/>285.77</text:p>
            </table:table-cell>
            <table:table-cell office:value-type="float" office:value="6.8" calcext:value-type="float">
              <text:p><text:s/>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6" calcext:value-type="float">
              <text:p>170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80 aplica fact# 161 Ductos de Guayaquil Fideicomiso Mercantil</text:p>
            </table:table-cell>
          </table:table-row>
          <table:table-row table:style-name="ro7" table:visibility="collapse">
            <table:table-cell office:value-type="float" office:value="1112" calcext:value-type="float">
              <text:p>1112</text:p>
            </table:table-cell>
            <table:table-cell office:value-type="string" calcext:value-type="string">
              <text:p><text:s/>296.61</text:p>
            </table:table-cell>
            <table:table-cell office:value-type="float" office:value="10.84" calcext:value-type="float">
              <text:p><text:s/>1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4" calcext:value-type="float">
              <text:p>170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77 aplica fact# 159 DUCTOS DE GUAYAQUIL FIDEICOMISO MERCANTIL</text:p>
            </table:table-cell>
          </table:table-row>
          <table:table-row table:style-name="ro7" table:visibility="collapse">
            <table:table-cell office:value-type="float" office:value="1113" calcext:value-type="float">
              <text:p>1113</text:p>
            </table:table-cell>
            <table:table-cell office:value-type="string" calcext:value-type="string">
              <text:p><text:s/>303.42</text:p>
            </table:table-cell>
            <table:table-cell office:value-type="float" office:value="6.81" calcext:value-type="float">
              <text:p><text:s/>6.8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07" calcext:value-type="float">
              <text:p>170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03" calcext:value-type="date">
              <text:p>03/08/2020</text:p>
            </table:table-cell>
            <table:table-cell office:value-type="string" calcext:value-type="string">
              <text:p>Retencion # 01-002-000000581 aplica fact# 162 Ductos de Guayaquil Fideicomiso Mercantil</text:p>
            </table:table-cell>
          </table:table-row>
          <table:table-row table:style-name="ro7" table:visibility="collapse">
            <table:table-cell office:value-type="float" office:value="1114" calcext:value-type="float">
              <text:p>1114</text:p>
            </table:table-cell>
            <table:table-cell office:value-type="string" calcext:value-type="string">
              <text:p><text:s/>715.92</text:p>
            </table:table-cell>
            <table:table-cell office:value-type="float" office:value="412.5" calcext:value-type="float">
              <text:p><text:s/>41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1" calcext:value-type="float">
              <text:p>173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28" calcext:value-type="date">
              <text:p>28/09/2020</text:p>
            </table:table-cell>
            <table:table-cell office:value-type="string" calcext:value-type="string">
              <text:p>Retencion #001-001-000001474 aplica fact# 171 Cable Andino Corpandino</text:p>
            </table:table-cell>
          </table:table-row>
          <table:table-row table:style-name="ro7" table:visibility="collapse">
            <table:table-cell office:value-type="float" office:value="1115" calcext:value-type="float">
              <text:p>1115</text:p>
            </table:table-cell>
            <table:table-cell office:value-type="string" calcext:value-type="string">
              <text:p><text:s/>1,128.42</text:p>
            </table:table-cell>
            <table:table-cell office:value-type="float" office:value="412.5" calcext:value-type="float">
              <text:p><text:s/>41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23" calcext:value-type="date">
              <text:p>23/10/2020</text:p>
            </table:table-cell>
            <table:table-cell office:value-type="string" calcext:value-type="string">
              <text:p>Retencion #001-001-000001494 aplica fact# 173 Cable Andino SA Corpandino</text:p>
            </table:table-cell>
          </table:table-row>
        </table:table-row-group>
        <table:table-row table:style-name="ro7">
          <table:table-cell office:value-type="float" office:value="1118" calcext:value-type="float">
            <text:p>1118</text:p>
          </table:table-cell>
          <table:table-cell office:value-type="string" calcext:value-type="string">
            <text:p>1-1-1-05-02</text:p>
          </table:table-cell>
          <table:table-cell office:value-type="float" office:value="279415.87" calcext:value-type="float">
            <text:p><text:s/>279,415.87 </text:p>
          </table:table-cell>
          <table:table-cell office:value-type="string" office:string-value="CREDITO TRIBUTARIO IVA" calcext:value-type="string">
            <text:p><text:s/>CREDITO TRIBUTARIO IVA </text:p>
          </table:table-cell>
          <table:table-cell/>
          <table:table-cell table:style-name="ce299" table:number-columns-repeated="3"/>
          <table:table-cell/>
          <table:table-cell table:style-name="Default"/>
          <table:table-cell table:style-name="ce299"/>
        </table:table-row>
        <table:table-row table:style-name="ro8">
          <table:table-cell table:style-name="ce286" office:value-type="float" office:value="1119" calcext:value-type="float">
            <text:p>1119</text:p>
          </table:table-cell>
          <table:table-cell table:style-name="ce288" office:value-type="string" calcext:value-type="string">
            <text:p>1-1-1-05-02-004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30% Retencion IVA" calcext:value-type="string">
            <text:p><text:s/>30% Retencion IVA </text:p>
          </table:table-cell>
          <table:table-cell table:style-name="ce286" table:number-columns-repeated="7"/>
        </table:table-row>
        <table:table-row-group table:display="false">
          <table:table-row table:style-name="ro7" table:visibility="collapse">
            <table:table-cell office:value-type="float" office:value="1120" calcext:value-type="float">
              <text:p>1120</text:p>
            </table:table-cell>
            <table:table-cell office:value-type="string" calcext:value-type="string">
              <text:p><text:s/>131.40</text:p>
            </table:table-cell>
            <table:table-cell office:value-type="float" office:value="131.4" calcext:value-type="float">
              <text:p><text:s/>13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17" calcext:value-type="date">
              <text:p>17/08/2020</text:p>
            </table:table-cell>
            <table:table-cell office:value-type="string" calcext:value-type="string">
              <text:p>POR PAGO DE RETENCION # 001-001-000051132 AMAGUA CEM - FACT. # 001-001-000000166</text:p>
            </table:table-cell>
          </table:table-row>
          <table:table-row table:style-name="ro7" table:visibility="collapse">
            <table:table-cell office:value-type="float" office:value="1121" calcext:value-type="float">
              <text:p>1121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31.4" calcext:value-type="float">
              <text:p><text:s/>131.40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</table:table-row-group>
        <table:table-row table:style-name="ro8">
          <table:table-cell table:style-name="ce286" office:value-type="float" office:value="1124" calcext:value-type="float">
            <text:p>1124</text:p>
          </table:table-cell>
          <table:table-cell table:style-name="ce288" office:value-type="string" calcext:value-type="string">
            <text:p>1-1-1-05-02-005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70% Retencion IVA" calcext:value-type="string">
            <text:p><text:s/>70% Retencion IVA </text:p>
          </table:table-cell>
          <table:table-cell table:style-name="ce286"/>
          <table:table-cell table:style-name="ce300" table:number-columns-repeated="2"/>
          <table:table-cell table:style-name="ce286" table:number-columns-repeated="4"/>
        </table:table-row>
        <table:table-row-group table:display="false">
          <table:table-row table:style-name="ro7" table:visibility="collapse">
            <table:table-cell office:value-type="float" office:value="1125" calcext:value-type="float">
              <text:p>1125</text:p>
            </table:table-cell>
            <table:table-cell office:value-type="string" calcext:value-type="string">
              <text:p><text:s/>330.12</text:p>
            </table:table-cell>
            <table:table-cell office:value-type="float" office:value="330.12" calcext:value-type="float">
              <text:p><text:s/>330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7006 aplica fact #142 cliene telconet</text:p>
            </table:table-cell>
          </table:table-row>
          <table:table-row table:style-name="ro7" table:visibility="collapse">
            <table:table-cell office:value-type="float" office:value="1126" calcext:value-type="float">
              <text:p>1126</text:p>
            </table:table-cell>
            <table:table-cell office:value-type="string" calcext:value-type="string">
              <text:p>-1,606.63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936.75" calcext:value-type="float">
              <text:p><text:s/>1,936.7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27" calcext:value-type="float">
              <text:p>1127</text:p>
            </table:table-cell>
            <table:table-cell office:value-type="string" calcext:value-type="string">
              <text:p>-910.14</text:p>
            </table:table-cell>
            <table:table-cell office:value-type="float" office:value="696.49" calcext:value-type="float">
              <text:p><text:s/>696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1 aplica fact#146811 telconet</text:p>
            </table:table-cell>
          </table:table-row>
          <table:table-row table:style-name="ro7" table:visibility="collapse">
            <table:table-cell office:value-type="float" office:value="1128" calcext:value-type="float">
              <text:p>1128</text:p>
            </table:table-cell>
            <table:table-cell office:value-type="string" calcext:value-type="string">
              <text:p>-730.11</text:p>
            </table:table-cell>
            <table:table-cell office:value-type="float" office:value="180.03" calcext:value-type="float">
              <text:p><text:s/>18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001-011-000146913 aplica fact# 144cliene telconet</text:p>
            </table:table-cell>
          </table:table-row>
          <table:table-row table:style-name="ro7" table:visibility="collapse">
            <table:table-cell office:value-type="float" office:value="1129" calcext:value-type="float">
              <text:p>1129</text:p>
            </table:table-cell>
            <table:table-cell office:value-type="string" calcext:value-type="string">
              <text:p><text:s/>.01</text:p>
            </table:table-cell>
            <table:table-cell office:value-type="float" office:value="730.12" calcext:value-type="float">
              <text:p><text:s/>730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Retencion #001-011-000146812 aplica fact#143 cliente telconet</text:p>
            </table:table-cell>
          </table:table-row>
          <table:table-row table:style-name="ro7" table:visibility="collapse">
            <table:table-cell office:value-type="float" office:value="1130" calcext:value-type="float">
              <text:p>1130</text:p>
            </table:table-cell>
            <table:table-cell office:value-type="string" calcext:value-type="string">
              <text:p><text:s/>1,336.06</text:p>
            </table:table-cell>
            <table:table-cell office:value-type="float" office:value="1336.05" calcext:value-type="float">
              <text:p><text:s/>1,336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5 aplica fact#150 telconet</text:p>
            </table:table-cell>
          </table:table-row>
          <table:table-row table:style-name="ro7" table:visibility="collapse">
            <table:table-cell office:value-type="float" office:value="1131" calcext:value-type="float">
              <text:p>1131</text:p>
            </table:table-cell>
            <table:table-cell office:value-type="string" calcext:value-type="string">
              <text:p><text:s/>2,235.38</text:p>
            </table:table-cell>
            <table:table-cell office:value-type="float" office:value="899.32" calcext:value-type="float">
              <text:p><text:s/>899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6 aplica fact#151 telconet</text:p>
            </table:table-cell>
          </table:table-row>
          <table:table-row table:style-name="ro7" table:visibility="collapse">
            <table:table-cell office:value-type="float" office:value="1132" calcext:value-type="float">
              <text:p>1132</text:p>
            </table:table-cell>
            <table:table-cell office:value-type="string" calcext:value-type="string">
              <text:p><text:s/>3,303.34</text:p>
            </table:table-cell>
            <table:table-cell office:value-type="float" office:value="1067.96" calcext:value-type="float">
              <text:p><text:s/>1,067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7 aplica fact#152 telconet</text:p>
            </table:table-cell>
          </table:table-row>
          <table:table-row table:style-name="ro7" table:visibility="collapse">
            <table:table-cell office:value-type="float" office:value="1133" calcext:value-type="float">
              <text:p>1133</text:p>
            </table:table-cell>
            <table:table-cell office:value-type="string" calcext:value-type="string">
              <text:p><text:s/>3,781.30</text:p>
            </table:table-cell>
            <table:table-cell office:value-type="float" office:value="477.96" calcext:value-type="float">
              <text:p><text:s/>477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4 aplica fact#149 telconet</text:p>
            </table:table-cell>
          </table:table-row>
          <table:table-row table:style-name="ro7" table:visibility="collapse">
            <table:table-cell office:value-type="float" office:value="1134" calcext:value-type="float">
              <text:p>1134</text:p>
            </table:table-cell>
            <table:table-cell office:value-type="string" calcext:value-type="string">
              <text:p><text:s/>4,265.14</text:p>
            </table:table-cell>
            <table:table-cell office:value-type="float" office:value="483.84" calcext:value-type="float">
              <text:p><text:s/>48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3 APLICA FACT#148 TELCONET</text:p>
            </table:table-cell>
          </table:table-row>
          <table:table-row table:style-name="ro7" table:visibility="collapse">
            <table:table-cell office:value-type="float" office:value="1135" calcext:value-type="float">
              <text:p>1135</text:p>
            </table:table-cell>
            <table:table-cell office:value-type="string" calcext:value-type="string">
              <text:p><text:s/>5,443.24</text:p>
            </table:table-cell>
            <table:table-cell office:value-type="float" office:value="1178.1" calcext:value-type="float">
              <text:p><text:s/>1,178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364 aplica fact#147 telconet</text:p>
            </table:table-cell>
          </table:table-row>
          <table:table-row table:style-name="ro7" table:visibility="collapse">
            <table:table-cell office:value-type="float" office:value="1136" calcext:value-type="float">
              <text:p>1136</text:p>
            </table:table-cell>
            <table:table-cell office:value-type="string" calcext:value-type="string">
              <text:p><text:s/>5,890.79</text:p>
            </table:table-cell>
            <table:table-cell office:value-type="float" office:value="447.55" calcext:value-type="float">
              <text:p><text:s/>447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4 aplica fact#153 telconet</text:p>
            </table:table-cell>
          </table:table-row>
          <table:table-row table:style-name="ro7" table:visibility="collapse">
            <table:table-cell office:value-type="float" office:value="1137" calcext:value-type="float">
              <text:p>1137</text:p>
            </table:table-cell>
            <table:table-cell office:value-type="string" calcext:value-type="string">
              <text:p><text:s/>5,954.03</text:p>
            </table:table-cell>
            <table:table-cell office:value-type="float" office:value="63.24" calcext:value-type="float">
              <text:p><text:s/>63.2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25 aplica fact#154 telconet</text:p>
            </table:table-cell>
          </table:table-row>
          <table:table-row table:style-name="ro7" table:visibility="collapse">
            <table:table-cell office:value-type="float" office:value="1138" calcext:value-type="float">
              <text:p>1138</text:p>
            </table:table-cell>
            <table:table-cell office:value-type="string" calcext:value-type="string">
              <text:p><text:s/>6,681.89</text:p>
            </table:table-cell>
            <table:table-cell office:value-type="float" office:value="727.86" calcext:value-type="float">
              <text:p><text:s/>727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Retencion #001-011-000148411 aplica fact#146 telconet</text:p>
            </table:table-cell>
          </table:table-row>
          <table:table-row table:style-name="ro7" table:visibility="collapse">
            <table:table-cell office:value-type="float" office:value="1139" calcext:value-type="float">
              <text:p>1139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6681.88" calcext:value-type="float">
              <text:p><text:s/>6,681.88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40" calcext:value-type="float">
              <text:p>1140</text:p>
            </table:table-cell>
            <table:table-cell office:value-type="string" calcext:value-type="string">
              <text:p><text:s/>142,497.61</text:p>
            </table:table-cell>
            <table:table-cell office:value-type="float" office:value="142497.6" calcext:value-type="float">
              <text:p><text:s/>142,49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tencion #001-001-000106672 aplica fact#156 telconet</text:p>
            </table:table-cell>
          </table:table-row>
          <table:table-row table:style-name="ro7" table:visibility="collapse">
            <table:table-cell office:value-type="float" office:value="1141" calcext:value-type="float">
              <text:p>1141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42497.6" calcext:value-type="float">
              <text:p><text:s/>142,497.60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42" calcext:value-type="float">
              <text:p>1142</text:p>
            </table:table-cell>
            <table:table-cell office:value-type="string" calcext:value-type="string">
              <text:p><text:s/>819.01</text:p>
            </table:table-cell>
            <table:table-cell office:value-type="float" office:value="819" calcext:value-type="float">
              <text:p><text:s/>81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tencion #001-011-000148417 aplica fact#158 telconet</text:p>
            </table:table-cell>
          </table:table-row>
          <table:table-row table:style-name="ro7" table:visibility="collapse">
            <table:table-cell office:value-type="float" office:value="1143" calcext:value-type="float">
              <text:p>1143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819" calcext:value-type="float">
              <text:p><text:s/>819.00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44" calcext:value-type="float">
              <text:p>1144</text:p>
            </table:table-cell>
            <table:table-cell office:value-type="string" calcext:value-type="string">
              <text:p><text:s/>1,260.01</text:p>
            </table:table-cell>
            <table:table-cell office:value-type="float" office:value="1260" calcext:value-type="float">
              <text:p><text:s/>1,2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23" calcext:value-type="date">
              <text:p>23/10/2020</text:p>
            </table:table-cell>
            <table:table-cell office:value-type="string" calcext:value-type="string">
              <text:p>Retencion #001-001-000001494 aplica fact# 173 Cable Andino SA Corpandino</text:p>
            </table:table-cell>
          </table:table-row>
          <table:table-row table:style-name="ro7" table:visibility="collapse">
            <table:table-cell office:value-type="float" office:value="1145" calcext:value-type="float">
              <text:p>1145</text:p>
            </table:table-cell>
            <table:table-cell office:value-type="string" calcext:value-type="string">
              <text:p><text:s/>.0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60" calcext:value-type="float">
              <text:p><text:s/>1,260.0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</table:table-row-group>
        <table:table-row table:style-name="ro8">
          <table:table-cell table:style-name="ce286" office:value-type="float" office:value="1150" calcext:value-type="float">
            <text:p>1150</text:p>
          </table:table-cell>
          <table:table-cell table:style-name="ce288" office:value-type="string" calcext:value-type="string">
            <text:p>1-1-1-05-02-006</text:p>
          </table:table-cell>
          <table:table-cell table:style-name="ce290" office:value-type="float" office:value="279415.87" calcext:value-type="float">
            <text:p><text:s/>279,415.87 </text:p>
          </table:table-cell>
          <table:table-cell table:style-name="ce290" office:value-type="string" office:string-value="Credito Tributario I.V.A." calcext:value-type="string">
            <text:p><text:s/>Credito Tributario I.V.A. </text:p>
          </table:table-cell>
          <table:table-cell table:style-name="ce286"/>
          <table:table-cell table:style-name="ce300" table:number-columns-repeated="3"/>
          <table:table-cell table:style-name="ce286" table:number-columns-repeated="3"/>
        </table:table-row>
        <table:table-row-group table:display="false">
          <table:table-row table:style-name="ro7" table:visibility="collapse">
            <table:table-cell office:value-type="float" office:value="1151" calcext:value-type="float">
              <text:p>1151</text:p>
            </table:table-cell>
            <table:table-cell office:value-type="string" calcext:value-type="string">
              <text:p><text:s/>273,544.9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5870.95" calcext:value-type="float">
              <text:p><text:s/>5,870.9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52" calcext:value-type="float">
              <text:p>1152</text:p>
            </table:table-cell>
            <table:table-cell office:value-type="string" calcext:value-type="string">
              <text:p><text:s/>275,481.67</text:p>
            </table:table-cell>
            <table:table-cell office:value-type="float" office:value="1936.75" calcext:value-type="float">
              <text:p><text:s/>1,936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53" calcext:value-type="float">
              <text:p>1153</text:p>
            </table:table-cell>
            <table:table-cell office:value-type="string" calcext:value-type="string">
              <text:p><text:s/>282,163.55</text:p>
            </table:table-cell>
            <table:table-cell office:value-type="float" office:value="6681.88" calcext:value-type="float">
              <text:p><text:s/>6,681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54" calcext:value-type="float">
              <text:p>1154</text:p>
            </table:table-cell>
            <table:table-cell office:value-type="string" calcext:value-type="string">
              <text:p><text:s/>277,449.8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713.75" calcext:value-type="float">
              <text:p><text:s/>4,713.75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155" calcext:value-type="float">
              <text:p>1155</text:p>
            </table:table-cell>
            <table:table-cell office:value-type="string" calcext:value-type="string">
              <text:p><text:s/>419,947.40</text:p>
            </table:table-cell>
            <table:table-cell office:value-type="float" office:value="142497.6" calcext:value-type="float">
              <text:p><text:s/>142,49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56" calcext:value-type="float">
              <text:p>1156</text:p>
            </table:table-cell>
            <table:table-cell office:value-type="string" calcext:value-type="string">
              <text:p><text:s/>225,624.4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94322.99" calcext:value-type="float">
              <text:p><text:s/>194,322.99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157" calcext:value-type="float">
              <text:p>1157</text:p>
            </table:table-cell>
            <table:table-cell office:value-type="string" calcext:value-type="string">
              <text:p><text:s/>227,575.00</text:p>
            </table:table-cell>
            <table:table-cell office:value-type="float" office:value="1950.59" calcext:value-type="float">
              <text:p><text:s/>1,950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58" calcext:value-type="float">
              <text:p>1158</text:p>
            </table:table-cell>
            <table:table-cell office:value-type="string" calcext:value-type="string">
              <text:p><text:s/>228,394.00</text:p>
            </table:table-cell>
            <table:table-cell office:value-type="float" office:value="819" calcext:value-type="float">
              <text:p><text:s/>81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159" calcext:value-type="float">
              <text:p>1159</text:p>
            </table:table-cell>
            <table:table-cell office:value-type="string" calcext:value-type="string">
              <text:p><text:s/>229,438.52</text:p>
            </table:table-cell>
            <table:table-cell office:value-type="float" office:value="1044.52" calcext:value-type="float">
              <text:p><text:s/>1,044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160" calcext:value-type="float">
              <text:p>1160</text:p>
            </table:table-cell>
            <table:table-cell office:value-type="string" calcext:value-type="string">
              <text:p><text:s/>231,066.46</text:p>
            </table:table-cell>
            <table:table-cell office:value-type="float" office:value="1627.94" calcext:value-type="float">
              <text:p><text:s/>1,627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161" calcext:value-type="float">
              <text:p>1161</text:p>
            </table:table-cell>
            <table:table-cell office:value-type="string" calcext:value-type="string">
              <text:p><text:s/>239,202.42</text:p>
            </table:table-cell>
            <table:table-cell office:value-type="float" office:value="8135.96" calcext:value-type="float">
              <text:p><text:s/>8,135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162" calcext:value-type="float">
              <text:p>1162</text:p>
            </table:table-cell>
            <table:table-cell office:value-type="string" calcext:value-type="string">
              <text:p><text:s/>239,279.41</text:p>
            </table:table-cell>
            <table:table-cell office:value-type="float" office:value="76.99" calcext:value-type="float">
              <text:p><text:s/>76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92" calcext:value-type="float">
              <text:p>159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163" calcext:value-type="float">
              <text:p>1163</text:p>
            </table:table-cell>
            <table:table-cell office:value-type="string" calcext:value-type="string">
              <text:p><text:s/>259,034.24</text:p>
            </table:table-cell>
            <table:table-cell office:value-type="float" office:value="19754.83" calcext:value-type="float">
              <text:p><text:s/>19,754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164" calcext:value-type="float">
              <text:p>1164</text:p>
            </table:table-cell>
            <table:table-cell office:value-type="string" calcext:value-type="string">
              <text:p><text:s/>259,165.64</text:p>
            </table:table-cell>
            <table:table-cell office:value-type="float" office:value="131.4" calcext:value-type="float">
              <text:p><text:s/>13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165" calcext:value-type="float">
              <text:p>1165</text:p>
            </table:table-cell>
            <table:table-cell office:value-type="string" calcext:value-type="string">
              <text:p><text:s/>314,898.68</text:p>
            </table:table-cell>
            <table:table-cell office:value-type="float" office:value="55733.04" calcext:value-type="float">
              <text:p><text:s/>55,733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166" calcext:value-type="float">
              <text:p>1166</text:p>
            </table:table-cell>
            <table:table-cell office:value-type="string" calcext:value-type="string">
              <text:p><text:s/>342,367.79</text:p>
            </table:table-cell>
            <table:table-cell office:value-type="float" office:value="27469.11" calcext:value-type="float">
              <text:p><text:s/>27,469.1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167" calcext:value-type="float">
              <text:p>1167</text:p>
            </table:table-cell>
            <table:table-cell office:value-type="string" calcext:value-type="string">
              <text:p><text:s/>343,627.79</text:p>
            </table:table-cell>
            <table:table-cell office:value-type="float" office:value="1260" calcext:value-type="float">
              <text:p><text:s/>1,2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168" calcext:value-type="float">
              <text:p>1168</text:p>
            </table:table-cell>
            <table:table-cell office:value-type="string" calcext:value-type="string">
              <text:p><text:s/>286,448.8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57178.9" calcext:value-type="float">
              <text:p><text:s/>57,178.9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</table:table-row-group>
        <table:table-row table:style-name="ro8">
          <table:table-cell table:style-name="ce286" office:value-type="float" office:value="1174" calcext:value-type="float">
            <text:p>1174</text:p>
          </table:table-cell>
          <table:table-cell table:style-name="ce288" office:value-type="string" calcext:value-type="string">
            <text:p>1-1-1-05-02-007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12% IVA COMPRA BIENES" calcext:value-type="string">
            <text:p><text:s/>12% IVA COMPRA BIENES </text:p>
          </table:table-cell>
          <table:table-cell table:style-name="ce286"/>
          <table:table-cell table:style-name="ce300" table:number-columns-repeated="2"/>
          <table:table-cell table:style-name="ce286" table:number-columns-repeated="4"/>
        </table:table-row>
        <table:table-row-group table:display="false">
          <table:table-row table:style-name="ro7" table:visibility="collapse">
            <table:table-cell office:value-type="float" office:value="1175" calcext:value-type="float">
              <text:p>1175</text:p>
            </table:table-cell>
            <table:table-cell office:value-type="string" calcext:value-type="string">
              <text:p><text:s/>57.00</text:p>
            </table:table-cell>
            <table:table-cell office:value-type="float" office:value="57" calcext:value-type="float">
              <text:p><text:s/>5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403" calcext:value-type="float">
              <text:p>2204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09885-001001-POSTE METALICO TELESCOPIO DE 1</text:p>
            </table:table-cell>
          </table:table-row>
          <table:table-row table:style-name="ro7" table:visibility="collapse">
            <table:table-cell office:value-type="float" office:value="1176" calcext:value-type="float">
              <text:p>1176</text:p>
            </table:table-cell>
            <table:table-cell office:value-type="string" calcext:value-type="string">
              <text:p><text:s/>114.78</text:p>
            </table:table-cell>
            <table:table-cell office:value-type="float" office:value="57.78" calcext:value-type="float">
              <text:p><text:s/>57.7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303" calcext:value-type="float">
              <text:p>2213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00204-001902-GRILLETES REFORZADO LIRA TIPO </text:p>
            </table:table-cell>
          </table:table-row>
          <table:table-row table:style-name="ro7" table:visibility="collapse">
            <table:table-cell office:value-type="float" office:value="1177" calcext:value-type="float">
              <text:p>1177</text:p>
            </table:table-cell>
            <table:table-cell office:value-type="string" calcext:value-type="string">
              <text:p>-2,406.3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521.17" calcext:value-type="float">
              <text:p><text:s/>2,521.17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178" calcext:value-type="float">
              <text:p>1178</text:p>
            </table:table-cell>
            <table:table-cell office:value-type="string" calcext:value-type="string">
              <text:p>-2,275.57</text:p>
            </table:table-cell>
            <table:table-cell office:value-type="float" office:value="130.82" calcext:value-type="float">
              <text:p><text:s/>130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103" calcext:value-type="float">
              <text:p>225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97260-001014-MONTURA UÑA DE MINI CARGADOR F</text:p>
            </table:table-cell>
          </table:table-row>
          <table:table-row table:style-name="ro7" table:visibility="collapse">
            <table:table-cell office:value-type="float" office:value="1179" calcext:value-type="float">
              <text:p>1179</text:p>
            </table:table-cell>
            <table:table-cell office:value-type="string" calcext:value-type="string">
              <text:p>-1,025.77</text:p>
            </table:table-cell>
            <table:table-cell office:value-type="float" office:value="1249.8" calcext:value-type="float">
              <text:p><text:s/>1,249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003" calcext:value-type="float">
              <text:p>225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646-001001-1 X MARTILLO HIDRAULICO PARA M</text:p>
            </table:table-cell>
          </table:table-row>
          <table:table-row table:style-name="ro7" table:visibility="collapse">
            <table:table-cell office:value-type="float" office:value="1180" calcext:value-type="float">
              <text:p>1180</text:p>
            </table:table-cell>
            <table:table-cell office:value-type="string" calcext:value-type="string">
              <text:p>-955.29</text:p>
            </table:table-cell>
            <table:table-cell office:value-type="float" office:value="70.48" calcext:value-type="float">
              <text:p><text:s/>70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903" calcext:value-type="float">
              <text:p>224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53714-002002-MOTOROEL SAE 15W-40 CI-4 - HID</text:p>
            </table:table-cell>
          </table:table-row>
          <table:table-row table:style-name="ro7" table:visibility="collapse">
            <table:table-cell office:value-type="float" office:value="1181" calcext:value-type="float">
              <text:p>1181</text:p>
            </table:table-cell>
            <table:table-cell office:value-type="string" calcext:value-type="string">
              <text:p>-873.69</text:p>
            </table:table-cell>
            <table:table-cell office:value-type="float" office:value="81.6" calcext:value-type="float">
              <text:p><text:s/>8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703" calcext:value-type="float">
              <text:p>224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666-001001-4 JALADOR INTERNO DE 110 MM - </text:p>
            </table:table-cell>
          </table:table-row>
          <table:table-row table:style-name="ro7" table:visibility="collapse">
            <table:table-cell office:value-type="float" office:value="1182" calcext:value-type="float">
              <text:p>1182</text:p>
            </table:table-cell>
            <table:table-cell office:value-type="string" calcext:value-type="string">
              <text:p>-772.37</text:p>
            </table:table-cell>
            <table:table-cell office:value-type="float" office:value="101.32" calcext:value-type="float">
              <text:p><text:s/>101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603" calcext:value-type="float">
              <text:p>224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37499-001001-8 REFLECTORES</text:p>
            </table:table-cell>
          </table:table-row>
          <table:table-row table:style-name="ro7" table:visibility="collapse">
            <table:table-cell office:value-type="float" office:value="1183" calcext:value-type="float">
              <text:p>1183</text:p>
            </table:table-cell>
            <table:table-cell office:value-type="string" calcext:value-type="string">
              <text:p>-769.47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203" calcext:value-type="float">
              <text:p>222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88-001011-JEAN TALLA 34 CON CINTA REFLEC</text:p>
            </table:table-cell>
          </table:table-row>
          <table:table-row table:style-name="ro7" table:visibility="collapse">
            <table:table-cell office:value-type="float" office:value="1184" calcext:value-type="float">
              <text:p>1184</text:p>
            </table:table-cell>
            <table:table-cell office:value-type="string" calcext:value-type="string">
              <text:p>-662.67</text:p>
            </table:table-cell>
            <table:table-cell office:value-type="float" office:value="106.8" calcext:value-type="float">
              <text:p><text:s/>10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603" calcext:value-type="float">
              <text:p>221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2207-001001-CERCO Y TAPA TIPO CALZADA (65X</text:p>
            </table:table-cell>
          </table:table-row>
          <table:table-row table:style-name="ro7" table:visibility="collapse">
            <table:table-cell office:value-type="float" office:value="1185" calcext:value-type="float">
              <text:p>1185</text:p>
            </table:table-cell>
            <table:table-cell office:value-type="string" calcext:value-type="string">
              <text:p>-294.63</text:p>
            </table:table-cell>
            <table:table-cell office:value-type="float" office:value="368.04" calcext:value-type="float">
              <text:p><text:s/>368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503" calcext:value-type="float">
              <text:p>2215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029-001001-PROYECTO UNIVERSIDAD DE GUAYAQ</text:p>
            </table:table-cell>
          </table:table-row>
          <table:table-row table:style-name="ro7" table:visibility="collapse">
            <table:table-cell office:value-type="float" office:value="1186" calcext:value-type="float">
              <text:p>1186</text:p>
            </table:table-cell>
            <table:table-cell office:value-type="string" calcext:value-type="string">
              <text:p>-288.09</text:p>
            </table:table-cell>
            <table:table-cell office:value-type="float" office:value="6.54" calcext:value-type="float">
              <text:p><text:s/>6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603" calcext:value-type="float">
              <text:p>223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547-001001-10 KILOS SOLDADURA 7018 X 3/16</text:p>
            </table:table-cell>
          </table:table-row>
          <table:table-row table:style-name="ro7" table:visibility="collapse">
            <table:table-cell office:value-type="float" office:value="1187" calcext:value-type="float">
              <text:p>1187</text:p>
            </table:table-cell>
            <table:table-cell office:value-type="string" calcext:value-type="string">
              <text:p>-253.05</text:p>
            </table:table-cell>
            <table:table-cell office:value-type="float" office:value="35.04" calcext:value-type="float">
              <text:p><text:s/>35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503" calcext:value-type="float">
              <text:p>2235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8-001011-TUBO PVC NOVADUCTO PLUS 4 110M</text:p>
            </table:table-cell>
          </table:table-row>
          <table:table-row table:style-name="ro7" table:visibility="collapse">
            <table:table-cell office:value-type="float" office:value="1188" calcext:value-type="float">
              <text:p>1188</text:p>
            </table:table-cell>
            <table:table-cell office:value-type="string" calcext:value-type="string">
              <text:p>-252.42</text:p>
            </table:table-cell>
            <table:table-cell office:value-type="float" office:value="0.63" calcext:value-type="float">
              <text:p><text:s/>0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403" calcext:value-type="float">
              <text:p>2234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7-001011-GAFA NEGRA JACKSON NEMESIS</text:p>
            </table:table-cell>
          </table:table-row>
          <table:table-row table:style-name="ro7" table:visibility="collapse">
            <table:table-cell office:value-type="float" office:value="1189" calcext:value-type="float">
              <text:p>1189</text:p>
            </table:table-cell>
            <table:table-cell office:value-type="string" calcext:value-type="string">
              <text:p>-249.5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303" calcext:value-type="float">
              <text:p>223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6-001011-JEAN TALLA 34 CON CINTA REFLEC</text:p>
            </table:table-cell>
          </table:table-row>
          <table:table-row table:style-name="ro7" table:visibility="collapse">
            <table:table-cell office:value-type="float" office:value="1190" calcext:value-type="float">
              <text:p>1190</text:p>
            </table:table-cell>
            <table:table-cell office:value-type="string" calcext:value-type="string">
              <text:p>-247.51</text:p>
            </table:table-cell>
            <table:table-cell office:value-type="float" office:value="2.01" calcext:value-type="float">
              <text:p><text:s/>2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203" calcext:value-type="float">
              <text:p>223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5-001011-JEAN TALLA 38 CON CINTA REFLEC</text:p>
            </table:table-cell>
          </table:table-row>
          <table:table-row table:style-name="ro7" table:visibility="collapse">
            <table:table-cell office:value-type="float" office:value="1191" calcext:value-type="float">
              <text:p>1191</text:p>
            </table:table-cell>
            <table:table-cell office:value-type="string" calcext:value-type="string">
              <text:p>-238.37</text:p>
            </table:table-cell>
            <table:table-cell office:value-type="float" office:value="9.14" calcext:value-type="float">
              <text:p><text:s/>9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003" calcext:value-type="float">
              <text:p>223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4-001011-IMPERMEABLE PARA MOTO - BOTA D</text:p>
            </table:table-cell>
          </table:table-row>
          <table:table-row table:style-name="ro7" table:visibility="collapse">
            <table:table-cell office:value-type="float" office:value="1192" calcext:value-type="float">
              <text:p>1192</text:p>
            </table:table-cell>
            <table:table-cell office:value-type="string" calcext:value-type="string">
              <text:p>-232.20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903" calcext:value-type="float">
              <text:p>222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3-001011-BOTA DIELECTRICA BASICO 3 TALL</text:p>
            </table:table-cell>
          </table:table-row>
          <table:table-row table:style-name="ro7" table:visibility="collapse">
            <table:table-cell office:value-type="float" office:value="1193" calcext:value-type="float">
              <text:p>1193</text:p>
            </table:table-cell>
            <table:table-cell office:value-type="string" calcext:value-type="string">
              <text:p>-231.57</text:p>
            </table:table-cell>
            <table:table-cell office:value-type="float" office:value="0.63" calcext:value-type="float">
              <text:p><text:s/>0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703" calcext:value-type="float">
              <text:p>222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2-001011-GAFA NEGRA JACKSON NEMESIS</text:p>
            </table:table-cell>
          </table:table-row>
          <table:table-row table:style-name="ro7" table:visibility="collapse">
            <table:table-cell office:value-type="float" office:value="1194" calcext:value-type="float">
              <text:p>1194</text:p>
            </table:table-cell>
            <table:table-cell office:value-type="string" calcext:value-type="string">
              <text:p>-228.67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603" calcext:value-type="float">
              <text:p>2226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1-001011-JEAN TALLA 36 CON CINTA REFLEC</text:p>
            </table:table-cell>
          </table:table-row>
          <table:table-row table:style-name="ro7" table:visibility="collapse">
            <table:table-cell office:value-type="float" office:value="1195" calcext:value-type="float">
              <text:p>1195</text:p>
            </table:table-cell>
            <table:table-cell office:value-type="string" calcext:value-type="string">
              <text:p>-12.67</text:p>
            </table:table-cell>
            <table:table-cell office:value-type="float" office:value="216" calcext:value-type="float">
              <text:p><text:s/>21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203" calcext:value-type="float">
              <text:p>2252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27-001001-MANTENIMIENTO DE BRAZO DEL MIN</text:p>
            </table:table-cell>
          </table:table-row>
          <table:table-row table:style-name="ro7" table:visibility="collapse">
            <table:table-cell office:value-type="float" office:value="1196" calcext:value-type="float">
              <text:p>1196</text:p>
            </table:table-cell>
            <table:table-cell office:value-type="string" calcext:value-type="string">
              <text:p>-9.07</text:p>
            </table:table-cell>
            <table:table-cell office:value-type="float" office:value="3.6" calcext:value-type="float">
              <text:p><text:s/>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303" calcext:value-type="float">
              <text:p>224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000029-001100-BALANZA ELECT. GIGITAL 5 KG</text:p>
            </table:table-cell>
          </table:table-row>
          <table:table-row table:style-name="ro7" table:visibility="collapse">
            <table:table-cell office:value-type="float" office:value="1197" calcext:value-type="float">
              <text:p>1197</text:p>
            </table:table-cell>
            <table:table-cell office:value-type="string" calcext:value-type="string">
              <text:p>-2.90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403" calcext:value-type="float">
              <text:p>2224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90-001011-BOTA DIELECTRICA BASICO 3 TALL</text:p>
            </table:table-cell>
          </table:table-row>
          <table:table-row table:style-name="ro7" table:visibility="collapse">
            <table:table-cell office:value-type="float" office:value="1198" calcext:value-type="float">
              <text:p>1198</text:p>
            </table:table-cell>
            <table:table-cell office:value-type="string" calcext:value-type="string">
              <text:p><text:s/>.00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303" calcext:value-type="float">
              <text:p>2223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B 000400589-001011-JEAN TALLA 34 CON CINTA REFLEC</text:p>
            </table:table-cell>
          </table:table-row>
          <table:table-row table:style-name="ro7" table:visibility="collapse">
            <table:table-cell office:value-type="float" office:value="1199" calcext:value-type="float">
              <text:p>1199</text:p>
            </table:table-cell>
            <table:table-cell office:value-type="string" calcext:value-type="string">
              <text:p><text:s/>102.96</text:p>
            </table:table-cell>
            <table:table-cell office:value-type="float" office:value="102.96" calcext:value-type="float">
              <text:p><text:s/>102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903" calcext:value-type="float">
              <text:p>228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239-001001-CHALECO REFLECTIVO ALTA VISION</text:p>
            </table:table-cell>
          </table:table-row>
          <table:table-row table:style-name="ro7" table:visibility="collapse">
            <table:table-cell office:value-type="float" office:value="1200" calcext:value-type="float">
              <text:p>1200</text:p>
            </table:table-cell>
            <table:table-cell office:value-type="string" calcext:value-type="string">
              <text:p><text:s/>111.96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403" calcext:value-type="float">
              <text:p>228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60-001001-50 BOTELLONES DE AGUA - 1 CAJA</text:p>
            </table:table-cell>
          </table:table-row>
          <table:table-row table:style-name="ro7" table:visibility="collapse">
            <table:table-cell office:value-type="float" office:value="1201" calcext:value-type="float">
              <text:p>1201</text:p>
            </table:table-cell>
            <table:table-cell office:value-type="string" calcext:value-type="string">
              <text:p><text:s/>168.99</text:p>
            </table:table-cell>
            <table:table-cell office:value-type="float" office:value="57.03" calcext:value-type="float">
              <text:p><text:s/>57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003" calcext:value-type="float">
              <text:p>229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080-001100-BISAGRAS, CANDADO BARRIL 80MM,</text:p>
            </table:table-cell>
          </table:table-row>
          <table:table-row table:style-name="ro7" table:visibility="collapse">
            <table:table-cell office:value-type="float" office:value="1202" calcext:value-type="float">
              <text:p>1202</text:p>
            </table:table-cell>
            <table:table-cell office:value-type="string" calcext:value-type="string">
              <text:p><text:s/>230.19</text:p>
            </table:table-cell>
            <table:table-cell office:value-type="float" office:value="61.2" calcext:value-type="float">
              <text:p><text:s/>6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303" calcext:value-type="float">
              <text:p>228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1366-001001-3 METROS DE TUBO 24" - 3 METRO</text:p>
            </table:table-cell>
          </table:table-row>
          <table:table-row table:style-name="ro7" table:visibility="collapse">
            <table:table-cell office:value-type="float" office:value="1203" calcext:value-type="float">
              <text:p>1203</text:p>
            </table:table-cell>
            <table:table-cell office:value-type="string" calcext:value-type="string">
              <text:p><text:s/>237.61</text:p>
            </table:table-cell>
            <table:table-cell office:value-type="float" office:value="7.42" calcext:value-type="float">
              <text:p><text:s/>7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203" calcext:value-type="float">
              <text:p>228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165227-001001-BATERIA BOSCH, SUPER FULL EQUI</text:p>
            </table:table-cell>
          </table:table-row>
          <table:table-row table:style-name="ro7" table:visibility="collapse">
            <table:table-cell office:value-type="float" office:value="1204" calcext:value-type="float">
              <text:p>1204</text:p>
            </table:table-cell>
            <table:table-cell office:value-type="string" calcext:value-type="string">
              <text:p><text:s/>244.54</text:p>
            </table:table-cell>
            <table:table-cell office:value-type="float" office:value="6.93" calcext:value-type="float">
              <text:p><text:s/>6.9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603" calcext:value-type="float">
              <text:p>225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44-001001-9 BOTELLONES DE AGUA</text:p>
            </table:table-cell>
          </table:table-row>
          <table:table-row table:style-name="ro7" table:visibility="collapse">
            <table:table-cell office:value-type="float" office:value="1205" calcext:value-type="float">
              <text:p>1205</text:p>
            </table:table-cell>
            <table:table-cell office:value-type="string" calcext:value-type="string">
              <text:p><text:s/>261.17</text:p>
            </table:table-cell>
            <table:table-cell office:value-type="float" office:value="16.63" calcext:value-type="float">
              <text:p><text:s/>16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903" calcext:value-type="float">
              <text:p>229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55516-001100-50 CUARTON SEMIDURO 2" X 2" X4</text:p>
            </table:table-cell>
          </table:table-row>
          <table:table-row table:style-name="ro7" table:visibility="collapse">
            <table:table-cell office:value-type="float" office:value="1206" calcext:value-type="float">
              <text:p>1206</text:p>
            </table:table-cell>
            <table:table-cell office:value-type="string" calcext:value-type="string">
              <text:p><text:s/>269.87</text:p>
            </table:table-cell>
            <table:table-cell office:value-type="float" office:value="8.7" calcext:value-type="float">
              <text:p><text:s/>8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803" calcext:value-type="float">
              <text:p>2298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45515-002001-10 DISCO SIERRA CIRCULAR MADER</text:p>
            </table:table-cell>
          </table:table-row>
          <table:table-row table:style-name="ro7" table:visibility="collapse">
            <table:table-cell office:value-type="float" office:value="1207" calcext:value-type="float">
              <text:p>1207</text:p>
            </table:table-cell>
            <table:table-cell office:value-type="string" calcext:value-type="string">
              <text:p><text:s/>428.93</text:p>
            </table:table-cell>
            <table:table-cell office:value-type="float" office:value="159.06" calcext:value-type="float">
              <text:p><text:s/>159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003" calcext:value-type="float">
              <text:p>230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037-001001-CANECA LUBE, DISPAC, RD, CONTR</text:p>
            </table:table-cell>
          </table:table-row>
          <table:table-row table:style-name="ro7" table:visibility="collapse">
            <table:table-cell office:value-type="float" office:value="1208" calcext:value-type="float">
              <text:p>1208</text:p>
            </table:table-cell>
            <table:table-cell office:value-type="string" calcext:value-type="string">
              <text:p><text:s/>437.57</text:p>
            </table:table-cell>
            <table:table-cell office:value-type="float" office:value="8.64" calcext:value-type="float">
              <text:p><text:s/>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103" calcext:value-type="float">
              <text:p>226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11953-001001-32 BOTELLONES DE AGUA</text:p>
            </table:table-cell>
          </table:table-row>
          <table:table-row table:style-name="ro7" table:visibility="collapse">
            <table:table-cell office:value-type="float" office:value="1209" calcext:value-type="float">
              <text:p>1209</text:p>
            </table:table-cell>
            <table:table-cell office:value-type="string" calcext:value-type="string">
              <text:p><text:s/>802.37</text:p>
            </table:table-cell>
            <table:table-cell office:value-type="float" office:value="364.8" calcext:value-type="float">
              <text:p><text:s/>36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403" calcext:value-type="float">
              <text:p>227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00425-001001-380 BUZOS DE HOMBRE</text:p>
            </table:table-cell>
          </table:table-row>
          <table:table-row table:style-name="ro7" table:visibility="collapse">
            <table:table-cell office:value-type="float" office:value="1210" calcext:value-type="float">
              <text:p>1210</text:p>
            </table:table-cell>
            <table:table-cell office:value-type="string" calcext:value-type="string">
              <text:p><text:s/>835.97</text:p>
            </table:table-cell>
            <table:table-cell office:value-type="float" office:value="33.6" calcext:value-type="float">
              <text:p><text:s/>3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503" calcext:value-type="float">
              <text:p>2275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20723-001001-ALQUILER MENSUAL DE SANITARIO </text:p>
            </table:table-cell>
          </table:table-row>
          <table:table-row table:style-name="ro7" table:visibility="collapse">
            <table:table-cell office:value-type="float" office:value="1211" calcext:value-type="float">
              <text:p>1211</text:p>
            </table:table-cell>
            <table:table-cell office:value-type="string" calcext:value-type="string">
              <text:p><text:s/>894.42</text:p>
            </table:table-cell>
            <table:table-cell office:value-type="float" office:value="58.45" calcext:value-type="float">
              <text:p><text:s/>58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903" calcext:value-type="float">
              <text:p>227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55162-001100-3 MALLAS ELECTROSOLDADAS- 30 S</text:p>
            </table:table-cell>
          </table:table-row>
          <table:table-row table:style-name="ro7" table:visibility="collapse">
            <table:table-cell office:value-type="float" office:value="1212" calcext:value-type="float">
              <text:p>1212</text:p>
            </table:table-cell>
            <table:table-cell office:value-type="string" calcext:value-type="string">
              <text:p><text:s/>898.07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303" calcext:value-type="float">
              <text:p>230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040620-001011-MOCHILA MULTIUSO</text:p>
            </table:table-cell>
          </table:table-row>
          <table:table-row table:style-name="ro7" table:visibility="collapse">
            <table:table-cell office:value-type="float" office:value="1213" calcext:value-type="float">
              <text:p>1213</text:p>
            </table:table-cell>
            <table:table-cell office:value-type="string" calcext:value-type="string">
              <text:p><text:s/>919.75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103" calcext:value-type="float">
              <text:p>232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6-001011-REVERSIBLE EMT 4- TUBO EMT 4- </text:p>
            </table:table-cell>
          </table:table-row>
          <table:table-row table:style-name="ro7" table:visibility="collapse">
            <table:table-cell office:value-type="float" office:value="1214" calcext:value-type="float">
              <text:p>1214</text:p>
            </table:table-cell>
            <table:table-cell office:value-type="string" calcext:value-type="string">
              <text:p><text:s/>923.40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903" calcext:value-type="float">
              <text:p>231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7-001011-MOCHILA MULTIUSO</text:p>
            </table:table-cell>
          </table:table-row>
          <table:table-row table:style-name="ro7" table:visibility="collapse">
            <table:table-cell office:value-type="float" office:value="1215" calcext:value-type="float">
              <text:p>1215</text:p>
            </table:table-cell>
            <table:table-cell office:value-type="string" calcext:value-type="string">
              <text:p><text:s/>932.47</text:p>
            </table:table-cell>
            <table:table-cell office:value-type="float" office:value="9.07" calcext:value-type="float">
              <text:p><text:s/>9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703" calcext:value-type="float">
              <text:p>231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48-001011-BOTA DIELECTICA BASICO 3 TALLA</text:p>
            </table:table-cell>
          </table:table-row>
          <table:table-row table:style-name="ro7" table:visibility="collapse">
            <table:table-cell office:value-type="float" office:value="1216" calcext:value-type="float">
              <text:p>1216</text:p>
            </table:table-cell>
            <table:table-cell office:value-type="string" calcext:value-type="string">
              <text:p><text:s/>936.12</text:p>
            </table:table-cell>
            <table:table-cell office:value-type="float" office:value="3.65" calcext:value-type="float">
              <text:p><text:s/>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603" calcext:value-type="float">
              <text:p>231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3-001011-MOCHILA MULTIUSO</text:p>
            </table:table-cell>
          </table:table-row>
          <table:table-row table:style-name="ro7" table:visibility="collapse">
            <table:table-cell office:value-type="float" office:value="1217" calcext:value-type="float">
              <text:p>1217</text:p>
            </table:table-cell>
            <table:table-cell office:value-type="string" calcext:value-type="string">
              <text:p><text:s/>955.83</text:p>
            </table:table-cell>
            <table:table-cell office:value-type="float" office:value="19.71" calcext:value-type="float">
              <text:p><text:s/>19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403" calcext:value-type="float">
              <text:p>231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0-001011-TABLET SAMSUNG SM-T295NZKAEON </text:p>
            </table:table-cell>
          </table:table-row>
          <table:table-row table:style-name="ro7" table:visibility="collapse">
            <table:table-cell office:value-type="float" office:value="1218" calcext:value-type="float">
              <text:p>1218</text:p>
            </table:table-cell>
            <table:table-cell office:value-type="string" calcext:value-type="string">
              <text:p><text:s/>975.54</text:p>
            </table:table-cell>
            <table:table-cell office:value-type="float" office:value="19.71" calcext:value-type="float">
              <text:p><text:s/>19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303" calcext:value-type="float">
              <text:p>231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1-001011-TABLET SAMSUNG SM-T295NZKAEON </text:p>
            </table:table-cell>
          </table:table-row>
          <table:table-row table:style-name="ro7" table:visibility="collapse">
            <table:table-cell office:value-type="float" office:value="1219" calcext:value-type="float">
              <text:p>1219</text:p>
            </table:table-cell>
            <table:table-cell office:value-type="string" calcext:value-type="string">
              <text:p><text:s/>995.42</text:p>
            </table:table-cell>
            <table:table-cell office:value-type="float" office:value="19.88" calcext:value-type="float">
              <text:p><text:s/>19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203" calcext:value-type="float">
              <text:p>231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9-001011-TABLET SAMSUNG SM-T295NZKAEON </text:p>
            </table:table-cell>
          </table:table-row>
          <table:table-row table:style-name="ro7" table:visibility="collapse">
            <table:table-cell office:value-type="float" office:value="1220" calcext:value-type="float">
              <text:p>1220</text:p>
            </table:table-cell>
            <table:table-cell office:value-type="string" calcext:value-type="string">
              <text:p><text:s/>996.45</text:p>
            </table:table-cell>
            <table:table-cell office:value-type="float" office:value="1.03" calcext:value-type="float">
              <text:p><text:s/>1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103" calcext:value-type="float">
              <text:p>231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2-001011-ENCHUFE VINIL 15A 125V POL COO</text:p>
            </table:table-cell>
          </table:table-row>
          <table:table-row table:style-name="ro7" table:visibility="collapse">
            <table:table-cell office:value-type="float" office:value="1221" calcext:value-type="float">
              <text:p>1221</text:p>
            </table:table-cell>
            <table:table-cell office:value-type="string" calcext:value-type="string">
              <text:p><text:s/>1,005.59</text:p>
            </table:table-cell>
            <table:table-cell office:value-type="float" office:value="9.14" calcext:value-type="float">
              <text:p><text:s/>9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1003" calcext:value-type="float">
              <text:p>231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4-001011-1 BOTA DIELECTRICA BASICA 3 TA</text:p>
            </table:table-cell>
          </table:table-row>
          <table:table-row table:style-name="ro7" table:visibility="collapse">
            <table:table-cell office:value-type="float" office:value="1222" calcext:value-type="float">
              <text:p>1222</text:p>
            </table:table-cell>
            <table:table-cell office:value-type="string" calcext:value-type="string">
              <text:p><text:s/>1,014.59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603" calcext:value-type="float">
              <text:p>230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7-001011-REVERSIBLE EMT 4- TUBO EMT 4- </text:p>
            </table:table-cell>
          </table:table-row>
          <table:table-row table:style-name="ro7" table:visibility="collapse">
            <table:table-cell office:value-type="float" office:value="1223" calcext:value-type="float">
              <text:p>1223</text:p>
            </table:table-cell>
            <table:table-cell office:value-type="string" calcext:value-type="string">
              <text:p><text:s/>1,020.72</text:p>
            </table:table-cell>
            <table:table-cell office:value-type="float" office:value="6.13" calcext:value-type="float">
              <text:p><text:s/>6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703" calcext:value-type="float">
              <text:p>230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6-001011-BOTA DIELECTRICA BASICO 3 TALL</text:p>
            </table:table-cell>
          </table:table-row>
          <table:table-row table:style-name="ro7" table:visibility="collapse">
            <table:table-cell office:value-type="float" office:value="1224" calcext:value-type="float">
              <text:p>1224</text:p>
            </table:table-cell>
            <table:table-cell office:value-type="string" calcext:value-type="string">
              <text:p><text:s/>1,026.89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903" calcext:value-type="float">
              <text:p>230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5-001011-BOTA DIELECTRICA BASICO 3 TALL</text:p>
            </table:table-cell>
          </table:table-row>
          <table:table-row table:style-name="ro7" table:visibility="collapse">
            <table:table-cell office:value-type="float" office:value="1225" calcext:value-type="float">
              <text:p>1225</text:p>
            </table:table-cell>
            <table:table-cell office:value-type="string" calcext:value-type="string">
              <text:p><text:s/>1,048.57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503" calcext:value-type="float">
              <text:p>2305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8-001011-REVERSIBLE EMT 4- TUBO EMT 4- </text:p>
            </table:table-cell>
          </table:table-row>
          <table:table-row table:style-name="ro7" table:visibility="collapse">
            <table:table-cell office:value-type="float" office:value="1226" calcext:value-type="float">
              <text:p>1226</text:p>
            </table:table-cell>
            <table:table-cell office:value-type="string" calcext:value-type="string">
              <text:p><text:s/>1,070.25</text:p>
            </table:table-cell>
            <table:table-cell office:value-type="float" office:value="21.68" calcext:value-type="float">
              <text:p><text:s/>21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403" calcext:value-type="float">
              <text:p>230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19-001011-REVERSIBLE EMT 4- TUBO EMT 4- </text:p>
            </table:table-cell>
          </table:table-row>
          <table:table-row table:style-name="ro7" table:visibility="collapse">
            <table:table-cell office:value-type="float" office:value="1227" calcext:value-type="float">
              <text:p>1227</text:p>
            </table:table-cell>
            <table:table-cell office:value-type="string" calcext:value-type="string">
              <text:p><text:s/>1,071.70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303" calcext:value-type="float">
              <text:p>232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6-001011-JEAN TALLA 32 CON CINTA REFLEC</text:p>
            </table:table-cell>
          </table:table-row>
          <table:table-row table:style-name="ro7" table:visibility="collapse">
            <table:table-cell office:value-type="float" office:value="1228" calcext:value-type="float">
              <text:p>1228</text:p>
            </table:table-cell>
            <table:table-cell office:value-type="string" calcext:value-type="string">
              <text:p><text:s/>1,075.82</text:p>
            </table:table-cell>
            <table:table-cell office:value-type="float" office:value="4.12" calcext:value-type="float">
              <text:p><text:s/>4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203" calcext:value-type="float">
              <text:p>232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8-001011-GUANTES NITRAFLEX</text:p>
            </table:table-cell>
          </table:table-row>
          <table:table-row table:style-name="ro7" table:visibility="collapse">
            <table:table-cell office:value-type="float" office:value="1229" calcext:value-type="float">
              <text:p>1229</text:p>
            </table:table-cell>
            <table:table-cell office:value-type="string" calcext:value-type="string">
              <text:p><text:s/>1,103.86</text:p>
            </table:table-cell>
            <table:table-cell office:value-type="float" office:value="28.04" calcext:value-type="float">
              <text:p><text:s/>28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403" calcext:value-type="float">
              <text:p>232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7-001011-(13) CASCO V GARD MSA CON SUSP</text:p>
            </table:table-cell>
          </table:table-row>
          <table:table-row table:style-name="ro7" table:visibility="collapse">
            <table:table-cell office:value-type="float" office:value="1230" calcext:value-type="float">
              <text:p>1230</text:p>
            </table:table-cell>
            <table:table-cell office:value-type="string" calcext:value-type="string">
              <text:p><text:s/>1,107.10</text:p>
            </table:table-cell>
            <table:table-cell office:value-type="float" office:value="3.24" calcext:value-type="float">
              <text:p><text:s/>3.2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603" calcext:value-type="float">
              <text:p>232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5-001011-SOLDADURA INDURA E-6011 -1/8 (</text:p>
            </table:table-cell>
          </table:table-row>
          <table:table-row table:style-name="ro7" table:visibility="collapse">
            <table:table-cell office:value-type="float" office:value="1231" calcext:value-type="float">
              <text:p>1231</text:p>
            </table:table-cell>
            <table:table-cell office:value-type="string" calcext:value-type="string">
              <text:p><text:s/>1,119.43</text:p>
            </table:table-cell>
            <table:table-cell office:value-type="float" office:value="12.33" calcext:value-type="float">
              <text:p><text:s/>1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4" calcext:value-type="float">
              <text:p>150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2703" calcext:value-type="float">
              <text:p>232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B 000403604-001011-CASCO DE SEGURIDAD AZUL,GAFA S</text:p>
            </table:table-cell>
          </table:table-row>
          <table:table-row table:style-name="ro7" table:visibility="collapse">
            <table:table-cell office:value-type="float" office:value="1232" calcext:value-type="float">
              <text:p>1232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19.43" calcext:value-type="float">
              <text:p><text:s/>1,119.43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233" calcext:value-type="float">
              <text:p>1233</text:p>
            </table:table-cell>
            <table:table-cell office:value-type="string" calcext:value-type="string">
              <text:p><text:s/>90.72</text:p>
            </table:table-cell>
            <table:table-cell office:value-type="float" office:value="90.72" calcext:value-type="float">
              <text:p><text:s/>90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803" calcext:value-type="float">
              <text:p>234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27459-003006-TUBO E.M.T. FUJI NAC</text:p>
            </table:table-cell>
          </table:table-row>
          <table:table-row table:style-name="ro7" table:visibility="collapse">
            <table:table-cell office:value-type="float" office:value="1234" calcext:value-type="float">
              <text:p>1234</text:p>
            </table:table-cell>
            <table:table-cell office:value-type="string" calcext:value-type="string">
              <text:p>-2,882.2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972.96" calcext:value-type="float">
              <text:p><text:s/>2,972.96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235" calcext:value-type="float">
              <text:p>1235</text:p>
            </table:table-cell>
            <table:table-cell office:value-type="string" calcext:value-type="string">
              <text:p>-2,872.79</text:p>
            </table:table-cell>
            <table:table-cell office:value-type="float" office:value="9.45" calcext:value-type="float">
              <text:p><text:s/>9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303" calcext:value-type="float">
              <text:p>233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1969-001001-35 BOTELLONES DE AGUA</text:p>
            </table:table-cell>
          </table:table-row>
          <table:table-row table:style-name="ro7" table:visibility="collapse">
            <table:table-cell office:value-type="float" office:value="1236" calcext:value-type="float">
              <text:p>1236</text:p>
            </table:table-cell>
            <table:table-cell office:value-type="string" calcext:value-type="string">
              <text:p>-2,869.37</text:p>
            </table:table-cell>
            <table:table-cell office:value-type="float" office:value="3.42" calcext:value-type="float">
              <text:p><text:s/>3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703" calcext:value-type="float">
              <text:p>238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159-001100-PILA ALCALINA MAX "C"</text:p>
            </table:table-cell>
          </table:table-row>
          <table:table-row table:style-name="ro7" table:visibility="collapse">
            <table:table-cell office:value-type="float" office:value="1237" calcext:value-type="float">
              <text:p>1237</text:p>
            </table:table-cell>
            <table:table-cell office:value-type="string" calcext:value-type="string">
              <text:p>-2,708.92</text:p>
            </table:table-cell>
            <table:table-cell office:value-type="float" office:value="160.45" calcext:value-type="float">
              <text:p><text:s/>160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403" calcext:value-type="float">
              <text:p>235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42-001001-IBROPISONADOR COMPACTADOR A GA</text:p>
            </table:table-cell>
          </table:table-row>
          <table:table-row table:style-name="ro7" table:visibility="collapse">
            <table:table-cell office:value-type="float" office:value="1238" calcext:value-type="float">
              <text:p>1238</text:p>
            </table:table-cell>
            <table:table-cell office:value-type="string" calcext:value-type="string">
              <text:p>-2,436.04</text:p>
            </table:table-cell>
            <table:table-cell office:value-type="float" office:value="272.88" calcext:value-type="float">
              <text:p><text:s/>272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203" calcext:value-type="float">
              <text:p>239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59-001001-40 ROLLO MALLA SEGURIDAD PVC A</text:p>
            </table:table-cell>
          </table:table-row>
          <table:table-row table:style-name="ro7" table:visibility="collapse">
            <table:table-cell office:value-type="float" office:value="1239" calcext:value-type="float">
              <text:p>1239</text:p>
            </table:table-cell>
            <table:table-cell office:value-type="string" calcext:value-type="string">
              <text:p>-2,427.40</text:p>
            </table:table-cell>
            <table:table-cell office:value-type="float" office:value="8.64" calcext:value-type="float">
              <text:p><text:s/>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203" calcext:value-type="float">
              <text:p>238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1980-001001-32 BOTELLONES DE AGUA</text:p>
            </table:table-cell>
          </table:table-row>
          <table:table-row table:style-name="ro7" table:visibility="collapse">
            <table:table-cell office:value-type="float" office:value="1240" calcext:value-type="float">
              <text:p>1240</text:p>
            </table:table-cell>
            <table:table-cell office:value-type="string" calcext:value-type="string">
              <text:p>-2,225.80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103" calcext:value-type="float">
              <text:p>235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89-001101-SUB BASE</text:p>
            </table:table-cell>
          </table:table-row>
          <table:table-row table:style-name="ro7" table:visibility="collapse">
            <table:table-cell office:value-type="float" office:value="1241" calcext:value-type="float">
              <text:p>1241</text:p>
            </table:table-cell>
            <table:table-cell office:value-type="string" calcext:value-type="string">
              <text:p>-2,024.20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503" calcext:value-type="float">
              <text:p>238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8-001101-SUB BASE</text:p>
            </table:table-cell>
          </table:table-row>
          <table:table-row table:style-name="ro7" table:visibility="collapse">
            <table:table-cell office:value-type="float" office:value="1242" calcext:value-type="float">
              <text:p>1242</text:p>
            </table:table-cell>
            <table:table-cell office:value-type="string" calcext:value-type="string">
              <text:p>-1,832.20</text:p>
            </table:table-cell>
            <table:table-cell office:value-type="float" office:value="192" calcext:value-type="float">
              <text:p><text:s/>19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203" calcext:value-type="float">
              <text:p>235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0-001101-SUB BASE</text:p>
            </table:table-cell>
          </table:table-row>
          <table:table-row table:style-name="ro7" table:visibility="collapse">
            <table:table-cell office:value-type="float" office:value="1243" calcext:value-type="float">
              <text:p>1243</text:p>
            </table:table-cell>
            <table:table-cell office:value-type="string" calcext:value-type="string">
              <text:p>-1,537.49</text:p>
            </table:table-cell>
            <table:table-cell office:value-type="float" office:value="294.71" calcext:value-type="float">
              <text:p><text:s/>294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403" calcext:value-type="float">
              <text:p>238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57139-001100-CLAVO ACERO, PLYWOOD TRIPLEX, </text:p>
            </table:table-cell>
          </table:table-row>
          <table:table-row table:style-name="ro7" table:visibility="collapse">
            <table:table-cell office:value-type="float" office:value="1244" calcext:value-type="float">
              <text:p>1244</text:p>
            </table:table-cell>
            <table:table-cell office:value-type="string" calcext:value-type="string">
              <text:p>-1,483.94</text:p>
            </table:table-cell>
            <table:table-cell office:value-type="float" office:value="53.55" calcext:value-type="float">
              <text:p><text:s/>53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803" calcext:value-type="float">
              <text:p>235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143-001100-LLAVE DE TUBO 36"-PINTURA SPRA</text:p>
            </table:table-cell>
          </table:table-row>
          <table:table-row table:style-name="ro7" table:visibility="collapse">
            <table:table-cell office:value-type="float" office:value="1245" calcext:value-type="float">
              <text:p>1245</text:p>
            </table:table-cell>
            <table:table-cell office:value-type="string" calcext:value-type="string">
              <text:p>-1,410.99</text:p>
            </table:table-cell>
            <table:table-cell office:value-type="float" office:value="72.95" calcext:value-type="float">
              <text:p><text:s/>72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803" calcext:value-type="float">
              <text:p>238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49-001001-CABLE SUPERFLEX, CODO PVC, BRE</text:p>
            </table:table-cell>
          </table:table-row>
          <table:table-row table:style-name="ro7" table:visibility="collapse">
            <table:table-cell office:value-type="float" office:value="1246" calcext:value-type="float">
              <text:p>1246</text:p>
            </table:table-cell>
            <table:table-cell office:value-type="string" calcext:value-type="string">
              <text:p>-1,301.37</text:p>
            </table:table-cell>
            <table:table-cell office:value-type="float" office:value="109.62" calcext:value-type="float">
              <text:p><text:s/>109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903" calcext:value-type="float">
              <text:p>236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57045-001100-TABLA SEMIDURA, CUARTON SEMIDU</text:p>
            </table:table-cell>
          </table:table-row>
          <table:table-row table:style-name="ro7" table:visibility="collapse">
            <table:table-cell office:value-type="float" office:value="1247" calcext:value-type="float">
              <text:p>1247</text:p>
            </table:table-cell>
            <table:table-cell office:value-type="string" calcext:value-type="string">
              <text:p>-943.48</text:p>
            </table:table-cell>
            <table:table-cell office:value-type="float" office:value="357.89" calcext:value-type="float">
              <text:p><text:s/>357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5903" calcext:value-type="float">
              <text:p>235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74-001001-SEÑALETICAS DE TRABAJO GALVANI</text:p>
            </table:table-cell>
          </table:table-row>
          <table:table-row table:style-name="ro7" table:visibility="collapse">
            <table:table-cell office:value-type="float" office:value="1248" calcext:value-type="float">
              <text:p>1248</text:p>
            </table:table-cell>
            <table:table-cell office:value-type="string" calcext:value-type="string">
              <text:p>-791.27</text:p>
            </table:table-cell>
            <table:table-cell office:value-type="float" office:value="152.21" calcext:value-type="float">
              <text:p><text:s/>152.2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503" calcext:value-type="float">
              <text:p>237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136-001005-COMPRA COMBUSTIBLE</text:p>
            </table:table-cell>
          </table:table-row>
          <table:table-row table:style-name="ro7" table:visibility="collapse">
            <table:table-cell office:value-type="float" office:value="1249" calcext:value-type="float">
              <text:p>1249</text:p>
            </table:table-cell>
            <table:table-cell office:value-type="string" calcext:value-type="string">
              <text:p>-530.42</text:p>
            </table:table-cell>
            <table:table-cell office:value-type="float" office:value="260.85" calcext:value-type="float">
              <text:p><text:s/>260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303" calcext:value-type="float">
              <text:p>239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13101-020001-COMPRA DE 1 BVP 18/45 (HONDA G</text:p>
            </table:table-cell>
          </table:table-row>
          <table:table-row table:style-name="ro7" table:visibility="collapse">
            <table:table-cell office:value-type="float" office:value="1250" calcext:value-type="float">
              <text:p>1250</text:p>
            </table:table-cell>
            <table:table-cell office:value-type="string" calcext:value-type="string">
              <text:p>-231.62</text:p>
            </table:table-cell>
            <table:table-cell office:value-type="float" office:value="298.8" calcext:value-type="float">
              <text:p><text:s/>29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703" calcext:value-type="float">
              <text:p>234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653-001001-VIBRADOR DE CONCRETO MULTIQUIP</text:p>
            </table:table-cell>
          </table:table-row>
          <table:table-row table:style-name="ro7" table:visibility="collapse">
            <table:table-cell office:value-type="float" office:value="1251" calcext:value-type="float">
              <text:p>1251</text:p>
            </table:table-cell>
            <table:table-cell office:value-type="string" calcext:value-type="string">
              <text:p>-30.02</text:p>
            </table:table-cell>
            <table:table-cell office:value-type="float" office:value="201.6" calcext:value-type="float">
              <text:p><text:s/>20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3" calcext:value-type="float">
              <text:p>152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503" calcext:value-type="float">
              <text:p>239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0099-001101-SUB-BASE</text:p>
            </table:table-cell>
          </table:table-row>
          <table:table-row table:style-name="ro7" table:visibility="collapse">
            <table:table-cell office:value-type="float" office:value="1252" calcext:value-type="float">
              <text:p>1252</text:p>
            </table:table-cell>
            <table:table-cell office:value-type="string" calcext:value-type="string">
              <text:p>-15.01</text:p>
            </table:table-cell>
            <table:table-cell office:value-type="float" office:value="15.01" calcext:value-type="float">
              <text:p><text:s/>1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LASIFICACION TRANSACCION #239003 PROVEEDOR MERGAMA</text:p>
            </table:table-cell>
          </table:table-row>
          <table:table-row table:style-name="ro7" table:visibility="collapse">
            <table:table-cell office:value-type="float" office:value="1253" calcext:value-type="float">
              <text:p>1253</text:p>
            </table:table-cell>
            <table:table-cell office:value-type="string" calcext:value-type="string">
              <text:p><text:s/>.00</text:p>
            </table:table-cell>
            <table:table-cell office:value-type="float" office:value="15.01" calcext:value-type="float">
              <text:p><text:s/>1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003" calcext:value-type="float">
              <text:p>239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48274-001002-PH JUMBO EQUILIBRIO BLANCO HD </text:p>
            </table:table-cell>
          </table:table-row>
          <table:table-row table:style-name="ro7" table:visibility="collapse">
            <table:table-cell office:value-type="float" office:value="1254" calcext:value-type="float">
              <text:p>1254</text:p>
            </table:table-cell>
            <table:table-cell office:value-type="string" calcext:value-type="string">
              <text:p>-483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83.72" calcext:value-type="float">
              <text:p><text:s/>483.72 </text:p>
            </table:table-cell>
            <table:table-cell/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clasif. cta iva fact#820 transaccion #241103</text:p>
            </table:table-cell>
          </table:table-row>
          <table:table-row table:style-name="ro7" table:visibility="collapse">
            <table:table-cell office:value-type="float" office:value="1255" calcext:value-type="float">
              <text:p>1255</text:p>
            </table:table-cell>
            <table:table-cell office:value-type="string" calcext:value-type="string">
              <text:p><text:s/>.00</text:p>
            </table:table-cell>
            <table:table-cell office:value-type="float" office:value="483.72" calcext:value-type="float">
              <text:p><text:s/>483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103" calcext:value-type="float">
              <text:p>2411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000820-001001-CANALIZACION 4 Y 13 VIAS, REPO</text:p>
            </table:table-cell>
          </table:table-row>
          <table:table-row table:style-name="ro7" table:visibility="collapse">
            <table:table-cell office:value-type="float" office:value="1256" calcext:value-type="float">
              <text:p>1256</text:p>
            </table:table-cell>
            <table:table-cell office:value-type="string" calcext:value-type="string">
              <text:p><text:s/>155.84</text:p>
            </table:table-cell>
            <table:table-cell office:value-type="float" office:value="155.84" calcext:value-type="float">
              <text:p><text:s/>15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903" calcext:value-type="float">
              <text:p>2409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408946-001011-PORTABLE HP PROBOOK 450 G7-LIC</text:p>
            </table:table-cell>
          </table:table-row>
          <table:table-row table:style-name="ro7" table:visibility="collapse">
            <table:table-cell office:value-type="float" office:value="1257" calcext:value-type="float">
              <text:p>1257</text:p>
            </table:table-cell>
            <table:table-cell office:value-type="string" calcext:value-type="string">
              <text:p><text:s/>155.7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1" calcext:value-type="float">
              <text:p><text:s/>0.10 </text:p>
            </table:table-cell>
            <table:table-cell/>
            <table:table-cell office:value-type="float" office:value="1653" calcext:value-type="float">
              <text:p>16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de Impuestos mes Abril-2020</text:p>
            </table:table-cell>
          </table:table-row>
          <table:table-row table:style-name="ro7" table:visibility="collapse">
            <table:table-cell office:value-type="float" office:value="1258" calcext:value-type="float">
              <text:p>1258</text:p>
            </table:table-cell>
            <table:table-cell office:value-type="string" calcext:value-type="string">
              <text:p><text:s/>1,118.64</text:p>
            </table:table-cell>
            <table:table-cell office:value-type="float" office:value="962.9" calcext:value-type="float">
              <text:p><text:s/>96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703" calcext:value-type="float">
              <text:p>2407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000161-002002-CAJA DE CLAVO DE ACERO-TIRA SE</text:p>
            </table:table-cell>
          </table:table-row>
          <table:table-row table:style-name="ro7" table:visibility="collapse">
            <table:table-cell office:value-type="float" office:value="1259" calcext:value-type="float">
              <text:p>1259</text:p>
            </table:table-cell>
            <table:table-cell office:value-type="string" calcext:value-type="string">
              <text:p>-155.8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74.48" calcext:value-type="float">
              <text:p><text:s/>1,274.48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260" calcext:value-type="float">
              <text:p>1260</text:p>
            </table:table-cell>
            <table:table-cell office:value-type="string" calcext:value-type="string">
              <text:p><text:s/>.00</text:p>
            </table:table-cell>
            <table:table-cell office:value-type="float" office:value="155.84" calcext:value-type="float">
              <text:p><text:s/>15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003" calcext:value-type="float">
              <text:p>2410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B 000408947-001011-PORTABLE HP PROBOOK 450 G7 L7 </text:p>
            </table:table-cell>
          </table:table-row>
          <table:table-row table:style-name="ro7" table:visibility="collapse">
            <table:table-cell office:value-type="float" office:value="1261" calcext:value-type="float">
              <text:p>1261</text:p>
            </table:table-cell>
            <table:table-cell office:value-type="string" calcext:value-type="string">
              <text:p><text:s/>36.69</text:p>
            </table:table-cell>
            <table:table-cell office:value-type="float" office:value="36.69" calcext:value-type="float">
              <text:p><text:s/>36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403" calcext:value-type="float">
              <text:p>243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2291-001005-COMPRA DE COMBUSTIBLE</text:p>
            </table:table-cell>
          </table:table-row>
          <table:table-row table:style-name="ro7" table:visibility="collapse">
            <table:table-cell office:value-type="float" office:value="1262" calcext:value-type="float">
              <text:p>1262</text:p>
            </table:table-cell>
            <table:table-cell office:value-type="string" calcext:value-type="string">
              <text:p><text:s/>295.89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103" calcext:value-type="float">
              <text:p>2441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01-001001-SUB-BASE PROYECTO UNIVERSIDAD </text:p>
            </table:table-cell>
          </table:table-row>
          <table:table-row table:style-name="ro7" table:visibility="collapse">
            <table:table-cell office:value-type="float" office:value="1263" calcext:value-type="float">
              <text:p>1263</text:p>
            </table:table-cell>
            <table:table-cell office:value-type="string" calcext:value-type="string">
              <text:p><text:s/>873.33</text:p>
            </table:table-cell>
            <table:table-cell office:value-type="float" office:value="577.44" calcext:value-type="float">
              <text:p><text:s/>577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203" calcext:value-type="float">
              <text:p>2442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00-001101-(17 ) ARENA- (108) PIEDRA 3/4</text:p>
            </table:table-cell>
          </table:table-row>
          <table:table-row table:style-name="ro7" table:visibility="collapse">
            <table:table-cell office:value-type="float" office:value="1264" calcext:value-type="float">
              <text:p>1264</text:p>
            </table:table-cell>
            <table:table-cell office:value-type="string" calcext:value-type="string">
              <text:p>-171.1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044.52" calcext:value-type="float">
              <text:p><text:s/>1,044.52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265" calcext:value-type="float">
              <text:p>1265</text:p>
            </table:table-cell>
            <table:table-cell office:value-type="string" calcext:value-type="string">
              <text:p>-75.79</text:p>
            </table:table-cell>
            <table:table-cell office:value-type="float" office:value="95.4" calcext:value-type="float">
              <text:p><text:s/>95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103" calcext:value-type="float">
              <text:p>2431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2290-001005-COMPRA DE COMBUSTIBLE</text:p>
            </table:table-cell>
          </table:table-row>
          <table:table-row table:style-name="ro7" table:visibility="collapse">
            <table:table-cell office:value-type="float" office:value="1266" calcext:value-type="float">
              <text:p>1266</text:p>
            </table:table-cell>
            <table:table-cell office:value-type="string" calcext:value-type="string">
              <text:p>-4.04</text:p>
            </table:table-cell>
            <table:table-cell office:value-type="float" office:value="71.75" calcext:value-type="float">
              <text:p><text:s/>71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403" calcext:value-type="float">
              <text:p>242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54914-036001-GENERADOR 5000 GASOL MONOF</text:p>
            </table:table-cell>
          </table:table-row>
          <table:table-row table:style-name="ro7" table:visibility="collapse">
            <table:table-cell office:value-type="float" office:value="1267" calcext:value-type="float">
              <text:p>1267</text:p>
            </table:table-cell>
            <table:table-cell office:value-type="string" calcext:value-type="string">
              <text:p><text:s/>.00</text:p>
            </table:table-cell>
            <table:table-cell office:value-type="float" office:value="4.04" calcext:value-type="float">
              <text:p><text:s/>4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703" calcext:value-type="float">
              <text:p>2427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B 000000167-002002-BRIDA PP90 PN16 DN80 PPST- POR</text:p>
            </table:table-cell>
          </table:table-row>
          <table:table-row table:style-name="ro7" table:visibility="collapse">
            <table:table-cell office:value-type="float" office:value="1268" calcext:value-type="float">
              <text:p>1268</text:p>
            </table:table-cell>
            <table:table-cell office:value-type="string" calcext:value-type="string">
              <text:p><text:s/>5.90</text:p>
            </table:table-cell>
            <table:table-cell office:value-type="float" office:value="5.9" calcext:value-type="float">
              <text:p><text:s/>5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503" calcext:value-type="float">
              <text:p>251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0-001011-BOTA DIELECTRICA CON PUNTA DE </text:p>
            </table:table-cell>
          </table:table-row>
          <table:table-row table:style-name="ro7" table:visibility="collapse">
            <table:table-cell office:value-type="float" office:value="1269" calcext:value-type="float">
              <text:p>1269</text:p>
            </table:table-cell>
            <table:table-cell office:value-type="string" calcext:value-type="string">
              <text:p>-4,613.9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619.89" calcext:value-type="float">
              <text:p><text:s/>4,619.89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270" calcext:value-type="float">
              <text:p>1270</text:p>
            </table:table-cell>
            <table:table-cell office:value-type="string" calcext:value-type="string">
              <text:p>-4,607.10</text:p>
            </table:table-cell>
            <table:table-cell office:value-type="float" office:value="6.89" calcext:value-type="float">
              <text:p><text:s/>6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703" calcext:value-type="float">
              <text:p>251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2-001011-MOCHILA MULTIUSO-JEAN TALLA 32</text:p>
            </table:table-cell>
          </table:table-row>
          <table:table-row table:style-name="ro7" table:visibility="collapse">
            <table:table-cell office:value-type="float" office:value="1271" calcext:value-type="float">
              <text:p>1271</text:p>
            </table:table-cell>
            <table:table-cell office:value-type="string" calcext:value-type="string">
              <text:p>-4,604.87</text:p>
            </table:table-cell>
            <table:table-cell office:value-type="float" office:value="2.23" calcext:value-type="float">
              <text:p><text:s/>2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803" calcext:value-type="float">
              <text:p>251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3-001011-GAFAS NEMESYS -JEAN TALLA 32 C</text:p>
            </table:table-cell>
          </table:table-row>
          <table:table-row table:style-name="ro7" table:visibility="collapse">
            <table:table-cell office:value-type="float" office:value="1272" calcext:value-type="float">
              <text:p>1272</text:p>
            </table:table-cell>
            <table:table-cell office:value-type="string" calcext:value-type="string">
              <text:p>-4,603.33</text:p>
            </table:table-cell>
            <table:table-cell office:value-type="float" office:value="1.54" calcext:value-type="float">
              <text:p><text:s/>1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903" calcext:value-type="float">
              <text:p>251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4-001011-JEAN TALLA 36 CON CINTA REFLEC</text:p>
            </table:table-cell>
          </table:table-row>
          <table:table-row table:style-name="ro7" table:visibility="collapse">
            <table:table-cell office:value-type="float" office:value="1273" calcext:value-type="float">
              <text:p>1273</text:p>
            </table:table-cell>
            <table:table-cell office:value-type="string" calcext:value-type="string">
              <text:p>-4,601.88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003" calcext:value-type="float">
              <text:p>252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5-001011-JEAN TALLA 36 CON CINTA REFLEC</text:p>
            </table:table-cell>
          </table:table-row>
          <table:table-row table:style-name="ro7" table:visibility="collapse">
            <table:table-cell office:value-type="float" office:value="1274" calcext:value-type="float">
              <text:p>1274</text:p>
            </table:table-cell>
            <table:table-cell office:value-type="string" calcext:value-type="string">
              <text:p>-4,595.71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103" calcext:value-type="float">
              <text:p>252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6-001011-BOTA DIELECTRICA TALLA 41</text:p>
            </table:table-cell>
          </table:table-row>
          <table:table-row table:style-name="ro7" table:visibility="collapse">
            <table:table-cell office:value-type="float" office:value="1275" calcext:value-type="float">
              <text:p>1275</text:p>
            </table:table-cell>
            <table:table-cell office:value-type="string" calcext:value-type="string">
              <text:p>-4,594.25</text:p>
            </table:table-cell>
            <table:table-cell office:value-type="float" office:value="1.46" calcext:value-type="float">
              <text:p><text:s/>1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903" calcext:value-type="float">
              <text:p>249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29272-003006-TUBO RIGIDO IMC 1/2 - 3/4 IPAC</text:p>
            </table:table-cell>
          </table:table-row>
          <table:table-row table:style-name="ro7" table:visibility="collapse">
            <table:table-cell office:value-type="float" office:value="1276" calcext:value-type="float">
              <text:p>1276</text:p>
            </table:table-cell>
            <table:table-cell office:value-type="string" calcext:value-type="string">
              <text:p>-4,244.12</text:p>
            </table:table-cell>
            <table:table-cell office:value-type="float" office:value="350.13" calcext:value-type="float">
              <text:p><text:s/>350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203" calcext:value-type="float">
              <text:p>252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7-001011-LLANTA12-16 5L5NHS MINICARGADO</text:p>
            </table:table-cell>
          </table:table-row>
          <table:table-row table:style-name="ro7" table:visibility="collapse">
            <table:table-cell office:value-type="float" office:value="1277" calcext:value-type="float">
              <text:p>1277</text:p>
            </table:table-cell>
            <table:table-cell office:value-type="string" calcext:value-type="string">
              <text:p>-4,237.95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303" calcext:value-type="float">
              <text:p>252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8-001011-BOTA DIELECTRICA TALLA 40</text:p>
            </table:table-cell>
          </table:table-row>
          <table:table-row table:style-name="ro7" table:visibility="collapse">
            <table:table-cell office:value-type="float" office:value="1278" calcext:value-type="float">
              <text:p>1278</text:p>
            </table:table-cell>
            <table:table-cell office:value-type="string" calcext:value-type="string">
              <text:p>-4,227.19</text:p>
            </table:table-cell>
            <table:table-cell office:value-type="float" office:value="10.76" calcext:value-type="float">
              <text:p><text:s/>10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403" calcext:value-type="float">
              <text:p>252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0-001011-TUBO PEAD 100/90MM</text:p>
            </table:table-cell>
          </table:table-row>
          <table:table-row table:style-name="ro7" table:visibility="collapse">
            <table:table-cell office:value-type="float" office:value="1279" calcext:value-type="float">
              <text:p>1279</text:p>
            </table:table-cell>
            <table:table-cell office:value-type="string" calcext:value-type="string">
              <text:p>-4,223.27</text:p>
            </table:table-cell>
            <table:table-cell office:value-type="float" office:value="3.92" calcext:value-type="float">
              <text:p><text:s/>3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503" calcext:value-type="float">
              <text:p>252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1-001011-LIMPIADOR CONTACTO ELECTRONICO</text:p>
            </table:table-cell>
          </table:table-row>
          <table:table-row table:style-name="ro7" table:visibility="collapse">
            <table:table-cell office:value-type="float" office:value="1280" calcext:value-type="float">
              <text:p>1280</text:p>
            </table:table-cell>
            <table:table-cell office:value-type="string" calcext:value-type="string">
              <text:p>-4,204.60</text:p>
            </table:table-cell>
            <table:table-cell office:value-type="float" office:value="18.67" calcext:value-type="float">
              <text:p><text:s/>18.6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603" calcext:value-type="float">
              <text:p>252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2-001011-PINTURA SPRAY AZUL-CARPA 2X2 L</text:p>
            </table:table-cell>
          </table:table-row>
          <table:table-row table:style-name="ro7" table:visibility="collapse">
            <table:table-cell office:value-type="float" office:value="1281" calcext:value-type="float">
              <text:p>1281</text:p>
            </table:table-cell>
            <table:table-cell office:value-type="string" calcext:value-type="string">
              <text:p>-4,199.50</text:p>
            </table:table-cell>
            <table:table-cell office:value-type="float" office:value="5.1" calcext:value-type="float">
              <text:p><text:s/>5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703" calcext:value-type="float">
              <text:p>252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3-001011-JEAN TALLA 32 CON CINTA REFLEC</text:p>
            </table:table-cell>
          </table:table-row>
          <table:table-row table:style-name="ro7" table:visibility="collapse">
            <table:table-cell office:value-type="float" office:value="1282" calcext:value-type="float">
              <text:p>1282</text:p>
            </table:table-cell>
            <table:table-cell office:value-type="string" calcext:value-type="string">
              <text:p>-4,193.33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803" calcext:value-type="float">
              <text:p>252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24-001011-BOTA DIELECTRICA TALLA 40</text:p>
            </table:table-cell>
          </table:table-row>
          <table:table-row table:style-name="ro7" table:visibility="collapse">
            <table:table-cell office:value-type="float" office:value="1283" calcext:value-type="float">
              <text:p>1283</text:p>
            </table:table-cell>
            <table:table-cell office:value-type="string" calcext:value-type="string">
              <text:p>-4,175.88</text:p>
            </table:table-cell>
            <table:table-cell office:value-type="float" office:value="17.45" calcext:value-type="float">
              <text:p><text:s/>17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003" calcext:value-type="float">
              <text:p>253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61-001100-LLAVE DE TUBO 36"</text:p>
            </table:table-cell>
          </table:table-row>
          <table:table-row table:style-name="ro7" table:visibility="collapse">
            <table:table-cell office:value-type="float" office:value="1284" calcext:value-type="float">
              <text:p>1284</text:p>
            </table:table-cell>
            <table:table-cell office:value-type="string" calcext:value-type="string">
              <text:p>-4,093.94</text:p>
            </table:table-cell>
            <table:table-cell office:value-type="float" office:value="81.94" calcext:value-type="float">
              <text:p><text:s/>8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103" calcext:value-type="float">
              <text:p>253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84-001100-MALLA HEX 1/2" 1X50M</text:p>
            </table:table-cell>
          </table:table-row>
          <table:table-row table:style-name="ro7" table:visibility="collapse">
            <table:table-cell office:value-type="float" office:value="1285" calcext:value-type="float">
              <text:p>1285</text:p>
            </table:table-cell>
            <table:table-cell office:value-type="string" calcext:value-type="string">
              <text:p>-4,091.79</text:p>
            </table:table-cell>
            <table:table-cell office:value-type="float" office:value="2.15" calcext:value-type="float">
              <text:p><text:s/>2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203" calcext:value-type="float">
              <text:p>253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99-001100-LIQUIDO PENETRANTE 11ONZ</text:p>
            </table:table-cell>
          </table:table-row>
          <table:table-row table:style-name="ro7" table:visibility="collapse">
            <table:table-cell office:value-type="float" office:value="1286" calcext:value-type="float">
              <text:p>1286</text:p>
            </table:table-cell>
            <table:table-cell office:value-type="string" calcext:value-type="string">
              <text:p>-4,037.79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503" calcext:value-type="float">
              <text:p>247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3-001002-SERVICIO GUARDIANIA</text:p>
            </table:table-cell>
          </table:table-row>
          <table:table-row table:style-name="ro7" table:visibility="collapse">
            <table:table-cell office:value-type="float" office:value="1287" calcext:value-type="float">
              <text:p>1287</text:p>
            </table:table-cell>
            <table:table-cell office:value-type="string" calcext:value-type="string">
              <text:p>-4,014.03</text:p>
            </table:table-cell>
            <table:table-cell office:value-type="float" office:value="23.76" calcext:value-type="float">
              <text:p><text:s/>23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903" calcext:value-type="float">
              <text:p>247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11995-001001-88 BOTELLONES DE AGUA</text:p>
            </table:table-cell>
          </table:table-row>
          <table:table-row table:style-name="ro7" table:visibility="collapse">
            <table:table-cell office:value-type="float" office:value="1288" calcext:value-type="float">
              <text:p>1288</text:p>
            </table:table-cell>
            <table:table-cell office:value-type="string" calcext:value-type="string">
              <text:p>-3,733.13</text:p>
            </table:table-cell>
            <table:table-cell office:value-type="float" office:value="280.9" calcext:value-type="float">
              <text:p><text:s/>28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003" calcext:value-type="float">
              <text:p>248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762-001001-HORMIGON 140KG/CM2 STANDAR-28 </text:p>
            </table:table-cell>
          </table:table-row>
          <table:table-row table:style-name="ro7" table:visibility="collapse">
            <table:table-cell office:value-type="float" office:value="1289" calcext:value-type="float">
              <text:p>1289</text:p>
            </table:table-cell>
            <table:table-cell office:value-type="string" calcext:value-type="string">
              <text:p>-3,711.53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303" calcext:value-type="float">
              <text:p>248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1165-001001-LOGISTICA Y MOVILIZACION: MINI</text:p>
            </table:table-cell>
          </table:table-row>
          <table:table-row table:style-name="ro7" table:visibility="collapse">
            <table:table-cell office:value-type="float" office:value="1290" calcext:value-type="float">
              <text:p>1290</text:p>
            </table:table-cell>
            <table:table-cell office:value-type="string" calcext:value-type="string">
              <text:p>-3,709.37</text:p>
            </table:table-cell>
            <table:table-cell office:value-type="float" office:value="2.16" calcext:value-type="float">
              <text:p><text:s/>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303" calcext:value-type="float">
              <text:p>246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83-001100-SACO VACIO 25KG CLASICC</text:p>
            </table:table-cell>
          </table:table-row>
          <table:table-row table:style-name="ro7" table:visibility="collapse">
            <table:table-cell office:value-type="float" office:value="1291" calcext:value-type="float">
              <text:p>1291</text:p>
            </table:table-cell>
            <table:table-cell office:value-type="string" calcext:value-type="string">
              <text:p>-3,108.03</text:p>
            </table:table-cell>
            <table:table-cell office:value-type="float" office:value="601.34" calcext:value-type="float">
              <text:p><text:s/>601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503" calcext:value-type="float">
              <text:p>246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13-002002-TUBERIA PEAD 160 X 11.80MM 1.2</text:p>
            </table:table-cell>
          </table:table-row>
          <table:table-row table:style-name="ro7" table:visibility="collapse">
            <table:table-cell office:value-type="float" office:value="1292" calcext:value-type="float">
              <text:p>1292</text:p>
            </table:table-cell>
            <table:table-cell office:value-type="string" calcext:value-type="string">
              <text:p>-1,619.24</text:p>
            </table:table-cell>
            <table:table-cell office:value-type="float" office:value="1488.79" calcext:value-type="float">
              <text:p><text:s/>1,488.7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703" calcext:value-type="float">
              <text:p>253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23643-001501-ADOQUIN HOLANDES 8 CM COLOR - </text:p>
            </table:table-cell>
          </table:table-row>
          <table:table-row table:style-name="ro7" table:visibility="collapse">
            <table:table-cell office:value-type="float" office:value="1293" calcext:value-type="float">
              <text:p>1293</text:p>
            </table:table-cell>
            <table:table-cell office:value-type="string" calcext:value-type="string">
              <text:p>-1,614.54</text:p>
            </table:table-cell>
            <table:table-cell office:value-type="float" office:value="4.7" calcext:value-type="float">
              <text:p><text:s/>4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203" calcext:value-type="float">
              <text:p>245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27-001001-2 UNID TACHO BASURA ROJO 64CM </text:p>
            </table:table-cell>
          </table:table-row>
          <table:table-row table:style-name="ro7" table:visibility="collapse">
            <table:table-cell office:value-type="float" office:value="1294" calcext:value-type="float">
              <text:p>1294</text:p>
            </table:table-cell>
            <table:table-cell office:value-type="string" calcext:value-type="string">
              <text:p>-1,613.14</text:p>
            </table:table-cell>
            <table:table-cell office:value-type="float" office:value="1.4" calcext:value-type="float">
              <text:p><text:s/>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303" calcext:value-type="float">
              <text:p>245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45-001001-6 UNID. DISCO DE CORTE METAL D</text:p>
            </table:table-cell>
          </table:table-row>
          <table:table-row table:style-name="ro7" table:visibility="collapse">
            <table:table-cell office:value-type="float" office:value="1295" calcext:value-type="float">
              <text:p>1295</text:p>
            </table:table-cell>
            <table:table-cell office:value-type="string" calcext:value-type="string">
              <text:p>-1,457.58</text:p>
            </table:table-cell>
            <table:table-cell office:value-type="float" office:value="155.56" calcext:value-type="float">
              <text:p><text:s/>155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403" calcext:value-type="float">
              <text:p>245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194-002002-78 UNID. ANGULO 50X50X2MM - 78</text:p>
            </table:table-cell>
          </table:table-row>
          <table:table-row table:style-name="ro7" table:visibility="collapse">
            <table:table-cell office:value-type="float" office:value="1296" calcext:value-type="float">
              <text:p>1296</text:p>
            </table:table-cell>
            <table:table-cell office:value-type="string" calcext:value-type="string">
              <text:p>-1,356.78</text:p>
            </table:table-cell>
            <table:table-cell office:value-type="float" office:value="100.8" calcext:value-type="float">
              <text:p><text:s/>10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503" calcext:value-type="float">
              <text:p>245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108-001101-42 UNID. SUB BASE</text:p>
            </table:table-cell>
          </table:table-row>
          <table:table-row table:style-name="ro7" table:visibility="collapse">
            <table:table-cell office:value-type="float" office:value="1297" calcext:value-type="float">
              <text:p>1297</text:p>
            </table:table-cell>
            <table:table-cell office:value-type="string" calcext:value-type="string">
              <text:p>-1,353.19</text:p>
            </table:table-cell>
            <table:table-cell office:value-type="float" office:value="3.59" calcext:value-type="float">
              <text:p><text:s/>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603" calcext:value-type="float">
              <text:p>245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67-001100-5 UNID. DE LIQUIDO PENETRANTE</text:p>
            </table:table-cell>
          </table:table-row>
          <table:table-row table:style-name="ro7" table:visibility="collapse">
            <table:table-cell office:value-type="float" office:value="1298" calcext:value-type="float">
              <text:p>1298</text:p>
            </table:table-cell>
            <table:table-cell office:value-type="string" calcext:value-type="string">
              <text:p>-1,346.72</text:p>
            </table:table-cell>
            <table:table-cell office:value-type="float" office:value="6.47" calcext:value-type="float">
              <text:p><text:s/>6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703" calcext:value-type="float">
              <text:p>245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56651-002002-MOTOROEL SAE 20W-50 SN</text:p>
            </table:table-cell>
          </table:table-row>
          <table:table-row table:style-name="ro7" table:visibility="collapse">
            <table:table-cell office:value-type="float" office:value="1299" calcext:value-type="float">
              <text:p>1299</text:p>
            </table:table-cell>
            <table:table-cell office:value-type="string" calcext:value-type="string">
              <text:p>-1,170.50</text:p>
            </table:table-cell>
            <table:table-cell office:value-type="float" office:value="176.22" calcext:value-type="float">
              <text:p><text:s/>176.2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803" calcext:value-type="float">
              <text:p>245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13458-001003-CEMENTO HOLCIM FUERTE SACO 50K</text:p>
            </table:table-cell>
          </table:table-row>
          <table:table-row table:style-name="ro7" table:visibility="collapse">
            <table:table-cell office:value-type="float" office:value="1300" calcext:value-type="float">
              <text:p>1300</text:p>
            </table:table-cell>
            <table:table-cell office:value-type="string" calcext:value-type="string">
              <text:p>-1,055.00</text:p>
            </table:table-cell>
            <table:table-cell office:value-type="float" office:value="115.5" calcext:value-type="float">
              <text:p><text:s/>115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903" calcext:value-type="float">
              <text:p>245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92910-001101-PLASTICO NEGRO 1.5MTS-MARTILLO</text:p>
            </table:table-cell>
          </table:table-row>
          <table:table-row table:style-name="ro7" table:visibility="collapse">
            <table:table-cell office:value-type="float" office:value="1301" calcext:value-type="float">
              <text:p>1301</text:p>
            </table:table-cell>
            <table:table-cell office:value-type="string" calcext:value-type="string">
              <text:p>-929.46</text:p>
            </table:table-cell>
            <table:table-cell office:value-type="float" office:value="125.54" calcext:value-type="float">
              <text:p><text:s/>125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003" calcext:value-type="float">
              <text:p>246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93303-001101-ELECTROMALLAS- CUARTON SEMIDUR</text:p>
            </table:table-cell>
          </table:table-row>
          <table:table-row table:style-name="ro7" table:visibility="collapse">
            <table:table-cell office:value-type="float" office:value="1302" calcext:value-type="float">
              <text:p>1302</text:p>
            </table:table-cell>
            <table:table-cell office:value-type="string" calcext:value-type="string">
              <text:p>-899.57</text:p>
            </table:table-cell>
            <table:table-cell office:value-type="float" office:value="29.89" calcext:value-type="float">
              <text:p><text:s/>29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603" calcext:value-type="float">
              <text:p>250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768-001001-6 UNID CODAL DE ALUMINIO DE 3 </text:p>
            </table:table-cell>
          </table:table-row>
          <table:table-row table:style-name="ro7" table:visibility="collapse">
            <table:table-cell office:value-type="float" office:value="1303" calcext:value-type="float">
              <text:p>1303</text:p>
            </table:table-cell>
            <table:table-cell office:value-type="string" calcext:value-type="string">
              <text:p>-756.57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703" calcext:value-type="float">
              <text:p>250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911-001001-HORMIGON 140KG/CM2 STANDARD-28</text:p>
            </table:table-cell>
          </table:table-row>
          <table:table-row table:style-name="ro7" table:visibility="collapse">
            <table:table-cell office:value-type="float" office:value="1304" calcext:value-type="float">
              <text:p>1304</text:p>
            </table:table-cell>
            <table:table-cell office:value-type="string" calcext:value-type="string">
              <text:p>-752.69</text:p>
            </table:table-cell>
            <table:table-cell office:value-type="float" office:value="3.88" calcext:value-type="float">
              <text:p><text:s/>3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803" calcext:value-type="float">
              <text:p>250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50088-001002-FUNDA DE BASURA BLANCA 18X20 P</text:p>
            </table:table-cell>
          </table:table-row>
          <table:table-row table:style-name="ro7" table:visibility="collapse">
            <table:table-cell office:value-type="float" office:value="1305" calcext:value-type="float">
              <text:p>1305</text:p>
            </table:table-cell>
            <table:table-cell office:value-type="string" calcext:value-type="string">
              <text:p>-689.83</text:p>
            </table:table-cell>
            <table:table-cell office:value-type="float" office:value="62.86" calcext:value-type="float">
              <text:p><text:s/>62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803" calcext:value-type="float">
              <text:p>253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1845-022901-MALLA ARMEX R-196 625X240X10X5</text:p>
            </table:table-cell>
          </table:table-row>
          <table:table-row table:style-name="ro7" table:visibility="collapse">
            <table:table-cell office:value-type="float" office:value="1306" calcext:value-type="float">
              <text:p>1306</text:p>
            </table:table-cell>
            <table:table-cell office:value-type="string" calcext:value-type="string">
              <text:p>-625.01</text:p>
            </table:table-cell>
            <table:table-cell office:value-type="float" office:value="64.82" calcext:value-type="float">
              <text:p><text:s/>64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603" calcext:value-type="float">
              <text:p>253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3324-001002-CORDEL RAFIA 3H CC CON CENTRO</text:p>
            </table:table-cell>
          </table:table-row>
          <table:table-row table:style-name="ro7" table:visibility="collapse">
            <table:table-cell office:value-type="float" office:value="1307" calcext:value-type="float">
              <text:p>1307</text:p>
            </table:table-cell>
            <table:table-cell office:value-type="string" calcext:value-type="string">
              <text:p>-603.41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603" calcext:value-type="float">
              <text:p>248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20966-001001-ALQUILER MENSUAL DE SANITARIO </text:p>
            </table:table-cell>
          </table:table-row>
          <table:table-row table:style-name="ro7" table:visibility="collapse">
            <table:table-cell office:value-type="float" office:value="1308" calcext:value-type="float">
              <text:p>1308</text:p>
            </table:table-cell>
            <table:table-cell office:value-type="string" calcext:value-type="string">
              <text:p>-322.51</text:p>
            </table:table-cell>
            <table:table-cell office:value-type="float" office:value="280.9" calcext:value-type="float">
              <text:p><text:s/>28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703" calcext:value-type="float">
              <text:p>248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746-001001-HORMIGON 140KG/CM2 STANDAR-28 </text:p>
            </table:table-cell>
          </table:table-row>
          <table:table-row table:style-name="ro7" table:visibility="collapse">
            <table:table-cell office:value-type="float" office:value="1309" calcext:value-type="float">
              <text:p>1309</text:p>
            </table:table-cell>
            <table:table-cell office:value-type="string" calcext:value-type="string">
              <text:p>-148.87</text:p>
            </table:table-cell>
            <table:table-cell office:value-type="float" office:value="173.64" calcext:value-type="float">
              <text:p><text:s/>173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803" calcext:value-type="float">
              <text:p>248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6830-001001-HORMIGON 140KG/CM2 STANDARD</text:p>
            </table:table-cell>
          </table:table-row>
          <table:table-row table:style-name="ro7" table:visibility="collapse">
            <table:table-cell office:value-type="float" office:value="1310" calcext:value-type="float">
              <text:p>1310</text:p>
            </table:table-cell>
            <table:table-cell office:value-type="string" calcext:value-type="string">
              <text:p>-126.35</text:p>
            </table:table-cell>
            <table:table-cell office:value-type="float" office:value="22.52" calcext:value-type="float">
              <text:p><text:s/>22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103" calcext:value-type="float">
              <text:p>251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6-001011-TABLET SAMSUNG SM T 295-PANTAL</text:p>
            </table:table-cell>
          </table:table-row>
          <table:table-row table:style-name="ro7" table:visibility="collapse">
            <table:table-cell office:value-type="float" office:value="1311" calcext:value-type="float">
              <text:p>1311</text:p>
            </table:table-cell>
            <table:table-cell office:value-type="string" calcext:value-type="string">
              <text:p>-14.62</text:p>
            </table:table-cell>
            <table:table-cell office:value-type="float" office:value="111.73" calcext:value-type="float">
              <text:p><text:s/>111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003" calcext:value-type="float">
              <text:p>251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5-001011-CINTA DE ACERO, VOLQUETADA DE </text:p>
            </table:table-cell>
          </table:table-row>
          <table:table-row table:style-name="ro7" table:visibility="collapse">
            <table:table-cell office:value-type="float" office:value="1312" calcext:value-type="float">
              <text:p>1312</text:p>
            </table:table-cell>
            <table:table-cell office:value-type="string" calcext:value-type="string">
              <text:p>-7.87</text:p>
            </table:table-cell>
            <table:table-cell office:value-type="float" office:value="6.75" calcext:value-type="float">
              <text:p><text:s/>6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903" calcext:value-type="float">
              <text:p>250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4-001011-TUBO EMT 4</text:p>
            </table:table-cell>
          </table:table-row>
          <table:table-row table:style-name="ro7" table:visibility="collapse">
            <table:table-cell office:value-type="float" office:value="1313" calcext:value-type="float">
              <text:p>1313</text:p>
            </table:table-cell>
            <table:table-cell office:value-type="string" calcext:value-type="string">
              <text:p>-6.42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303" calcext:value-type="float">
              <text:p>2513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897-001011-JEAN TALLA 32 CN CINTA REFLECT</text:p>
            </table:table-cell>
          </table:table-row>
          <table:table-row table:style-name="ro7" table:visibility="collapse">
            <table:table-cell office:value-type="float" office:value="1314" calcext:value-type="float">
              <text:p>1314</text:p>
            </table:table-cell>
            <table:table-cell office:value-type="string" calcext:value-type="string">
              <text:p>-3.5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403" calcext:value-type="float">
              <text:p>251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09-001011-JEAN TALLA 38 CON CINTA REFLEC</text:p>
            </table:table-cell>
          </table:table-row>
          <table:table-row table:style-name="ro7" table:visibility="collapse">
            <table:table-cell office:value-type="float" office:value="1315" calcext:value-type="float">
              <text:p>1315</text:p>
            </table:table-cell>
            <table:table-cell office:value-type="string" calcext:value-type="string">
              <text:p><text:s/>.00</text:p>
            </table:table-cell>
            <table:table-cell office:value-type="float" office:value="3.52" calcext:value-type="float">
              <text:p><text:s/>3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1603" calcext:value-type="float">
              <text:p>251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414911-001011-TRAJE DE PROTECCION KLEENGUARD</text:p>
            </table:table-cell>
          </table:table-row>
          <table:table-row table:style-name="ro7" table:visibility="collapse">
            <table:table-cell office:value-type="float" office:value="1316" calcext:value-type="float">
              <text:p>1316</text:p>
            </table:table-cell>
            <table:table-cell office:value-type="string" calcext:value-type="string">
              <text:p>-18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.72" calcext:value-type="float">
              <text:p><text:s/>18.72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503" calcext:value-type="float">
              <text:p>265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NC 000001026-001003-DEVOLUCION 26 PALLETS DE MADER</text:p>
            </table:table-cell>
          </table:table-row>
          <table:table-row table:style-name="ro7" table:visibility="collapse">
            <table:table-cell office:value-type="float" office:value="1317" calcext:value-type="float">
              <text:p>1317</text:p>
            </table:table-cell>
            <table:table-cell office:value-type="string" calcext:value-type="string">
              <text:p>-9,781.1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762.46" calcext:value-type="float">
              <text:p><text:s/>9,762.46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318" calcext:value-type="float">
              <text:p>1318</text:p>
            </table:table-cell>
            <table:table-cell office:value-type="string" calcext:value-type="string">
              <text:p>-9,717.00</text:p>
            </table:table-cell>
            <table:table-cell office:value-type="float" office:value="64.18" calcext:value-type="float">
              <text:p><text:s/>64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903" calcext:value-type="float">
              <text:p>263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81-022901-SYKA PREMIUM 5KG</text:p>
            </table:table-cell>
          </table:table-row>
          <table:table-row table:style-name="ro7" table:visibility="collapse">
            <table:table-cell office:value-type="float" office:value="1319" calcext:value-type="float">
              <text:p>1319</text:p>
            </table:table-cell>
            <table:table-cell office:value-type="string" calcext:value-type="string">
              <text:p>-9,321.31</text:p>
            </table:table-cell>
            <table:table-cell office:value-type="float" office:value="395.69" calcext:value-type="float">
              <text:p><text:s/>395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003" calcext:value-type="float">
              <text:p>257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608-001003-VARILLA CORRUGADA 10MM X 12 MT</text:p>
            </table:table-cell>
          </table:table-row>
          <table:table-row table:style-name="ro7" table:visibility="collapse">
            <table:table-cell office:value-type="float" office:value="1320" calcext:value-type="float">
              <text:p>1320</text:p>
            </table:table-cell>
            <table:table-cell office:value-type="string" calcext:value-type="string">
              <text:p>-9,199.54</text:p>
            </table:table-cell>
            <table:table-cell office:value-type="float" office:value="121.77" calcext:value-type="float">
              <text:p><text:s/>121.7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103" calcext:value-type="float">
              <text:p>257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35-002002-ALAMBRE GALVANIZADO-ALAMBRE RE</text:p>
            </table:table-cell>
          </table:table-row>
          <table:table-row table:style-name="ro7" table:visibility="collapse">
            <table:table-cell office:value-type="float" office:value="1321" calcext:value-type="float">
              <text:p>1321</text:p>
            </table:table-cell>
            <table:table-cell office:value-type="string" calcext:value-type="string">
              <text:p>-8,798.64</text:p>
            </table:table-cell>
            <table:table-cell office:value-type="float" office:value="400.9" calcext:value-type="float">
              <text:p><text:s/>400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203" calcext:value-type="float">
              <text:p>257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39-002002-TUBERIA PEAD 160 X 11,80MM 1.2</text:p>
            </table:table-cell>
          </table:table-row>
          <table:table-row table:style-name="ro7" table:visibility="collapse">
            <table:table-cell office:value-type="float" office:value="1322" calcext:value-type="float">
              <text:p>1322</text:p>
            </table:table-cell>
            <table:table-cell office:value-type="string" calcext:value-type="string">
              <text:p>-8,477.97</text:p>
            </table:table-cell>
            <table:table-cell office:value-type="float" office:value="320.67" calcext:value-type="float">
              <text:p><text:s/>320.6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303" calcext:value-type="float">
              <text:p>257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3-002002-PLAYWOOD DE 18MM -VARILLA CORR</text:p>
            </table:table-cell>
          </table:table-row>
          <table:table-row table:style-name="ro7" table:visibility="collapse">
            <table:table-cell office:value-type="float" office:value="1323" calcext:value-type="float">
              <text:p>1323</text:p>
            </table:table-cell>
            <table:table-cell office:value-type="string" calcext:value-type="string">
              <text:p>-8,204.26</text:p>
            </table:table-cell>
            <table:table-cell office:value-type="float" office:value="273.71" calcext:value-type="float">
              <text:p><text:s/>273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403" calcext:value-type="float">
              <text:p>257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4-002002-VARILLA CORRUGADA DE 14MM X 12</text:p>
            </table:table-cell>
          </table:table-row>
          <table:table-row table:style-name="ro7" table:visibility="collapse">
            <table:table-cell office:value-type="float" office:value="1324" calcext:value-type="float">
              <text:p>1324</text:p>
            </table:table-cell>
            <table:table-cell office:value-type="string" calcext:value-type="string">
              <text:p>-8,111.08</text:p>
            </table:table-cell>
            <table:table-cell office:value-type="float" office:value="93.18" calcext:value-type="float">
              <text:p><text:s/>93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503" calcext:value-type="float">
              <text:p>257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45-002002-ADAPTADOR ROSCABLE P/LIMP 110M</text:p>
            </table:table-cell>
          </table:table-row>
          <table:table-row table:style-name="ro7" table:visibility="collapse">
            <table:table-cell office:value-type="float" office:value="1325" calcext:value-type="float">
              <text:p>1325</text:p>
            </table:table-cell>
            <table:table-cell office:value-type="string" calcext:value-type="string">
              <text:p>-8,092.45</text:p>
            </table:table-cell>
            <table:table-cell office:value-type="float" office:value="18.63" calcext:value-type="float">
              <text:p><text:s/>18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703" calcext:value-type="float">
              <text:p>257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57-002002-PEGA TUBOS PVC KALIPEGA GALON </text:p>
            </table:table-cell>
          </table:table-row>
          <table:table-row table:style-name="ro7" table:visibility="collapse">
            <table:table-cell office:value-type="float" office:value="1326" calcext:value-type="float">
              <text:p>1326</text:p>
            </table:table-cell>
            <table:table-cell office:value-type="string" calcext:value-type="string">
              <text:p>-8,080.12</text:p>
            </table:table-cell>
            <table:table-cell office:value-type="float" office:value="12.33" calcext:value-type="float">
              <text:p><text:s/>1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903" calcext:value-type="float">
              <text:p>257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317204-022902-ESCOBA CERDA NEGRA- CEPILLO DE</text:p>
            </table:table-cell>
          </table:table-row>
          <table:table-row table:style-name="ro7" table:visibility="collapse">
            <table:table-cell office:value-type="float" office:value="1327" calcext:value-type="float">
              <text:p>1327</text:p>
            </table:table-cell>
            <table:table-cell office:value-type="string" calcext:value-type="string">
              <text:p>-8,078.22</text:p>
            </table:table-cell>
            <table:table-cell office:value-type="float" office:value="1.9" calcext:value-type="float">
              <text:p><text:s/>1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403" calcext:value-type="float">
              <text:p>260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25-001100-PILA ALCALINA MAX "C" 1.5V ENE</text:p>
            </table:table-cell>
          </table:table-row>
          <table:table-row table:style-name="ro7" table:visibility="collapse">
            <table:table-cell office:value-type="float" office:value="1328" calcext:value-type="float">
              <text:p>1328</text:p>
            </table:table-cell>
            <table:table-cell office:value-type="string" calcext:value-type="string">
              <text:p>-8,077.15</text:p>
            </table:table-cell>
            <table:table-cell office:value-type="float" office:value="1.07" calcext:value-type="float">
              <text:p><text:s/>1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703" calcext:value-type="float">
              <text:p>260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08-001100-DISCO CORTE METAL 7" X 1/16" X</text:p>
            </table:table-cell>
          </table:table-row>
          <table:table-row table:style-name="ro7" table:visibility="collapse">
            <table:table-cell office:value-type="float" office:value="1329" calcext:value-type="float">
              <text:p>1329</text:p>
            </table:table-cell>
            <table:table-cell office:value-type="string" calcext:value-type="string">
              <text:p>-8,067.81</text:p>
            </table:table-cell>
            <table:table-cell office:value-type="float" office:value="9.34" calcext:value-type="float">
              <text:p><text:s/>9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203" calcext:value-type="float">
              <text:p>254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50644-001002-ZAKKA DESINFECTANTE AMONONIO C</text:p>
            </table:table-cell>
          </table:table-row>
          <table:table-row table:style-name="ro7" table:visibility="collapse">
            <table:table-cell office:value-type="float" office:value="1330" calcext:value-type="float">
              <text:p>1330</text:p>
            </table:table-cell>
            <table:table-cell office:value-type="string" calcext:value-type="string">
              <text:p>-8,066.35</text:p>
            </table:table-cell>
            <table:table-cell office:value-type="float" office:value="1.46" calcext:value-type="float">
              <text:p><text:s/>1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303" calcext:value-type="float">
              <text:p>254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9615-003006-TUBO EMT FUNJI NAC 1/2 UNION E</text:p>
            </table:table-cell>
          </table:table-row>
          <table:table-row table:style-name="ro7" table:visibility="collapse">
            <table:table-cell office:value-type="float" office:value="1331" calcext:value-type="float">
              <text:p>1331</text:p>
            </table:table-cell>
            <table:table-cell office:value-type="string" calcext:value-type="string">
              <text:p>-8,055.08</text:p>
            </table:table-cell>
            <table:table-cell office:value-type="float" office:value="11.27" calcext:value-type="float">
              <text:p><text:s/>11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503" calcext:value-type="float">
              <text:p>254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797-001001-DISCO DE CORTE P/HORMIGON SIMP</text:p>
            </table:table-cell>
          </table:table-row>
          <table:table-row table:style-name="ro7" table:visibility="collapse">
            <table:table-cell office:value-type="float" office:value="1332" calcext:value-type="float">
              <text:p>1332</text:p>
            </table:table-cell>
            <table:table-cell office:value-type="string" calcext:value-type="string">
              <text:p>-7,963.64</text:p>
            </table:table-cell>
            <table:table-cell office:value-type="float" office:value="91.44" calcext:value-type="float">
              <text:p><text:s/>91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603" calcext:value-type="float">
              <text:p>254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794-001001-DISCOS DE CORTE PARA HORMIGON </text:p>
            </table:table-cell>
          </table:table-row>
          <table:table-row table:style-name="ro7" table:visibility="collapse">
            <table:table-cell office:value-type="float" office:value="1333" calcext:value-type="float">
              <text:p>1333</text:p>
            </table:table-cell>
            <table:table-cell office:value-type="string" calcext:value-type="string">
              <text:p>-7,881.70</text:p>
            </table:table-cell>
            <table:table-cell office:value-type="float" office:value="81.94" calcext:value-type="float">
              <text:p><text:s/>8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803" calcext:value-type="float">
              <text:p>254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07-001100-MALLA HEXAGONAL 1/2" 1X50M IDE</text:p>
            </table:table-cell>
          </table:table-row>
          <table:table-row table:style-name="ro7" table:visibility="collapse">
            <table:table-cell office:value-type="float" office:value="1334" calcext:value-type="float">
              <text:p>1334</text:p>
            </table:table-cell>
            <table:table-cell office:value-type="string" calcext:value-type="string">
              <text:p>-7,843.02</text:p>
            </table:table-cell>
            <table:table-cell office:value-type="float" office:value="38.68" calcext:value-type="float">
              <text:p><text:s/>38.6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4903" calcext:value-type="float">
              <text:p>254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93964-001101-PLANCHA PLYWOOD 4X8X18MM-</text:p>
            </table:table-cell>
          </table:table-row>
          <table:table-row table:style-name="ro7" table:visibility="collapse">
            <table:table-cell office:value-type="float" office:value="1335" calcext:value-type="float">
              <text:p>1335</text:p>
            </table:table-cell>
            <table:table-cell office:value-type="string" calcext:value-type="string">
              <text:p>-7,668.45</text:p>
            </table:table-cell>
            <table:table-cell office:value-type="float" office:value="174.57" calcext:value-type="float">
              <text:p><text:s/>174.5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003" calcext:value-type="float">
              <text:p>255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53263-001102-ELECTROMALLAS 8- 15</text:p>
            </table:table-cell>
          </table:table-row>
          <table:table-row table:style-name="ro7" table:visibility="collapse">
            <table:table-cell office:value-type="float" office:value="1336" calcext:value-type="float">
              <text:p>1336</text:p>
            </table:table-cell>
            <table:table-cell office:value-type="string" calcext:value-type="string">
              <text:p>-7,641.46</text:p>
            </table:table-cell>
            <table:table-cell office:value-type="float" office:value="26.99" calcext:value-type="float">
              <text:p><text:s/>26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103" calcext:value-type="float">
              <text:p>255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82845-001008-BATERIAS 30H HD S3</text:p>
            </table:table-cell>
          </table:table-row>
          <table:table-row table:style-name="ro7" table:visibility="collapse">
            <table:table-cell office:value-type="float" office:value="1337" calcext:value-type="float">
              <text:p>1337</text:p>
            </table:table-cell>
            <table:table-cell office:value-type="string" calcext:value-type="string">
              <text:p>-7,457.60</text:p>
            </table:table-cell>
            <table:table-cell office:value-type="float" office:value="183.86" calcext:value-type="float">
              <text:p><text:s/>183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303" calcext:value-type="float">
              <text:p>258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6978-001001-HORMIGON140KG/CM2 STANDARD-28 </text:p>
            </table:table-cell>
          </table:table-row>
          <table:table-row table:style-name="ro7" table:visibility="collapse">
            <table:table-cell office:value-type="float" office:value="1338" calcext:value-type="float">
              <text:p>1338</text:p>
            </table:table-cell>
            <table:table-cell office:value-type="string" calcext:value-type="string">
              <text:p>-7,213.41</text:p>
            </table:table-cell>
            <table:table-cell office:value-type="float" office:value="244.19" calcext:value-type="float">
              <text:p><text:s/>244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103" calcext:value-type="float">
              <text:p>264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9057-001101-CEMENTO HOLCIM FUERTE TIPO GU </text:p>
            </table:table-cell>
          </table:table-row>
          <table:table-row table:style-name="ro7" table:visibility="collapse">
            <table:table-cell office:value-type="float" office:value="1339" calcext:value-type="float">
              <text:p>1339</text:p>
            </table:table-cell>
            <table:table-cell office:value-type="string" calcext:value-type="string">
              <text:p>-7,176.39</text:p>
            </table:table-cell>
            <table:table-cell office:value-type="float" office:value="37.02" calcext:value-type="float">
              <text:p><text:s/>37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203" calcext:value-type="float">
              <text:p>264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30-001001-RUEDAS LLANTAS ANTIPINCHAZO DE</text:p>
            </table:table-cell>
          </table:table-row>
          <table:table-row table:style-name="ro7" table:visibility="collapse">
            <table:table-cell office:value-type="float" office:value="1340" calcext:value-type="float">
              <text:p>1340</text:p>
            </table:table-cell>
            <table:table-cell office:value-type="string" calcext:value-type="string">
              <text:p>-6,769.78</text:p>
            </table:table-cell>
            <table:table-cell office:value-type="float" office:value="406.61" calcext:value-type="float">
              <text:p><text:s/>406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303" calcext:value-type="float">
              <text:p>264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809-001003-CEMENTO HOLCIM FUERTE TIPO GU </text:p>
            </table:table-cell>
          </table:table-row>
          <table:table-row table:style-name="ro7" table:visibility="collapse">
            <table:table-cell office:value-type="float" office:value="1341" calcext:value-type="float">
              <text:p>1341</text:p>
            </table:table-cell>
            <table:table-cell office:value-type="string" calcext:value-type="string">
              <text:p>-6,750.89</text:p>
            </table:table-cell>
            <table:table-cell office:value-type="float" office:value="18.89" calcext:value-type="float">
              <text:p><text:s/>18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503" calcext:value-type="float">
              <text:p>264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47601-002001-GRAPA EMT1/2" -CONECTOR EMT3/4</text:p>
            </table:table-cell>
          </table:table-row>
          <table:table-row table:style-name="ro7" table:visibility="collapse">
            <table:table-cell office:value-type="float" office:value="1342" calcext:value-type="float">
              <text:p>1342</text:p>
            </table:table-cell>
            <table:table-cell office:value-type="string" calcext:value-type="string">
              <text:p>-6,606.89</text:p>
            </table:table-cell>
            <table:table-cell office:value-type="float" office:value="144" calcext:value-type="float">
              <text:p><text:s/>14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303" calcext:value-type="float">
              <text:p>266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8328-001001-ALQUILER 20 CUERPOS DE ANDAMIO</text:p>
            </table:table-cell>
          </table:table-row>
          <table:table-row table:style-name="ro7" table:visibility="collapse">
            <table:table-cell office:value-type="float" office:value="1343" calcext:value-type="float">
              <text:p>1343</text:p>
            </table:table-cell>
            <table:table-cell office:value-type="string" calcext:value-type="string">
              <text:p>-6,507.89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203" calcext:value-type="float">
              <text:p>258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8319-001001-ALQUILER COMPACTADORA TIPO BAI</text:p>
            </table:table-cell>
          </table:table-row>
          <table:table-row table:style-name="ro7" table:visibility="collapse">
            <table:table-cell office:value-type="float" office:value="1344" calcext:value-type="float">
              <text:p>1344</text:p>
            </table:table-cell>
            <table:table-cell office:value-type="string" calcext:value-type="string">
              <text:p>-6,436.39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603" calcext:value-type="float">
              <text:p>259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66-001001-HORMIGON 140KG/CM2 STANDARD</text:p>
            </table:table-cell>
          </table:table-row>
          <table:table-row table:style-name="ro7" table:visibility="collapse">
            <table:table-cell office:value-type="float" office:value="1345" calcext:value-type="float">
              <text:p>1345</text:p>
            </table:table-cell>
            <table:table-cell office:value-type="string" calcext:value-type="string">
              <text:p>-6,293.39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703" calcext:value-type="float">
              <text:p>259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48-001001-HORMIGON140 KG/CM2 STANDARD-28</text:p>
            </table:table-cell>
          </table:table-row>
          <table:table-row table:style-name="ro7" table:visibility="collapse">
            <table:table-cell office:value-type="float" office:value="1346" calcext:value-type="float">
              <text:p>1346</text:p>
            </table:table-cell>
            <table:table-cell office:value-type="string" calcext:value-type="string">
              <text:p>-6,293.20</text:p>
            </table:table-cell>
            <table:table-cell office:value-type="float" office:value="0.19" calcext:value-type="float">
              <text:p><text:s/>0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7603" calcext:value-type="float">
              <text:p>257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250-002002-CODO ROSCABLE HH 1/2 X90</text:p>
            </table:table-cell>
          </table:table-row>
          <table:table-row table:style-name="ro7" table:visibility="collapse">
            <table:table-cell office:value-type="float" office:value="1347" calcext:value-type="float">
              <text:p>1347</text:p>
            </table:table-cell>
            <table:table-cell office:value-type="string" calcext:value-type="string">
              <text:p>-6,150.20</text:p>
            </table:table-cell>
            <table:table-cell office:value-type="float" office:value="143" calcext:value-type="float">
              <text:p><text:s/>14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803" calcext:value-type="float">
              <text:p>259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83-001001-HORMIGON 140KG/CM2 STANDARD</text:p>
            </table:table-cell>
          </table:table-row>
          <table:table-row table:style-name="ro7" table:visibility="collapse">
            <table:table-cell office:value-type="float" office:value="1348" calcext:value-type="float">
              <text:p>1348</text:p>
            </table:table-cell>
            <table:table-cell office:value-type="string" calcext:value-type="string">
              <text:p>-5,719.82</text:p>
            </table:table-cell>
            <table:table-cell office:value-type="float" office:value="430.38" calcext:value-type="float">
              <text:p><text:s/>430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403" calcext:value-type="float">
              <text:p>263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58-022901-SELLADOR UNISEAL-ECONOSEAL MAT</text:p>
            </table:table-cell>
          </table:table-row>
          <table:table-row table:style-name="ro7" table:visibility="collapse">
            <table:table-cell office:value-type="float" office:value="1349" calcext:value-type="float">
              <text:p>1349</text:p>
            </table:table-cell>
            <table:table-cell office:value-type="string" calcext:value-type="string">
              <text:p>-5,541.62</text:p>
            </table:table-cell>
            <table:table-cell office:value-type="float" office:value="178.2" calcext:value-type="float">
              <text:p><text:s/>178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503" calcext:value-type="float">
              <text:p>263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207-001001-55 METROS ADOQUIN</text:p>
            </table:table-cell>
          </table:table-row>
          <table:table-row table:style-name="ro7" table:visibility="collapse">
            <table:table-cell office:value-type="float" office:value="1350" calcext:value-type="float">
              <text:p>1350</text:p>
            </table:table-cell>
            <table:table-cell office:value-type="string" calcext:value-type="string">
              <text:p>-5,457.62</text:p>
            </table:table-cell>
            <table:table-cell office:value-type="float" office:value="84" calcext:value-type="float">
              <text:p><text:s/>8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603" calcext:value-type="float">
              <text:p>264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46-001001-SACO DE PIEDRA GRANITO LAVABLE</text:p>
            </table:table-cell>
          </table:table-row>
          <table:table-row table:style-name="ro7" table:visibility="collapse">
            <table:table-cell office:value-type="float" office:value="1351" calcext:value-type="float">
              <text:p>1351</text:p>
            </table:table-cell>
            <table:table-cell office:value-type="string" calcext:value-type="string">
              <text:p>-5,398.58</text:p>
            </table:table-cell>
            <table:table-cell office:value-type="float" office:value="59.04" calcext:value-type="float">
              <text:p><text:s/>59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4803" calcext:value-type="float">
              <text:p>264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171-001003-PALLETS DE MADERA PINO</text:p>
            </table:table-cell>
          </table:table-row>
          <table:table-row table:style-name="ro7" table:visibility="collapse">
            <table:table-cell office:value-type="float" office:value="1352" calcext:value-type="float">
              <text:p>1352</text:p>
            </table:table-cell>
            <table:table-cell office:value-type="string" calcext:value-type="string">
              <text:p>-5,278.58</text:p>
            </table:table-cell>
            <table:table-cell office:value-type="float" office:value="120" calcext:value-type="float">
              <text:p><text:s/>12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103" calcext:value-type="float">
              <text:p>265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114-001101-CISCO PARA PRYECTO UG</text:p>
            </table:table-cell>
          </table:table-row>
          <table:table-row table:style-name="ro7" table:visibility="collapse">
            <table:table-cell office:value-type="float" office:value="1353" calcext:value-type="float">
              <text:p>1353</text:p>
            </table:table-cell>
            <table:table-cell office:value-type="string" calcext:value-type="string">
              <text:p>-5,128.82</text:p>
            </table:table-cell>
            <table:table-cell office:value-type="float" office:value="149.76" calcext:value-type="float">
              <text:p><text:s/>149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203" calcext:value-type="float">
              <text:p>265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115-001101-ARENA PROYECTO UG</text:p>
            </table:table-cell>
          </table:table-row>
          <table:table-row table:style-name="ro7" table:visibility="collapse">
            <table:table-cell office:value-type="float" office:value="1354" calcext:value-type="float">
              <text:p>1354</text:p>
            </table:table-cell>
            <table:table-cell office:value-type="string" calcext:value-type="string">
              <text:p>-5,117.42</text:p>
            </table:table-cell>
            <table:table-cell office:value-type="float" office:value="11.4" calcext:value-type="float">
              <text:p><text:s/>11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303" calcext:value-type="float">
              <text:p>265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056-001001-LUBE</text:p>
            </table:table-cell>
          </table:table-row>
          <table:table-row table:style-name="ro7" table:visibility="collapse">
            <table:table-cell office:value-type="float" office:value="1355" calcext:value-type="float">
              <text:p>1355</text:p>
            </table:table-cell>
            <table:table-cell office:value-type="string" calcext:value-type="string">
              <text:p>-5,094.62</text:p>
            </table:table-cell>
            <table:table-cell office:value-type="float" office:value="22.8" calcext:value-type="float">
              <text:p><text:s/>2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403" calcext:value-type="float">
              <text:p>265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055-001001-LUBE (2)</text:p>
            </table:table-cell>
          </table:table-row>
          <table:table-row table:style-name="ro7" table:visibility="collapse">
            <table:table-cell office:value-type="float" office:value="1356" calcext:value-type="float">
              <text:p>1356</text:p>
            </table:table-cell>
            <table:table-cell office:value-type="string" calcext:value-type="string">
              <text:p>-4,026.09</text:p>
            </table:table-cell>
            <table:table-cell office:value-type="float" office:value="1068.53" calcext:value-type="float">
              <text:p><text:s/>1,068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903" calcext:value-type="float">
              <text:p>259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7397-018501-RIVOLA 45X45 PIETRA- HYDRA 60X</text:p>
            </table:table-cell>
          </table:table-row>
          <table:table-row table:style-name="ro7" table:visibility="collapse">
            <table:table-cell office:value-type="float" office:value="1357" calcext:value-type="float">
              <text:p>1357</text:p>
            </table:table-cell>
            <table:table-cell office:value-type="string" calcext:value-type="string">
              <text:p>-3,859.14</text:p>
            </table:table-cell>
            <table:table-cell office:value-type="float" office:value="166.95" calcext:value-type="float">
              <text:p><text:s/>166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003" calcext:value-type="float">
              <text:p>260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30100-003006-ALAMBRE GALVANIZADO- CONECTOR </text:p>
            </table:table-cell>
          </table:table-row>
          <table:table-row table:style-name="ro7" table:visibility="collapse">
            <table:table-cell office:value-type="float" office:value="1358" calcext:value-type="float">
              <text:p>1358</text:p>
            </table:table-cell>
            <table:table-cell office:value-type="string" calcext:value-type="string">
              <text:p>-3,850.54</text:p>
            </table:table-cell>
            <table:table-cell office:value-type="float" office:value="8.6" calcext:value-type="float">
              <text:p><text:s/>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203" calcext:value-type="float">
              <text:p>260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1389-003001-ARCHIVADOR UNICO OFICIO- RESMA</text:p>
            </table:table-cell>
          </table:table-row>
          <table:table-row table:style-name="ro7" table:visibility="collapse">
            <table:table-cell office:value-type="float" office:value="1359" calcext:value-type="float">
              <text:p>1359</text:p>
            </table:table-cell>
            <table:table-cell office:value-type="string" calcext:value-type="string">
              <text:p>-3,836.14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603" calcext:value-type="float">
              <text:p>263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853-001001-PLANCHA PLYWOOD 3MM - PERNO AU</text:p>
            </table:table-cell>
          </table:table-row>
          <table:table-row table:style-name="ro7" table:visibility="collapse">
            <table:table-cell office:value-type="float" office:value="1360" calcext:value-type="float">
              <text:p>1360</text:p>
            </table:table-cell>
            <table:table-cell office:value-type="string" calcext:value-type="string">
              <text:p>-3,756.28</text:p>
            </table:table-cell>
            <table:table-cell office:value-type="float" office:value="79.86" calcext:value-type="float">
              <text:p><text:s/>79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703" calcext:value-type="float">
              <text:p>255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5-001001-MANTENIMIENTO, REPARACION DE 2</text:p>
            </table:table-cell>
          </table:table-row>
          <table:table-row table:style-name="ro7" table:visibility="collapse">
            <table:table-cell office:value-type="float" office:value="1361" calcext:value-type="float">
              <text:p>1361</text:p>
            </table:table-cell>
            <table:table-cell office:value-type="string" calcext:value-type="string">
              <text:p>-3,696.77</text:p>
            </table:table-cell>
            <table:table-cell office:value-type="float" office:value="59.51" calcext:value-type="float">
              <text:p><text:s/>59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203" calcext:value-type="float">
              <text:p>255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433-001003-VARILLA CORRUGADA 12MM X 12 MT</text:p>
            </table:table-cell>
          </table:table-row>
          <table:table-row table:style-name="ro7" table:visibility="collapse">
            <table:table-cell office:value-type="float" office:value="1362" calcext:value-type="float">
              <text:p>1362</text:p>
            </table:table-cell>
            <table:table-cell office:value-type="string" calcext:value-type="string">
              <text:p>-3,650.63</text:p>
            </table:table-cell>
            <table:table-cell office:value-type="float" office:value="46.14" calcext:value-type="float">
              <text:p><text:s/>46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303" calcext:value-type="float">
              <text:p>255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50-001100-MALLA TEJIDA IDEAL ALAMBREC</text:p>
            </table:table-cell>
          </table:table-row>
          <table:table-row table:style-name="ro7" table:visibility="collapse">
            <table:table-cell office:value-type="float" office:value="1363" calcext:value-type="float">
              <text:p>1363</text:p>
            </table:table-cell>
            <table:table-cell office:value-type="string" calcext:value-type="string">
              <text:p>-3,067.07</text:p>
            </table:table-cell>
            <table:table-cell office:value-type="float" office:value="583.56" calcext:value-type="float">
              <text:p><text:s/>583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403" calcext:value-type="float">
              <text:p>255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14126-001003-BLOQUE VICTORIA 9X20X40 - BLOQ</text:p>
            </table:table-cell>
          </table:table-row>
          <table:table-row table:style-name="ro7" table:visibility="collapse">
            <table:table-cell office:value-type="float" office:value="1364" calcext:value-type="float">
              <text:p>1364</text:p>
            </table:table-cell>
            <table:table-cell office:value-type="string" calcext:value-type="string">
              <text:p>-2,781.07</text:p>
            </table:table-cell>
            <table:table-cell office:value-type="float" office:value="286" calcext:value-type="float">
              <text:p><text:s/>28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503" calcext:value-type="float">
              <text:p>258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6980-001001-HORMIGON140KG/CM2 STANDARD-28</text:p>
            </table:table-cell>
          </table:table-row>
          <table:table-row table:style-name="ro7" table:visibility="collapse">
            <table:table-cell office:value-type="float" office:value="1365" calcext:value-type="float">
              <text:p>1365</text:p>
            </table:table-cell>
            <table:table-cell office:value-type="string" calcext:value-type="string">
              <text:p>-2,709.57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603" calcext:value-type="float">
              <text:p>258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047-001001-HORMIGON140KG/CM2 STANDARD-28</text:p>
            </table:table-cell>
          </table:table-row>
          <table:table-row table:style-name="ro7" table:visibility="collapse">
            <table:table-cell office:value-type="float" office:value="1366" calcext:value-type="float">
              <text:p>1366</text:p>
            </table:table-cell>
            <table:table-cell office:value-type="string" calcext:value-type="string">
              <text:p>-2,638.07</text:p>
            </table:table-cell>
            <table:table-cell office:value-type="float" office:value="71.5" calcext:value-type="float">
              <text:p><text:s/>71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703" calcext:value-type="float">
              <text:p>258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071-001001-HORMIGON140KG/CM2 STANDARD-28</text:p>
            </table:table-cell>
          </table:table-row>
          <table:table-row table:style-name="ro7" table:visibility="collapse">
            <table:table-cell office:value-type="float" office:value="1367" calcext:value-type="float">
              <text:p>1367</text:p>
            </table:table-cell>
            <table:table-cell office:value-type="string" calcext:value-type="string">
              <text:p>-2,351.21</text:p>
            </table:table-cell>
            <table:table-cell office:value-type="float" office:value="286.86" calcext:value-type="float">
              <text:p><text:s/>286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903" calcext:value-type="float">
              <text:p>258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65-001001-HORMIGON140KG/CM2 STANDARD</text:p>
            </table:table-cell>
          </table:table-row>
          <table:table-row table:style-name="ro7" table:visibility="collapse">
            <table:table-cell office:value-type="float" office:value="1368" calcext:value-type="float">
              <text:p>1368</text:p>
            </table:table-cell>
            <table:table-cell office:value-type="string" calcext:value-type="string">
              <text:p>-2,121.17</text:p>
            </table:table-cell>
            <table:table-cell office:value-type="float" office:value="230.04" calcext:value-type="float">
              <text:p><text:s/>230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003" calcext:value-type="float">
              <text:p>259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34-001001-HORMIGON210KG/CM2 ESPECIAL-7 1</text:p>
            </table:table-cell>
          </table:table-row>
          <table:table-row table:style-name="ro7" table:visibility="collapse">
            <table:table-cell office:value-type="float" office:value="1369" calcext:value-type="float">
              <text:p>1369</text:p>
            </table:table-cell>
            <table:table-cell office:value-type="string" calcext:value-type="string">
              <text:p>-1,690.76</text:p>
            </table:table-cell>
            <table:table-cell office:value-type="float" office:value="430.41" calcext:value-type="float">
              <text:p><text:s/>430.4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103" calcext:value-type="float">
              <text:p>259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133-001001-HORMIGON210KG/CM2 ESPECIAL-7 1</text:p>
            </table:table-cell>
          </table:table-row>
          <table:table-row table:style-name="ro7" table:visibility="collapse">
            <table:table-cell office:value-type="float" office:value="1370" calcext:value-type="float">
              <text:p>1370</text:p>
            </table:table-cell>
            <table:table-cell office:value-type="string" calcext:value-type="string">
              <text:p>-1,425.58</text:p>
            </table:table-cell>
            <table:table-cell office:value-type="float" office:value="265.18" calcext:value-type="float">
              <text:p><text:s/>265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303" calcext:value-type="float">
              <text:p>267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4915-001004-SUPREMO SATIN BLANCO- BASE SUP</text:p>
            </table:table-cell>
          </table:table-row>
          <table:table-row table:style-name="ro7" table:visibility="collapse">
            <table:table-cell office:value-type="float" office:value="1371" calcext:value-type="float">
              <text:p>1371</text:p>
            </table:table-cell>
            <table:table-cell office:value-type="string" calcext:value-type="string">
              <text:p>-1,401.05</text:p>
            </table:table-cell>
            <table:table-cell office:value-type="float" office:value="24.53" calcext:value-type="float">
              <text:p><text:s/>24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403" calcext:value-type="float">
              <text:p>267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66-001100-CODO DESAGUE 45- CODO DESAGUE </text:p>
            </table:table-cell>
          </table:table-row>
          <table:table-row table:style-name="ro7" table:visibility="collapse">
            <table:table-cell office:value-type="float" office:value="1372" calcext:value-type="float">
              <text:p>1372</text:p>
            </table:table-cell>
            <table:table-cell office:value-type="string" calcext:value-type="string">
              <text:p>-1,333.67</text:p>
            </table:table-cell>
            <table:table-cell office:value-type="float" office:value="67.38" calcext:value-type="float">
              <text:p><text:s/>67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503" calcext:value-type="float">
              <text:p>267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0365-001100-TUBO EMT 3/4 - TUBO EMT 1"</text:p>
            </table:table-cell>
          </table:table-row>
          <table:table-row table:style-name="ro7" table:visibility="collapse">
            <table:table-cell office:value-type="float" office:value="1373" calcext:value-type="float">
              <text:p>1373</text:p>
            </table:table-cell>
            <table:table-cell office:value-type="string" calcext:value-type="string">
              <text:p>-1,221.31</text:p>
            </table:table-cell>
            <table:table-cell office:value-type="float" office:value="112.36" calcext:value-type="float">
              <text:p><text:s/>112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9203" calcext:value-type="float">
              <text:p>259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7234-001001-HORMIGON140KG/CM2</text:p>
            </table:table-cell>
          </table:table-row>
          <table:table-row table:style-name="ro7" table:visibility="collapse">
            <table:table-cell office:value-type="float" office:value="1374" calcext:value-type="float">
              <text:p>1374</text:p>
            </table:table-cell>
            <table:table-cell office:value-type="string" calcext:value-type="string">
              <text:p>-43.80</text:p>
            </table:table-cell>
            <table:table-cell office:value-type="float" office:value="1177.51" calcext:value-type="float">
              <text:p><text:s/>1,177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2" calcext:value-type="float">
              <text:p>162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503" calcext:value-type="float">
              <text:p>268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1899-022901-PIEDRA ARRECIFE ARENA 50X10X2</text:p>
            </table:table-cell>
          </table:table-row>
          <table:table-row table:style-name="ro7" table:visibility="collapse">
            <table:table-cell office:value-type="float" office:value="1375" calcext:value-type="float">
              <text:p>1375</text:p>
            </table:table-cell>
            <table:table-cell office:value-type="string" calcext:value-type="string">
              <text:p><text:s/>.00</text:p>
            </table:table-cell>
            <table:table-cell office:value-type="float" office:value="43.8" calcext:value-type="float">
              <text:p><text:s/>4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303" calcext:value-type="float">
              <text:p>260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03348-001002-CORDEL RAFIA 3H CC CON CENTRO</text:p>
            </table:table-cell>
          </table:table-row>
          <table:table-row table:style-name="ro7" table:visibility="collapse">
            <table:table-cell office:value-type="float" office:value="1376" calcext:value-type="float">
              <text:p>1376</text:p>
            </table:table-cell>
            <table:table-cell office:value-type="string" calcext:value-type="string">
              <text:p>-106.4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06.46" calcext:value-type="float">
              <text:p><text:s/>106.46 </text:p>
            </table:table-cell>
            <table:table-cell/>
            <table:table-cell office:value-type="float" office:value="1660" calcext:value-type="float">
              <text:p>16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8-05" calcext:value-type="date">
              <text:p>05/08/2020</text:p>
            </table:table-cell>
            <table:table-cell office:value-type="string" calcext:value-type="string">
              <text:p>HORMIPISOS - N/C #845: APLICACIÓN A FACTURA #23643</text:p>
            </table:table-cell>
          </table:table-row>
          <table:table-row table:style-name="ro7" table:visibility="collapse">
            <table:table-cell office:value-type="float" office:value="1377" calcext:value-type="float">
              <text:p>1377</text:p>
            </table:table-cell>
            <table:table-cell office:value-type="string" calcext:value-type="string">
              <text:p>-106.5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09" calcext:value-type="float">
              <text:p><text:s/>0.09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803" calcext:value-type="float">
              <text:p>280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NC 000000153-001002-APLICA F# 8363 NOTA DE CREDITO</text:p>
            </table:table-cell>
          </table:table-row>
          <table:table-row table:style-name="ro7" table:visibility="collapse">
            <table:table-cell office:value-type="float" office:value="1378" calcext:value-type="float">
              <text:p>1378</text:p>
            </table:table-cell>
            <table:table-cell office:value-type="string" calcext:value-type="string">
              <text:p>-1,284.0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77.51" calcext:value-type="float">
              <text:p><text:s/>1,177.51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4803" calcext:value-type="float">
              <text:p>274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NC 000017950-022901-NC APLICA A FACTURA 1899 POR C</text:p>
            </table:table-cell>
          </table:table-row>
          <table:table-row table:style-name="ro7" table:visibility="collapse">
            <table:table-cell office:value-type="float" office:value="1379" calcext:value-type="float">
              <text:p>1379</text:p>
            </table:table-cell>
            <table:table-cell office:value-type="string" calcext:value-type="string">
              <text:p>-1,185.43</text:p>
            </table:table-cell>
            <table:table-cell office:value-type="float" office:value="98.63" calcext:value-type="float">
              <text:p><text:s/>98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903" calcext:value-type="float">
              <text:p>268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95331-001101-TABLA SEMIDURA- CUARTON SEMIDU</text:p>
            </table:table-cell>
          </table:table-row>
          <table:table-row table:style-name="ro7" table:visibility="collapse">
            <table:table-cell office:value-type="float" office:value="1380" calcext:value-type="float">
              <text:p>1380</text:p>
            </table:table-cell>
            <table:table-cell office:value-type="string" calcext:value-type="string">
              <text:p>-1,119.88</text:p>
            </table:table-cell>
            <table:table-cell office:value-type="float" office:value="65.55" calcext:value-type="float">
              <text:p><text:s/>65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203" calcext:value-type="float">
              <text:p>269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79-001100-MALLA EXAGONAL 1/2" 1X50M IDEA</text:p>
            </table:table-cell>
          </table:table-row>
          <table:table-row table:style-name="ro7" table:visibility="collapse">
            <table:table-cell office:value-type="float" office:value="1381" calcext:value-type="float">
              <text:p>1381</text:p>
            </table:table-cell>
            <table:table-cell office:value-type="string" calcext:value-type="string">
              <text:p>-1,116.73</text:p>
            </table:table-cell>
            <table:table-cell office:value-type="float" office:value="3.15" calcext:value-type="float">
              <text:p><text:s/>3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303" calcext:value-type="float">
              <text:p>269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216-001001-CODO CONDUIT L/R - TUBO CONDUI</text:p>
            </table:table-cell>
          </table:table-row>
          <table:table-row table:style-name="ro7" table:visibility="collapse">
            <table:table-cell office:value-type="float" office:value="1382" calcext:value-type="float">
              <text:p>1382</text:p>
            </table:table-cell>
            <table:table-cell office:value-type="string" calcext:value-type="string">
              <text:p>-1,116.23</text:p>
            </table:table-cell>
            <table:table-cell office:value-type="float" office:value="0.5" calcext:value-type="float">
              <text:p><text:s/>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403" calcext:value-type="float">
              <text:p>269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222-001001-CODO CONDUIT L/R 3/4X45</text:p>
            </table:table-cell>
          </table:table-row>
          <table:table-row table:style-name="ro7" table:visibility="collapse">
            <table:table-cell office:value-type="float" office:value="1383" calcext:value-type="float">
              <text:p>1383</text:p>
            </table:table-cell>
            <table:table-cell office:value-type="string" calcext:value-type="string">
              <text:p>-907.92</text:p>
            </table:table-cell>
            <table:table-cell office:value-type="float" office:value="208.31" calcext:value-type="float">
              <text:p><text:s/>208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503" calcext:value-type="float">
              <text:p>269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015-001002-CEMENTO HOLCIM FUERTE TIPO GU-</text:p>
            </table:table-cell>
          </table:table-row>
          <table:table-row table:style-name="ro7" table:visibility="collapse">
            <table:table-cell office:value-type="float" office:value="1384" calcext:value-type="float">
              <text:p>1384</text:p>
            </table:table-cell>
            <table:table-cell office:value-type="string" calcext:value-type="string">
              <text:p>-441.61</text:p>
            </table:table-cell>
            <table:table-cell office:value-type="float" office:value="466.31" calcext:value-type="float">
              <text:p><text:s/>466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603" calcext:value-type="float">
              <text:p>269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309-001001-PLANCHAS GRANITO-SACO BONDEX-D</text:p>
            </table:table-cell>
          </table:table-row>
          <table:table-row table:style-name="ro7" table:visibility="collapse">
            <table:table-cell office:value-type="float" office:value="1385" calcext:value-type="float">
              <text:p>1385</text:p>
            </table:table-cell>
            <table:table-cell office:value-type="string" calcext:value-type="string">
              <text:p>-396.69</text:p>
            </table:table-cell>
            <table:table-cell office:value-type="float" office:value="44.92" calcext:value-type="float">
              <text:p><text:s/>4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403" calcext:value-type="float">
              <text:p>270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79-001001-CORTADORA MANUAL DE PORCELANAT</text:p>
            </table:table-cell>
          </table:table-row>
          <table:table-row table:style-name="ro7" table:visibility="collapse">
            <table:table-cell office:value-type="float" office:value="1386" calcext:value-type="float">
              <text:p>1386</text:p>
            </table:table-cell>
            <table:table-cell office:value-type="string" calcext:value-type="string">
              <text:p>-357.27</text:p>
            </table:table-cell>
            <table:table-cell office:value-type="float" office:value="39.42" calcext:value-type="float">
              <text:p><text:s/>39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603" calcext:value-type="float">
              <text:p>270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2222-001001-COMPRA DE 146 BOTELLONES DE AG</text:p>
            </table:table-cell>
          </table:table-row>
          <table:table-row table:style-name="ro7" table:visibility="collapse">
            <table:table-cell office:value-type="float" office:value="1387" calcext:value-type="float">
              <text:p>1387</text:p>
            </table:table-cell>
            <table:table-cell office:value-type="string" calcext:value-type="string">
              <text:p>-347.22</text:p>
            </table:table-cell>
            <table:table-cell office:value-type="float" office:value="10.05" calcext:value-type="float">
              <text:p><text:s/>10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903" calcext:value-type="float">
              <text:p>280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90-001001-F# 890 COMPRA TACO DE EXPANSIO</text:p>
            </table:table-cell>
          </table:table-row>
          <table:table-row table:style-name="ro7" table:visibility="collapse">
            <table:table-cell office:value-type="float" office:value="1388" calcext:value-type="float">
              <text:p>1388</text:p>
            </table:table-cell>
            <table:table-cell office:value-type="string" calcext:value-type="string">
              <text:p>-247.19</text:p>
            </table:table-cell>
            <table:table-cell office:value-type="float" office:value="100.03" calcext:value-type="float">
              <text:p><text:s/>10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103" calcext:value-type="float">
              <text:p>275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232-001002-F# 8232 PLYWOOD ECO 122X2.44X1</text:p>
            </table:table-cell>
          </table:table-row>
          <table:table-row table:style-name="ro7" table:visibility="collapse">
            <table:table-cell office:value-type="float" office:value="1389" calcext:value-type="float">
              <text:p>1389</text:p>
            </table:table-cell>
            <table:table-cell office:value-type="string" calcext:value-type="string">
              <text:p><text:s/>213.61</text:p>
            </table:table-cell>
            <table:table-cell office:value-type="float" office:value="460.8" calcext:value-type="float">
              <text:p><text:s/>46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503" calcext:value-type="float">
              <text:p>271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118-001101-SUB BASE</text:p>
            </table:table-cell>
          </table:table-row>
          <table:table-row table:style-name="ro7" table:visibility="collapse">
            <table:table-cell office:value-type="float" office:value="1390" calcext:value-type="float">
              <text:p>1390</text:p>
            </table:table-cell>
            <table:table-cell office:value-type="string" calcext:value-type="string">
              <text:p><text:s/>471.89</text:p>
            </table:table-cell>
            <table:table-cell office:value-type="float" office:value="258.28" calcext:value-type="float">
              <text:p><text:s/>258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703" calcext:value-type="float">
              <text:p>282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0-001011-F# 421010 ALCOHOL INDUSTRIAL G</text:p>
            </table:table-cell>
          </table:table-row>
          <table:table-row table:style-name="ro7" table:visibility="collapse">
            <table:table-cell office:value-type="float" office:value="1391" calcext:value-type="float">
              <text:p>1391</text:p>
            </table:table-cell>
            <table:table-cell office:value-type="string" calcext:value-type="string">
              <text:p><text:s/>886.17</text:p>
            </table:table-cell>
            <table:table-cell office:value-type="float" office:value="414.28" calcext:value-type="float">
              <text:p><text:s/>414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803" calcext:value-type="float">
              <text:p>282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1-001011-F# 421011 TUBO PVC PROSCABLE 1</text:p>
            </table:table-cell>
          </table:table-row>
          <table:table-row table:style-name="ro7" table:visibility="collapse">
            <table:table-cell office:value-type="float" office:value="1392" calcext:value-type="float">
              <text:p>1392</text:p>
            </table:table-cell>
            <table:table-cell office:value-type="string" calcext:value-type="string">
              <text:p><text:s/>911.15</text:p>
            </table:table-cell>
            <table:table-cell office:value-type="float" office:value="24.98" calcext:value-type="float">
              <text:p><text:s/>24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903" calcext:value-type="float">
              <text:p>282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2-001011-F# 421012 DISCO CORTE METAL PL</text:p>
            </table:table-cell>
          </table:table-row>
          <table:table-row table:style-name="ro7" table:visibility="collapse">
            <table:table-cell office:value-type="float" office:value="1393" calcext:value-type="float">
              <text:p>1393</text:p>
            </table:table-cell>
            <table:table-cell office:value-type="string" calcext:value-type="string">
              <text:p><text:s/>961.14</text:p>
            </table:table-cell>
            <table:table-cell office:value-type="float" office:value="49.99" calcext:value-type="float">
              <text:p><text:s/>49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003" calcext:value-type="float">
              <text:p>283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3-001011-F# 421013 BAILEJO BELLOTA F CO</text:p>
            </table:table-cell>
          </table:table-row>
          <table:table-row table:style-name="ro7" table:visibility="collapse">
            <table:table-cell office:value-type="float" office:value="1394" calcext:value-type="float">
              <text:p>1394</text:p>
            </table:table-cell>
            <table:table-cell office:value-type="string" calcext:value-type="string">
              <text:p><text:s/>1,182.94</text:p>
            </table:table-cell>
            <table:table-cell office:value-type="float" office:value="221.8" calcext:value-type="float">
              <text:p><text:s/>221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103" calcext:value-type="float">
              <text:p>283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4-001011-F# 421014 ALAMBRE RECOCIDO NEG</text:p>
            </table:table-cell>
          </table:table-row>
          <table:table-row table:style-name="ro7" table:visibility="collapse">
            <table:table-cell office:value-type="float" office:value="1395" calcext:value-type="float">
              <text:p>1395</text:p>
            </table:table-cell>
            <table:table-cell office:value-type="string" calcext:value-type="string">
              <text:p><text:s/>1,280.04</text:p>
            </table:table-cell>
            <table:table-cell office:value-type="float" office:value="97.1" calcext:value-type="float">
              <text:p><text:s/>97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203" calcext:value-type="float">
              <text:p>283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5-001011-F# 421015 TRAJES DUPONT TYVEK </text:p>
            </table:table-cell>
          </table:table-row>
          <table:table-row table:style-name="ro7" table:visibility="collapse">
            <table:table-cell office:value-type="float" office:value="1396" calcext:value-type="float">
              <text:p>1396</text:p>
            </table:table-cell>
            <table:table-cell office:value-type="string" calcext:value-type="string">
              <text:p><text:s/>3,350.77</text:p>
            </table:table-cell>
            <table:table-cell office:value-type="float" office:value="2070.73" calcext:value-type="float">
              <text:p><text:s/>2,070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803" calcext:value-type="float">
              <text:p>281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2-001011-F# 421002 COMPRA DE JUEGO DE T</text:p>
            </table:table-cell>
          </table:table-row>
          <table:table-row table:style-name="ro7" table:visibility="collapse">
            <table:table-cell office:value-type="float" office:value="1397" calcext:value-type="float">
              <text:p>1397</text:p>
            </table:table-cell>
            <table:table-cell office:value-type="string" calcext:value-type="string">
              <text:p><text:s/>3,370.84</text:p>
            </table:table-cell>
            <table:table-cell office:value-type="float" office:value="20.07" calcext:value-type="float">
              <text:p><text:s/>20.0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303" calcext:value-type="float">
              <text:p>283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6-001011-F# 421016 BOTA GAMOS DE MUJER </text:p>
            </table:table-cell>
          </table:table-row>
          <table:table-row table:style-name="ro7" table:visibility="collapse">
            <table:table-cell office:value-type="float" office:value="1398" calcext:value-type="float">
              <text:p>1398</text:p>
            </table:table-cell>
            <table:table-cell office:value-type="string" calcext:value-type="string">
              <text:p><text:s/>3,445.47</text:p>
            </table:table-cell>
            <table:table-cell office:value-type="float" office:value="74.63" calcext:value-type="float">
              <text:p><text:s/>74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403" calcext:value-type="float">
              <text:p>283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7-001011-F# 421017 PALLET ANTIDERRAM 4T</text:p>
            </table:table-cell>
          </table:table-row>
          <table:table-row table:style-name="ro7" table:visibility="collapse">
            <table:table-cell office:value-type="float" office:value="1399" calcext:value-type="float">
              <text:p>1399</text:p>
            </table:table-cell>
            <table:table-cell office:value-type="string" calcext:value-type="string">
              <text:p><text:s/>3,694.80</text:p>
            </table:table-cell>
            <table:table-cell office:value-type="float" office:value="249.33" calcext:value-type="float">
              <text:p><text:s/>249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503" calcext:value-type="float">
              <text:p>283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8-001011-F# 421018 TABLA SEMIDURA PLANC</text:p>
            </table:table-cell>
          </table:table-row>
          <table:table-row table:style-name="ro7" table:visibility="collapse">
            <table:table-cell office:value-type="float" office:value="1400" calcext:value-type="float">
              <text:p>1400</text:p>
            </table:table-cell>
            <table:table-cell office:value-type="string" calcext:value-type="string">
              <text:p><text:s/>4,508.80</text:p>
            </table:table-cell>
            <table:table-cell office:value-type="float" office:value="814" calcext:value-type="float">
              <text:p><text:s/>81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603" calcext:value-type="float">
              <text:p>283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19-001011-F# 421019 WHIPE D HILO 2 KILOS</text:p>
            </table:table-cell>
          </table:table-row>
          <table:table-row table:style-name="ro7" table:visibility="collapse">
            <table:table-cell office:value-type="float" office:value="1401" calcext:value-type="float">
              <text:p>1401</text:p>
            </table:table-cell>
            <table:table-cell office:value-type="string" calcext:value-type="string">
              <text:p><text:s/>4,528.29</text:p>
            </table:table-cell>
            <table:table-cell office:value-type="float" office:value="19.49" calcext:value-type="float">
              <text:p><text:s/>19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703" calcext:value-type="float">
              <text:p>283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0-001011-F# 421020 CAMISETA MANGA LARGA</text:p>
            </table:table-cell>
          </table:table-row>
          <table:table-row table:style-name="ro7" table:visibility="collapse">
            <table:table-cell office:value-type="float" office:value="1402" calcext:value-type="float">
              <text:p>1402</text:p>
            </table:table-cell>
            <table:table-cell office:value-type="string" calcext:value-type="string">
              <text:p><text:s/>4,537.93</text:p>
            </table:table-cell>
            <table:table-cell office:value-type="float" office:value="9.64" calcext:value-type="float">
              <text:p><text:s/>9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3803" calcext:value-type="float">
              <text:p>283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3-001011-F# 421023 CASCO DE SEGURIDAD C</text:p>
            </table:table-cell>
          </table:table-row>
          <table:table-row table:style-name="ro7" table:visibility="collapse">
            <table:table-cell office:value-type="float" office:value="1403" calcext:value-type="float">
              <text:p>1403</text:p>
            </table:table-cell>
            <table:table-cell office:value-type="string" calcext:value-type="string">
              <text:p><text:s/>4,735.41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003" calcext:value-type="float">
              <text:p>272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137-001002-CEMENTO HOLCIM FUERTE 50 KG</text:p>
            </table:table-cell>
          </table:table-row>
          <table:table-row table:style-name="ro7" table:visibility="collapse">
            <table:table-cell office:value-type="float" office:value="1404" calcext:value-type="float">
              <text:p>1404</text:p>
            </table:table-cell>
            <table:table-cell office:value-type="string" calcext:value-type="string">
              <text:p><text:s/>5,255.04</text:p>
            </table:table-cell>
            <table:table-cell office:value-type="float" office:value="519.63" calcext:value-type="float">
              <text:p><text:s/>51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003" calcext:value-type="float">
              <text:p>270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24052-001501-ADOQUIN HOLANDES 8 CM GRIS NAT</text:p>
            </table:table-cell>
          </table:table-row>
          <table:table-row table:style-name="ro7" table:visibility="collapse">
            <table:table-cell office:value-type="float" office:value="1405" calcext:value-type="float">
              <text:p>1405</text:p>
            </table:table-cell>
            <table:table-cell office:value-type="string" calcext:value-type="string">
              <text:p><text:s/>5,319.84</text:p>
            </table:table-cell>
            <table:table-cell office:value-type="float" office:value="64.8" calcext:value-type="float">
              <text:p><text:s/>6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103" calcext:value-type="float">
              <text:p>277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535-001001-F# 1535 COMPRA 20 METROS ADOQU</text:p>
            </table:table-cell>
          </table:table-row>
          <table:table-row table:style-name="ro7" table:visibility="collapse">
            <table:table-cell office:value-type="float" office:value="1406" calcext:value-type="float">
              <text:p>1406</text:p>
            </table:table-cell>
            <table:table-cell office:value-type="string" calcext:value-type="string">
              <text:p><text:s/>5,517.32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103" calcext:value-type="float">
              <text:p>278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265-001002-F# 8265 COMPRA DE 240 SACOS DE</text:p>
            </table:table-cell>
          </table:table-row>
          <table:table-row table:style-name="ro7" table:visibility="collapse">
            <table:table-cell office:value-type="float" office:value="1407" calcext:value-type="float">
              <text:p>1407</text:p>
            </table:table-cell>
            <table:table-cell office:value-type="string" calcext:value-type="string">
              <text:p><text:s/>5,690.12</text:p>
            </table:table-cell>
            <table:table-cell office:value-type="float" office:value="172.8" calcext:value-type="float">
              <text:p><text:s/>17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203" calcext:value-type="float">
              <text:p>278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120-001101-F# 120 <text:s/>SUB BASE</text:p>
            </table:table-cell>
          </table:table-row>
          <table:table-row table:style-name="ro7" table:visibility="collapse">
            <table:table-cell office:value-type="float" office:value="1408" calcext:value-type="float">
              <text:p>1408</text:p>
            </table:table-cell>
            <table:table-cell office:value-type="string" calcext:value-type="string">
              <text:p><text:s/>5,811.40</text:p>
            </table:table-cell>
            <table:table-cell office:value-type="float" office:value="121.28" calcext:value-type="float">
              <text:p><text:s/>121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303" calcext:value-type="float">
              <text:p>278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31209-003006-F# 31209 CONECTOR EMT 1/2 IMPO</text:p>
            </table:table-cell>
          </table:table-row>
          <table:table-row table:style-name="ro7" table:visibility="collapse">
            <table:table-cell office:value-type="float" office:value="1409" calcext:value-type="float">
              <text:p>1409</text:p>
            </table:table-cell>
            <table:table-cell office:value-type="string" calcext:value-type="string">
              <text:p><text:s/>5,857.84</text:p>
            </table:table-cell>
            <table:table-cell office:value-type="float" office:value="46.44" calcext:value-type="float">
              <text:p><text:s/>46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503" calcext:value-type="float">
              <text:p>278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527-001001-F# 1527 RESINA 15 KILOS - SELL</text:p>
            </table:table-cell>
          </table:table-row>
          <table:table-row table:style-name="ro7" table:visibility="collapse">
            <table:table-cell office:value-type="float" office:value="1410" calcext:value-type="float">
              <text:p>1410</text:p>
            </table:table-cell>
            <table:table-cell office:value-type="string" calcext:value-type="string">
              <text:p><text:s/>5,860.94</text:p>
            </table:table-cell>
            <table:table-cell office:value-type="float" office:value="3.1" calcext:value-type="float">
              <text:p><text:s/>3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603" calcext:value-type="float">
              <text:p>278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349-001002-F# 8349 PORCELANA CAOBA LATINA</text:p>
            </table:table-cell>
          </table:table-row>
          <table:table-row table:style-name="ro7" table:visibility="collapse">
            <table:table-cell office:value-type="float" office:value="1411" calcext:value-type="float">
              <text:p>1411</text:p>
            </table:table-cell>
            <table:table-cell office:value-type="string" calcext:value-type="string">
              <text:p><text:s/>5,870.49</text:p>
            </table:table-cell>
            <table:table-cell office:value-type="float" office:value="9.55" calcext:value-type="float">
              <text:p><text:s/>9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803" calcext:value-type="float">
              <text:p>278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905-001001-F# 905 COMPRA TAPON HEMBRA DE </text:p>
            </table:table-cell>
          </table:table-row>
          <table:table-row table:style-name="ro7" table:visibility="collapse">
            <table:table-cell office:value-type="float" office:value="1412" calcext:value-type="float">
              <text:p>1412</text:p>
            </table:table-cell>
            <table:table-cell office:value-type="string" calcext:value-type="string">
              <text:p><text:s/>6,126.81</text:p>
            </table:table-cell>
            <table:table-cell office:value-type="float" office:value="256.32" calcext:value-type="float">
              <text:p><text:s/>256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8903" calcext:value-type="float">
              <text:p>278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43-001001-F# 343 CANALES METALICOS TIPO </text:p>
            </table:table-cell>
          </table:table-row>
          <table:table-row table:style-name="ro7" table:visibility="collapse">
            <table:table-cell office:value-type="float" office:value="1413" calcext:value-type="float">
              <text:p>1413</text:p>
            </table:table-cell>
            <table:table-cell office:value-type="string" calcext:value-type="string">
              <text:p><text:s/>6,128.85</text:p>
            </table:table-cell>
            <table:table-cell office:value-type="float" office:value="2.04" calcext:value-type="float">
              <text:p><text:s/>2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003" calcext:value-type="float">
              <text:p>279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469-001100-F# 61469 COMPRA CODO DESAGUE 5</text:p>
            </table:table-cell>
          </table:table-row>
          <table:table-row table:style-name="ro7" table:visibility="collapse">
            <table:table-cell office:value-type="float" office:value="1414" calcext:value-type="float">
              <text:p>1414</text:p>
            </table:table-cell>
            <table:table-cell office:value-type="string" calcext:value-type="string">
              <text:p><text:s/>6,177.08</text:p>
            </table:table-cell>
            <table:table-cell office:value-type="float" office:value="48.23" calcext:value-type="float">
              <text:p><text:s/>48.2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203" calcext:value-type="float">
              <text:p>279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525-001100-F# 61525 COMPRA CUARTON SEMIDU</text:p>
            </table:table-cell>
          </table:table-row>
          <table:table-row table:style-name="ro7" table:visibility="collapse">
            <table:table-cell office:value-type="float" office:value="1415" calcext:value-type="float">
              <text:p>1415</text:p>
            </table:table-cell>
            <table:table-cell office:value-type="string" calcext:value-type="string">
              <text:p><text:s/>6,206.77</text:p>
            </table:table-cell>
            <table:table-cell office:value-type="float" office:value="29.69" calcext:value-type="float">
              <text:p><text:s/>29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303" calcext:value-type="float">
              <text:p>279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941-022901-F# 1941 COMPRA 3 SELLADOR UNIS</text:p>
            </table:table-cell>
          </table:table-row>
          <table:table-row table:style-name="ro7" table:visibility="collapse">
            <table:table-cell office:value-type="float" office:value="1416" calcext:value-type="float">
              <text:p>1416</text:p>
            </table:table-cell>
            <table:table-cell office:value-type="string" calcext:value-type="string">
              <text:p><text:s/>6,239.77</text:p>
            </table:table-cell>
            <table:table-cell office:value-type="float" office:value="33" calcext:value-type="float">
              <text:p><text:s/>3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0703" calcext:value-type="float">
              <text:p>280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363-001002-OC# 1944 F# 8363 COMPRA CEMENT</text:p>
            </table:table-cell>
          </table:table-row>
          <table:table-row table:style-name="ro7" table:visibility="collapse">
            <table:table-cell office:value-type="float" office:value="1417" calcext:value-type="float">
              <text:p>1417</text:p>
            </table:table-cell>
            <table:table-cell office:value-type="string" calcext:value-type="string">
              <text:p><text:s/>6,405.10</text:p>
            </table:table-cell>
            <table:table-cell office:value-type="float" office:value="165.33" calcext:value-type="float">
              <text:p><text:s/>16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103" calcext:value-type="float">
              <text:p>282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4-001011-F# 421004 COMPRA <text:s/>CINTA PARA E</text:p>
            </table:table-cell>
          </table:table-row>
          <table:table-row table:style-name="ro7" table:visibility="collapse">
            <table:table-cell office:value-type="float" office:value="1418" calcext:value-type="float">
              <text:p>1418</text:p>
            </table:table-cell>
            <table:table-cell office:value-type="string" calcext:value-type="string">
              <text:p><text:s/>8,183.59</text:p>
            </table:table-cell>
            <table:table-cell office:value-type="float" office:value="1778.49" calcext:value-type="float">
              <text:p><text:s/>1,778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203" calcext:value-type="float">
              <text:p>282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5-001011-F# 421005 CEMENTO HOLCIN SACO </text:p>
            </table:table-cell>
          </table:table-row>
          <table:table-row table:style-name="ro7" table:visibility="collapse">
            <table:table-cell office:value-type="float" office:value="1419" calcext:value-type="float">
              <text:p>1419</text:p>
            </table:table-cell>
            <table:table-cell office:value-type="string" calcext:value-type="string">
              <text:p><text:s/>8,508.72</text:p>
            </table:table-cell>
            <table:table-cell office:value-type="float" office:value="325.13" calcext:value-type="float">
              <text:p><text:s/>325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303" calcext:value-type="float">
              <text:p>282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6-001011-F# 421006 CEMENTO HOLCIN SACO </text:p>
            </table:table-cell>
          </table:table-row>
          <table:table-row table:style-name="ro7" table:visibility="collapse">
            <table:table-cell office:value-type="float" office:value="1420" calcext:value-type="float">
              <text:p>1420</text:p>
            </table:table-cell>
            <table:table-cell office:value-type="string" calcext:value-type="string">
              <text:p><text:s/>33,727.00</text:p>
            </table:table-cell>
            <table:table-cell office:value-type="float" office:value="25218.28" calcext:value-type="float">
              <text:p><text:s/>25,218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403" calcext:value-type="float">
              <text:p>282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7-001011-F# 421007 TUBERIA PEAD 160MM X</text:p>
            </table:table-cell>
          </table:table-row>
          <table:table-row table:style-name="ro7" table:visibility="collapse">
            <table:table-cell office:value-type="float" office:value="1421" calcext:value-type="float">
              <text:p>1421</text:p>
            </table:table-cell>
            <table:table-cell office:value-type="string" calcext:value-type="string">
              <text:p><text:s/>34,028.39</text:p>
            </table:table-cell>
            <table:table-cell office:value-type="float" office:value="301.39" calcext:value-type="float">
              <text:p><text:s/>301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503" calcext:value-type="float">
              <text:p>282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8-001011-F# 421008 GUANTE LATEX TALLA M</text:p>
            </table:table-cell>
          </table:table-row>
          <table:table-row table:style-name="ro7" table:visibility="collapse">
            <table:table-cell office:value-type="float" office:value="1422" calcext:value-type="float">
              <text:p>1422</text:p>
            </table:table-cell>
            <table:table-cell office:value-type="string" calcext:value-type="string">
              <text:p><text:s/>34,652.84</text:p>
            </table:table-cell>
            <table:table-cell office:value-type="float" office:value="624.45" calcext:value-type="float">
              <text:p><text:s/>624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603" calcext:value-type="float">
              <text:p>282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9-001011-F# 421009 <text:s/>PORTA CREDENCIAL DE</text:p>
            </table:table-cell>
          </table:table-row>
          <table:table-row table:style-name="ro7" table:visibility="collapse">
            <table:table-cell office:value-type="float" office:value="1423" calcext:value-type="float">
              <text:p>1423</text:p>
            </table:table-cell>
            <table:table-cell office:value-type="string" calcext:value-type="string">
              <text:p><text:s/>34,850.32</text:p>
            </table:table-cell>
            <table:table-cell office:value-type="float" office:value="197.48" calcext:value-type="float">
              <text:p><text:s/>197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103" calcext:value-type="float">
              <text:p>270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070-001002-CEMENTO HOLCIM FUERTE TIPO GU </text:p>
            </table:table-cell>
          </table:table-row>
          <table:table-row table:style-name="ro7" table:visibility="collapse">
            <table:table-cell office:value-type="float" office:value="1424" calcext:value-type="float">
              <text:p>1424</text:p>
            </table:table-cell>
            <table:table-cell office:value-type="string" calcext:value-type="string">
              <text:p><text:s/>34,866.71</text:p>
            </table:table-cell>
            <table:table-cell office:value-type="float" office:value="16.39" calcext:value-type="float">
              <text:p><text:s/>16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203" calcext:value-type="float">
              <text:p>270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85-001100-MALLA HEXAGONAL 1/2" 1X50M IDE</text:p>
            </table:table-cell>
          </table:table-row>
          <table:table-row table:style-name="ro7" table:visibility="collapse">
            <table:table-cell office:value-type="float" office:value="1425" calcext:value-type="float">
              <text:p>1425</text:p>
            </table:table-cell>
            <table:table-cell office:value-type="string" calcext:value-type="string">
              <text:p><text:s/>34,887.66</text:p>
            </table:table-cell>
            <table:table-cell office:value-type="float" office:value="20.95" calcext:value-type="float">
              <text:p><text:s/>20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303" calcext:value-type="float">
              <text:p>270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93-001100-DISCO CORTE METAL 7" X 1/16" 7</text:p>
            </table:table-cell>
          </table:table-row>
          <table:table-row table:style-name="ro7" table:visibility="collapse">
            <table:table-cell office:value-type="float" office:value="1426" calcext:value-type="float">
              <text:p>1426</text:p>
            </table:table-cell>
            <table:table-cell office:value-type="string" calcext:value-type="string">
              <text:p><text:s/>35,111.28</text:p>
            </table:table-cell>
            <table:table-cell office:value-type="float" office:value="223.62" calcext:value-type="float">
              <text:p><text:s/>223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9703" calcext:value-type="float">
              <text:p>279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61556-001100-F# 61556 COMPRA MAXIEMPASTE EX</text:p>
            </table:table-cell>
          </table:table-row>
          <table:table-row table:style-name="ro7" table:visibility="collapse">
            <table:table-cell office:value-type="float" office:value="1427" calcext:value-type="float">
              <text:p>1427</text:p>
            </table:table-cell>
            <table:table-cell office:value-type="string" calcext:value-type="string">
              <text:p><text:s/>35,189.63</text:p>
            </table:table-cell>
            <table:table-cell office:value-type="float" office:value="78.35" calcext:value-type="float">
              <text:p><text:s/>78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203" calcext:value-type="float">
              <text:p>281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1-001011-F# 421001 COMPRA TABLET SAMSUN</text:p>
            </table:table-cell>
          </table:table-row>
          <table:table-row table:style-name="ro7" table:visibility="collapse">
            <table:table-cell office:value-type="float" office:value="1428" calcext:value-type="float">
              <text:p>1428</text:p>
            </table:table-cell>
            <table:table-cell office:value-type="string" calcext:value-type="string">
              <text:p><text:s/>41,692.54</text:p>
            </table:table-cell>
            <table:table-cell office:value-type="float" office:value="6502.91" calcext:value-type="float">
              <text:p><text:s/>6,502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303" calcext:value-type="float">
              <text:p>281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4-001011-F# 421024 UNION PVC DESAGUUE 1</text:p>
            </table:table-cell>
          </table:table-row>
          <table:table-row table:style-name="ro7" table:visibility="collapse">
            <table:table-cell office:value-type="float" office:value="1429" calcext:value-type="float">
              <text:p>1429</text:p>
            </table:table-cell>
            <table:table-cell office:value-type="string" calcext:value-type="string">
              <text:p><text:s/>42,481.34</text:p>
            </table:table-cell>
            <table:table-cell office:value-type="float" office:value="788.8" calcext:value-type="float">
              <text:p><text:s/>78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403" calcext:value-type="float">
              <text:p>281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5-001011-F# 421025 COMPRA DE TIRA SEMID</text:p>
            </table:table-cell>
          </table:table-row>
          <table:table-row table:style-name="ro7" table:visibility="collapse">
            <table:table-cell office:value-type="float" office:value="1430" calcext:value-type="float">
              <text:p>1430</text:p>
            </table:table-cell>
            <table:table-cell office:value-type="string" calcext:value-type="string">
              <text:p><text:s/>42,487.51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503" calcext:value-type="float">
              <text:p>281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2-001011-F# 421022 COMPRA BOTA DIELECTR</text:p>
            </table:table-cell>
          </table:table-row>
          <table:table-row table:style-name="ro7" table:visibility="collapse">
            <table:table-cell office:value-type="float" office:value="1431" calcext:value-type="float">
              <text:p>1431</text:p>
            </table:table-cell>
            <table:table-cell office:value-type="string" calcext:value-type="string">
              <text:p><text:s/>42,499.68</text:p>
            </table:table-cell>
            <table:table-cell office:value-type="float" office:value="12.17" calcext:value-type="float">
              <text:p><text:s/>12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603" calcext:value-type="float">
              <text:p>281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21-001011-F# 421021 COMPRA DE PLATINA 2 </text:p>
            </table:table-cell>
          </table:table-row>
          <table:table-row table:style-name="ro7" table:visibility="collapse">
            <table:table-cell office:value-type="float" office:value="1432" calcext:value-type="float">
              <text:p>1432</text:p>
            </table:table-cell>
            <table:table-cell office:value-type="string" calcext:value-type="string">
              <text:p><text:s/>42,519.17</text:p>
            </table:table-cell>
            <table:table-cell office:value-type="float" office:value="19.49" calcext:value-type="float">
              <text:p><text:s/>19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2003" calcext:value-type="float">
              <text:p>282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421003-001011-F# 421003 COMPRA GUANTES NITRA</text:p>
            </table:table-cell>
          </table:table-row>
          <table:table-row table:style-name="ro7" table:visibility="collapse">
            <table:table-cell office:value-type="float" office:value="1433" calcext:value-type="float">
              <text:p>1433</text:p>
            </table:table-cell>
            <table:table-cell office:value-type="string" calcext:value-type="string">
              <text:p><text:s/>43,696.68</text:p>
            </table:table-cell>
            <table:table-cell office:value-type="float" office:value="1177.51" calcext:value-type="float">
              <text:p><text:s/>1,177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703" calcext:value-type="float">
              <text:p>271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1928-022901-PIEDRA ARRECIFE ARENA 50X10X2</text:p>
            </table:table-cell>
          </table:table-row>
          <table:table-row table:style-name="ro7" table:visibility="collapse">
            <table:table-cell office:value-type="float" office:value="1434" calcext:value-type="float">
              <text:p>1434</text:p>
            </table:table-cell>
            <table:table-cell office:value-type="string" calcext:value-type="string">
              <text:p><text:s/>43,765.28</text:p>
            </table:table-cell>
            <table:table-cell office:value-type="float" office:value="68.6" calcext:value-type="float">
              <text:p><text:s/>68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903" calcext:value-type="float">
              <text:p>271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8130-001002-PLYWOOD ECO 122 - TABLAS SEMID</text:p>
            </table:table-cell>
          </table:table-row>
          <table:table-row table:style-name="ro7" table:visibility="collapse">
            <table:table-cell office:value-type="float" office:value="1435" calcext:value-type="float">
              <text:p>1435</text:p>
            </table:table-cell>
            <table:table-cell office:value-type="string" calcext:value-type="string">
              <text:p><text:s/>43,800.23</text:p>
            </table:table-cell>
            <table:table-cell office:value-type="float" office:value="34.95" calcext:value-type="float">
              <text:p><text:s/>34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103" calcext:value-type="float">
              <text:p>272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891-001001-CODAL ALUMINIO 6 MTS (REGLETA)</text:p>
            </table:table-cell>
          </table:table-row>
          <table:table-row table:style-name="ro7" table:visibility="collapse">
            <table:table-cell office:value-type="float" office:value="1436" calcext:value-type="float">
              <text:p>1436</text:p>
            </table:table-cell>
            <table:table-cell office:value-type="string" calcext:value-type="string">
              <text:p><text:s/>44,135.89</text:p>
            </table:table-cell>
            <table:table-cell office:value-type="float" office:value="335.66" calcext:value-type="float">
              <text:p><text:s/>335.6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303" calcext:value-type="float">
              <text:p>271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30913-003006-ALAMBRE SOLIDO AWG #12 BLANCO-</text:p>
            </table:table-cell>
          </table:table-row>
          <table:table-row table:style-name="ro7" table:visibility="collapse">
            <table:table-cell office:value-type="float" office:value="1437" calcext:value-type="float">
              <text:p>1437</text:p>
            </table:table-cell>
            <table:table-cell office:value-type="string" calcext:value-type="string">
              <text:p><text:s/>44,542.51</text:p>
            </table:table-cell>
            <table:table-cell office:value-type="float" office:value="406.62" calcext:value-type="float">
              <text:p><text:s/>406.6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703" calcext:value-type="float">
              <text:p>268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15465-001003-CEMENTO HOLCIM FUERTE TIPO GUS</text:p>
            </table:table-cell>
          </table:table-row>
          <table:table-row table:style-name="ro7" table:visibility="collapse">
            <table:table-cell office:value-type="float" office:value="1438" calcext:value-type="float">
              <text:p>1438</text:p>
            </table:table-cell>
            <table:table-cell office:value-type="string" calcext:value-type="string">
              <text:p><text:s/>44,581.01</text:p>
            </table:table-cell>
            <table:table-cell office:value-type="float" office:value="38.5" calcext:value-type="float">
              <text:p><text:s/>38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8803" calcext:value-type="float">
              <text:p>268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B 000000372-001100-TUBO PVC DESAGUE 76MM X 3M - C</text:p>
            </table:table-cell>
          </table:table-row>
          <table:table-row table:style-name="ro7" table:visibility="collapse">
            <table:table-cell office:value-type="float" office:value="1439" calcext:value-type="float">
              <text:p>1439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44581.01" calcext:value-type="float">
              <text:p><text:s/>44,581.01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440" calcext:value-type="float">
              <text:p>1440</text:p>
            </table:table-cell>
            <table:table-cell office:value-type="string" calcext:value-type="string">
              <text:p><text:s/>6.17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803" calcext:value-type="float">
              <text:p>297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2-001011-TELCONET F# 423922 COMPRA 1 BO</text:p>
            </table:table-cell>
          </table:table-row>
          <table:table-row table:style-name="ro7" table:visibility="collapse"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<text:s/>15.78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903" calcext:value-type="float">
              <text:p>297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1-001011-TELCONET F# 423931 COMPRA 1 CA</text:p>
            </table:table-cell>
          </table:table-row>
          <table:table-row table:style-name="ro7" table:visibility="collapse">
            <table:table-cell office:value-type="float" office:value="1442" calcext:value-type="float">
              <text:p>1442</text:p>
            </table:table-cell>
            <table:table-cell office:value-type="string" calcext:value-type="string">
              <text:p><text:s/>20.16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003" calcext:value-type="float">
              <text:p>298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6-001011-TELCONET F# 423926 COMPRA 1 GA</text:p>
            </table:table-cell>
          </table:table-row>
          <table:table-row table:style-name="ro7" table:visibility="collapse">
            <table:table-cell office:value-type="float" office:value="1443" calcext:value-type="float">
              <text:p>1443</text:p>
            </table:table-cell>
            <table:table-cell office:value-type="string" calcext:value-type="string">
              <text:p><text:s/>24.54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103" calcext:value-type="float">
              <text:p>298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5-001011-TELCONET F# 423925 COMPRA 1 GA</text:p>
            </table:table-cell>
          </table:table-row>
          <table:table-row table:style-name="ro7" table:visibility="collapse">
            <table:table-cell office:value-type="float" office:value="1444" calcext:value-type="float">
              <text:p>1444</text:p>
            </table:table-cell>
            <table:table-cell office:value-type="string" calcext:value-type="string">
              <text:p><text:s/>29.43</text:p>
            </table:table-cell>
            <table:table-cell office:value-type="float" office:value="4.89" calcext:value-type="float">
              <text:p><text:s/>4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203" calcext:value-type="float">
              <text:p>298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4-001011-TELCONET F# 423924 COMPRA 1 GA</text:p>
            </table:table-cell>
          </table:table-row>
          <table:table-row table:style-name="ro7" table:visibility="collapse">
            <table:table-cell office:value-type="float" office:value="1445" calcext:value-type="float">
              <text:p>1445</text:p>
            </table:table-cell>
            <table:table-cell office:value-type="string" calcext:value-type="string">
              <text:p><text:s/>39.04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303" calcext:value-type="float">
              <text:p>298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2-001011-TELCONET F# 423932 COMPRA 1 CA</text:p>
            </table:table-cell>
          </table:table-row>
          <table:table-row table:style-name="ro7" table:visibility="collapse">
            <table:table-cell office:value-type="float" office:value="1446" calcext:value-type="float">
              <text:p>1446</text:p>
            </table:table-cell>
            <table:table-cell office:value-type="string" calcext:value-type="string">
              <text:p><text:s/>183.89</text:p>
            </table:table-cell>
            <table:table-cell office:value-type="float" office:value="144.85" calcext:value-type="float">
              <text:p><text:s/>144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403" calcext:value-type="float">
              <text:p>298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6-001011-TELCONET F# 423936 COMPRA 20 P</text:p>
            </table:table-cell>
          </table:table-row>
          <table:table-row table:style-name="ro7" table:visibility="collapse">
            <table:table-cell office:value-type="float" office:value="1447" calcext:value-type="float">
              <text:p>1447</text:p>
            </table:table-cell>
            <table:table-cell office:value-type="string" calcext:value-type="string">
              <text:p><text:s/>190.06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503" calcext:value-type="float">
              <text:p>298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8-001011-TELCONET F# 423938 COMPRA 1 BO</text:p>
            </table:table-cell>
          </table:table-row>
          <table:table-row table:style-name="ro7" table:visibility="collapse">
            <table:table-cell office:value-type="float" office:value="1448" calcext:value-type="float">
              <text:p>1448</text:p>
            </table:table-cell>
            <table:table-cell office:value-type="string" calcext:value-type="string">
              <text:p><text:s/>205.39</text:p>
            </table:table-cell>
            <table:table-cell office:value-type="float" office:value="15.33" calcext:value-type="float">
              <text:p><text:s/>1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603" calcext:value-type="float">
              <text:p>298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7-001011-TELCONET F# 423937 COMPRA 1 CA</text:p>
            </table:table-cell>
          </table:table-row>
          <table:table-row table:style-name="ro7" table:visibility="collapse">
            <table:table-cell office:value-type="float" office:value="1449" calcext:value-type="float">
              <text:p>1449</text:p>
            </table:table-cell>
            <table:table-cell office:value-type="string" calcext:value-type="string">
              <text:p><text:s/>220.72</text:p>
            </table:table-cell>
            <table:table-cell office:value-type="float" office:value="15.33" calcext:value-type="float">
              <text:p><text:s/>15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703" calcext:value-type="float">
              <text:p>298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5-001011-TELCONET F# 423935 COMPRA 1 CA</text:p>
            </table:table-cell>
          </table:table-row>
          <table:table-row table:style-name="ro7" table:visibility="collapse">
            <table:table-cell office:value-type="float" office:value="1450" calcext:value-type="float">
              <text:p>1450</text:p>
            </table:table-cell>
            <table:table-cell office:value-type="string" calcext:value-type="string">
              <text:p><text:s/>455.26</text:p>
            </table:table-cell>
            <table:table-cell office:value-type="float" office:value="234.54" calcext:value-type="float">
              <text:p><text:s/>234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803" calcext:value-type="float">
              <text:p>298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9-001011-TELCONET F# 423939 COMPRA 11 V</text:p>
            </table:table-cell>
          </table:table-row>
          <table:table-row table:style-name="ro7" table:visibility="collapse">
            <table:table-cell office:value-type="float" office:value="1451" calcext:value-type="float">
              <text:p>1451</text:p>
            </table:table-cell>
            <table:table-cell office:value-type="string" calcext:value-type="string">
              <text:p><text:s/>477.99</text:p>
            </table:table-cell>
            <table:table-cell office:value-type="float" office:value="22.73" calcext:value-type="float">
              <text:p><text:s/>22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8903" calcext:value-type="float">
              <text:p>298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2-001011-TELCONET F# 423942 COMPRA 4 PL</text:p>
            </table:table-cell>
          </table:table-row>
          <table:table-row table:style-name="ro7" table:visibility="collapse">
            <table:table-cell office:value-type="float" office:value="1452" calcext:value-type="float">
              <text:p>1452</text:p>
            </table:table-cell>
            <table:table-cell office:value-type="string" calcext:value-type="string">
              <text:p><text:s/>488.50</text:p>
            </table:table-cell>
            <table:table-cell office:value-type="float" office:value="10.51" calcext:value-type="float">
              <text:p><text:s/>10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003" calcext:value-type="float">
              <text:p>299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1-001011-TELCONET F# 423941 COMPRA 30 C</text:p>
            </table:table-cell>
          </table:table-row>
          <table:table-row table:style-name="ro7" table:visibility="collapse">
            <table:table-cell office:value-type="float" office:value="1453" calcext:value-type="float">
              <text:p>1453</text:p>
            </table:table-cell>
            <table:table-cell office:value-type="string" calcext:value-type="string">
              <text:p><text:s/>497.05</text:p>
            </table:table-cell>
            <table:table-cell office:value-type="float" office:value="8.55" calcext:value-type="float">
              <text:p><text:s/>8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103" calcext:value-type="float">
              <text:p>299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40-001011-TELCONET F# 423940 COMPRA 33 V</text:p>
            </table:table-cell>
          </table:table-row>
          <table:table-row table:style-name="ro7" table:visibility="collapse">
            <table:table-cell office:value-type="float" office:value="1454" calcext:value-type="float">
              <text:p>1454</text:p>
            </table:table-cell>
            <table:table-cell office:value-type="string" calcext:value-type="string">
              <text:p><text:s/>877.36</text:p>
            </table:table-cell>
            <table:table-cell office:value-type="float" office:value="380.31" calcext:value-type="float">
              <text:p><text:s/>380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203" calcext:value-type="float">
              <text:p>299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1-001011-TELCONET F# 423921 COMPRA 3 VO</text:p>
            </table:table-cell>
          </table:table-row>
          <table:table-row table:style-name="ro7" table:visibility="collapse">
            <table:table-cell office:value-type="float" office:value="1455" calcext:value-type="float">
              <text:p>1455</text:p>
            </table:table-cell>
            <table:table-cell office:value-type="string" calcext:value-type="string">
              <text:p><text:s/>883.53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303" calcext:value-type="float">
              <text:p>299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4-001011-TELCONET F# 424004 COMPRA 1 BO</text:p>
            </table:table-cell>
          </table:table-row>
          <table:table-row table:style-name="ro7" table:visibility="collapse">
            <table:table-cell office:value-type="float" office:value="1456" calcext:value-type="float">
              <text:p>1456</text:p>
            </table:table-cell>
            <table:table-cell office:value-type="string" calcext:value-type="string">
              <text:p>-11,841.86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725.39" calcext:value-type="float">
              <text:p><text:s/>12,725.39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457" calcext:value-type="float">
              <text:p>1457</text:p>
            </table:table-cell>
            <table:table-cell office:value-type="string" calcext:value-type="string">
              <text:p>-11,845.4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.59" calcext:value-type="float">
              <text:p><text:s/>3.59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503" calcext:value-type="float">
              <text:p>287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NC 000014432-001007-ELECTROLEG NC# 14432 AFECTA F#</text:p>
            </table:table-cell>
          </table:table-row>
          <table:table-row table:style-name="ro7" table:visibility="collapse">
            <table:table-cell office:value-type="float" office:value="1458" calcext:value-type="float">
              <text:p>1458</text:p>
            </table:table-cell>
            <table:table-cell office:value-type="string" calcext:value-type="string">
              <text:p>-11,870.04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4.59" calcext:value-type="float">
              <text:p><text:s/>24.59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403" calcext:value-type="float">
              <text:p>300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NC 000009984-002002-SWISSOIL NC APLICA F# 59058 CO</text:p>
            </table:table-cell>
          </table:table-row>
          <table:table-row table:style-name="ro7" table:visibility="collapse"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-11,863.87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403" calcext:value-type="float">
              <text:p>299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2-001011-TELCONET F# 424002 COMPRA 1 BO</text:p>
            </table:table-cell>
          </table:table-row>
          <table:table-row table:style-name="ro7" table:visibility="collapse"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-11,859.52</text:p>
            </table:table-cell>
            <table:table-cell office:value-type="float" office:value="4.35" calcext:value-type="float">
              <text:p><text:s/>4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503" calcext:value-type="float">
              <text:p>299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3-001011-TELCONET F# 424003 COMPRA 3 JE</text:p>
            </table:table-cell>
          </table:table-row>
          <table:table-row table:style-name="ro7" table:visibility="collapse">
            <table:table-cell office:value-type="float" office:value="1461" calcext:value-type="float">
              <text:p>1461</text:p>
            </table:table-cell>
            <table:table-cell office:value-type="string" calcext:value-type="string">
              <text:p>-11,856.62</text:p>
            </table:table-cell>
            <table:table-cell office:value-type="float" office:value="2.9" calcext:value-type="float">
              <text:p><text:s/>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603" calcext:value-type="float">
              <text:p>299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4001-001011-TELCONET F# 424001 COMPRA 2 JE</text:p>
            </table:table-cell>
          </table:table-row>
          <table:table-row table:style-name="ro7" table:visibility="collapse">
            <table:table-cell office:value-type="float" office:value="1462" calcext:value-type="float">
              <text:p>1462</text:p>
            </table:table-cell>
            <table:table-cell office:value-type="string" calcext:value-type="string">
              <text:p>-11,848.56</text:p>
            </table:table-cell>
            <table:table-cell office:value-type="float" office:value="8.06" calcext:value-type="float">
              <text:p><text:s/>8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403" calcext:value-type="float">
              <text:p>292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48945-002001-JORCHU SA F# 48945 COMPRA 3 CA</text:p>
            </table:table-cell>
          </table:table-row>
          <table:table-row table:style-name="ro7" table:visibility="collapse">
            <table:table-cell office:value-type="float" office:value="1463" calcext:value-type="float">
              <text:p>1463</text:p>
            </table:table-cell>
            <table:table-cell office:value-type="string" calcext:value-type="string">
              <text:p>-11,829.46</text:p>
            </table:table-cell>
            <table:table-cell office:value-type="float" office:value="19.1" calcext:value-type="float">
              <text:p><text:s/>19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503" calcext:value-type="float">
              <text:p>292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9435-018501-GRAIMAN F# 19435 COMPRA CERAMI</text:p>
            </table:table-cell>
          </table:table-row>
          <table:table-row table:style-name="ro7" table:visibility="collapse">
            <table:table-cell office:value-type="float" office:value="1464" calcext:value-type="float">
              <text:p>1464</text:p>
            </table:table-cell>
            <table:table-cell office:value-type="string" calcext:value-type="string">
              <text:p>-11,827.64</text:p>
            </table:table-cell>
            <table:table-cell office:value-type="float" office:value="1.82" calcext:value-type="float">
              <text:p><text:s/>1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603" calcext:value-type="float">
              <text:p>292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741-001100-SERVIDECONS SA F# 62741 COMPRA</text:p>
            </table:table-cell>
          </table:table-row>
          <table:table-row table:style-name="ro7" table:visibility="collapse">
            <table:table-cell office:value-type="float" office:value="1465" calcext:value-type="float">
              <text:p>1465</text:p>
            </table:table-cell>
            <table:table-cell office:value-type="string" calcext:value-type="string">
              <text:p>-11,826.73</text:p>
            </table:table-cell>
            <table:table-cell office:value-type="float" office:value="0.91" calcext:value-type="float">
              <text:p><text:s/>0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703" calcext:value-type="float">
              <text:p>292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739-001100-SERVIDECONS SA F# 62739 COMPRA</text:p>
            </table:table-cell>
          </table:table-row>
          <table:table-row table:style-name="ro7" table:visibility="collapse">
            <table:table-cell office:value-type="float" office:value="1466" calcext:value-type="float">
              <text:p>1466</text:p>
            </table:table-cell>
            <table:table-cell office:value-type="string" calcext:value-type="string">
              <text:p>-11,696.29</text:p>
            </table:table-cell>
            <table:table-cell office:value-type="float" office:value="130.44" calcext:value-type="float">
              <text:p><text:s/>130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603" calcext:value-type="float">
              <text:p>290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879648-005002-ELECTRONICA SIGLO21 F# 879648 </text:p>
            </table:table-cell>
          </table:table-row>
          <table:table-row table:style-name="ro7" table:visibility="collapse">
            <table:table-cell office:value-type="float" office:value="1467" calcext:value-type="float">
              <text:p>1467</text:p>
            </table:table-cell>
            <table:table-cell office:value-type="string" calcext:value-type="string">
              <text:p>-11,667.91</text:p>
            </table:table-cell>
            <table:table-cell office:value-type="float" office:value="28.38" calcext:value-type="float">
              <text:p><text:s/>28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403" calcext:value-type="float">
              <text:p>290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002-022901-COMERCIAL KYWI F# 2002 OC 2049</text:p>
            </table:table-cell>
          </table:table-row>
          <table:table-row table:style-name="ro7" table:visibility="collapse">
            <table:table-cell office:value-type="float" office:value="1468" calcext:value-type="float">
              <text:p>1468</text:p>
            </table:table-cell>
            <table:table-cell office:value-type="string" calcext:value-type="string">
              <text:p>-10,180.51</text:p>
            </table:table-cell>
            <table:table-cell office:value-type="float" office:value="1487.4" calcext:value-type="float">
              <text:p><text:s/>1,487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303" calcext:value-type="float">
              <text:p>295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3377-001001-TECNOVIAS SA F# 3377 COMPRA 67</text:p>
            </table:table-cell>
          </table:table-row>
          <table:table-row table:style-name="ro7" table:visibility="collapse">
            <table:table-cell office:value-type="float" office:value="1469" calcext:value-type="float">
              <text:p>1469</text:p>
            </table:table-cell>
            <table:table-cell office:value-type="string" calcext:value-type="string">
              <text:p>-10,169.97</text:p>
            </table:table-cell>
            <table:table-cell office:value-type="float" office:value="10.54" calcext:value-type="float">
              <text:p><text:s/>10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503" calcext:value-type="float">
              <text:p>293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22892-003001-SUKER F# 22892 COMPRA 20 PAPEL</text:p>
            </table:table-cell>
          </table:table-row>
          <table:table-row table:style-name="ro7" table:visibility="collapse">
            <table:table-cell office:value-type="float" office:value="1470" calcext:value-type="float">
              <text:p>1470</text:p>
            </table:table-cell>
            <table:table-cell office:value-type="string" calcext:value-type="string">
              <text:p>-10,166.38</text:p>
            </table:table-cell>
            <table:table-cell office:value-type="float" office:value="3.59" calcext:value-type="float">
              <text:p><text:s/>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403" calcext:value-type="float">
              <text:p>295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32119-003006-ELECTROLEG SA F# 32119 COMPRA </text:p>
            </table:table-cell>
          </table:table-row>
          <table:table-row table:style-name="ro7" table:visibility="collapse">
            <table:table-cell office:value-type="float" office:value="1471" calcext:value-type="float">
              <text:p>1471</text:p>
            </table:table-cell>
            <table:table-cell office:value-type="string" calcext:value-type="string">
              <text:p>-10,067.6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803" calcext:value-type="float">
              <text:p>290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19-001002-COMERC. ORTIZLOFFREDO F# 8719 </text:p>
            </table:table-cell>
          </table:table-row>
          <table:table-row table:style-name="ro7" table:visibility="collapse">
            <table:table-cell office:value-type="float" office:value="1472" calcext:value-type="float">
              <text:p>1472</text:p>
            </table:table-cell>
            <table:table-cell office:value-type="string" calcext:value-type="string">
              <text:p>-10,014.27</text:p>
            </table:table-cell>
            <table:table-cell office:value-type="float" office:value="53.37" calcext:value-type="float">
              <text:p><text:s/>53.3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903" calcext:value-type="float">
              <text:p>290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97151-001101-CONTRUCC. MATUTE F# 97151 COMP</text:p>
            </table:table-cell>
          </table:table-row>
          <table:table-row table:style-name="ro7" table:visibility="collapse">
            <table:table-cell office:value-type="float" office:value="1473" calcext:value-type="float">
              <text:p>1473</text:p>
            </table:table-cell>
            <table:table-cell office:value-type="string" calcext:value-type="string">
              <text:p>-9,948.95</text:p>
            </table:table-cell>
            <table:table-cell office:value-type="float" office:value="65.32" calcext:value-type="float">
              <text:p><text:s/>65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003" calcext:value-type="float">
              <text:p>286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167459-001001-RENDON DE LA CUADRA JOSE F# 16</text:p>
            </table:table-cell>
          </table:table-row>
          <table:table-row table:style-name="ro7" table:visibility="collapse">
            <table:table-cell office:value-type="float" office:value="1474" calcext:value-type="float">
              <text:p>1474</text:p>
            </table:table-cell>
            <table:table-cell office:value-type="string" calcext:value-type="string">
              <text:p>-9,886.24</text:p>
            </table:table-cell>
            <table:table-cell office:value-type="float" office:value="62.71" calcext:value-type="float">
              <text:p><text:s/>62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5903" calcext:value-type="float">
              <text:p>285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84905-001008-TECNOVA SA F# 84905 COMPRA BAT</text:p>
            </table:table-cell>
          </table:table-row>
          <table:table-row table:style-name="ro7" table:visibility="collapse">
            <table:table-cell office:value-type="float" office:value="1475" calcext:value-type="float">
              <text:p>1475</text:p>
            </table:table-cell>
            <table:table-cell office:value-type="string" calcext:value-type="string">
              <text:p>-9,600.24</text:p>
            </table:table-cell>
            <table:table-cell office:value-type="float" office:value="286" calcext:value-type="float">
              <text:p><text:s/>28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6603" calcext:value-type="float">
              <text:p>296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6788-001001-HORMIGONES HERCULES F# 6788 CO</text:p>
            </table:table-cell>
          </table:table-row>
          <table:table-row table:style-name="ro7" table:visibility="collapse">
            <table:table-cell office:value-type="float" office:value="1476" calcext:value-type="float">
              <text:p>1476</text:p>
            </table:table-cell>
            <table:table-cell office:value-type="string" calcext:value-type="string">
              <text:p>-9,485.20</text:p>
            </table:table-cell>
            <table:table-cell office:value-type="float" office:value="115.04" calcext:value-type="float">
              <text:p><text:s/>115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003" calcext:value-type="float">
              <text:p>292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76-001001-GEDEQUIP F# 676 MANTENIMIENTO </text:p>
            </table:table-cell>
          </table:table-row>
          <table:table-row table:style-name="ro7" table:visibility="collapse">
            <table:table-cell office:value-type="float" office:value="1477" calcext:value-type="float">
              <text:p>1477</text:p>
            </table:table-cell>
            <table:table-cell office:value-type="string" calcext:value-type="string">
              <text:p>-9,355.37</text:p>
            </table:table-cell>
            <table:table-cell office:value-type="float" office:value="129.83" calcext:value-type="float">
              <text:p><text:s/>129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103" calcext:value-type="float">
              <text:p>291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451-021001-UNION CEMENTERA NACIONAL F# 45</text:p>
            </table:table-cell>
          </table:table-row>
          <table:table-row table:style-name="ro7" table:visibility="collapse">
            <table:table-cell office:value-type="float" office:value="1478" calcext:value-type="float">
              <text:p>1478</text:p>
            </table:table-cell>
            <table:table-cell office:value-type="string" calcext:value-type="string">
              <text:p>-9,279.6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203" calcext:value-type="float">
              <text:p>291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0-021001-UNION CEMENTERA NACIONAL F# 51</text:p>
            </table:table-cell>
          </table:table-row>
          <table:table-row table:style-name="ro7" table:visibility="collapse">
            <table:table-cell office:value-type="float" office:value="1479" calcext:value-type="float">
              <text:p>1479</text:p>
            </table:table-cell>
            <table:table-cell office:value-type="string" calcext:value-type="string">
              <text:p>-9,214.72</text:p>
            </table:table-cell>
            <table:table-cell office:value-type="float" office:value="64.92" calcext:value-type="float">
              <text:p><text:s/>6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303" calcext:value-type="float">
              <text:p>291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2-021001-UNION CEMENTERA F# 512 COMPRA </text:p>
            </table:table-cell>
          </table:table-row>
          <table:table-row table:style-name="ro7" table:visibility="collapse">
            <table:table-cell office:value-type="float" office:value="1480" calcext:value-type="float">
              <text:p>1480</text:p>
            </table:table-cell>
            <table:table-cell office:value-type="string" calcext:value-type="string">
              <text:p>-9,138.99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403" calcext:value-type="float">
              <text:p>291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11-021001-UNION CEMENTERA NACIONAL F# 51</text:p>
            </table:table-cell>
          </table:table-row>
          <table:table-row table:style-name="ro7" table:visibility="collapse">
            <table:table-cell office:value-type="float" office:value="1481" calcext:value-type="float">
              <text:p>1481</text:p>
            </table:table-cell>
            <table:table-cell office:value-type="string" calcext:value-type="string">
              <text:p>-9,114.40</text:p>
            </table:table-cell>
            <table:table-cell office:value-type="float" office:value="24.59" calcext:value-type="float">
              <text:p><text:s/>24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303" calcext:value-type="float">
              <text:p>300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59058-002002-SWISSOIL F# 59058 COMPRA HIDRA</text:p>
            </table:table-cell>
          </table:table-row>
          <table:table-row table:style-name="ro7" table:visibility="collapse">
            <table:table-cell office:value-type="float" office:value="1482" calcext:value-type="float">
              <text:p>1482</text:p>
            </table:table-cell>
            <table:table-cell office:value-type="string" calcext:value-type="string">
              <text:p>-9,022.10</text:p>
            </table:table-cell>
            <table:table-cell office:value-type="float" office:value="92.3" calcext:value-type="float">
              <text:p><text:s/>92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903" calcext:value-type="float">
              <text:p>289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800-001002-COMERC. ORTIZLOFREDO F# 8800 C</text:p>
            </table:table-cell>
          </table:table-row>
          <table:table-row table:style-name="ro7" table:visibility="collapse">
            <table:table-cell office:value-type="float" office:value="1483" calcext:value-type="float">
              <text:p>1483</text:p>
            </table:table-cell>
            <table:table-cell office:value-type="string" calcext:value-type="string">
              <text:p>-8,923.36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003" calcext:value-type="float">
              <text:p>290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82-001002-COMERC. ORTIZLOFREDO F# 8782 C</text:p>
            </table:table-cell>
          </table:table-row>
          <table:table-row table:style-name="ro7" table:visibility="collapse">
            <table:table-cell office:value-type="float" office:value="1484" calcext:value-type="float">
              <text:p>1484</text:p>
            </table:table-cell>
            <table:table-cell office:value-type="string" calcext:value-type="string">
              <text:p>-8,905.41</text:p>
            </table:table-cell>
            <table:table-cell office:value-type="float" office:value="17.95" calcext:value-type="float">
              <text:p><text:s/>17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103" calcext:value-type="float">
              <text:p>297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4-001011-TELCONET F# 423934 COMPRA 1 BO</text:p>
            </table:table-cell>
          </table:table-row>
          <table:table-row table:style-name="ro7" table:visibility="collapse">
            <table:table-cell office:value-type="float" office:value="1485" calcext:value-type="float">
              <text:p>1485</text:p>
            </table:table-cell>
            <table:table-cell office:value-type="string" calcext:value-type="string">
              <text:p>-8,895.80</text:p>
            </table:table-cell>
            <table:table-cell office:value-type="float" office:value="9.61" calcext:value-type="float">
              <text:p><text:s/>9.6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203" calcext:value-type="float">
              <text:p>297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0-001011-TELCONET F# 423930 COMPRA 1 CA</text:p>
            </table:table-cell>
          </table:table-row>
          <table:table-row table:style-name="ro7" table:visibility="collapse">
            <table:table-cell office:value-type="float" office:value="1486" calcext:value-type="float">
              <text:p>1486</text:p>
            </table:table-cell>
            <table:table-cell office:value-type="string" calcext:value-type="string">
              <text:p>-8,889.09</text:p>
            </table:table-cell>
            <table:table-cell office:value-type="float" office:value="6.71" calcext:value-type="float">
              <text:p><text:s/>6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303" calcext:value-type="float">
              <text:p>297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9-001011-TELCONET F# 423929 COMPRA COMP</text:p>
            </table:table-cell>
          </table:table-row>
          <table:table-row table:style-name="ro7" table:visibility="collapse">
            <table:table-cell office:value-type="float" office:value="1487" calcext:value-type="float">
              <text:p>1487</text:p>
            </table:table-cell>
            <table:table-cell office:value-type="string" calcext:value-type="string">
              <text:p>-8,869.89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9803" calcext:value-type="float">
              <text:p>299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3-001101-BRENSAM BONILLA F# 123 COMPRA </text:p>
            </table:table-cell>
          </table:table-row>
          <table:table-row table:style-name="ro7" table:visibility="collapse"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-8,672.40</text:p>
            </table:table-cell>
            <table:table-cell office:value-type="float" office:value="197.49" calcext:value-type="float">
              <text:p><text:s/>197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103" calcext:value-type="float">
              <text:p>286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18-001002-COMERC. ORTIZLOFREDO ECORLOFF </text:p>
            </table:table-cell>
          </table:table-row>
          <table:table-row table:style-name="ro7" table:visibility="collapse">
            <table:table-cell office:value-type="float" office:value="1489" calcext:value-type="float">
              <text:p>1489</text:p>
            </table:table-cell>
            <table:table-cell office:value-type="string" calcext:value-type="string">
              <text:p>-5,961.60</text:p>
            </table:table-cell>
            <table:table-cell office:value-type="float" office:value="2710.8" calcext:value-type="float">
              <text:p><text:s/>2,71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203" calcext:value-type="float">
              <text:p>286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330-002002-BOWEN MENDOZA JOSE F# 330 COMP</text:p>
            </table:table-cell>
          </table:table-row>
          <table:table-row table:style-name="ro7" table:visibility="collapse">
            <table:table-cell office:value-type="float" office:value="1490" calcext:value-type="float">
              <text:p>1490</text:p>
            </table:table-cell>
            <table:table-cell office:value-type="string" calcext:value-type="string">
              <text:p>-5,939.83</text:p>
            </table:table-cell>
            <table:table-cell office:value-type="float" office:value="21.77" calcext:value-type="float">
              <text:p><text:s/>21.7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303" calcext:value-type="float">
              <text:p>286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1977-022901-COMERCIAL KYWI F# 1977 COMPRA </text:p>
            </table:table-cell>
          </table:table-row>
          <table:table-row table:style-name="ro7" table:visibility="collapse">
            <table:table-cell office:value-type="float" office:value="1491" calcext:value-type="float">
              <text:p>1491</text:p>
            </table:table-cell>
            <table:table-cell office:value-type="string" calcext:value-type="string">
              <text:p>-5,824.01</text:p>
            </table:table-cell>
            <table:table-cell office:value-type="float" office:value="115.82" calcext:value-type="float">
              <text:p><text:s/>115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603" calcext:value-type="float">
              <text:p>286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120-001001-FACINSER SA F# 2120 COMPRA MAT</text:p>
            </table:table-cell>
          </table:table-row>
          <table:table-row table:style-name="ro7" table:visibility="collapse">
            <table:table-cell office:value-type="float" office:value="1492" calcext:value-type="float">
              <text:p>1492</text:p>
            </table:table-cell>
            <table:table-cell office:value-type="string" calcext:value-type="string">
              <text:p>-5,730.21</text:p>
            </table:table-cell>
            <table:table-cell office:value-type="float" office:value="93.8" calcext:value-type="float">
              <text:p><text:s/>9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703" calcext:value-type="float">
              <text:p>286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1972-001100-SERVIDECONS SA F# 61972 COMPRA</text:p>
            </table:table-cell>
          </table:table-row>
          <table:table-row table:style-name="ro7" table:visibility="collapse">
            <table:table-cell office:value-type="float" office:value="1493" calcext:value-type="float">
              <text:p>1493</text:p>
            </table:table-cell>
            <table:table-cell office:value-type="string" calcext:value-type="string">
              <text:p>-5,532.72</text:p>
            </table:table-cell>
            <table:table-cell office:value-type="float" office:value="197.49" calcext:value-type="float">
              <text:p><text:s/>197.4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803" calcext:value-type="float">
              <text:p>286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47-001002-COMERC. ORTIZLOFREDO ECORLOFF </text:p>
            </table:table-cell>
          </table:table-row>
          <table:table-row table:style-name="ro7" table:visibility="collapse">
            <table:table-cell office:value-type="float" office:value="1494" calcext:value-type="float">
              <text:p>1494</text:p>
            </table:table-cell>
            <table:table-cell office:value-type="string" calcext:value-type="string">
              <text:p>-5,489.71</text:p>
            </table:table-cell>
            <table:table-cell office:value-type="float" office:value="43.01" calcext:value-type="float">
              <text:p><text:s/>43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003" calcext:value-type="float">
              <text:p>287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48575-002001-JORCHU SA F# 48575 COMPRA OJO </text:p>
            </table:table-cell>
          </table:table-row>
          <table:table-row table:style-name="ro7" table:visibility="collapse">
            <table:table-cell office:value-type="float" office:value="1495" calcext:value-type="float">
              <text:p>1495</text:p>
            </table:table-cell>
            <table:table-cell office:value-type="string" calcext:value-type="string">
              <text:p>-4,698.07</text:p>
            </table:table-cell>
            <table:table-cell office:value-type="float" office:value="791.64" calcext:value-type="float">
              <text:p><text:s/>791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103" calcext:value-type="float">
              <text:p>287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539-001001-ALCIVAR BRICIO HUMBERTO F# 453</text:p>
            </table:table-cell>
          </table:table-row>
          <table:table-row table:style-name="ro7" table:visibility="collapse">
            <table:table-cell office:value-type="float" office:value="1496" calcext:value-type="float">
              <text:p>1496</text:p>
            </table:table-cell>
            <table:table-cell office:value-type="string" calcext:value-type="string">
              <text:p>-4,515.90</text:p>
            </table:table-cell>
            <table:table-cell office:value-type="float" office:value="182.17" calcext:value-type="float">
              <text:p><text:s/>182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203" calcext:value-type="float">
              <text:p>287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895-006206-KITTON SA F# 4895 COMPRA 4 TAZ</text:p>
            </table:table-cell>
          </table:table-row>
          <table:table-row table:style-name="ro7" table:visibility="collapse">
            <table:table-cell office:value-type="float" office:value="1497" calcext:value-type="float">
              <text:p>1497</text:p>
            </table:table-cell>
            <table:table-cell office:value-type="string" calcext:value-type="string">
              <text:p>-4,501.69</text:p>
            </table:table-cell>
            <table:table-cell office:value-type="float" office:value="14.21" calcext:value-type="float">
              <text:p><text:s/>14.2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303" calcext:value-type="float">
              <text:p>287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1984-022901-COMERCIAL KYWI SA F# 1984 OC# </text:p>
            </table:table-cell>
          </table:table-row>
          <table:table-row table:style-name="ro7" table:visibility="collapse">
            <table:table-cell office:value-type="float" office:value="1498" calcext:value-type="float">
              <text:p>1498</text:p>
            </table:table-cell>
            <table:table-cell office:value-type="string" calcext:value-type="string">
              <text:p>-4,492.72</text:p>
            </table:table-cell>
            <table:table-cell office:value-type="float" office:value="8.97" calcext:value-type="float">
              <text:p><text:s/>8.9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403" calcext:value-type="float">
              <text:p>287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31489-003006-ELECTROLEG SA F# 31489 COMPRA </text:p>
            </table:table-cell>
          </table:table-row>
          <table:table-row table:style-name="ro7" table:visibility="collapse">
            <table:table-cell office:value-type="float" office:value="1499" calcext:value-type="float">
              <text:p>1499</text:p>
            </table:table-cell>
            <table:table-cell office:value-type="string" calcext:value-type="string">
              <text:p>-2,422.96</text:p>
            </table:table-cell>
            <table:table-cell office:value-type="float" office:value="2069.76" calcext:value-type="float">
              <text:p><text:s/>2,069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703" calcext:value-type="float">
              <text:p>287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573-001104-ELECTMB SA F# 573 COMPRA UPS O</text:p>
            </table:table-cell>
          </table:table-row>
          <table:table-row table:style-name="ro7" table:visibility="collapse">
            <table:table-cell office:value-type="float" office:value="1500" calcext:value-type="float">
              <text:p>1500</text:p>
            </table:table-cell>
            <table:table-cell office:value-type="string" calcext:value-type="string">
              <text:p>-2,194.96</text:p>
            </table:table-cell>
            <table:table-cell office:value-type="float" office:value="228" calcext:value-type="float">
              <text:p><text:s/>2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803" calcext:value-type="float">
              <text:p>287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341-002002-BOWEN MENDOZA JOSE F# 341 COMP</text:p>
            </table:table-cell>
          </table:table-row>
          <table:table-row table:style-name="ro7" table:visibility="collapse">
            <table:table-cell office:value-type="float" office:value="1501" calcext:value-type="float">
              <text:p>1501</text:p>
            </table:table-cell>
            <table:table-cell office:value-type="string" calcext:value-type="string">
              <text:p>-2,168.78</text:p>
            </table:table-cell>
            <table:table-cell office:value-type="float" office:value="26.18" calcext:value-type="float">
              <text:p><text:s/>26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7903" calcext:value-type="float">
              <text:p>287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4909-006206-KITTON SA F# 4909 COMPRA 5 APL</text:p>
            </table:table-cell>
          </table:table-row>
          <table:table-row table:style-name="ro7" table:visibility="collapse"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-2,070.0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003" calcext:value-type="float">
              <text:p>288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680-001002-COMERC. ORTIZLOFREDO ECORLOFF </text:p>
            </table:table-cell>
          </table:table-row>
          <table:table-row table:style-name="ro7" table:visibility="collapse">
            <table:table-cell office:value-type="float" office:value="1503" calcext:value-type="float">
              <text:p>1503</text:p>
            </table:table-cell>
            <table:table-cell office:value-type="string" calcext:value-type="string">
              <text:p>-1,947.01</text:p>
            </table:table-cell>
            <table:table-cell office:value-type="float" office:value="123.03" calcext:value-type="float">
              <text:p><text:s/>123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103" calcext:value-type="float">
              <text:p>288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62313-001100-SERVIDECONS SA F# 62313 COMPRA</text:p>
            </table:table-cell>
          </table:table-row>
          <table:table-row table:style-name="ro7" table:visibility="collapse">
            <table:table-cell office:value-type="float" office:value="1504" calcext:value-type="float">
              <text:p>1504</text:p>
            </table:table-cell>
            <table:table-cell office:value-type="string" calcext:value-type="string">
              <text:p>-1,880.87</text:p>
            </table:table-cell>
            <table:table-cell office:value-type="float" office:value="66.14" calcext:value-type="float">
              <text:p><text:s/>66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203" calcext:value-type="float">
              <text:p>288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548-001002-COMERC. ORTIZLOFREDO F# 8548 C</text:p>
            </table:table-cell>
          </table:table-row>
          <table:table-row table:style-name="ro7" table:visibility="collapse">
            <table:table-cell office:value-type="float" office:value="1505" calcext:value-type="float">
              <text:p>1505</text:p>
            </table:table-cell>
            <table:table-cell office:value-type="string" calcext:value-type="string">
              <text:p>-1,847.39</text:p>
            </table:table-cell>
            <table:table-cell office:value-type="float" office:value="33.48" calcext:value-type="float">
              <text:p><text:s/>33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303" calcext:value-type="float">
              <text:p>288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2231-001001-GURUMENDI WASHINGTON F# 12231 </text:p>
            </table:table-cell>
          </table:table-row>
          <table:table-row table:style-name="ro7" table:visibility="collapse">
            <table:table-cell office:value-type="float" office:value="1506" calcext:value-type="float">
              <text:p>1506</text:p>
            </table:table-cell>
            <table:table-cell office:value-type="string" calcext:value-type="string">
              <text:p>-1,631.68</text:p>
            </table:table-cell>
            <table:table-cell office:value-type="float" office:value="215.71" calcext:value-type="float">
              <text:p><text:s/>215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703" calcext:value-type="float">
              <text:p>293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701-021001-UNION CEMENTERA NACIONAL F# 70</text:p>
            </table:table-cell>
          </table:table-row>
          <table:table-row table:style-name="ro7" table:visibility="collapse">
            <table:table-cell office:value-type="float" office:value="1507" calcext:value-type="float">
              <text:p>1507</text:p>
            </table:table-cell>
            <table:table-cell office:value-type="string" calcext:value-type="string">
              <text:p>-1,516.48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803" calcext:value-type="float">
              <text:p>292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5-001101-BRENSAM BONILLA F# 125 <text:s/>SUB BA</text:p>
            </table:table-cell>
          </table:table-row>
          <table:table-row table:style-name="ro7" table:visibility="collapse">
            <table:table-cell office:value-type="float" office:value="1508" calcext:value-type="float">
              <text:p>1508</text:p>
            </table:table-cell>
            <table:table-cell office:value-type="string" calcext:value-type="string">
              <text:p>-1,417.74</text:p>
            </table:table-cell>
            <table:table-cell office:value-type="float" office:value="98.74" calcext:value-type="float">
              <text:p><text:s/>98.7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703" calcext:value-type="float">
              <text:p>291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824-001002-COMERC. ORTIZLOFREDO ECORLOFF </text:p>
            </table:table-cell>
          </table:table-row>
          <table:table-row table:style-name="ro7" table:visibility="collapse">
            <table:table-cell office:value-type="float" office:value="1509" calcext:value-type="float">
              <text:p>1509</text:p>
            </table:table-cell>
            <table:table-cell office:value-type="string" calcext:value-type="string">
              <text:p>-1,405.69</text:p>
            </table:table-cell>
            <table:table-cell office:value-type="float" office:value="12.05" calcext:value-type="float">
              <text:p><text:s/>12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803" calcext:value-type="float">
              <text:p>291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85529-001008-TECNOVA SA F# 85529 COMPRA 2 B</text:p>
            </table:table-cell>
          </table:table-row>
          <table:table-row table:style-name="ro7" table:visibility="collapse">
            <table:table-cell office:value-type="float" office:value="1510" calcext:value-type="float">
              <text:p>1510</text:p>
            </table:table-cell>
            <table:table-cell office:value-type="string" calcext:value-type="string">
              <text:p>-1,235.97</text:p>
            </table:table-cell>
            <table:table-cell office:value-type="float" office:value="169.72" calcext:value-type="float">
              <text:p><text:s/>169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903" calcext:value-type="float">
              <text:p>291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2015-022901-COMERCIAL KYWI F# 2015 COMPRA </text:p>
            </table:table-cell>
          </table:table-row>
          <table:table-row table:style-name="ro7" table:visibility="collapse">
            <table:table-cell office:value-type="float" office:value="1511" calcext:value-type="float">
              <text:p>1511</text:p>
            </table:table-cell>
            <table:table-cell office:value-type="string" calcext:value-type="string">
              <text:p>-1,160.2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203" calcext:value-type="float">
              <text:p>295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770-021001-UNION CEMENTERA NACIONAL F# 77</text:p>
            </table:table-cell>
          </table:table-row>
          <table:table-row table:style-name="ro7" table:visibility="collapse">
            <table:table-cell office:value-type="float" office:value="1512" calcext:value-type="float">
              <text:p>1512</text:p>
            </table:table-cell>
            <table:table-cell office:value-type="string" calcext:value-type="string">
              <text:p>-1,135.65</text:p>
            </table:table-cell>
            <table:table-cell office:value-type="float" office:value="24.59" calcext:value-type="float">
              <text:p><text:s/>24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703" calcext:value-type="float">
              <text:p>290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59324-002002-SWISSOIL F# 59324 COMPRA HIDRA</text:p>
            </table:table-cell>
          </table:table-row>
          <table:table-row table:style-name="ro7" table:visibility="collapse">
            <table:table-cell office:value-type="float" office:value="1513" calcext:value-type="float">
              <text:p>1513</text:p>
            </table:table-cell>
            <table:table-cell office:value-type="string" calcext:value-type="string">
              <text:p>-1,097.25</text:p>
            </table:table-cell>
            <table:table-cell office:value-type="float" office:value="38.4" calcext:value-type="float">
              <text:p><text:s/>3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203" calcext:value-type="float">
              <text:p>290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0122-001101-BRENSAM BONILLA F# 122 COMPRA </text:p>
            </table:table-cell>
          </table:table-row>
          <table:table-row table:style-name="ro7" table:visibility="collapse">
            <table:table-cell office:value-type="float" office:value="1514" calcext:value-type="float">
              <text:p>1514</text:p>
            </table:table-cell>
            <table:table-cell office:value-type="string" calcext:value-type="string">
              <text:p>-1,074.75</text:p>
            </table:table-cell>
            <table:table-cell office:value-type="float" office:value="22.5" calcext:value-type="float">
              <text:p><text:s/>22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303" calcext:value-type="float">
              <text:p>290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715-001002-COMERC. ORTIZLOFREDO ECORLOFF </text:p>
            </table:table-cell>
          </table:table-row>
          <table:table-row table:style-name="ro7" table:visibility="collapse">
            <table:table-cell office:value-type="float" office:value="1515" calcext:value-type="float">
              <text:p>1515</text:p>
            </table:table-cell>
            <table:table-cell office:value-type="string" calcext:value-type="string">
              <text:p>-959.55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503" calcext:value-type="float">
              <text:p>295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08984-001002-COMERC. ORTIZLOFFREDO F# 8984 </text:p>
            </table:table-cell>
          </table:table-row>
          <table:table-row table:style-name="ro7" table:visibility="collapse">
            <table:table-cell office:value-type="float" office:value="1516" calcext:value-type="float">
              <text:p>1516</text:p>
            </table:table-cell>
            <table:table-cell office:value-type="string" calcext:value-type="string">
              <text:p>-946.75</text:p>
            </table:table-cell>
            <table:table-cell office:value-type="float" office:value="12.8" calcext:value-type="float">
              <text:p><text:s/>1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003" calcext:value-type="float">
              <text:p>300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012273-001001-CARRERA LLAGUNO JONATHAN F# 12</text:p>
            </table:table-cell>
          </table:table-row>
          <table:table-row table:style-name="ro7" table:visibility="collapse">
            <table:table-cell office:value-type="float" office:value="1517" calcext:value-type="float">
              <text:p>1517</text:p>
            </table:table-cell>
            <table:table-cell office:value-type="string" calcext:value-type="string">
              <text:p>-33.12</text:p>
            </table:table-cell>
            <table:table-cell office:value-type="float" office:value="913.63" calcext:value-type="float">
              <text:p><text:s/>913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403" calcext:value-type="float">
              <text:p>297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33-001011-TELCONET F# 423933 COMPRA 15 V</text:p>
            </table:table-cell>
          </table:table-row>
          <table:table-row table:style-name="ro7" table:visibility="collapse"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-10.93</text:p>
            </table:table-cell>
            <table:table-cell office:value-type="float" office:value="22.19" calcext:value-type="float">
              <text:p><text:s/>22.1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503" calcext:value-type="float">
              <text:p>297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3-001011-TELCONET F# 423923 COMPRA 12 C</text:p>
            </table:table-cell>
          </table:table-row>
          <table:table-row table:style-name="ro7" table:visibility="collapse">
            <table:table-cell office:value-type="float" office:value="1519" calcext:value-type="float">
              <text:p>1519</text:p>
            </table:table-cell>
            <table:table-cell office:value-type="string" calcext:value-type="string">
              <text:p>-6.55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603" calcext:value-type="float">
              <text:p>297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8-001011-TELCONET F# 423928 COMPRA 1 GA</text:p>
            </table:table-cell>
          </table:table-row>
          <table:table-row table:style-name="ro7" table:visibility="collapse">
            <table:table-cell office:value-type="float" office:value="1520" calcext:value-type="float">
              <text:p>1520</text:p>
            </table:table-cell>
            <table:table-cell office:value-type="string" calcext:value-type="string">
              <text:p><text:s/>.00</text:p>
            </table:table-cell>
            <table:table-cell office:value-type="float" office:value="6.55" calcext:value-type="float">
              <text:p><text:s/>6.5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7703" calcext:value-type="float">
              <text:p>297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B 000423927-001011-TELCONET F# 423927 COMPRA 2 JE</text:p>
            </table:table-cell>
          </table:table-row>
          <table:table-row table:style-name="ro7" table:visibility="collapse">
            <table:table-cell office:value-type="float" office:value="1521" calcext:value-type="float">
              <text:p>1521</text:p>
            </table:table-cell>
            <table:table-cell office:value-type="string" calcext:value-type="string">
              <text:p><text:s/>4.38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503" calcext:value-type="float">
              <text:p>310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74-001011-TELCONET F# 427174 COMPRA 1 GA</text:p>
            </table:table-cell>
          </table:table-row>
          <table:table-row table:style-name="ro7" table:visibility="collapse">
            <table:table-cell office:value-type="float" office:value="1522" calcext:value-type="float">
              <text:p>1522</text:p>
            </table:table-cell>
            <table:table-cell office:value-type="string" calcext:value-type="string">
              <text:p>-3,767.3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71.73" calcext:value-type="float">
              <text:p><text:s/>3,771.73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523" calcext:value-type="float">
              <text:p>1523</text:p>
            </table:table-cell>
            <table:table-cell office:value-type="string" calcext:value-type="string">
              <text:p>-3,702.70</text:p>
            </table:table-cell>
            <table:table-cell office:value-type="float" office:value="64.65" calcext:value-type="float">
              <text:p><text:s/>64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303" calcext:value-type="float">
              <text:p>304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449-003006-ELECTROLEG SA F# 32449 COMPRA </text:p>
            </table:table-cell>
          </table:table-row>
          <table:table-row table:style-name="ro7" table:visibility="collapse">
            <table:table-cell office:value-type="float" office:value="1524" calcext:value-type="float">
              <text:p>1524</text:p>
            </table:table-cell>
            <table:table-cell office:value-type="string" calcext:value-type="string">
              <text:p>-3,508.30</text:p>
            </table:table-cell>
            <table:table-cell office:value-type="float" office:value="194.4" calcext:value-type="float">
              <text:p><text:s/>19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403" calcext:value-type="float">
              <text:p>304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492-003006-ELECTROLEG SA F# 32492 COMPRA </text:p>
            </table:table-cell>
          </table:table-row>
          <table:table-row table:style-name="ro7" table:visibility="collapse">
            <table:table-cell office:value-type="float" office:value="1525" calcext:value-type="float">
              <text:p>1525</text:p>
            </table:table-cell>
            <table:table-cell office:value-type="string" calcext:value-type="string">
              <text:p>-3,373.15</text:p>
            </table:table-cell>
            <table:table-cell office:value-type="float" office:value="135.15" calcext:value-type="float">
              <text:p><text:s/>135.1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503" calcext:value-type="float">
              <text:p>304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32554-003006-ELECTROLEG SA F# 32554 COMPRA </text:p>
            </table:table-cell>
          </table:table-row>
          <table:table-row table:style-name="ro7" table:visibility="collapse">
            <table:table-cell office:value-type="float" office:value="1526" calcext:value-type="float">
              <text:p>1526</text:p>
            </table:table-cell>
            <table:table-cell office:value-type="string" calcext:value-type="string">
              <text:p>-3,353.95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603" calcext:value-type="float">
              <text:p>304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4-001101-BRENSAM BONILLA F# 144 COMPRA </text:p>
            </table:table-cell>
          </table:table-row>
          <table:table-row table:style-name="ro7" table:visibility="collapse"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-3,267.55</text:p>
            </table:table-cell>
            <table:table-cell office:value-type="float" office:value="86.4" calcext:value-type="float">
              <text:p><text:s/>86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803" calcext:value-type="float">
              <text:p>304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5-001101-BRENSAM BONILLA F# 145 <text:s/>SUB BA</text:p>
            </table:table-cell>
          </table:table-row>
          <table:table-row table:style-name="ro7" table:visibility="collapse"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-3,209.95</text:p>
            </table:table-cell>
            <table:table-cell office:value-type="float" office:value="57.6" calcext:value-type="float">
              <text:p><text:s/>5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903" calcext:value-type="float">
              <text:p>304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207-001002-COMERC. ORTIZLOFFREDO F# 9207 </text:p>
            </table:table-cell>
          </table:table-row>
          <table:table-row table:style-name="ro7" table:visibility="collapse">
            <table:table-cell office:value-type="float" office:value="1529" calcext:value-type="float">
              <text:p>1529</text:p>
            </table:table-cell>
            <table:table-cell office:value-type="string" calcext:value-type="string">
              <text:p>-2,994.24</text:p>
            </table:table-cell>
            <table:table-cell office:value-type="float" office:value="215.71" calcext:value-type="float">
              <text:p><text:s/>215.7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003" calcext:value-type="float">
              <text:p>305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123-021001-UCEM F# 1123 COMPRA DE 14M3 HO</text:p>
            </table:table-cell>
          </table:table-row>
          <table:table-row table:style-name="ro7" table:visibility="collapse">
            <table:table-cell office:value-type="float" office:value="1530" calcext:value-type="float">
              <text:p>1530</text:p>
            </table:table-cell>
            <table:table-cell office:value-type="string" calcext:value-type="string">
              <text:p>-2,842.77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103" calcext:value-type="float">
              <text:p>305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43-021001-UCEM F# 1043 COMPRA DE 7M3 HOR</text:p>
            </table:table-cell>
          </table:table-row>
          <table:table-row table:style-name="ro7" table:visibility="collapse">
            <table:table-cell office:value-type="float" office:value="1531" calcext:value-type="float">
              <text:p>1531</text:p>
            </table:table-cell>
            <table:table-cell office:value-type="string" calcext:value-type="string">
              <text:p>-2,767.04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203" calcext:value-type="float">
              <text:p>305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87-021001-UCEM F# 1087 COMPRA DE 7M3 HOR</text:p>
            </table:table-cell>
          </table:table-row>
          <table:table-row table:style-name="ro7" table:visibility="collapse">
            <table:table-cell office:value-type="float" office:value="1532" calcext:value-type="float">
              <text:p>1532</text:p>
            </table:table-cell>
            <table:table-cell office:value-type="string" calcext:value-type="string">
              <text:p>-2,685.90</text:p>
            </table:table-cell>
            <table:table-cell office:value-type="float" office:value="81.14" calcext:value-type="float">
              <text:p><text:s/>81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303" calcext:value-type="float">
              <text:p>305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140-021001-UCEM F# 1140 COMPRA DE 14M3 HO</text:p>
            </table:table-cell>
          </table:table-row>
          <table:table-row table:style-name="ro7" table:visibility="collapse">
            <table:table-cell office:value-type="float" office:value="1533" calcext:value-type="float">
              <text:p>1533</text:p>
            </table:table-cell>
            <table:table-cell office:value-type="string" calcext:value-type="string">
              <text:p>-2,685.06</text:p>
            </table:table-cell>
            <table:table-cell office:value-type="float" office:value="0.84" calcext:value-type="float">
              <text:p><text:s/>0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503" calcext:value-type="float">
              <text:p>305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25-001001-GARCIA ALAÑA VICTOR F# 1025 CO</text:p>
            </table:table-cell>
          </table:table-row>
          <table:table-row table:style-name="ro7" table:visibility="collapse">
            <table:table-cell office:value-type="float" office:value="1534" calcext:value-type="float">
              <text:p>1534</text:p>
            </table:table-cell>
            <table:table-cell office:value-type="string" calcext:value-type="string">
              <text:p>-2,678.58</text:p>
            </table:table-cell>
            <table:table-cell office:value-type="float" office:value="6.48" calcext:value-type="float">
              <text:p><text:s/>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603" calcext:value-type="float">
              <text:p>305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092-001001-JC PORTAL DRILLING F# 92 COMPR</text:p>
            </table:table-cell>
          </table:table-row>
          <table:table-row table:style-name="ro7" table:visibility="collapse"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-2,645.18</text:p>
            </table:table-cell>
            <table:table-cell office:value-type="float" office:value="33.4" calcext:value-type="float">
              <text:p><text:s/>33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903" calcext:value-type="float">
              <text:p>305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2107-022901-COMERCIAL KYWI F# 2107 COMPRA </text:p>
            </table:table-cell>
          </table:table-row>
          <table:table-row table:style-name="ro7" table:visibility="collapse">
            <table:table-cell office:value-type="float" office:value="1536" calcext:value-type="float">
              <text:p>1536</text:p>
            </table:table-cell>
            <table:table-cell office:value-type="string" calcext:value-type="string">
              <text:p>-2,612.39</text:p>
            </table:table-cell>
            <table:table-cell office:value-type="float" office:value="32.79" calcext:value-type="float">
              <text:p><text:s/>32.7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6003" calcext:value-type="float">
              <text:p>306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579-001004-PINTUSARIATO F# 6579 COMPRA 3 </text:p>
            </table:table-cell>
          </table:table-row>
          <table:table-row table:style-name="ro7" table:visibility="collapse">
            <table:table-cell office:value-type="float" office:value="1537" calcext:value-type="float">
              <text:p>1537</text:p>
            </table:table-cell>
            <table:table-cell office:value-type="string" calcext:value-type="string">
              <text:p>-2,606.48</text:p>
            </table:table-cell>
            <table:table-cell office:value-type="float" office:value="5.91" calcext:value-type="float">
              <text:p><text:s/>5.9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703" calcext:value-type="float">
              <text:p>302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23232-003001-SUKER F# 23232 COMPRA 20 PAPEL</text:p>
            </table:table-cell>
          </table:table-row>
          <table:table-row table:style-name="ro7" table:visibility="collapse">
            <table:table-cell office:value-type="float" office:value="1538" calcext:value-type="float">
              <text:p>1538</text:p>
            </table:table-cell>
            <table:table-cell office:value-type="string" calcext:value-type="string">
              <text:p>-2,571.92</text:p>
            </table:table-cell>
            <table:table-cell office:value-type="float" office:value="34.56" calcext:value-type="float">
              <text:p><text:s/>34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803" calcext:value-type="float">
              <text:p>302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12245-001001-GURUMENDI WASHINGTON F# 12245 </text:p>
            </table:table-cell>
          </table:table-row>
          <table:table-row table:style-name="ro7" table:visibility="collapse"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-2,551.78</text:p>
            </table:table-cell>
            <table:table-cell office:value-type="float" office:value="20.14" calcext:value-type="float">
              <text:p><text:s/>20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003" calcext:value-type="float">
              <text:p>303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2062-022901-COMERCIAL KYWI F# 2062 COMPRA </text:p>
            </table:table-cell>
          </table:table-row>
          <table:table-row table:style-name="ro7" table:visibility="collapse">
            <table:table-cell office:value-type="float" office:value="1540" calcext:value-type="float">
              <text:p>1540</text:p>
            </table:table-cell>
            <table:table-cell office:value-type="string" calcext:value-type="string">
              <text:p>-2,400.31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203" calcext:value-type="float">
              <text:p>303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4-021001-UCEM F# 984 COMPRA DE 14M3 HOR</text:p>
            </table:table-cell>
          </table:table-row>
          <table:table-row table:style-name="ro7" table:visibility="collapse"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-2,248.84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303" calcext:value-type="float">
              <text:p>303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3-021001-UCEM F# 983 COMPRA DE 14M3 HOR</text:p>
            </table:table-cell>
          </table:table-row>
          <table:table-row table:style-name="ro7" table:visibility="collapse">
            <table:table-cell office:value-type="float" office:value="1542" calcext:value-type="float">
              <text:p>1542</text:p>
            </table:table-cell>
            <table:table-cell office:value-type="string" calcext:value-type="string">
              <text:p>-2,086.55</text:p>
            </table:table-cell>
            <table:table-cell office:value-type="float" office:value="162.29" calcext:value-type="float">
              <text:p><text:s/>162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403" calcext:value-type="float">
              <text:p>303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2-021001-UCEM F# 982 COMPRA DE 7,5 M3 H</text:p>
            </table:table-cell>
          </table:table-row>
          <table:table-row table:style-name="ro7" table:visibility="collapse">
            <table:table-cell office:value-type="float" office:value="1543" calcext:value-type="float">
              <text:p>1543</text:p>
            </table:table-cell>
            <table:table-cell office:value-type="string" calcext:value-type="string">
              <text:p>-1,978.69</text:p>
            </table:table-cell>
            <table:table-cell office:value-type="float" office:value="107.86" calcext:value-type="float">
              <text:p><text:s/>107.8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503" calcext:value-type="float">
              <text:p>303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1-021001-UCEM F# 981 COMPRA DE 7M3 HORM</text:p>
            </table:table-cell>
          </table:table-row>
          <table:table-row table:style-name="ro7" table:visibility="collapse">
            <table:table-cell office:value-type="float" office:value="1544" calcext:value-type="float">
              <text:p>1544</text:p>
            </table:table-cell>
            <table:table-cell office:value-type="string" calcext:value-type="string">
              <text:p>-1,827.22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603" calcext:value-type="float">
              <text:p>303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980-021001-UCEM F# 980 COMPRA DE 14M3 HOR</text:p>
            </table:table-cell>
          </table:table-row>
          <table:table-row table:style-name="ro7" table:visibility="collapse">
            <table:table-cell office:value-type="float" office:value="1545" calcext:value-type="float">
              <text:p>1545</text:p>
            </table:table-cell>
            <table:table-cell office:value-type="string" calcext:value-type="string">
              <text:p>-1,825.12</text:p>
            </table:table-cell>
            <table:table-cell office:value-type="float" office:value="2.1" calcext:value-type="float">
              <text:p><text:s/>2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703" calcext:value-type="float">
              <text:p>303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002-001001-GARCIA ALAÑA VICTOR F# 1002 CO</text:p>
            </table:table-cell>
          </table:table-row>
          <table:table-row table:style-name="ro7" table:visibility="collapse">
            <table:table-cell office:value-type="float" office:value="1546" calcext:value-type="float">
              <text:p>1546</text:p>
            </table:table-cell>
            <table:table-cell office:value-type="string" calcext:value-type="string">
              <text:p>-1,749.39</text:p>
            </table:table-cell>
            <table:table-cell office:value-type="float" office:value="75.73" calcext:value-type="float">
              <text:p><text:s/>75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703" calcext:value-type="float">
              <text:p>307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235-021001-UCEM F# 1235 COMPRA DE 14M3 HO</text:p>
            </table:table-cell>
          </table:table-row>
          <table:table-row table:style-name="ro7" table:visibility="collapse">
            <table:table-cell office:value-type="float" office:value="1547" calcext:value-type="float">
              <text:p>1547</text:p>
            </table:table-cell>
            <table:table-cell office:value-type="string" calcext:value-type="string">
              <text:p>-1,740.82</text:p>
            </table:table-cell>
            <table:table-cell office:value-type="float" office:value="8.57" calcext:value-type="float">
              <text:p><text:s/>8.5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203" calcext:value-type="float">
              <text:p>308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794-001004-PINTUSARIATO F# 6794 COMPRA 1 </text:p>
            </table:table-cell>
          </table:table-row>
          <table:table-row table:style-name="ro7" table:visibility="collapse">
            <table:table-cell office:value-type="float" office:value="1548" calcext:value-type="float">
              <text:p>1548</text:p>
            </table:table-cell>
            <table:table-cell office:value-type="string" calcext:value-type="string">
              <text:p>-1,667.31</text:p>
            </table:table-cell>
            <table:table-cell office:value-type="float" office:value="73.51" calcext:value-type="float">
              <text:p><text:s/>73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303" calcext:value-type="float">
              <text:p>308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474-001002-COMERC. ORTIZLOFFREDO F# 9474 </text:p>
            </table:table-cell>
          </table:table-row>
          <table:table-row table:style-name="ro7" table:visibility="collapse">
            <table:table-cell office:value-type="float" office:value="1549" calcext:value-type="float">
              <text:p>1549</text:p>
            </table:table-cell>
            <table:table-cell office:value-type="string" calcext:value-type="string">
              <text:p>-1,651.21</text:p>
            </table:table-cell>
            <table:table-cell office:value-type="float" office:value="16.1" calcext:value-type="float">
              <text:p><text:s/>16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403" calcext:value-type="float">
              <text:p>308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9489-001002-COMERC. ORTIZLOFFREDO F# 9489 </text:p>
            </table:table-cell>
          </table:table-row>
          <table:table-row table:style-name="ro7" table:visibility="collapse">
            <table:table-cell office:value-type="float" office:value="1550" calcext:value-type="float">
              <text:p>1550</text:p>
            </table:table-cell>
            <table:table-cell office:value-type="string" calcext:value-type="string">
              <text:p>-1,637.52</text:p>
            </table:table-cell>
            <table:table-cell office:value-type="float" office:value="13.69" calcext:value-type="float">
              <text:p><text:s/>13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903" calcext:value-type="float">
              <text:p>309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2-001011-TELCONET F# 426882 COMPRA 8 TU</text:p>
            </table:table-cell>
          </table:table-row>
          <table:table-row table:style-name="ro7" table:visibility="collapse">
            <table:table-cell office:value-type="float" office:value="1551" calcext:value-type="float">
              <text:p>1551</text:p>
            </table:table-cell>
            <table:table-cell office:value-type="string" calcext:value-type="string">
              <text:p>-1,486.05</text:p>
            </table:table-cell>
            <table:table-cell office:value-type="float" office:value="151.47" calcext:value-type="float">
              <text:p><text:s/>151.4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903" calcext:value-type="float">
              <text:p>307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1209-021001-UCEM F# 1209 COMPRA DE 14M3 HO</text:p>
            </table:table-cell>
          </table:table-row>
          <table:table-row table:style-name="ro7" table:visibility="collapse">
            <table:table-cell office:value-type="float" office:value="1552" calcext:value-type="float">
              <text:p>1552</text:p>
            </table:table-cell>
            <table:table-cell office:value-type="string" calcext:value-type="string">
              <text:p>-1,479.88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103" calcext:value-type="float">
              <text:p>309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8-001011-TELCONET F# 426888 COMPRA 1 BO</text:p>
            </table:table-cell>
          </table:table-row>
          <table:table-row table:style-name="ro7" table:visibility="collapse"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-1,460.25</text:p>
            </table:table-cell>
            <table:table-cell office:value-type="float" office:value="19.63" calcext:value-type="float">
              <text:p><text:s/>1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203" calcext:value-type="float">
              <text:p>309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90-001011-TELCONET F# 426890 COMPRA 1 TU</text:p>
            </table:table-cell>
          </table:table-row>
          <table:table-row table:style-name="ro7" table:visibility="collapse">
            <table:table-cell office:value-type="float" office:value="1554" calcext:value-type="float">
              <text:p>1554</text:p>
            </table:table-cell>
            <table:table-cell office:value-type="string" calcext:value-type="string">
              <text:p>-1,457.73</text:p>
            </table:table-cell>
            <table:table-cell office:value-type="float" office:value="2.52" calcext:value-type="float">
              <text:p><text:s/>2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303" calcext:value-type="float">
              <text:p>309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4-001011-TELCONET F# 426884 COMPRA 100 </text:p>
            </table:table-cell>
          </table:table-row>
          <table:table-row table:style-name="ro7" table:visibility="collapse">
            <table:table-cell office:value-type="float" office:value="1555" calcext:value-type="float">
              <text:p>1555</text:p>
            </table:table-cell>
            <table:table-cell office:value-type="string" calcext:value-type="string">
              <text:p>-1,456.28</text:p>
            </table:table-cell>
            <table:table-cell office:value-type="float" office:value="1.45" calcext:value-type="float">
              <text:p><text:s/>1.4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403" calcext:value-type="float">
              <text:p>309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7-001011-TELCONET F# 426887 COMPRA 1 JE</text:p>
            </table:table-cell>
          </table:table-row>
          <table:table-row table:style-name="ro7" table:visibility="collapse">
            <table:table-cell office:value-type="float" office:value="1556" calcext:value-type="float">
              <text:p>1556</text:p>
            </table:table-cell>
            <table:table-cell office:value-type="string" calcext:value-type="string">
              <text:p>-563.95</text:p>
            </table:table-cell>
            <table:table-cell office:value-type="float" office:value="892.33" calcext:value-type="float">
              <text:p><text:s/>892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503" calcext:value-type="float">
              <text:p>309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6-001011-TELCONET F# 426886 COMPRA 1 EZ</text:p>
            </table:table-cell>
          </table:table-row>
          <table:table-row table:style-name="ro7" table:visibility="collapse">
            <table:table-cell office:value-type="float" office:value="1557" calcext:value-type="float">
              <text:p>1557</text:p>
            </table:table-cell>
            <table:table-cell office:value-type="string" calcext:value-type="string">
              <text:p>-531.52</text:p>
            </table:table-cell>
            <table:table-cell office:value-type="float" office:value="32.43" calcext:value-type="float">
              <text:p><text:s/>32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603" calcext:value-type="float">
              <text:p>309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3-001011-TELCONET F# 426883 COMPRA 3 TU</text:p>
            </table:table-cell>
          </table:table-row>
          <table:table-row table:style-name="ro7" table:visibility="collapse">
            <table:table-cell office:value-type="float" office:value="1558" calcext:value-type="float">
              <text:p>1558</text:p>
            </table:table-cell>
            <table:table-cell office:value-type="string" calcext:value-type="string">
              <text:p>-465.88</text:p>
            </table:table-cell>
            <table:table-cell office:value-type="float" office:value="65.64" calcext:value-type="float">
              <text:p><text:s/>65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703" calcext:value-type="float">
              <text:p>309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91-001011-TELCONET F# 426891 COMPRA 1 VO</text:p>
            </table:table-cell>
          </table:table-row>
          <table:table-row table:style-name="ro7" table:visibility="collapse"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-392.50</text:p>
            </table:table-cell>
            <table:table-cell office:value-type="float" office:value="73.38" calcext:value-type="float">
              <text:p><text:s/>73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9803" calcext:value-type="float">
              <text:p>309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1-001011-TELCONET F# 426881 COMPRA 100 </text:p>
            </table:table-cell>
          </table:table-row>
          <table:table-row table:style-name="ro7" table:visibility="collapse">
            <table:table-cell office:value-type="float" office:value="1560" calcext:value-type="float">
              <text:p>1560</text:p>
            </table:table-cell>
            <table:table-cell office:value-type="string" calcext:value-type="string">
              <text:p>-223.86</text:p>
            </table:table-cell>
            <table:table-cell office:value-type="float" office:value="168.64" calcext:value-type="float">
              <text:p><text:s/>168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003" calcext:value-type="float">
              <text:p>310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9-001011-TELCONET F# 426889 COMPRA 3 PA</text:p>
            </table:table-cell>
          </table:table-row>
          <table:table-row table:style-name="ro7" table:visibility="collapse">
            <table:table-cell office:value-type="float" office:value="1561" calcext:value-type="float">
              <text:p>1561</text:p>
            </table:table-cell>
            <table:table-cell office:value-type="string" calcext:value-type="string">
              <text:p>-217.69</text:p>
            </table:table-cell>
            <table:table-cell office:value-type="float" office:value="6.17" calcext:value-type="float">
              <text:p><text:s/>6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103" calcext:value-type="float">
              <text:p>310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6880-001011-TELCONET F# 426880 COMPRA 1 BO</text:p>
            </table:table-cell>
          </table:table-row>
          <table:table-row table:style-name="ro7" table:visibility="collapse">
            <table:table-cell office:value-type="float" office:value="1562" calcext:value-type="float">
              <text:p>1562</text:p>
            </table:table-cell>
            <table:table-cell office:value-type="string" calcext:value-type="string">
              <text:p>-213.31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203" calcext:value-type="float">
              <text:p>310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33-001011-TELCONET F# 427133 COMPRA 1 GA</text:p>
            </table:table-cell>
          </table:table-row>
          <table:table-row table:style-name="ro7" table:visibility="collapse">
            <table:table-cell office:value-type="float" office:value="1563" calcext:value-type="float">
              <text:p>1563</text:p>
            </table:table-cell>
            <table:table-cell office:value-type="string" calcext:value-type="string">
              <text:p>-208.42</text:p>
            </table:table-cell>
            <table:table-cell office:value-type="float" office:value="4.89" calcext:value-type="float">
              <text:p><text:s/>4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303" calcext:value-type="float">
              <text:p>310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34-001011-TELCONET F# 427134 COMPRA 1 GA</text:p>
            </table:table-cell>
          </table:table-row>
          <table:table-row table:style-name="ro7" table:visibility="collapse">
            <table:table-cell office:value-type="float" office:value="1564" calcext:value-type="float">
              <text:p>1564</text:p>
            </table:table-cell>
            <table:table-cell office:value-type="string" calcext:value-type="string">
              <text:p>-202.47</text:p>
            </table:table-cell>
            <table:table-cell office:value-type="float" office:value="5.95" calcext:value-type="float">
              <text:p><text:s/>5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803" calcext:value-type="float">
              <text:p>307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6751-001004-PINTUSARIATO F# 6751 COMPRA 3 </text:p>
            </table:table-cell>
          </table:table-row>
          <table:table-row table:style-name="ro7" table:visibility="collapse">
            <table:table-cell office:value-type="float" office:value="1565" calcext:value-type="float">
              <text:p>1565</text:p>
            </table:table-cell>
            <table:table-cell office:value-type="string" calcext:value-type="string">
              <text:p>-29.67</text:p>
            </table:table-cell>
            <table:table-cell office:value-type="float" office:value="172.8" calcext:value-type="float">
              <text:p><text:s/>17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003" calcext:value-type="float">
              <text:p>304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00141-001101-BRENSAM BONILLA F# 141 <text:s/>SUB BA</text:p>
            </table:table-cell>
          </table:table-row>
          <table:table-row table:style-name="ro7" table:visibility="collapse">
            <table:table-cell office:value-type="float" office:value="1566" calcext:value-type="float">
              <text:p>1566</text:p>
            </table:table-cell>
            <table:table-cell office:value-type="string" calcext:value-type="string">
              <text:p>-25.29</text:p>
            </table:table-cell>
            <table:table-cell office:value-type="float" office:value="4.38" calcext:value-type="float">
              <text:p><text:s/>4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10403" calcext:value-type="float">
              <text:p>310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427175-001011-TELCONET F# 427175 COMPRA 1 GA</text:p>
            </table:table-cell>
          </table:table-row>
          <table:table-row table:style-name="ro7" table:visibility="collapse">
            <table:table-cell office:value-type="float" office:value="1567" calcext:value-type="float">
              <text:p>1567</text:p>
            </table:table-cell>
            <table:table-cell office:value-type="string" calcext:value-type="string">
              <text:p><text:s/>.00</text:p>
            </table:table-cell>
            <table:table-cell office:value-type="float" office:value="25.29" calcext:value-type="float">
              <text:p><text:s/>25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103" calcext:value-type="float">
              <text:p>304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B 000060708-001102-CONTRUCC. MATUTE F# 60708 COMP</text:p>
            </table:table-cell>
          </table:table-row>
        </table:table-row-group>
        <table:table-row table:style-name="ro8">
          <table:table-cell table:style-name="ce286" office:value-type="float" office:value="1587" calcext:value-type="float">
            <text:p>1587</text:p>
          </table:table-cell>
          <table:table-cell table:style-name="ce288" office:value-type="string" calcext:value-type="string">
            <text:p>1-1-1-05-02-008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12% IVA COMPRA SERVICIOS" calcext:value-type="string">
            <text:p><text:s/>12% IVA COMPRA SERVICIOS </text:p>
          </table:table-cell>
          <table:table-cell table:style-name="ce286"/>
          <table:table-cell table:style-name="ce300" table:number-columns-repeated="2"/>
          <table:table-cell table:style-name="ce286" table:number-columns-repeated="4"/>
        </table:table-row>
        <table:table-row-group table:display="false">
          <table:table-row table:style-name="ro7" table:visibility="collapse">
            <table:table-cell office:value-type="float" office:value="1588" calcext:value-type="float">
              <text:p>1588</text:p>
            </table:table-cell>
            <table:table-cell office:value-type="string" calcext:value-type="string">
              <text:p><text:s/>27.00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003" calcext:value-type="float">
              <text:p>2210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3896-001002-SERVICIO GUARDIANIA</text:p>
            </table:table-cell>
          </table:table-row>
          <table:table-row table:style-name="ro7" table:visibility="collapse">
            <table:table-cell office:value-type="float" office:value="1589" calcext:value-type="float">
              <text:p>1589</text:p>
            </table:table-cell>
            <table:table-cell office:value-type="string" calcext:value-type="string">
              <text:p><text:s/>207.00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703" calcext:value-type="float">
              <text:p>2207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877-001001-3 JORNADAS DE TRABAJO SUPERVIS</text:p>
            </table:table-cell>
          </table:table-row>
          <table:table-row table:style-name="ro7" table:visibility="collapse">
            <table:table-cell office:value-type="float" office:value="1590" calcext:value-type="float">
              <text:p>1590</text:p>
            </table:table-cell>
            <table:table-cell office:value-type="string" calcext:value-type="string">
              <text:p><text:s/>357.00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603" calcext:value-type="float">
              <text:p>2206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833-002001-HONORARIOS COMO INTERVENTOR PO</text:p>
            </table:table-cell>
          </table:table-row>
          <table:table-row table:style-name="ro7" table:visibility="collapse">
            <table:table-cell office:value-type="float" office:value="1591" calcext:value-type="float">
              <text:p>1591</text:p>
            </table:table-cell>
            <table:table-cell office:value-type="string" calcext:value-type="string">
              <text:p><text:s/>384.00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103" calcext:value-type="float">
              <text:p>2211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3897-001002-SERVICIO DE GUARDIANIA ADICION</text:p>
            </table:table-cell>
          </table:table-row>
          <table:table-row table:style-name="ro7" table:visibility="collapse">
            <table:table-cell office:value-type="float" office:value="1592" calcext:value-type="float">
              <text:p>1592</text:p>
            </table:table-cell>
            <table:table-cell office:value-type="string" calcext:value-type="string">
              <text:p><text:s/>456.60</text:p>
            </table:table-cell>
            <table:table-cell office:value-type="float" office:value="72.6" calcext:value-type="float">
              <text:p><text:s/>72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203" calcext:value-type="float">
              <text:p>2212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0630-001001-MANTENIMIENTO DEL ACCESORIO DE</text:p>
            </table:table-cell>
          </table:table-row>
          <table:table-row table:style-name="ro7" table:visibility="collapse">
            <table:table-cell office:value-type="float" office:value="1593" calcext:value-type="float">
              <text:p>1593</text:p>
            </table:table-cell>
            <table:table-cell office:value-type="string" calcext:value-type="string">
              <text:p><text:s/>476.04</text:p>
            </table:table-cell>
            <table:table-cell office:value-type="float" office:value="19.44" calcext:value-type="float">
              <text:p><text:s/>19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503" calcext:value-type="float">
              <text:p>2205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B 000024703-001001-MEMORIA DDR3 8GB ADATA</text:p>
            </table:table-cell>
          </table:table-row>
          <table:table-row table:style-name="ro7" table:visibility="collapse">
            <table:table-cell office:value-type="float" office:value="1594" calcext:value-type="float">
              <text:p>1594</text:p>
            </table:table-cell>
            <table:table-cell office:value-type="string" calcext:value-type="string">
              <text:p><text:s/>486.55</text:p>
            </table:table-cell>
            <table:table-cell office:value-type="float" office:value="10.51" calcext:value-type="float">
              <text:p><text:s/>10.5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203" calcext:value-type="float">
              <text:p>2202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00002785-001138-CONSUMO CELULAR MES DICIEMBRE </text:p>
            </table:table-cell>
          </table:table-row>
          <table:table-row table:style-name="ro7" table:visibility="collapse">
            <table:table-cell office:value-type="float" office:value="1595" calcext:value-type="float">
              <text:p>1595</text:p>
            </table:table-cell>
            <table:table-cell office:value-type="string" calcext:value-type="string">
              <text:p><text:s/>499.37</text:p>
            </table:table-cell>
            <table:table-cell office:value-type="float" office:value="12.82" calcext:value-type="float">
              <text:p><text:s/>12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41" calcext:value-type="float">
              <text:p>14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303" calcext:value-type="float">
              <text:p>220303</text:p>
            </table:table-cell>
            <table:table-cell office:value-type="date" office:date-value="2020-01-17" calcext:value-type="date">
              <text:p>17/01/2020</text:p>
            </table:table-cell>
            <table:table-cell office:value-type="string" calcext:value-type="string">
              <text:p>FV 029370515-001064-CONSUMO CELULAR MES DICIEMBRE </text:p>
            </table:table-cell>
          </table:table-row>
          <table:table-row table:style-name="ro7" table:visibility="collapse">
            <table:table-cell office:value-type="float" office:value="1596" calcext:value-type="float">
              <text:p>1596</text:p>
            </table:table-cell>
            <table:table-cell office:value-type="string" calcext:value-type="string">
              <text:p>-749.7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249.15" calcext:value-type="float">
              <text:p><text:s/>1,249.15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597" calcext:value-type="float">
              <text:p>1597</text:p>
            </table:table-cell>
            <table:table-cell office:value-type="string" calcext:value-type="string">
              <text:p>-733.58</text:p>
            </table:table-cell>
            <table:table-cell office:value-type="float" office:value="16.2" calcext:value-type="float">
              <text:p><text:s/>16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1903" calcext:value-type="float">
              <text:p>221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3860-001002-SERVICIO GUARDIANIA</text:p>
            </table:table-cell>
          </table:table-row>
          <table:table-row table:style-name="ro7" table:visibility="collapse">
            <table:table-cell office:value-type="float" office:value="1598" calcext:value-type="float">
              <text:p>1598</text:p>
            </table:table-cell>
            <table:table-cell office:value-type="string" calcext:value-type="string">
              <text:p>-913.5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0" calcext:value-type="float">
              <text:p><text:s/>180.00 </text:p>
            </table:table-cell>
            <table:table-cell/>
            <table:table-cell office:value-type="float" office:value="1454" calcext:value-type="float">
              <text:p>145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Reverso de transaccion #246101 por duplicidad de registro</text:p>
            </table:table-cell>
          </table:table-row>
          <table:table-row table:style-name="ro7" table:visibility="collapse">
            <table:table-cell office:value-type="float" office:value="1599" calcext:value-type="float">
              <text:p>1599</text:p>
            </table:table-cell>
            <table:table-cell office:value-type="string" calcext:value-type="string">
              <text:p>-583.58</text:p>
            </table:table-cell>
            <table:table-cell office:value-type="float" office:value="330" calcext:value-type="float">
              <text:p><text:s/>3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4103" calcext:value-type="float">
              <text:p>224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6-001001-JORNADAS DE TRABAJO 01/11/19 G</text:p>
            </table:table-cell>
          </table:table-row>
          <table:table-row table:style-name="ro7" table:visibility="collapse">
            <table:table-cell office:value-type="float" office:value="1600" calcext:value-type="float">
              <text:p>1600</text:p>
            </table:table-cell>
            <table:table-cell office:value-type="string" calcext:value-type="string">
              <text:p>-476.48</text:p>
            </table:table-cell>
            <table:table-cell office:value-type="float" office:value="107.1" calcext:value-type="float">
              <text:p><text:s/>107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003" calcext:value-type="float">
              <text:p>2220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33-001001-SERVICIO ALQUILER CAMIONETA DE</text:p>
            </table:table-cell>
          </table:table-row>
          <table:table-row table:style-name="ro7" table:visibility="collapse">
            <table:table-cell office:value-type="float" office:value="1601" calcext:value-type="float">
              <text:p>1601</text:p>
            </table:table-cell>
            <table:table-cell office:value-type="string" calcext:value-type="string">
              <text:p>-296.48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0703" calcext:value-type="float">
              <text:p>2207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7-001001-3 JORNADAS DE TRABAJO SUPERVIS</text:p>
            </table:table-cell>
          </table:table-row>
          <table:table-row table:style-name="ro7" table:visibility="collapse">
            <table:table-cell office:value-type="float" office:value="1602" calcext:value-type="float">
              <text:p>1602</text:p>
            </table:table-cell>
            <table:table-cell office:value-type="string" calcext:value-type="string">
              <text:p>-180.00</text:p>
            </table:table-cell>
            <table:table-cell office:value-type="float" office:value="116.48" calcext:value-type="float">
              <text:p><text:s/>11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2103" calcext:value-type="float">
              <text:p>2221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629-001001-ALQUILER CAMIONETA DEL 18 NOV-</text:p>
            </table:table-cell>
          </table:table-row>
          <table:table-row table:style-name="ro7" table:visibility="collapse">
            <table:table-cell office:value-type="float" office:value="1603" calcext:value-type="float">
              <text:p>1603</text:p>
            </table:table-cell>
            <table:table-cell office:value-type="string" calcext:value-type="string">
              <text:p><text:s/>.00</text:p>
            </table:table-cell>
            <table:table-cell office:value-type="float" office:value="180" calcext:value-type="float">
              <text:p><text:s/>18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459" calcext:value-type="float">
              <text:p>14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3903" calcext:value-type="float">
              <text:p>223903</text:p>
            </table:table-cell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FV 000000879-001001-JORNADAS DE TRABAJO 02/01/2020</text:p>
            </table:table-cell>
          </table:table-row>
          <table:table-row table:style-name="ro7" table:visibility="collapse">
            <table:table-cell office:value-type="float" office:value="1604" calcext:value-type="float">
              <text:p>1604</text:p>
            </table:table-cell>
            <table:table-cell office:value-type="string" calcext:value-type="string">
              <text:p><text:s/>15.17</text:p>
            </table:table-cell>
            <table:table-cell office:value-type="float" office:value="15.17" calcext:value-type="float">
              <text:p><text:s/>15.1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5903" calcext:value-type="float">
              <text:p>225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GI 000003999-002012-ADUANAS TRAMITES Y MANEJOS, BO</text:p>
            </table:table-cell>
          </table:table-row>
          <table:table-row table:style-name="ro7" table:visibility="collapse">
            <table:table-cell office:value-type="float" office:value="1605" calcext:value-type="float">
              <text:p>1605</text:p>
            </table:table-cell>
            <table:table-cell office:value-type="string" calcext:value-type="string">
              <text:p><text:s/>54.05</text:p>
            </table:table-cell>
            <table:table-cell office:value-type="float" office:value="38.88" calcext:value-type="float">
              <text:p><text:s/>38.8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803" calcext:value-type="float">
              <text:p>2278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9-001001-SERVICIO DE ALQUILER TRANSPORT</text:p>
            </table:table-cell>
          </table:table-row>
          <table:table-row table:style-name="ro7" table:visibility="collapse">
            <table:table-cell office:value-type="float" office:value="1606" calcext:value-type="float">
              <text:p>1606</text:p>
            </table:table-cell>
            <table:table-cell office:value-type="string" calcext:value-type="string">
              <text:p><text:s/>67.25</text:p>
            </table:table-cell>
            <table:table-cell office:value-type="float" office:value="13.2" calcext:value-type="float">
              <text:p><text:s/>1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603" calcext:value-type="float">
              <text:p>227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8-001001-DESALOJOS DE MATERIAL HECHO A </text:p>
            </table:table-cell>
          </table:table-row>
          <table:table-row table:style-name="ro7" table:visibility="collapse">
            <table:table-cell office:value-type="float" office:value="1607" calcext:value-type="float">
              <text:p>1607</text:p>
            </table:table-cell>
            <table:table-cell office:value-type="string" calcext:value-type="string">
              <text:p><text:s/>1,778.61</text:p>
            </table:table-cell>
            <table:table-cell office:value-type="float" office:value="1711.36" calcext:value-type="float">
              <text:p><text:s/>1,711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403" calcext:value-type="float">
              <text:p>229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264965-002001-POLIZA DE SEGUROS POR MAQUINAR</text:p>
            </table:table-cell>
          </table:table-row>
          <table:table-row table:style-name="ro7" table:visibility="collapse">
            <table:table-cell office:value-type="float" office:value="1608" calcext:value-type="float">
              <text:p>1608</text:p>
            </table:table-cell>
            <table:table-cell office:value-type="string" calcext:value-type="string">
              <text:p><text:s/>1,928.6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9103" calcext:value-type="float">
              <text:p>229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57-002001-HONORARIOS COMO INTERVENTOR PO</text:p>
            </table:table-cell>
          </table:table-row>
          <table:table-row table:style-name="ro7" table:visibility="collapse">
            <table:table-cell office:value-type="float" office:value="1609" calcext:value-type="float">
              <text:p>1609</text:p>
            </table:table-cell>
            <table:table-cell office:value-type="string" calcext:value-type="string">
              <text:p><text:s/>2,322.21</text:p>
            </table:table-cell>
            <table:table-cell office:value-type="float" office:value="393.6" calcext:value-type="float">
              <text:p><text:s/>39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303" calcext:value-type="float">
              <text:p>227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82-001001-6 JORNADAS DE TRABAJO SUPERVIS</text:p>
            </table:table-cell>
          </table:table-row>
          <table:table-row table:style-name="ro7" table:visibility="collapse">
            <table:table-cell office:value-type="float" office:value="1610" calcext:value-type="float">
              <text:p>1610</text:p>
            </table:table-cell>
            <table:table-cell office:value-type="string" calcext:value-type="string">
              <text:p><text:s/>2,426.46</text:p>
            </table:table-cell>
            <table:table-cell office:value-type="float" office:value="104.25" calcext:value-type="float">
              <text:p><text:s/>104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203" calcext:value-type="float">
              <text:p>227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6-001001-SERVICIO ALQUILER DE CAMIONETA</text:p>
            </table:table-cell>
          </table:table-row>
          <table:table-row table:style-name="ro7" table:visibility="collapse">
            <table:table-cell office:value-type="float" office:value="1611" calcext:value-type="float">
              <text:p>1611</text:p>
            </table:table-cell>
            <table:table-cell office:value-type="string" calcext:value-type="string">
              <text:p><text:s/>2,432.46</text:p>
            </table:table-cell>
            <table:table-cell office:value-type="float" office:value="6" calcext:value-type="float">
              <text:p><text:s/>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103" calcext:value-type="float">
              <text:p>227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7-001001-DESALOJO DE MATERIAL EN PASCUA</text:p>
            </table:table-cell>
          </table:table-row>
          <table:table-row table:style-name="ro7" table:visibility="collapse">
            <table:table-cell office:value-type="float" office:value="1612" calcext:value-type="float">
              <text:p>1612</text:p>
            </table:table-cell>
            <table:table-cell office:value-type="string" calcext:value-type="string">
              <text:p><text:s/>2,660.46</text:p>
            </table:table-cell>
            <table:table-cell office:value-type="float" office:value="228" calcext:value-type="float">
              <text:p><text:s/>22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7003" calcext:value-type="float">
              <text:p>2270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635-001001-MANTENIMIENTO DE MINICARGADOR </text:p>
            </table:table-cell>
          </table:table-row>
          <table:table-row table:style-name="ro7" table:visibility="collapse">
            <table:table-cell office:value-type="float" office:value="1613" calcext:value-type="float">
              <text:p>1613</text:p>
            </table:table-cell>
            <table:table-cell office:value-type="string" calcext:value-type="string">
              <text:p><text:s/>2,817.06</text:p>
            </table:table-cell>
            <table:table-cell office:value-type="float" office:value="156.6" calcext:value-type="float">
              <text:p><text:s/>156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903" calcext:value-type="float">
              <text:p>2269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4107-001002-SERVICIO DE GUARDIANIA</text:p>
            </table:table-cell>
          </table:table-row>
          <table:table-row table:style-name="ro7" table:visibility="collapse">
            <table:table-cell office:value-type="float" office:value="1614" calcext:value-type="float">
              <text:p>1614</text:p>
            </table:table-cell>
            <table:table-cell office:value-type="string" calcext:value-type="string">
              <text:p><text:s/>3,177.06</text:p>
            </table:table-cell>
            <table:table-cell office:value-type="float" office:value="360" calcext:value-type="float">
              <text:p><text:s/>3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703" calcext:value-type="float">
              <text:p>226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0803-001001-TRABAJOS DE OBRA CIVIL, CANALI</text:p>
            </table:table-cell>
          </table:table-row>
          <table:table-row table:style-name="ro7" table:visibility="collapse">
            <table:table-cell office:value-type="float" office:value="1615" calcext:value-type="float">
              <text:p>1615</text:p>
            </table:table-cell>
            <table:table-cell office:value-type="string" calcext:value-type="string">
              <text:p><text:s/>3,182.82</text:p>
            </table:table-cell>
            <table:table-cell office:value-type="float" office:value="5.76" calcext:value-type="float">
              <text:p><text:s/>5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603" calcext:value-type="float">
              <text:p>2266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2-001001-MANTENIMIENTO PREVENTIVO Y COR</text:p>
            </table:table-cell>
          </table:table-row>
          <table:table-row table:style-name="ro7" table:visibility="collapse">
            <table:table-cell office:value-type="float" office:value="1616" calcext:value-type="float">
              <text:p>1616</text:p>
            </table:table-cell>
            <table:table-cell office:value-type="string" calcext:value-type="string">
              <text:p><text:s/>3,245.82</text:p>
            </table:table-cell>
            <table:table-cell office:value-type="float" office:value="63" calcext:value-type="float">
              <text:p><text:s/>6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403" calcext:value-type="float">
              <text:p>2264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4085-001002-SERVICIOS DE GUARDIANIA</text:p>
            </table:table-cell>
          </table:table-row>
          <table:table-row table:style-name="ro7" table:visibility="collapse">
            <table:table-cell office:value-type="float" office:value="1617" calcext:value-type="float">
              <text:p>1617</text:p>
            </table:table-cell>
            <table:table-cell office:value-type="string" calcext:value-type="string">
              <text:p><text:s/>3,253.0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203" calcext:value-type="float">
              <text:p>2262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0-001001-LOGISTICA Y TRASLADO DE 50 PLA</text:p>
            </table:table-cell>
          </table:table-row>
          <table:table-row table:style-name="ro7" table:visibility="collapse">
            <table:table-cell office:value-type="float" office:value="1618" calcext:value-type="float">
              <text:p>1618</text:p>
            </table:table-cell>
            <table:table-cell office:value-type="string" calcext:value-type="string">
              <text:p><text:s/>3,260.2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6303" calcext:value-type="float">
              <text:p>2263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001091-001001-LOGISTICA Y TRASLADO DE 100 CA</text:p>
            </table:table-cell>
          </table:table-row>
          <table:table-row table:style-name="ro7" table:visibility="collapse">
            <table:table-cell office:value-type="float" office:value="1619" calcext:value-type="float">
              <text:p>1619</text:p>
            </table:table-cell>
            <table:table-cell office:value-type="string" calcext:value-type="string">
              <text:p><text:s/>3,699.06</text:p>
            </table:table-cell>
            <table:table-cell office:value-type="float" office:value="438.84" calcext:value-type="float">
              <text:p><text:s/>438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0103" calcext:value-type="float">
              <text:p>2301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00264970-002001-POLIZA #1006515 POR SEGUROS MA</text:p>
            </table:table-cell>
          </table:table-row>
          <table:table-row table:style-name="ro7" table:visibility="collapse">
            <table:table-cell office:value-type="float" office:value="1620" calcext:value-type="float">
              <text:p>1620</text:p>
            </table:table-cell>
            <table:table-cell office:value-type="string" calcext:value-type="string">
              <text:p><text:s/>3,712.33</text:p>
            </table:table-cell>
            <table:table-cell office:value-type="float" office:value="13.27" calcext:value-type="float">
              <text:p><text:s/>13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02" calcext:value-type="float">
              <text:p>150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28703" calcext:value-type="float">
              <text:p>228703</text:p>
            </table:table-cell>
            <table:table-cell office:value-type="date" office:date-value="2020-02-28" calcext:value-type="date">
              <text:p>28/02/2020</text:p>
            </table:table-cell>
            <table:table-cell office:value-type="string" calcext:value-type="string">
              <text:p>FV 029941665-001064-CONSUMO MES ENERO 2020</text:p>
            </table:table-cell>
          </table:table-row>
          <table:table-row table:style-name="ro7" table:visibility="collapse">
            <table:table-cell office:value-type="float" office:value="1621" calcext:value-type="float">
              <text:p>1621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12.33" calcext:value-type="float">
              <text:p><text:s/>3,712.33 </text:p>
            </table:table-cell>
            <table:table-cell/>
            <table:table-cell office:value-type="float" office:value="1488" calcext:value-type="float">
              <text:p>148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2-29" calcext:value-type="date">
              <text:p>29/02/2020</text:p>
            </table:table-cell>
            <table:table-cell office:value-type="string" calcext:value-type="string">
              <text:p>TRASPASO IMPUESTO MES FEBRERO 2020</text:p>
            </table:table-cell>
          </table:table-row>
          <table:table-row table:style-name="ro7" table:visibility="collapse">
            <table:table-cell office:value-type="float" office:value="1622" calcext:value-type="float">
              <text:p>1622</text:p>
            </table:table-cell>
            <table:table-cell office:value-type="string" calcext:value-type="string">
              <text:p><text:s/>121.20</text:p>
            </table:table-cell>
            <table:table-cell office:value-type="float" office:value="121.2" calcext:value-type="float">
              <text:p><text:s/>12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503" calcext:value-type="float">
              <text:p>234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853-001001-TRABAJOS DE OBRA CIVIL, CANALI</text:p>
            </table:table-cell>
          </table:table-row>
          <table:table-row table:style-name="ro7" table:visibility="collapse">
            <table:table-cell office:value-type="float" office:value="1623" calcext:value-type="float">
              <text:p>1623</text:p>
            </table:table-cell>
            <table:table-cell office:value-type="string" calcext:value-type="string">
              <text:p>-6,150.85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6272.05" calcext:value-type="float">
              <text:p><text:s/>6,272.05 </text:p>
            </table:table-cell>
            <table:table-cell/>
            <table:table-cell office:value-type="float" office:value="1527" calcext:value-type="float">
              <text:p>15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Traspaso impueso mes Marzo 2020</text:p>
            </table:table-cell>
          </table:table-row>
          <table:table-row table:style-name="ro7" table:visibility="collapse">
            <table:table-cell office:value-type="float" office:value="1624" calcext:value-type="float">
              <text:p>1624</text:p>
            </table:table-cell>
            <table:table-cell office:value-type="string" calcext:value-type="string">
              <text:p>-5,910.85</text:p>
            </table:table-cell>
            <table:table-cell office:value-type="float" office:value="240" calcext:value-type="float">
              <text:p><text:s/>24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403" calcext:value-type="float">
              <text:p>234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83-001001-4 JORNADAS DE TRABAJO SUPERVIS</text:p>
            </table:table-cell>
          </table:table-row>
          <table:table-row table:style-name="ro7" table:visibility="collapse">
            <table:table-cell office:value-type="float" office:value="1625" calcext:value-type="float">
              <text:p>1625</text:p>
            </table:table-cell>
            <table:table-cell office:value-type="string" calcext:value-type="string">
              <text:p>-5,841.25</text:p>
            </table:table-cell>
            <table:table-cell office:value-type="float" office:value="69.6" calcext:value-type="float">
              <text:p><text:s/>6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303" calcext:value-type="float">
              <text:p>234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1-001001-SERVICIO DE MANTENIMIENTO DE M</text:p>
            </table:table-cell>
          </table:table-row>
          <table:table-row table:style-name="ro7" table:visibility="collapse">
            <table:table-cell office:value-type="float" office:value="1626" calcext:value-type="float">
              <text:p>1626</text:p>
            </table:table-cell>
            <table:table-cell office:value-type="string" calcext:value-type="string">
              <text:p>-5,824.22</text:p>
            </table:table-cell>
            <table:table-cell office:value-type="float" office:value="17.03" calcext:value-type="float">
              <text:p><text:s/>17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703" calcext:value-type="float">
              <text:p>237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30487820-001064-CONSUMO CELULAR FEBRERO 2020</text:p>
            </table:table-cell>
          </table:table-row>
          <table:table-row table:style-name="ro7" table:visibility="collapse"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-5,118.62</text:p>
            </table:table-cell>
            <table:table-cell office:value-type="float" office:value="705.6" calcext:value-type="float">
              <text:p><text:s/>705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103" calcext:value-type="float">
              <text:p>234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6-001001-SERVICIO DE TRANSPORTE DE DESA</text:p>
            </table:table-cell>
          </table:table-row>
          <table:table-row table:style-name="ro7" table:visibility="collapse">
            <table:table-cell office:value-type="float" office:value="1628" calcext:value-type="float">
              <text:p>1628</text:p>
            </table:table-cell>
            <table:table-cell office:value-type="string" calcext:value-type="string">
              <text:p>-5,111.4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003" calcext:value-type="float">
              <text:p>234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0-001001-SERVICIO DE MANTENIMIENTO DE C</text:p>
            </table:table-cell>
          </table:table-row>
          <table:table-row table:style-name="ro7" table:visibility="collapse">
            <table:table-cell office:value-type="float" office:value="1629" calcext:value-type="float">
              <text:p>1629</text:p>
            </table:table-cell>
            <table:table-cell office:value-type="string" calcext:value-type="string">
              <text:p>-4,870.94</text:p>
            </table:table-cell>
            <table:table-cell office:value-type="float" office:value="240.48" calcext:value-type="float">
              <text:p><text:s/>240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903" calcext:value-type="float">
              <text:p>233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48-001001-SERVICIO ALQUILER DE RETROEXCA</text:p>
            </table:table-cell>
          </table:table-row>
          <table:table-row table:style-name="ro7" table:visibility="collapse">
            <table:table-cell office:value-type="float" office:value="1630" calcext:value-type="float">
              <text:p>1630</text:p>
            </table:table-cell>
            <table:table-cell office:value-type="string" calcext:value-type="string">
              <text:p>-4,564.67</text:p>
            </table:table-cell>
            <table:table-cell office:value-type="float" office:value="306.27" calcext:value-type="float">
              <text:p><text:s/>306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803" calcext:value-type="float">
              <text:p>233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0-001001-TRABAJO OBRA CIVIL, CANALIZACI</text:p>
            </table:table-cell>
          </table:table-row>
          <table:table-row table:style-name="ro7" table:visibility="collapse">
            <table:table-cell office:value-type="float" office:value="1631" calcext:value-type="float">
              <text:p>1631</text:p>
            </table:table-cell>
            <table:table-cell office:value-type="string" calcext:value-type="string">
              <text:p>-4,352.27</text:p>
            </table:table-cell>
            <table:table-cell office:value-type="float" office:value="212.4" calcext:value-type="float">
              <text:p><text:s/>212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703" calcext:value-type="float">
              <text:p>233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09-001001-LOGISTICA Y TRASLADO DE MATERI</text:p>
            </table:table-cell>
          </table:table-row>
          <table:table-row table:style-name="ro7" table:visibility="collapse">
            <table:table-cell office:value-type="float" office:value="1632" calcext:value-type="float">
              <text:p>1632</text:p>
            </table:table-cell>
            <table:table-cell office:value-type="string" calcext:value-type="string">
              <text:p>-3,951.95</text:p>
            </table:table-cell>
            <table:table-cell office:value-type="float" office:value="400.32" calcext:value-type="float">
              <text:p><text:s/>400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603" calcext:value-type="float">
              <text:p>233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09-001001-TRABAJOS OBRA CIVIL, CONSTRUCC</text:p>
            </table:table-cell>
          </table:table-row>
          <table:table-row table:style-name="ro7" table:visibility="collapse">
            <table:table-cell office:value-type="float" office:value="1633" calcext:value-type="float">
              <text:p>1633</text:p>
            </table:table-cell>
            <table:table-cell office:value-type="string" calcext:value-type="string">
              <text:p>-3,908.75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3203" calcext:value-type="float">
              <text:p>233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20794-001001-ALQUILER MENSUAL DE SANITARIO </text:p>
            </table:table-cell>
          </table:table-row>
          <table:table-row table:style-name="ro7" table:visibility="collapse">
            <table:table-cell office:value-type="float" office:value="1634" calcext:value-type="float">
              <text:p>1634</text:p>
            </table:table-cell>
            <table:table-cell office:value-type="string" calcext:value-type="string">
              <text:p>-3,550.21</text:p>
            </table:table-cell>
            <table:table-cell office:value-type="float" office:value="358.54" calcext:value-type="float">
              <text:p><text:s/>358.5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103" calcext:value-type="float">
              <text:p>239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4733-001001-TRABAJOS DE INSTALACIONES ELEC</text:p>
            </table:table-cell>
          </table:table-row>
          <table:table-row table:style-name="ro7" table:visibility="collapse">
            <table:table-cell office:value-type="float" office:value="1635" calcext:value-type="float">
              <text:p>1635</text:p>
            </table:table-cell>
            <table:table-cell office:value-type="string" calcext:value-type="string">
              <text:p>-3,548.05</text:p>
            </table:table-cell>
            <table:table-cell office:value-type="float" office:value="2.16" calcext:value-type="float">
              <text:p><text:s/>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103" calcext:value-type="float">
              <text:p>2381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26-001001-MANTENIMIENTO REALIZADO EN OBR</text:p>
            </table:table-cell>
          </table:table-row>
          <table:table-row table:style-name="ro7" table:visibility="collapse"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-3,534.61</text:p>
            </table:table-cell>
            <table:table-cell office:value-type="float" office:value="13.44" calcext:value-type="float">
              <text:p><text:s/>13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003" calcext:value-type="float">
              <text:p>238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25-001001-MANTENIMIENTO REALIZADO EN OBR</text:p>
            </table:table-cell>
          </table:table-row>
          <table:table-row table:style-name="ro7" table:visibility="collapse">
            <table:table-cell office:value-type="float" office:value="1637" calcext:value-type="float">
              <text:p>1637</text:p>
            </table:table-cell>
            <table:table-cell office:value-type="string" calcext:value-type="string">
              <text:p>-3,441.01</text:p>
            </table:table-cell>
            <table:table-cell office:value-type="float" office:value="93.6" calcext:value-type="float">
              <text:p><text:s/>9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903" calcext:value-type="float">
              <text:p>237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2219-001001-ALQUILER EQUIPOS DE COMPACTACI</text:p>
            </table:table-cell>
          </table:table-row>
          <table:table-row table:style-name="ro7" table:visibility="collapse">
            <table:table-cell office:value-type="float" office:value="1638" calcext:value-type="float">
              <text:p>1638</text:p>
            </table:table-cell>
            <table:table-cell office:value-type="string" calcext:value-type="string">
              <text:p>-3,333.01</text:p>
            </table:table-cell>
            <table:table-cell office:value-type="float" office:value="108" calcext:value-type="float">
              <text:p><text:s/>10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803" calcext:value-type="float">
              <text:p>237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2218-001001-ALQUILER EQUIPO COMPACTACION, </text:p>
            </table:table-cell>
          </table:table-row>
          <table:table-row table:style-name="ro7" table:visibility="collapse">
            <table:table-cell office:value-type="float" office:value="1639" calcext:value-type="float">
              <text:p>1639</text:p>
            </table:table-cell>
            <table:table-cell office:value-type="string" calcext:value-type="string">
              <text:p>-2,596.76</text:p>
            </table:table-cell>
            <table:table-cell office:value-type="float" office:value="736.25" calcext:value-type="float">
              <text:p><text:s/>736.2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903" calcext:value-type="float">
              <text:p>2389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8-001001-CONTRUCCION DE CAJAS DE INPECC</text:p>
            </table:table-cell>
          </table:table-row>
          <table:table-row table:style-name="ro7" table:visibility="collapse">
            <table:table-cell office:value-type="float" office:value="1640" calcext:value-type="float">
              <text:p>1640</text:p>
            </table:table-cell>
            <table:table-cell office:value-type="string" calcext:value-type="string">
              <text:p>-2,548.76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8803" calcext:value-type="float">
              <text:p>238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B 000002049-001001-CABLE SUPERFLEX, CODO PVC, BRE</text:p>
            </table:table-cell>
          </table:table-row>
          <table:table-row table:style-name="ro7" table:visibility="collapse">
            <table:table-cell office:value-type="float" office:value="1641" calcext:value-type="float">
              <text:p>1641</text:p>
            </table:table-cell>
            <table:table-cell office:value-type="string" calcext:value-type="string">
              <text:p>-2,512.76</text:p>
            </table:table-cell>
            <table:table-cell office:value-type="float" office:value="36" calcext:value-type="float">
              <text:p><text:s/>3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203" calcext:value-type="float">
              <text:p>237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6-001001-REPARACION TUBERIA 160" EN CIE</text:p>
            </table:table-cell>
          </table:table-row>
          <table:table-row table:style-name="ro7" table:visibility="collapse">
            <table:table-cell office:value-type="float" office:value="1642" calcext:value-type="float">
              <text:p>1642</text:p>
            </table:table-cell>
            <table:table-cell office:value-type="string" calcext:value-type="string">
              <text:p>-2,383.76</text:p>
            </table:table-cell>
            <table:table-cell office:value-type="float" office:value="129" calcext:value-type="float">
              <text:p><text:s/>12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7303" calcext:value-type="float">
              <text:p>237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7-001001-ARREGLOS DE TUBERIA EN CIENCIA</text:p>
            </table:table-cell>
          </table:table-row>
          <table:table-row table:style-name="ro7" table:visibility="collapse">
            <table:table-cell office:value-type="float" office:value="1643" calcext:value-type="float">
              <text:p>1643</text:p>
            </table:table-cell>
            <table:table-cell office:value-type="string" calcext:value-type="string">
              <text:p>-2,371.76</text:p>
            </table:table-cell>
            <table:table-cell office:value-type="float" office:value="12" calcext:value-type="float">
              <text:p><text:s/>1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803" calcext:value-type="float">
              <text:p>2368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8-001001-MANTENIMIENTO CORRECTIVO DE BO</text:p>
            </table:table-cell>
          </table:table-row>
          <table:table-row table:style-name="ro7" table:visibility="collapse">
            <table:table-cell office:value-type="float" office:value="1644" calcext:value-type="float">
              <text:p>1644</text:p>
            </table:table-cell>
            <table:table-cell office:value-type="string" calcext:value-type="string">
              <text:p>-2,330.84</text:p>
            </table:table-cell>
            <table:table-cell office:value-type="float" office:value="40.92" calcext:value-type="float">
              <text:p><text:s/>40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703" calcext:value-type="float">
              <text:p>2367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7-001001-MANTENIMIENTO CORRECTIVO DE CO</text:p>
            </table:table-cell>
          </table:table-row>
          <table:table-row table:style-name="ro7" table:visibility="collapse">
            <table:table-cell office:value-type="float" office:value="1645" calcext:value-type="float">
              <text:p>1645</text:p>
            </table:table-cell>
            <table:table-cell office:value-type="string" calcext:value-type="string">
              <text:p>-2,323.64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603" calcext:value-type="float">
              <text:p>236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116-001001-LOGITISCA Y TRASLADO DE PLANCH</text:p>
            </table:table-cell>
          </table:table-row>
          <table:table-row table:style-name="ro7" table:visibility="collapse">
            <table:table-cell office:value-type="float" office:value="1646" calcext:value-type="float">
              <text:p>1646</text:p>
            </table:table-cell>
            <table:table-cell office:value-type="string" calcext:value-type="string">
              <text:p>-1,728.92</text:p>
            </table:table-cell>
            <table:table-cell office:value-type="float" office:value="594.72" calcext:value-type="float">
              <text:p><text:s/>594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503" calcext:value-type="float">
              <text:p>2365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8-001001-SERVICIO ALQUILER RETROEXCAVAD</text:p>
            </table:table-cell>
          </table:table-row>
          <table:table-row table:style-name="ro7" table:visibility="collapse">
            <table:table-cell office:value-type="float" office:value="1647" calcext:value-type="float">
              <text:p>1647</text:p>
            </table:table-cell>
            <table:table-cell office:value-type="string" calcext:value-type="string">
              <text:p>-1,355.96</text:p>
            </table:table-cell>
            <table:table-cell office:value-type="float" office:value="372.96" calcext:value-type="float">
              <text:p><text:s/>372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403" calcext:value-type="float">
              <text:p>2364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657-001001-SERVICIO TRANSPORTE DE DESALOJ</text:p>
            </table:table-cell>
          </table:table-row>
          <table:table-row table:style-name="ro7" table:visibility="collapse">
            <table:table-cell office:value-type="float" office:value="1648" calcext:value-type="float">
              <text:p>1648</text:p>
            </table:table-cell>
            <table:table-cell office:value-type="string" calcext:value-type="string">
              <text:p>-1,026.43</text:p>
            </table:table-cell>
            <table:table-cell office:value-type="float" office:value="329.53" calcext:value-type="float">
              <text:p><text:s/>329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303" calcext:value-type="float">
              <text:p>2363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4-001001-TRABAJO OBRA CIVIL, CANALIZACI</text:p>
            </table:table-cell>
          </table:table-row>
          <table:table-row table:style-name="ro7" table:visibility="collapse">
            <table:table-cell office:value-type="float" office:value="1649" calcext:value-type="float">
              <text:p>1649</text:p>
            </table:table-cell>
            <table:table-cell office:value-type="string" calcext:value-type="string">
              <text:p>-133.87</text:p>
            </table:table-cell>
            <table:table-cell office:value-type="float" office:value="892.56" calcext:value-type="float">
              <text:p><text:s/>892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203" calcext:value-type="float">
              <text:p>2362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813-001001-TRABAJOS OBRA CIVIL, CONSTRUCC</text:p>
            </table:table-cell>
          </table:table-row>
          <table:table-row table:style-name="ro7" table:visibility="collapse">
            <table:table-cell office:value-type="float" office:value="1650" calcext:value-type="float">
              <text:p>1650</text:p>
            </table:table-cell>
            <table:table-cell office:value-type="string" calcext:value-type="string">
              <text:p>-39.59</text:p>
            </table:table-cell>
            <table:table-cell office:value-type="float" office:value="94.28" calcext:value-type="float">
              <text:p><text:s/>94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6003" calcext:value-type="float">
              <text:p>2360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1854-001001-TRABAJOS OBRA CIVIL, CANALIZAC</text:p>
            </table:table-cell>
          </table:table-row>
          <table:table-row table:style-name="ro7" table:visibility="collapse">
            <table:table-cell office:value-type="float" office:value="1651" calcext:value-type="float">
              <text:p>1651</text:p>
            </table:table-cell>
            <table:table-cell office:value-type="string" calcext:value-type="string">
              <text:p>-54.6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5.01" calcext:value-type="float">
              <text:p><text:s/>15.01 </text:p>
            </table:table-cell>
            <table:table-cell/>
            <table:table-cell office:value-type="float" office:value="1528" calcext:value-type="float">
              <text:p>152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RELASIFICACION TRANSACCION #239003 PROVEEDOR MERGAMA</text:p>
            </table:table-cell>
          </table:table-row>
          <table:table-row table:style-name="ro7" table:visibility="collapse">
            <table:table-cell office:value-type="float" office:value="1652" calcext:value-type="float">
              <text:p>1652</text:p>
            </table:table-cell>
            <table:table-cell office:value-type="string" calcext:value-type="string">
              <text:p><text:s/>.00</text:p>
            </table:table-cell>
            <table:table-cell office:value-type="float" office:value="54.6" calcext:value-type="float">
              <text:p><text:s/>54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18" calcext:value-type="float">
              <text:p>151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4603" calcext:value-type="float">
              <text:p>234603</text:p>
            </table:table-cell>
            <table:table-cell office:value-type="date" office:date-value="2020-03-31" calcext:value-type="date">
              <text:p>31/03/2020</text:p>
            </table:table-cell>
            <table:table-cell office:value-type="string" calcext:value-type="string">
              <text:p>FV 000000578-001001-REPOSICION DE CARPETA ASFALTIC</text:p>
            </table:table-cell>
          </table:table-row>
          <table:table-row table:style-name="ro7" table:visibility="collapse">
            <table:table-cell office:value-type="float" office:value="1653" calcext:value-type="float">
              <text:p>1653</text:p>
            </table:table-cell>
            <table:table-cell office:value-type="string" calcext:value-type="string">
              <text:p><text:s/>483.72</text:p>
            </table:table-cell>
            <table:table-cell office:value-type="float" office:value="483.72" calcext:value-type="float">
              <text:p><text:s/>483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35" calcext:value-type="float">
              <text:p>1535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Reclasif. cta iva fact#820 transaccion #241103</text:p>
            </table:table-cell>
          </table:table-row>
          <table:table-row table:style-name="ro7" table:visibility="collapse">
            <table:table-cell office:value-type="float" office:value="1654" calcext:value-type="float">
              <text:p>1654</text:p>
            </table:table-cell>
            <table:table-cell office:value-type="string" calcext:value-type="string">
              <text:p><text:s/>633.35</text:p>
            </table:table-cell>
            <table:table-cell office:value-type="float" office:value="149.63" calcext:value-type="float">
              <text:p><text:s/>149.6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803" calcext:value-type="float">
              <text:p>2418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2-001001-SERVICIO DE ALQUILER DE CAMION</text:p>
            </table:table-cell>
          </table:table-row>
          <table:table-row table:style-name="ro7" table:visibility="collapse">
            <table:table-cell office:value-type="float" office:value="1655" calcext:value-type="float">
              <text:p>1655</text:p>
            </table:table-cell>
            <table:table-cell office:value-type="string" calcext:value-type="string">
              <text:p><text:s/>1,150.31</text:p>
            </table:table-cell>
            <table:table-cell office:value-type="float" office:value="516.96" calcext:value-type="float">
              <text:p><text:s/>516.9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0803" calcext:value-type="float">
              <text:p>2408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777-001001-ALQUILER DE MAQUINARIAS</text:p>
            </table:table-cell>
          </table:table-row>
          <table:table-row table:style-name="ro7" table:visibility="collapse">
            <table:table-cell office:value-type="float" office:value="1656" calcext:value-type="float">
              <text:p>1656</text:p>
            </table:table-cell>
            <table:table-cell office:value-type="string" calcext:value-type="string">
              <text:p><text:s/>1,160.97</text:p>
            </table:table-cell>
            <table:table-cell office:value-type="float" office:value="10.66" calcext:value-type="float">
              <text:p><text:s/>10.6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203" calcext:value-type="float">
              <text:p>2422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31055375-001064-CONSUMO CELULAR DEL 2 MARZO AL</text:p>
            </table:table-cell>
          </table:table-row>
          <table:table-row table:style-name="ro7" table:visibility="collapse">
            <table:table-cell office:value-type="float" office:value="1657" calcext:value-type="float">
              <text:p>1657</text:p>
            </table:table-cell>
            <table:table-cell office:value-type="string" calcext:value-type="string">
              <text:p><text:s/>1,175.37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903" calcext:value-type="float">
              <text:p>2419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4-001001-MANGUERA HIDRAULICA PARA MARTI</text:p>
            </table:table-cell>
          </table:table-row>
          <table:table-row table:style-name="ro7" table:visibility="collapse">
            <table:table-cell office:value-type="float" office:value="1658" calcext:value-type="float">
              <text:p>1658</text:p>
            </table:table-cell>
            <table:table-cell office:value-type="string" calcext:value-type="string">
              <text:p><text:s/>1,299.39</text:p>
            </table:table-cell>
            <table:table-cell office:value-type="float" office:value="124.02" calcext:value-type="float">
              <text:p><text:s/>124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603" calcext:value-type="float">
              <text:p>2396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077-001001-SEMANA DE TRABAJO: JUEVES 20 F</text:p>
            </table:table-cell>
          </table:table-row>
          <table:table-row table:style-name="ro7" table:visibility="collapse">
            <table:table-cell office:value-type="float" office:value="1659" calcext:value-type="float">
              <text:p>1659</text:p>
            </table:table-cell>
            <table:table-cell office:value-type="string" calcext:value-type="string">
              <text:p>-546.6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46.01" calcext:value-type="float">
              <text:p><text:s/>1,846.01 </text:p>
            </table:table-cell>
            <table:table-cell/>
            <table:table-cell office:value-type="float" office:value="1539" calcext:value-type="float">
              <text:p>153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Traspaso impuesto mes abril 2020</text:p>
            </table:table-cell>
          </table:table-row>
          <table:table-row table:style-name="ro7" table:visibility="collapse">
            <table:table-cell office:value-type="float" office:value="1660" calcext:value-type="float">
              <text:p>1660</text:p>
            </table:table-cell>
            <table:table-cell office:value-type="string" calcext:value-type="string">
              <text:p>-537.02</text:p>
            </table:table-cell>
            <table:table-cell office:value-type="float" office:value="9.6" calcext:value-type="float">
              <text:p><text:s/>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003" calcext:value-type="float">
              <text:p>2420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5-001001-ENLLANTAJE PARA MINICARGADOR C</text:p>
            </table:table-cell>
          </table:table-row>
          <table:table-row table:style-name="ro7" table:visibility="collapse">
            <table:table-cell office:value-type="float" office:value="1661" calcext:value-type="float">
              <text:p>1661</text:p>
            </table:table-cell>
            <table:table-cell office:value-type="string" calcext:value-type="string">
              <text:p>-482.08</text:p>
            </table:table-cell>
            <table:table-cell office:value-type="float" office:value="54.94" calcext:value-type="float">
              <text:p><text:s/>54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503" calcext:value-type="float">
              <text:p>2415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8-001001-REPOSICION DE ACERA Y CONSTRUC</text:p>
            </table:table-cell>
          </table:table-row>
          <table:table-row table:style-name="ro7" table:visibility="collapse">
            <table:table-cell office:value-type="float" office:value="1662" calcext:value-type="float">
              <text:p>1662</text:p>
            </table:table-cell>
            <table:table-cell office:value-type="string" calcext:value-type="string">
              <text:p>-455.07</text:p>
            </table:table-cell>
            <table:table-cell office:value-type="float" office:value="27.01" calcext:value-type="float">
              <text:p><text:s/>27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203" calcext:value-type="float">
              <text:p>2412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5-001001-TRABAJOS DE OBRA CIVIL: ROTURA</text:p>
            </table:table-cell>
          </table:table-row>
          <table:table-row table:style-name="ro7" table:visibility="collapse">
            <table:table-cell office:value-type="float" office:value="1663" calcext:value-type="float">
              <text:p>1663</text:p>
            </table:table-cell>
            <table:table-cell office:value-type="string" calcext:value-type="string">
              <text:p>-291.93</text:p>
            </table:table-cell>
            <table:table-cell office:value-type="float" office:value="163.14" calcext:value-type="float">
              <text:p><text:s/>163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303" calcext:value-type="float">
              <text:p>2413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6-001001-CANALIZACION 4 VIAS, CONTRUCCI</text:p>
            </table:table-cell>
          </table:table-row>
          <table:table-row table:style-name="ro7" table:visibility="collapse">
            <table:table-cell office:value-type="float" office:value="1664" calcext:value-type="float">
              <text:p>1664</text:p>
            </table:table-cell>
            <table:table-cell office:value-type="string" calcext:value-type="string">
              <text:p>-261.93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603" calcext:value-type="float">
              <text:p>2416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669-001001-DESALOJOS HECHO A MANO CON TRA</text:p>
            </table:table-cell>
          </table:table-row>
          <table:table-row table:style-name="ro7" table:visibility="collapse">
            <table:table-cell office:value-type="float" office:value="1665" calcext:value-type="float">
              <text:p>1665</text:p>
            </table:table-cell>
            <table:table-cell office:value-type="string" calcext:value-type="string">
              <text:p>-111.93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39403" calcext:value-type="float">
              <text:p>2394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0867-002001-HONORARIOS COMO INTERVENTOR ME</text:p>
            </table:table-cell>
          </table:table-row>
          <table:table-row table:style-name="ro7" table:visibility="collapse">
            <table:table-cell office:value-type="float" office:value="1666" calcext:value-type="float">
              <text:p>1666</text:p>
            </table:table-cell>
            <table:table-cell office:value-type="string" calcext:value-type="string">
              <text:p><text:s/>.00</text:p>
            </table:table-cell>
            <table:table-cell office:value-type="float" office:value="111.93" calcext:value-type="float">
              <text:p><text:s/>111.9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41" calcext:value-type="float">
              <text:p>154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1403" calcext:value-type="float">
              <text:p>241403</text:p>
            </table:table-cell>
            <table:table-cell office:value-type="date" office:date-value="2020-04-30" calcext:value-type="date">
              <text:p>30/04/2020</text:p>
            </table:table-cell>
            <table:table-cell office:value-type="string" calcext:value-type="string">
              <text:p>FV 000001857-001001-CANALIZACION 4 VIAS, CONTRUCCI</text:p>
            </table:table-cell>
          </table:table-row>
          <table:table-row table:style-name="ro7" table:visibility="collapse">
            <table:table-cell office:value-type="float" office:value="1667" calcext:value-type="float">
              <text:p>1667</text:p>
            </table:table-cell>
            <table:table-cell office:value-type="string" calcext:value-type="string">
              <text:p><text:s/>241.92</text:p>
            </table:table-cell>
            <table:table-cell office:value-type="float" office:value="241.92" calcext:value-type="float">
              <text:p><text:s/>241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903" calcext:value-type="float">
              <text:p>2439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23-001001-VIAJES DESALOJOS UNIVERSIDAD G</text:p>
            </table:table-cell>
          </table:table-row>
          <table:table-row table:style-name="ro7" table:visibility="collapse">
            <table:table-cell office:value-type="float" office:value="1668" calcext:value-type="float">
              <text:p>1668</text:p>
            </table:table-cell>
            <table:table-cell office:value-type="string" calcext:value-type="string">
              <text:p><text:s/>367.92</text:p>
            </table:table-cell>
            <table:table-cell office:value-type="float" office:value="126" calcext:value-type="float">
              <text:p><text:s/>12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803" calcext:value-type="float">
              <text:p>2438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675-001001-ALQUILER DE CAMIONETA 02-03-20</text:p>
            </table:table-cell>
          </table:table-row>
          <table:table-row table:style-name="ro7" table:visibility="collapse">
            <table:table-cell office:value-type="float" office:value="1669" calcext:value-type="float">
              <text:p>1669</text:p>
            </table:table-cell>
            <table:table-cell office:value-type="string" calcext:value-type="string">
              <text:p><text:s/>638.64</text:p>
            </table:table-cell>
            <table:table-cell office:value-type="float" office:value="270.72" calcext:value-type="float">
              <text:p><text:s/>270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703" calcext:value-type="float">
              <text:p>2437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674-001001-ALQUILER DE RETROEXCAVADORA 07</text:p>
            </table:table-cell>
          </table:table-row>
          <table:table-row table:style-name="ro7" table:visibility="collapse">
            <table:table-cell office:value-type="float" office:value="1670" calcext:value-type="float">
              <text:p>1670</text:p>
            </table:table-cell>
            <table:table-cell office:value-type="string" calcext:value-type="string">
              <text:p><text:s/>788.64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303" calcext:value-type="float">
              <text:p>242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76-002001-HONORARIOS COMO INTERVENTOR PO</text:p>
            </table:table-cell>
          </table:table-row>
          <table:table-row table:style-name="ro7" table:visibility="collapse">
            <table:table-cell office:value-type="float" office:value="1671" calcext:value-type="float">
              <text:p>1671</text:p>
            </table:table-cell>
            <table:table-cell office:value-type="string" calcext:value-type="string">
              <text:p><text:s/>798.63</text:p>
            </table:table-cell>
            <table:table-cell office:value-type="float" office:value="9.99" calcext:value-type="float">
              <text:p><text:s/>9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003" calcext:value-type="float">
              <text:p>2430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31590459-001064-CONSUMO CELULAR MES ABRIL 2020</text:p>
            </table:table-cell>
          </table:table-row>
          <table:table-row table:style-name="ro7" table:visibility="collapse">
            <table:table-cell office:value-type="float" office:value="1672" calcext:value-type="float">
              <text:p>1672</text:p>
            </table:table-cell>
            <table:table-cell office:value-type="string" calcext:value-type="string">
              <text:p><text:s/>820.23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803" calcext:value-type="float">
              <text:p>2428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20937-001001-ALQUILER MENSUAL DE SANITARIO </text:p>
            </table:table-cell>
          </table:table-row>
          <table:table-row table:style-name="ro7" table:visibility="collapse"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-807.7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627.94" calcext:value-type="float">
              <text:p><text:s/>1,627.94 </text:p>
            </table:table-cell>
            <table:table-cell/>
            <table:table-cell office:value-type="float" office:value="1559" calcext:value-type="float">
              <text:p>155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TRASPASO IMPUESTO MES MAYO 2020</text:p>
            </table:table-cell>
          </table:table-row>
          <table:table-row table:style-name="ro7" table:visibility="collapse">
            <table:table-cell office:value-type="float" office:value="1674" calcext:value-type="float">
              <text:p>1674</text:p>
            </table:table-cell>
            <table:table-cell office:value-type="string" calcext:value-type="string">
              <text:p>-657.7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3303" calcext:value-type="float">
              <text:p>243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C 000000884-002001-HONORARIOS COMO INTERVENTOR PO</text:p>
            </table:table-cell>
          </table:table-row>
          <table:table-row table:style-name="ro7" table:visibility="collapse">
            <table:table-cell office:value-type="float" office:value="1675" calcext:value-type="float">
              <text:p>1675</text:p>
            </table:table-cell>
            <table:table-cell office:value-type="string" calcext:value-type="string">
              <text:p>-583.53</text:p>
            </table:table-cell>
            <table:table-cell office:value-type="float" office:value="74.18" calcext:value-type="float">
              <text:p><text:s/>74.1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503" calcext:value-type="float">
              <text:p>2445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580-001001-REPOSICION DE ASFALTO EN LOS S</text:p>
            </table:table-cell>
          </table:table-row>
          <table:table-row table:style-name="ro7" table:visibility="collapse">
            <table:table-cell office:value-type="float" office:value="1676" calcext:value-type="float">
              <text:p>1676</text:p>
            </table:table-cell>
            <table:table-cell office:value-type="string" calcext:value-type="string">
              <text:p>-407.13</text:p>
            </table:table-cell>
            <table:table-cell office:value-type="float" office:value="176.4" calcext:value-type="float">
              <text:p><text:s/>176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403" calcext:value-type="float">
              <text:p>2444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825-001001-(42 )VIAJES VOLQUETAS POR DESA</text:p>
            </table:table-cell>
          </table:table-row>
          <table:table-row table:style-name="ro7" table:visibility="collapse">
            <table:table-cell office:value-type="float" office:value="1677" calcext:value-type="float">
              <text:p>1677</text:p>
            </table:table-cell>
            <table:table-cell office:value-type="string" calcext:value-type="string">
              <text:p>-81.60</text:p>
            </table:table-cell>
            <table:table-cell office:value-type="float" office:value="325.53" calcext:value-type="float">
              <text:p><text:s/>325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303" calcext:value-type="float">
              <text:p>2443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0103-001001-SEMANA DE TRABAJO DESDE 09-03-</text:p>
            </table:table-cell>
          </table:table-row>
          <table:table-row table:style-name="ro7" table:visibility="collapse">
            <table:table-cell office:value-type="float" office:value="1678" calcext:value-type="float">
              <text:p>1678</text:p>
            </table:table-cell>
            <table:table-cell office:value-type="string" calcext:value-type="string">
              <text:p>-21.60</text:p>
            </table:table-cell>
            <table:table-cell office:value-type="float" office:value="60" calcext:value-type="float">
              <text:p><text:s/>6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003" calcext:value-type="float">
              <text:p>2440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2055-001001-SERV. TEC. CONSORCIO UNIVERSID</text:p>
            </table:table-cell>
          </table:table-row>
          <table:table-row table:style-name="ro7" table:visibility="collapse">
            <table:table-cell office:value-type="float" office:value="1679" calcext:value-type="float">
              <text:p>1679</text:p>
            </table:table-cell>
            <table:table-cell office:value-type="string" calcext:value-type="string">
              <text:p><text:s/>.00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53" calcext:value-type="float">
              <text:p>155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2603" calcext:value-type="float">
              <text:p>242603</text:p>
            </table:table-cell>
            <table:table-cell office:value-type="date" office:date-value="2020-05-31" calcext:value-type="date">
              <text:p>31/05/2020</text:p>
            </table:table-cell>
            <table:table-cell office:value-type="string" calcext:value-type="string">
              <text:p>FV 000001146-001001-MOTOBOMBA, CORTADORA,COMPACTAD</text:p>
            </table:table-cell>
          </table:table-row>
          <table:table-row table:style-name="ro7" table:visibility="collapse">
            <table:table-cell office:value-type="float" office:value="1680" calcext:value-type="float">
              <text:p>1680</text:p>
            </table:table-cell>
            <table:table-cell office:value-type="string" calcext:value-type="string">
              <text:p><text:s/>155.92</text:p>
            </table:table-cell>
            <table:table-cell office:value-type="float" office:value="155.92" calcext:value-type="float">
              <text:p><text:s/>155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803" calcext:value-type="float">
              <text:p>249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758-001001-TRABAJOS DE INSTALACIONES ELEC</text:p>
            </table:table-cell>
          </table:table-row>
          <table:table-row table:style-name="ro7" table:visibility="collapse">
            <table:table-cell office:value-type="float" office:value="1681" calcext:value-type="float">
              <text:p>1681</text:p>
            </table:table-cell>
            <table:table-cell office:value-type="string" calcext:value-type="string">
              <text:p>-3,633.1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3789.04" calcext:value-type="float">
              <text:p><text:s/>3,789.04 </text:p>
            </table:table-cell>
            <table:table-cell/>
            <table:table-cell office:value-type="float" office:value="1569" calcext:value-type="float">
              <text:p>1569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Traspaso impuesto mes Junio 2020</text:p>
            </table:table-cell>
          </table:table-row>
          <table:table-row table:style-name="ro7" table:visibility="collapse">
            <table:table-cell office:value-type="float" office:value="1682" calcext:value-type="float">
              <text:p>1682</text:p>
            </table:table-cell>
            <table:table-cell office:value-type="string" calcext:value-type="string">
              <text:p>-3,616.56</text:p>
            </table:table-cell>
            <table:table-cell office:value-type="float" office:value="16.56" calcext:value-type="float">
              <text:p><text:s/>16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0003" calcext:value-type="float">
              <text:p>250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21037-001001-ALQUILER POR 14 DIAS SANITARIO</text:p>
            </table:table-cell>
          </table:table-row>
          <table:table-row table:style-name="ro7" table:visibility="collapse">
            <table:table-cell office:value-type="float" office:value="1683" calcext:value-type="float">
              <text:p>1683</text:p>
            </table:table-cell>
            <table:table-cell office:value-type="string" calcext:value-type="string">
              <text:p>-3,426.48</text:p>
            </table:table-cell>
            <table:table-cell office:value-type="float" office:value="190.08" calcext:value-type="float">
              <text:p><text:s/>190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003" calcext:value-type="float">
              <text:p>249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778-001001-ALQUILER DE EQUIPOS (RETROEXCA</text:p>
            </table:table-cell>
          </table:table-row>
          <table:table-row table:style-name="ro7" table:visibility="collapse">
            <table:table-cell office:value-type="float" office:value="1684" calcext:value-type="float">
              <text:p>1684</text:p>
            </table:table-cell>
            <table:table-cell office:value-type="string" calcext:value-type="string">
              <text:p>-3,396.48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903" calcext:value-type="float">
              <text:p>248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373-001002-ALQUILER DE GRUA</text:p>
            </table:table-cell>
          </table:table-row>
          <table:table-row table:style-name="ro7" table:visibility="collapse">
            <table:table-cell office:value-type="float" office:value="1685" calcext:value-type="float">
              <text:p>1685</text:p>
            </table:table-cell>
            <table:table-cell office:value-type="string" calcext:value-type="string">
              <text:p>-3,210.00</text:p>
            </table:table-cell>
            <table:table-cell office:value-type="float" office:value="186.48" calcext:value-type="float">
              <text:p><text:s/>186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803" calcext:value-type="float">
              <text:p>247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676-001001-SERVICIO TRANSPORTE DESALOJO 0</text:p>
            </table:table-cell>
          </table:table-row>
          <table:table-row table:style-name="ro7" table:visibility="collapse">
            <table:table-cell office:value-type="float" office:value="1686" calcext:value-type="float">
              <text:p>1686</text:p>
            </table:table-cell>
            <table:table-cell office:value-type="string" calcext:value-type="string">
              <text:p>-3,201.00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703" calcext:value-type="float">
              <text:p>2477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4-001002-SERVICIO GUARDIANIA</text:p>
            </table:table-cell>
          </table:table-row>
          <table:table-row table:style-name="ro7" table:visibility="collapse">
            <table:table-cell office:value-type="float" office:value="1687" calcext:value-type="float">
              <text:p>1687</text:p>
            </table:table-cell>
            <table:table-cell office:value-type="string" calcext:value-type="string">
              <text:p>-1,910.97</text:p>
            </table:table-cell>
            <table:table-cell office:value-type="float" office:value="1290.03" calcext:value-type="float">
              <text:p><text:s/>1,290.0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4803" calcext:value-type="float">
              <text:p>244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826-001001-CONSTRUCCION DE CAJAS DE 1X1X1</text:p>
            </table:table-cell>
          </table:table-row>
          <table:table-row table:style-name="ro7" table:visibility="collapse">
            <table:table-cell office:value-type="float" office:value="1688" calcext:value-type="float">
              <text:p>1688</text:p>
            </table:table-cell>
            <table:table-cell office:value-type="string" calcext:value-type="string">
              <text:p>-1,901.63</text:p>
            </table:table-cell>
            <table:table-cell office:value-type="float" office:value="9.34" calcext:value-type="float">
              <text:p><text:s/>9.3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103" calcext:value-type="float">
              <text:p>245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49780-001002-ZAKKA DESINFECTANTE AMONIO CUA</text:p>
            </table:table-cell>
          </table:table-row>
          <table:table-row table:style-name="ro7" table:visibility="collapse">
            <table:table-cell office:value-type="float" office:value="1689" calcext:value-type="float">
              <text:p>1689</text:p>
            </table:table-cell>
            <table:table-cell office:value-type="string" calcext:value-type="string">
              <text:p>-1,116.80</text:p>
            </table:table-cell>
            <table:table-cell office:value-type="float" office:value="784.83" calcext:value-type="float">
              <text:p><text:s/>784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503" calcext:value-type="float">
              <text:p>248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827-001001-CANALIZACIÓN DE 13 VIAS, CORTE</text:p>
            </table:table-cell>
          </table:table-row>
          <table:table-row table:style-name="ro7" table:visibility="collapse">
            <table:table-cell office:value-type="float" office:value="1690" calcext:value-type="float">
              <text:p>1690</text:p>
            </table:table-cell>
            <table:table-cell office:value-type="string" calcext:value-type="string">
              <text:p>-966.80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403" calcext:value-type="float">
              <text:p>248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901-002001-HONORARIOS COMO INTERVENTOR PO</text:p>
            </table:table-cell>
          </table:table-row>
          <table:table-row table:style-name="ro7" table:visibility="collapse">
            <table:table-cell office:value-type="float" office:value="1691" calcext:value-type="float">
              <text:p>1691</text:p>
            </table:table-cell>
            <table:table-cell office:value-type="string" calcext:value-type="string">
              <text:p>-933.80</text:p>
            </table:table-cell>
            <table:table-cell office:value-type="float" office:value="33" calcext:value-type="float">
              <text:p><text:s/>3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7403" calcext:value-type="float">
              <text:p>247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32-001002-SERVICIO DE GUARDIANIA</text:p>
            </table:table-cell>
          </table:table-row>
          <table:table-row table:style-name="ro7" table:visibility="collapse">
            <table:table-cell office:value-type="float" office:value="1692" calcext:value-type="float">
              <text:p>1692</text:p>
            </table:table-cell>
            <table:table-cell office:value-type="string" calcext:value-type="string">
              <text:p>-498.98</text:p>
            </table:table-cell>
            <table:table-cell office:value-type="float" office:value="434.82" calcext:value-type="float">
              <text:p><text:s/>434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5003" calcext:value-type="float">
              <text:p>2450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582-001001-CORTE PAVIMENTO, CANALIZACION </text:p>
            </table:table-cell>
          </table:table-row>
          <table:table-row table:style-name="ro7" table:visibility="collapse">
            <table:table-cell office:value-type="float" office:value="1693" calcext:value-type="float">
              <text:p>1693</text:p>
            </table:table-cell>
            <table:table-cell office:value-type="string" calcext:value-type="string">
              <text:p>-485.15</text:p>
            </table:table-cell>
            <table:table-cell office:value-type="float" office:value="13.83" calcext:value-type="float">
              <text:p><text:s/>13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2903" calcext:value-type="float">
              <text:p>252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31797624-001064-CONSUMO CELULAR MES JUNIO</text:p>
            </table:table-cell>
          </table:table-row>
          <table:table-row table:style-name="ro7" table:visibility="collapse">
            <table:table-cell office:value-type="float" office:value="1694" calcext:value-type="float">
              <text:p>1694</text:p>
            </table:table-cell>
            <table:table-cell office:value-type="string" calcext:value-type="string">
              <text:p>-337.55</text:p>
            </table:table-cell>
            <table:table-cell office:value-type="float" office:value="147.6" calcext:value-type="float">
              <text:p><text:s/>14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803" calcext:value-type="float">
              <text:p>2468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4648-001002-SERVICIOS DE GUARDIANA</text:p>
            </table:table-cell>
          </table:table-row>
          <table:table-row table:style-name="ro7" table:visibility="collapse">
            <table:table-cell office:value-type="float" office:value="1695" calcext:value-type="float">
              <text:p>1695</text:p>
            </table:table-cell>
            <table:table-cell office:value-type="string" calcext:value-type="string">
              <text:p>-300.35</text:p>
            </table:table-cell>
            <table:table-cell office:value-type="float" office:value="37.2" calcext:value-type="float">
              <text:p><text:s/>3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6603" calcext:value-type="float">
              <text:p>2466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B 000000252-001001-FABRICACION DE PASADOR CON ROS</text:p>
            </table:table-cell>
          </table:table-row>
          <table:table-row table:style-name="ro7" table:visibility="collapse">
            <table:table-cell office:value-type="float" office:value="1696" calcext:value-type="float">
              <text:p>1696</text:p>
            </table:table-cell>
            <table:table-cell office:value-type="string" calcext:value-type="string">
              <text:p>-198.35</text:p>
            </table:table-cell>
            <table:table-cell office:value-type="float" office:value="102" calcext:value-type="float">
              <text:p><text:s/>102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503" calcext:value-type="float">
              <text:p>2535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159-002050-SERVICIO AUDITORIA</text:p>
            </table:table-cell>
          </table:table-row>
          <table:table-row table:style-name="ro7" table:visibility="collapse">
            <table:table-cell office:value-type="float" office:value="1697" calcext:value-type="float">
              <text:p>1697</text:p>
            </table:table-cell>
            <table:table-cell office:value-type="string" calcext:value-type="string">
              <text:p>-187.97</text:p>
            </table:table-cell>
            <table:table-cell office:value-type="float" office:value="10.38" calcext:value-type="float">
              <text:p><text:s/>10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8203" calcext:value-type="float">
              <text:p>2482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1166-001001-MANTENIMIENTO DE LA BOMBA DE F</text:p>
            </table:table-cell>
          </table:table-row>
          <table:table-row table:style-name="ro7" table:visibility="collapse"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-39.65</text:p>
            </table:table-cell>
            <table:table-cell office:value-type="float" office:value="148.32" calcext:value-type="float">
              <text:p><text:s/>148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49103" calcext:value-type="float">
              <text:p>2491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0779-001001-ALQUILER DE EQUIPOS (RETROEXCA</text:p>
            </table:table-cell>
          </table:table-row>
          <table:table-row table:style-name="ro7" table:visibility="collapse">
            <table:table-cell office:value-type="float" office:value="1699" calcext:value-type="float">
              <text:p>1699</text:p>
            </table:table-cell>
            <table:table-cell office:value-type="string" calcext:value-type="string">
              <text:p>-48.99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.34" calcext:value-type="float">
              <text:p><text:s/>9.34 </text:p>
            </table:table-cell>
            <table:table-cell/>
            <table:table-cell office:value-type="float" office:value="1562" calcext:value-type="float">
              <text:p>1562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903" calcext:value-type="float">
              <text:p>2539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CI 000049780-000000-CI APLICA A FACTURA 49780 TRAN</text:p>
            </table:table-cell>
          </table:table-row>
          <table:table-row table:style-name="ro7" table:visibility="collapse">
            <table:table-cell office:value-type="float" office:value="1700" calcext:value-type="float">
              <text:p>1700</text:p>
            </table:table-cell>
            <table:table-cell office:value-type="string" calcext:value-type="string">
              <text:p><text:s/>.00</text:p>
            </table:table-cell>
            <table:table-cell office:value-type="float" office:value="48.99" calcext:value-type="float">
              <text:p><text:s/>48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581" calcext:value-type="float">
              <text:p>1581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3403" calcext:value-type="float">
              <text:p>253403</text:p>
            </table:table-cell>
            <table:table-cell office:value-type="date" office:date-value="2020-06-30" calcext:value-type="date">
              <text:p>30/06/2020</text:p>
            </table:table-cell>
            <table:table-cell office:value-type="string" calcext:value-type="string">
              <text:p>FV 000002387-001005-COMPRA DE COMBUSTIBLE</text:p>
            </table:table-cell>
          </table:table-row>
          <table:table-row table:style-name="ro7" table:visibility="collapse">
            <table:table-cell office:value-type="float" office:value="1701" calcext:value-type="float">
              <text:p>1701</text:p>
            </table:table-cell>
            <table:table-cell office:value-type="string" calcext:value-type="string">
              <text:p><text:s/>29.29</text:p>
            </table:table-cell>
            <table:table-cell office:value-type="float" office:value="29.29" calcext:value-type="float">
              <text:p><text:s/>29.2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603" calcext:value-type="float">
              <text:p>265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9652-001002-HOSPEDAJE HOTEL CASTELL INSTRU</text:p>
            </table:table-cell>
          </table:table-row>
          <table:table-row table:style-name="ro7" table:visibility="collapse">
            <table:table-cell office:value-type="float" office:value="1702" calcext:value-type="float">
              <text:p>1702</text:p>
            </table:table-cell>
            <table:table-cell office:value-type="string" calcext:value-type="string">
              <text:p><text:s/>1,533.62</text:p>
            </table:table-cell>
            <table:table-cell office:value-type="float" office:value="1504.33" calcext:value-type="float">
              <text:p><text:s/>1,504.3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703" calcext:value-type="float">
              <text:p>256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28-001001-CANALIZACION, REPOSICION DE AC</text:p>
            </table:table-cell>
          </table:table-row>
          <table:table-row table:style-name="ro7" table:visibility="collapse">
            <table:table-cell office:value-type="float" office:value="1703" calcext:value-type="float">
              <text:p>1703</text:p>
            </table:table-cell>
            <table:table-cell office:value-type="string" calcext:value-type="string">
              <text:p><text:s/>1,538.42</text:p>
            </table:table-cell>
            <table:table-cell office:value-type="float" office:value="4.8" calcext:value-type="float">
              <text:p><text:s/>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103" calcext:value-type="float">
              <text:p>263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253-001001-REPARACIÓN DE ROSCA DE CILINDR</text:p>
            </table:table-cell>
          </table:table-row>
          <table:table-row table:style-name="ro7" table:visibility="collapse">
            <table:table-cell office:value-type="float" office:value="1704" calcext:value-type="float">
              <text:p>1704</text:p>
            </table:table-cell>
            <table:table-cell office:value-type="string" calcext:value-type="string">
              <text:p><text:s/>1,572.02</text:p>
            </table:table-cell>
            <table:table-cell office:value-type="float" office:value="33.6" calcext:value-type="float">
              <text:p><text:s/>33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303" calcext:value-type="float">
              <text:p>261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255-001001-BRIDA CON OREJA CON PLANCHA AN</text:p>
            </table:table-cell>
          </table:table-row>
          <table:table-row table:style-name="ro7" table:visibility="collapse">
            <table:table-cell office:value-type="float" office:value="1705" calcext:value-type="float">
              <text:p>1705</text:p>
            </table:table-cell>
            <table:table-cell office:value-type="string" calcext:value-type="string">
              <text:p><text:s/>1,581.02</text:p>
            </table:table-cell>
            <table:table-cell office:value-type="float" office:value="9" calcext:value-type="float">
              <text:p><text:s/>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703" calcext:value-type="float">
              <text:p>261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4813-001002-SERVICIOS DE GUARDIANIA</text:p>
            </table:table-cell>
          </table:table-row>
          <table:table-row table:style-name="ro7" table:visibility="collapse">
            <table:table-cell office:value-type="float" office:value="1706" calcext:value-type="float">
              <text:p>1706</text:p>
            </table:table-cell>
            <table:table-cell office:value-type="string" calcext:value-type="string">
              <text:p><text:s/>1,738.15</text:p>
            </table:table-cell>
            <table:table-cell office:value-type="float" office:value="157.13" calcext:value-type="float">
              <text:p><text:s/>157.1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803" calcext:value-type="float">
              <text:p>261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9-001001-SERVICIO DE ALQUILER DE CAMINO</text:p>
            </table:table-cell>
          </table:table-row>
          <table:table-row table:style-name="ro7" table:visibility="collapse">
            <table:table-cell office:value-type="float" office:value="1707" calcext:value-type="float">
              <text:p>1707</text:p>
            </table:table-cell>
            <table:table-cell office:value-type="string" calcext:value-type="string">
              <text:p><text:s/>1,749.07</text:p>
            </table:table-cell>
            <table:table-cell office:value-type="float" office:value="10.92" calcext:value-type="float">
              <text:p><text:s/>10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1903" calcext:value-type="float">
              <text:p>261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0-001001-MANGUERA HIDRAULICA CON ACOPLE</text:p>
            </table:table-cell>
          </table:table-row>
          <table:table-row table:style-name="ro7" table:visibility="collapse">
            <table:table-cell office:value-type="float" office:value="1708" calcext:value-type="float">
              <text:p>1708</text:p>
            </table:table-cell>
            <table:table-cell office:value-type="string" calcext:value-type="string">
              <text:p><text:s/>1,779.07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003" calcext:value-type="float">
              <text:p>262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1-001001-MANGUERA HIDRAULICA DE UNA MIN</text:p>
            </table:table-cell>
          </table:table-row>
          <table:table-row table:style-name="ro7" table:visibility="collapse">
            <table:table-cell office:value-type="float" office:value="1709" calcext:value-type="float">
              <text:p>1709</text:p>
            </table:table-cell>
            <table:table-cell office:value-type="string" calcext:value-type="string">
              <text:p><text:s/>2,131.87</text:p>
            </table:table-cell>
            <table:table-cell office:value-type="float" office:value="352.8" calcext:value-type="float">
              <text:p><text:s/>352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103" calcext:value-type="float">
              <text:p>262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2-001001-SERVICIO ALQUILER RETROEXCAVAD</text:p>
            </table:table-cell>
          </table:table-row>
          <table:table-row table:style-name="ro7" table:visibility="collapse">
            <table:table-cell office:value-type="float" office:value="1710" calcext:value-type="float">
              <text:p>1710</text:p>
            </table:table-cell>
            <table:table-cell office:value-type="string" calcext:value-type="string">
              <text:p><text:s/>2,862.67</text:p>
            </table:table-cell>
            <table:table-cell office:value-type="float" office:value="730.8" calcext:value-type="float">
              <text:p><text:s/>730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203" calcext:value-type="float">
              <text:p>262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3-001001-SERVICIO TRANSPORTE DESALOJO D</text:p>
            </table:table-cell>
          </table:table-row>
          <table:table-row table:style-name="ro7" table:visibility="collapse">
            <table:table-cell office:value-type="float" office:value="1711" calcext:value-type="float">
              <text:p>1711</text:p>
            </table:table-cell>
            <table:table-cell office:value-type="string" calcext:value-type="string">
              <text:p><text:s/>2,868.79</text:p>
            </table:table-cell>
            <table:table-cell office:value-type="float" office:value="6.12" calcext:value-type="float">
              <text:p><text:s/>6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303" calcext:value-type="float">
              <text:p>262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5-001001-MANTENIMIENTO Y ACOPLE DE UNA </text:p>
            </table:table-cell>
          </table:table-row>
          <table:table-row table:style-name="ro7" table:visibility="collapse">
            <table:table-cell office:value-type="float" office:value="1712" calcext:value-type="float">
              <text:p>1712</text:p>
            </table:table-cell>
            <table:table-cell office:value-type="string" calcext:value-type="string">
              <text:p><text:s/>2,878.87</text:p>
            </table:table-cell>
            <table:table-cell office:value-type="float" office:value="10.08" calcext:value-type="float">
              <text:p><text:s/>10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403" calcext:value-type="float">
              <text:p>262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7-001001-DESALOJO EN UN CRUCE CALLE ISI</text:p>
            </table:table-cell>
          </table:table-row>
          <table:table-row table:style-name="ro7" table:visibility="collapse">
            <table:table-cell office:value-type="float" office:value="1713" calcext:value-type="float">
              <text:p>1713</text:p>
            </table:table-cell>
            <table:table-cell office:value-type="string" calcext:value-type="string">
              <text:p><text:s/>3,016.87</text:p>
            </table:table-cell>
            <table:table-cell office:value-type="float" office:value="138" calcext:value-type="float">
              <text:p><text:s/>13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503" calcext:value-type="float">
              <text:p>262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9-001001-SERVICIO ALQUILER CAMIONETA</text:p>
            </table:table-cell>
          </table:table-row>
          <table:table-row table:style-name="ro7" table:visibility="collapse">
            <table:table-cell office:value-type="float" office:value="1714" calcext:value-type="float">
              <text:p>1714</text:p>
            </table:table-cell>
            <table:table-cell office:value-type="string" calcext:value-type="string">
              <text:p><text:s/>3,240.07</text:p>
            </table:table-cell>
            <table:table-cell office:value-type="float" office:value="223.2" calcext:value-type="float">
              <text:p><text:s/>22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603" calcext:value-type="float">
              <text:p>262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7-001001-SERVICIO MANTENIMIENTO DE 2 MI</text:p>
            </table:table-cell>
          </table:table-row>
          <table:table-row table:style-name="ro7" table:visibility="collapse">
            <table:table-cell office:value-type="float" office:value="1715" calcext:value-type="float">
              <text:p>1715</text:p>
            </table:table-cell>
            <table:table-cell office:value-type="string" calcext:value-type="string">
              <text:p><text:s/>4,605.38</text:p>
            </table:table-cell>
            <table:table-cell office:value-type="float" office:value="1365.31" calcext:value-type="float">
              <text:p><text:s/>1,365.3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2803" calcext:value-type="float">
              <text:p>262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0-001001-CORTES PAVIMENTO EN ACERAS, CA</text:p>
            </table:table-cell>
          </table:table-row>
          <table:table-row table:style-name="ro7" table:visibility="collapse">
            <table:table-cell office:value-type="float" office:value="1716" calcext:value-type="float">
              <text:p>1716</text:p>
            </table:table-cell>
            <table:table-cell office:value-type="string" calcext:value-type="string">
              <text:p><text:s/>4,684.58</text:p>
            </table:table-cell>
            <table:table-cell office:value-type="float" office:value="79.2" calcext:value-type="float">
              <text:p><text:s/>7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203" calcext:value-type="float">
              <text:p>256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2-001001-DESALOJO HECHO A MANO</text:p>
            </table:table-cell>
          </table:table-row>
          <table:table-row table:style-name="ro7" table:visibility="collapse">
            <table:table-cell office:value-type="float" office:value="1717" calcext:value-type="float">
              <text:p>1717</text:p>
            </table:table-cell>
            <table:table-cell office:value-type="string" calcext:value-type="string">
              <text:p><text:s/>4,845.08</text:p>
            </table:table-cell>
            <table:table-cell office:value-type="float" office:value="160.5" calcext:value-type="float">
              <text:p><text:s/>16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303" calcext:value-type="float">
              <text:p>256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1-001001-SERVICIO ALQUILER CAMIONETA DE</text:p>
            </table:table-cell>
          </table:table-row>
          <table:table-row table:style-name="ro7" table:visibility="collapse">
            <table:table-cell office:value-type="float" office:value="1718" calcext:value-type="float">
              <text:p>1718</text:p>
            </table:table-cell>
            <table:table-cell office:value-type="string" calcext:value-type="string">
              <text:p><text:s/>5,297.24</text:p>
            </table:table-cell>
            <table:table-cell office:value-type="float" office:value="452.16" calcext:value-type="float">
              <text:p><text:s/>452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403" calcext:value-type="float">
              <text:p>256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0-001001-SERVICIO ALQUILER DE RETROEXCA</text:p>
            </table:table-cell>
          </table:table-row>
          <table:table-row table:style-name="ro7" table:visibility="collapse">
            <table:table-cell office:value-type="float" office:value="1719" calcext:value-type="float">
              <text:p>1719</text:p>
            </table:table-cell>
            <table:table-cell office:value-type="string" calcext:value-type="string">
              <text:p><text:s/>5,781.08</text:p>
            </table:table-cell>
            <table:table-cell office:value-type="float" office:value="483.84" calcext:value-type="float">
              <text:p><text:s/>483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503" calcext:value-type="float">
              <text:p>255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79-001001-SERVICIO TRANSPORTE DESALOJO D</text:p>
            </table:table-cell>
          </table:table-row>
          <table:table-row table:style-name="ro7" table:visibility="collapse">
            <table:table-cell office:value-type="float" office:value="1720" calcext:value-type="float">
              <text:p>1720</text:p>
            </table:table-cell>
            <table:table-cell office:value-type="string" calcext:value-type="string">
              <text:p><text:s/>5,818.52</text:p>
            </table:table-cell>
            <table:table-cell office:value-type="float" office:value="37.44" calcext:value-type="float">
              <text:p><text:s/>37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603" calcext:value-type="float">
              <text:p>255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8-001001-MANTENIMIENTO Y REPARACION DE </text:p>
            </table:table-cell>
          </table:table-row>
          <table:table-row table:style-name="ro7" table:visibility="collapse">
            <table:table-cell office:value-type="float" office:value="1721" calcext:value-type="float">
              <text:p>1721</text:p>
            </table:table-cell>
            <table:table-cell office:value-type="string" calcext:value-type="string">
              <text:p><text:s/>5,865.32</text:p>
            </table:table-cell>
            <table:table-cell office:value-type="float" office:value="46.8" calcext:value-type="float">
              <text:p><text:s/>4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803" calcext:value-type="float">
              <text:p>255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7-001001-MANTENIMIENTO Y REPARACION DE </text:p>
            </table:table-cell>
          </table:table-row>
          <table:table-row table:style-name="ro7" table:visibility="collapse">
            <table:table-cell office:value-type="float" office:value="1722" calcext:value-type="float">
              <text:p>1722</text:p>
            </table:table-cell>
            <table:table-cell office:value-type="string" calcext:value-type="string">
              <text:p><text:s/>5,872.52</text:p>
            </table:table-cell>
            <table:table-cell office:value-type="float" office:value="7.2" calcext:value-type="float">
              <text:p><text:s/>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5903" calcext:value-type="float">
              <text:p>255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6-001001-MANGUERA HIDRAULICA PARA PERFO</text:p>
            </table:table-cell>
          </table:table-row>
          <table:table-row table:style-name="ro7" table:visibility="collapse">
            <table:table-cell office:value-type="float" office:value="1723" calcext:value-type="float">
              <text:p>1723</text:p>
            </table:table-cell>
            <table:table-cell office:value-type="string" calcext:value-type="string">
              <text:p><text:s/>5,877.44</text:p>
            </table:table-cell>
            <table:table-cell office:value-type="float" office:value="4.92" calcext:value-type="float">
              <text:p><text:s/>4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003" calcext:value-type="float">
              <text:p>256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4-001001-SERVICIO ACOPLE NUEVO PARA MAN</text:p>
            </table:table-cell>
          </table:table-row>
          <table:table-row table:style-name="ro7" table:visibility="collapse">
            <table:table-cell office:value-type="float" office:value="1724" calcext:value-type="float">
              <text:p>1724</text:p>
            </table:table-cell>
            <table:table-cell office:value-type="string" calcext:value-type="string">
              <text:p><text:s/>5,887.04</text:p>
            </table:table-cell>
            <table:table-cell office:value-type="float" office:value="9.6" calcext:value-type="float">
              <text:p><text:s/>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6103" calcext:value-type="float">
              <text:p>256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83-001001-CAMBIO 4 LLANTAS DE MINICARGAD</text:p>
            </table:table-cell>
          </table:table-row>
          <table:table-row table:style-name="ro7" table:visibility="collapse">
            <table:table-cell office:value-type="float" office:value="1725" calcext:value-type="float">
              <text:p>1725</text:p>
            </table:table-cell>
            <table:table-cell office:value-type="string" calcext:value-type="string">
              <text:p><text:s/>5,934.44</text:p>
            </table:table-cell>
            <table:table-cell office:value-type="float" office:value="47.4" calcext:value-type="float">
              <text:p><text:s/>47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203" calcext:value-type="float">
              <text:p>2672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2-001001-MANTENIMIENTO CONCRETERA COLOR</text:p>
            </table:table-cell>
          </table:table-row>
          <table:table-row table:style-name="ro7" table:visibility="collapse">
            <table:table-cell office:value-type="float" office:value="1726" calcext:value-type="float">
              <text:p>1726</text:p>
            </table:table-cell>
            <table:table-cell office:value-type="string" calcext:value-type="string">
              <text:p><text:s/>5,948.84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803" calcext:value-type="float">
              <text:p>265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3-001001-MANTENIMIENTO DE LAS PALANCAS </text:p>
            </table:table-cell>
          </table:table-row>
          <table:table-row table:style-name="ro7" table:visibility="collapse">
            <table:table-cell office:value-type="float" office:value="1727" calcext:value-type="float">
              <text:p>1727</text:p>
            </table:table-cell>
            <table:table-cell office:value-type="string" calcext:value-type="string">
              <text:p><text:s/>5,986.37</text:p>
            </table:table-cell>
            <table:table-cell office:value-type="float" office:value="37.53" calcext:value-type="float">
              <text:p><text:s/>37.5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003" calcext:value-type="float">
              <text:p>258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12211-001001-139 BOTELLONES DE AGUA</text:p>
            </table:table-cell>
          </table:table-row>
          <table:table-row table:style-name="ro7" table:visibility="collapse">
            <table:table-cell office:value-type="float" office:value="1728" calcext:value-type="float">
              <text:p>1728</text:p>
            </table:table-cell>
            <table:table-cell office:value-type="string" calcext:value-type="string">
              <text:p><text:s/>6,041.81</text:p>
            </table:table-cell>
            <table:table-cell office:value-type="float" office:value="55.44" calcext:value-type="float">
              <text:p><text:s/>55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58103" calcext:value-type="float">
              <text:p>258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29-001001-VIAJES DE DESALOJOS PROYECTO U</text:p>
            </table:table-cell>
          </table:table-row>
          <table:table-row table:style-name="ro7" table:visibility="collapse">
            <table:table-cell office:value-type="float" office:value="1729" calcext:value-type="float">
              <text:p>1729</text:p>
            </table:table-cell>
            <table:table-cell office:value-type="string" calcext:value-type="string">
              <text:p><text:s/>6,085.01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0503" calcext:value-type="float">
              <text:p>260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B 000021089-001001-ALQUILER MENSUAL SANITARIO POR</text:p>
            </table:table-cell>
          </table:table-row>
          <table:table-row table:style-name="ro7" table:visibility="collapse"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<text:s/>6,235.0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303" calcext:value-type="float">
              <text:p>2633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C 000000919-002001-HONORARIOS COMO INTERVENTOR DE</text:p>
            </table:table-cell>
          </table:table-row>
          <table:table-row table:style-name="ro7" table:visibility="collapse">
            <table:table-cell office:value-type="float" office:value="1731" calcext:value-type="float">
              <text:p>1731</text:p>
            </table:table-cell>
            <table:table-cell office:value-type="string" calcext:value-type="string">
              <text:p><text:s/>6,422.21</text:p>
            </table:table-cell>
            <table:table-cell office:value-type="float" office:value="187.2" calcext:value-type="float">
              <text:p><text:s/>18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5903" calcext:value-type="float">
              <text:p>265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584-001001-TRABAJOS DE TOPOGRAFIA-REPLANT</text:p>
            </table:table-cell>
          </table:table-row>
          <table:table-row table:style-name="ro7" table:visibility="collapse">
            <table:table-cell office:value-type="float" office:value="1732" calcext:value-type="float">
              <text:p>1732</text:p>
            </table:table-cell>
            <table:table-cell office:value-type="string" calcext:value-type="string">
              <text:p><text:s/>6,540.80</text:p>
            </table:table-cell>
            <table:table-cell office:value-type="float" office:value="118.59" calcext:value-type="float">
              <text:p><text:s/>118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003" calcext:value-type="float">
              <text:p>266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583-001001-CORTE DE PAVIMENTO/ACERO- ROTU</text:p>
            </table:table-cell>
          </table:table-row>
          <table:table-row table:style-name="ro7" table:visibility="collapse">
            <table:table-cell office:value-type="float" office:value="1733" calcext:value-type="float">
              <text:p>1733</text:p>
            </table:table-cell>
            <table:table-cell office:value-type="string" calcext:value-type="string">
              <text:p><text:s/>6,823.28</text:p>
            </table:table-cell>
            <table:table-cell office:value-type="float" office:value="282.48" calcext:value-type="float">
              <text:p><text:s/>282.4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403" calcext:value-type="float">
              <text:p>2664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1-001001-REPOSICION DE ACERA (LOZA DE C</text:p>
            </table:table-cell>
          </table:table-row>
          <table:table-row table:style-name="ro7" table:visibility="collapse">
            <table:table-cell office:value-type="float" office:value="1734" calcext:value-type="float">
              <text:p>1734</text:p>
            </table:table-cell>
            <table:table-cell office:value-type="string" calcext:value-type="string">
              <text:p><text:s/>8,330.88</text:p>
            </table:table-cell>
            <table:table-cell office:value-type="float" office:value="1507.6" calcext:value-type="float">
              <text:p><text:s/>1,507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503" calcext:value-type="float">
              <text:p>2665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833-001001-CANALIZACION DE MONODUCTOS, RE</text:p>
            </table:table-cell>
          </table:table-row>
          <table:table-row table:style-name="ro7" table:visibility="collapse">
            <table:table-cell office:value-type="float" office:value="1735" calcext:value-type="float">
              <text:p>1735</text:p>
            </table:table-cell>
            <table:table-cell office:value-type="string" calcext:value-type="string">
              <text:p><text:s/>9,142.32</text:p>
            </table:table-cell>
            <table:table-cell office:value-type="float" office:value="811.44" calcext:value-type="float">
              <text:p><text:s/>811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603" calcext:value-type="float">
              <text:p>2666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1-001001-SERVICIO DE TRANSPORTE DE DESA</text:p>
            </table:table-cell>
          </table:table-row>
          <table:table-row table:style-name="ro7" table:visibility="collapse">
            <table:table-cell office:value-type="float" office:value="1736" calcext:value-type="float">
              <text:p>1736</text:p>
            </table:table-cell>
            <table:table-cell office:value-type="string" calcext:value-type="string">
              <text:p><text:s/>9,365.52</text:p>
            </table:table-cell>
            <table:table-cell office:value-type="float" office:value="223.2" calcext:value-type="float">
              <text:p><text:s/>22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703" calcext:value-type="float">
              <text:p>2667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8-001001-DOS MANTENIMIENTOS DE 2 MINICA</text:p>
            </table:table-cell>
          </table:table-row>
          <table:table-row table:style-name="ro7" table:visibility="collapse">
            <table:table-cell office:value-type="float" office:value="1737" calcext:value-type="float">
              <text:p>1737</text:p>
            </table:table-cell>
            <table:table-cell office:value-type="string" calcext:value-type="string">
              <text:p><text:s/>9,777.36</text:p>
            </table:table-cell>
            <table:table-cell office:value-type="float" office:value="411.84" calcext:value-type="float">
              <text:p><text:s/>411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803" calcext:value-type="float">
              <text:p>2668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699-001001-SERVICIO ALQUILER DE RETROEXCA</text:p>
            </table:table-cell>
          </table:table-row>
          <table:table-row table:style-name="ro7" table:visibility="collapse">
            <table:table-cell office:value-type="float" office:value="1738" calcext:value-type="float">
              <text:p>1738</text:p>
            </table:table-cell>
            <table:table-cell office:value-type="string" calcext:value-type="string">
              <text:p><text:s/>9,816.06</text:p>
            </table:table-cell>
            <table:table-cell office:value-type="float" office:value="38.7" calcext:value-type="float">
              <text:p><text:s/>38.7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6903" calcext:value-type="float">
              <text:p>2669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6-001001-GENERADOR YAMAHA- CORTADORA DE</text:p>
            </table:table-cell>
          </table:table-row>
          <table:table-row table:style-name="ro7" table:visibility="collapse">
            <table:table-cell office:value-type="float" office:value="1739" calcext:value-type="float">
              <text:p>1739</text:p>
            </table:table-cell>
            <table:table-cell office:value-type="string" calcext:value-type="string">
              <text:p><text:s/>9,891.66</text:p>
            </table:table-cell>
            <table:table-cell office:value-type="float" office:value="75.6" calcext:value-type="float">
              <text:p><text:s/>75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003" calcext:value-type="float">
              <text:p>267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5-001001-MANTENIMIENTO CORRECTIVO Y PRE</text:p>
            </table:table-cell>
          </table:table-row>
          <table:table-row table:style-name="ro7" table:visibility="collapse">
            <table:table-cell office:value-type="float" office:value="1740" calcext:value-type="float">
              <text:p>1740</text:p>
            </table:table-cell>
            <table:table-cell office:value-type="string" calcext:value-type="string">
              <text:p><text:s/>9,898.98</text:p>
            </table:table-cell>
            <table:table-cell office:value-type="float" office:value="7.32" calcext:value-type="float">
              <text:p><text:s/>7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7103" calcext:value-type="float">
              <text:p>2671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0704-001001-MANTENIMIENTO DE CORRECCION Y </text:p>
            </table:table-cell>
          </table:table-row>
          <table:table-row table:style-name="ro7" table:visibility="collapse">
            <table:table-cell office:value-type="float" office:value="1741" calcext:value-type="float">
              <text:p>1741</text:p>
            </table:table-cell>
            <table:table-cell office:value-type="string" calcext:value-type="string">
              <text:p><text:s/>9,992.37</text:p>
            </table:table-cell>
            <table:table-cell office:value-type="float" office:value="93.39" calcext:value-type="float">
              <text:p><text:s/>93.3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27" calcext:value-type="float">
              <text:p>162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3003" calcext:value-type="float">
              <text:p>263003</text:p>
            </table:table-cell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FV 000002105-001001-INSTALACION PUNTOS DE ENRGIA G</text:p>
            </table:table-cell>
          </table:table-row>
          <table:table-row table:style-name="ro7" table:visibility="collapse">
            <table:table-cell office:value-type="float" office:value="1742" calcext:value-type="float">
              <text:p>1742</text:p>
            </table:table-cell>
            <table:table-cell office:value-type="string" calcext:value-type="string">
              <text:p><text:s/>.00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9992.37" calcext:value-type="float">
              <text:p><text:s/>9,992.37 </text:p>
            </table:table-cell>
            <table:table-cell/>
            <table:table-cell office:value-type="float" office:value="1636" calcext:value-type="float">
              <text:p>163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7-31" calcext:value-type="date">
              <text:p>31/07/2020</text:p>
            </table:table-cell>
            <table:table-cell office:value-type="string" calcext:value-type="string">
              <text:p>Traspaso impuestos mes Julio 2020</text:p>
            </table:table-cell>
          </table:table-row>
          <table:table-row table:style-name="ro7" table:visibility="collapse">
            <table:table-cell office:value-type="float" office:value="1743" calcext:value-type="float">
              <text:p>1743</text:p>
            </table:table-cell>
            <table:table-cell office:value-type="string" calcext:value-type="string">
              <text:p><text:s/>11.52</text:p>
            </table:table-cell>
            <table:table-cell office:value-type="float" office:value="11.52" calcext:value-type="float">
              <text:p><text:s/>11.5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003" calcext:value-type="float">
              <text:p>269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33-001001-CAMBIO DE UBICACION ROTULO DE </text:p>
            </table:table-cell>
          </table:table-row>
          <table:table-row table:style-name="ro7" table:visibility="collapse">
            <table:table-cell office:value-type="float" office:value="1744" calcext:value-type="float">
              <text:p>1744</text:p>
            </table:table-cell>
            <table:table-cell office:value-type="string" calcext:value-type="string">
              <text:p>-11,578.51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1590.03" calcext:value-type="float">
              <text:p><text:s/>11,590.03 </text:p>
            </table:table-cell>
            <table:table-cell/>
            <table:table-cell office:value-type="float" office:value="1698" calcext:value-type="float">
              <text:p>1698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TRASPASO IMPUESTOS MES: AGOSTO - 2020</text:p>
            </table:table-cell>
          </table:table-row>
          <table:table-row table:style-name="ro7" table:visibility="collapse">
            <table:table-cell office:value-type="float" office:value="1745" calcext:value-type="float">
              <text:p>1745</text:p>
            </table:table-cell>
            <table:table-cell office:value-type="string" calcext:value-type="string">
              <text:p>-11,319.31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803" calcext:value-type="float">
              <text:p>270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4942-001002-SERVICIOS GUARDIANIA</text:p>
            </table:table-cell>
          </table:table-row>
          <table:table-row table:style-name="ro7" table:visibility="collapse">
            <table:table-cell office:value-type="float" office:value="1746" calcext:value-type="float">
              <text:p>1746</text:p>
            </table:table-cell>
            <table:table-cell office:value-type="string" calcext:value-type="string">
              <text:p>-11,209.51</text:p>
            </table:table-cell>
            <table:table-cell office:value-type="float" office:value="109.8" calcext:value-type="float">
              <text:p><text:s/>109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0903" calcext:value-type="float">
              <text:p>270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4943-001002-SERVICIO DE GUARDIANIA</text:p>
            </table:table-cell>
          </table:table-row>
          <table:table-row table:style-name="ro7" table:visibility="collapse">
            <table:table-cell office:value-type="float" office:value="1747" calcext:value-type="float">
              <text:p>1747</text:p>
            </table:table-cell>
            <table:table-cell office:value-type="string" calcext:value-type="string">
              <text:p>-11,047.95</text:p>
            </table:table-cell>
            <table:table-cell office:value-type="float" office:value="161.56" calcext:value-type="float">
              <text:p><text:s/>161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003" calcext:value-type="float">
              <text:p>271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518-001005-DIESEL PREMIUM- EXTRA CON ETAN</text:p>
            </table:table-cell>
          </table:table-row>
          <table:table-row table:style-name="ro7" table:visibility="collapse">
            <table:table-cell office:value-type="float" office:value="1748" calcext:value-type="float">
              <text:p>1748</text:p>
            </table:table-cell>
            <table:table-cell office:value-type="string" calcext:value-type="string">
              <text:p>-11,004.75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203" calcext:value-type="float">
              <text:p>271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21160-001001-ALQUILER MENSUAL SANITARIO POR</text:p>
            </table:table-cell>
          </table:table-row>
          <table:table-row table:style-name="ro7" table:visibility="collapse">
            <table:table-cell office:value-type="float" office:value="1749" calcext:value-type="float">
              <text:p>1749</text:p>
            </table:table-cell>
            <table:table-cell office:value-type="string" calcext:value-type="string">
              <text:p>-10,836.75</text:p>
            </table:table-cell>
            <table:table-cell office:value-type="float" office:value="168" calcext:value-type="float">
              <text:p><text:s/>16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503" calcext:value-type="float">
              <text:p>272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4-001001-F#714 SERVICIO DE ALQUILER DE </text:p>
            </table:table-cell>
          </table:table-row>
          <table:table-row table:style-name="ro7" table:visibility="collapse">
            <table:table-cell office:value-type="float" office:value="1750" calcext:value-type="float">
              <text:p>1750</text:p>
            </table:table-cell>
            <table:table-cell office:value-type="string" calcext:value-type="string">
              <text:p>-10,430.67</text:p>
            </table:table-cell>
            <table:table-cell office:value-type="float" office:value="406.08" calcext:value-type="float">
              <text:p><text:s/>406.0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603" calcext:value-type="float">
              <text:p>272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2-001001-F# 712 SERVICIO ALQUILER RETRO</text:p>
            </table:table-cell>
          </table:table-row>
          <table:table-row table:style-name="ro7" table:visibility="collapse">
            <table:table-cell office:value-type="float" office:value="1751" calcext:value-type="float">
              <text:p>1751</text:p>
            </table:table-cell>
            <table:table-cell office:value-type="string" calcext:value-type="string">
              <text:p>-10,415.62</text:p>
            </table:table-cell>
            <table:table-cell office:value-type="float" office:value="15.05" calcext:value-type="float">
              <text:p><text:s/>15.0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1403" calcext:value-type="float">
              <text:p>271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32088801-001064-CONSUMO CELULAR</text:p>
            </table:table-cell>
          </table:table-row>
          <table:table-row table:style-name="ro7" table:visibility="collapse">
            <table:table-cell office:value-type="float" office:value="1752" calcext:value-type="float">
              <text:p>1752</text:p>
            </table:table-cell>
            <table:table-cell office:value-type="string" calcext:value-type="string">
              <text:p>-10,383.22</text:p>
            </table:table-cell>
            <table:table-cell office:value-type="float" office:value="32.4" calcext:value-type="float">
              <text:p><text:s/>32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203" calcext:value-type="float">
              <text:p>275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647-001004-F# 3647 ASISTENCIA TECNICA, MO</text:p>
            </table:table-cell>
          </table:table-row>
          <table:table-row table:style-name="ro7" table:visibility="collapse">
            <table:table-cell office:value-type="float" office:value="1753" calcext:value-type="float">
              <text:p>1753</text:p>
            </table:table-cell>
            <table:table-cell office:value-type="string" calcext:value-type="string">
              <text:p>-10,274.02</text:p>
            </table:table-cell>
            <table:table-cell office:value-type="float" office:value="109.2" calcext:value-type="float">
              <text:p><text:s/>10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803" calcext:value-type="float">
              <text:p>275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9-001001-F# 589 TRABAJOS DE TOPOGRAFIA </text:p>
            </table:table-cell>
          </table:table-row>
          <table:table-row table:style-name="ro7" table:visibility="collapse">
            <table:table-cell office:value-type="float" office:value="1754" calcext:value-type="float">
              <text:p>1754</text:p>
            </table:table-cell>
            <table:table-cell office:value-type="string" calcext:value-type="string">
              <text:p>-9,908.26</text:p>
            </table:table-cell>
            <table:table-cell office:value-type="float" office:value="365.76" calcext:value-type="float">
              <text:p><text:s/>365.7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303" calcext:value-type="float">
              <text:p>277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4-001001-F# 724 SERVICIO ALQUILER RETRO</text:p>
            </table:table-cell>
          </table:table-row>
          <table:table-row table:style-name="ro7" table:visibility="collapse">
            <table:table-cell office:value-type="float" office:value="1755" calcext:value-type="float">
              <text:p>1755</text:p>
            </table:table-cell>
            <table:table-cell office:value-type="string" calcext:value-type="string">
              <text:p>-9,494.46</text:p>
            </table:table-cell>
            <table:table-cell office:value-type="float" office:value="413.8" calcext:value-type="float">
              <text:p><text:s/>413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403" calcext:value-type="float">
              <text:p>277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40-001001-F# 840 LEVANTAMIENTO DE ADOQUI</text:p>
            </table:table-cell>
          </table:table-row>
          <table:table-row table:style-name="ro7" table:visibility="collapse">
            <table:table-cell office:value-type="float" office:value="1756" calcext:value-type="float">
              <text:p>1756</text:p>
            </table:table-cell>
            <table:table-cell office:value-type="string" calcext:value-type="string">
              <text:p>-9,366.47</text:p>
            </table:table-cell>
            <table:table-cell office:value-type="float" office:value="127.99" calcext:value-type="float">
              <text:p><text:s/>127.9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503" calcext:value-type="float">
              <text:p>277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8-001001-F# 838 TRABAJOS DE CONSTRUCCIO</text:p>
            </table:table-cell>
          </table:table-row>
          <table:table-row table:style-name="ro7" table:visibility="collapse">
            <table:table-cell office:value-type="float" office:value="1757" calcext:value-type="float">
              <text:p>1757</text:p>
            </table:table-cell>
            <table:table-cell office:value-type="string" calcext:value-type="string">
              <text:p>-9,061.27</text:p>
            </table:table-cell>
            <table:table-cell office:value-type="float" office:value="305.2" calcext:value-type="float">
              <text:p><text:s/>30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603" calcext:value-type="float">
              <text:p>277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9-001001-F# 839 COLOCACIÓN DE ADOQUIN E</text:p>
            </table:table-cell>
          </table:table-row>
          <table:table-row table:style-name="ro7" table:visibility="collapse">
            <table:table-cell office:value-type="float" office:value="1758" calcext:value-type="float">
              <text:p>1758</text:p>
            </table:table-cell>
            <table:table-cell office:value-type="string" calcext:value-type="string">
              <text:p>-8,956.87</text:p>
            </table:table-cell>
            <table:table-cell office:value-type="float" office:value="104.4" calcext:value-type="float">
              <text:p><text:s/>10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903" calcext:value-type="float">
              <text:p>277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006-001001-F# 006 4 PUERTAS DE MADERA DIS</text:p>
            </table:table-cell>
          </table:table-row>
          <table:table-row table:style-name="ro7" table:visibility="collapse">
            <table:table-cell office:value-type="float" office:value="1759" calcext:value-type="float">
              <text:p>1759</text:p>
            </table:table-cell>
            <table:table-cell office:value-type="string" calcext:value-type="string">
              <text:p>-8,857.87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703" calcext:value-type="float">
              <text:p>269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1-001001-ALQUILER DE COMPACTADORA TIPO </text:p>
            </table:table-cell>
          </table:table-row>
          <table:table-row table:style-name="ro7" table:visibility="collapse">
            <table:table-cell office:value-type="float" office:value="1760" calcext:value-type="float">
              <text:p>1760</text:p>
            </table:table-cell>
            <table:table-cell office:value-type="string" calcext:value-type="string">
              <text:p>-8,827.87</text:p>
            </table:table-cell>
            <table:table-cell office:value-type="float" office:value="30" calcext:value-type="float">
              <text:p><text:s/>3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803" calcext:value-type="float">
              <text:p>269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115-001001-SERVICIO TECNICO INSTALACIONES</text:p>
            </table:table-cell>
          </table:table-row>
          <table:table-row table:style-name="ro7" table:visibility="collapse">
            <table:table-cell office:value-type="float" office:value="1761" calcext:value-type="float">
              <text:p>1761</text:p>
            </table:table-cell>
            <table:table-cell office:value-type="string" calcext:value-type="string">
              <text:p>-8,750.78</text:p>
            </table:table-cell>
            <table:table-cell office:value-type="float" office:value="77.09" calcext:value-type="float">
              <text:p><text:s/>77.0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903" calcext:value-type="float">
              <text:p>269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116-001001-SERVICIO INSTALACIONES ELECTRI</text:p>
            </table:table-cell>
          </table:table-row>
          <table:table-row table:style-name="ro7" table:visibility="collapse">
            <table:table-cell office:value-type="float" office:value="1762" calcext:value-type="float">
              <text:p>1762</text:p>
            </table:table-cell>
            <table:table-cell office:value-type="string" calcext:value-type="string">
              <text:p>-8,680.58</text:p>
            </table:table-cell>
            <table:table-cell office:value-type="float" office:value="70.2" calcext:value-type="float">
              <text:p><text:s/>70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003" calcext:value-type="float">
              <text:p>273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5-001001-F# 715 MANTENIMIENTO DEL MINIC</text:p>
            </table:table-cell>
          </table:table-row>
          <table:table-row table:style-name="ro7" table:visibility="collapse">
            <table:table-cell office:value-type="float" office:value="1763" calcext:value-type="float">
              <text:p>1763</text:p>
            </table:table-cell>
            <table:table-cell office:value-type="string" calcext:value-type="string">
              <text:p>-8,659.58</text:p>
            </table:table-cell>
            <table:table-cell office:value-type="float" office:value="21" calcext:value-type="float">
              <text:p><text:s/>21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103" calcext:value-type="float">
              <text:p>273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6-001001-F# 716 FABRICACION DE 3 ACOPLE</text:p>
            </table:table-cell>
          </table:table-row>
          <table:table-row table:style-name="ro7" table:visibility="collapse">
            <table:table-cell office:value-type="float" office:value="1764" calcext:value-type="float">
              <text:p>1764</text:p>
            </table:table-cell>
            <table:table-cell office:value-type="string" calcext:value-type="string">
              <text:p>-8,515.58</text:p>
            </table:table-cell>
            <table:table-cell office:value-type="float" office:value="144" calcext:value-type="float">
              <text:p><text:s/>14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803" calcext:value-type="float">
              <text:p>276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5-001001-F# 18335 ALQUILER 20 CUERPOS D</text:p>
            </table:table-cell>
          </table:table-row>
          <table:table-row table:style-name="ro7" table:visibility="collapse">
            <table:table-cell office:value-type="float" office:value="1765" calcext:value-type="float">
              <text:p>1765</text:p>
            </table:table-cell>
            <table:table-cell office:value-type="string" calcext:value-type="string">
              <text:p>-8,429.78</text:p>
            </table:table-cell>
            <table:table-cell office:value-type="float" office:value="85.8" calcext:value-type="float">
              <text:p><text:s/>85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903" calcext:value-type="float">
              <text:p>276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6-001001-F# 18336 ALQUILER DE COMPACTAD</text:p>
            </table:table-cell>
          </table:table-row>
          <table:table-row table:style-name="ro7" table:visibility="collapse">
            <table:table-cell office:value-type="float" office:value="1766" calcext:value-type="float">
              <text:p>1766</text:p>
            </table:table-cell>
            <table:table-cell office:value-type="string" calcext:value-type="string">
              <text:p>-8,258.40</text:p>
            </table:table-cell>
            <table:table-cell office:value-type="float" office:value="171.38" calcext:value-type="float">
              <text:p><text:s/>171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7203" calcext:value-type="float">
              <text:p>277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5-001001-F# 725 SERVICIO DE ALQUILER DE</text:p>
            </table:table-cell>
          </table:table-row>
          <table:table-row table:style-name="ro7" table:visibility="collapse">
            <table:table-cell office:value-type="float" office:value="1767" calcext:value-type="float">
              <text:p>1767</text:p>
            </table:table-cell>
            <table:table-cell office:value-type="string" calcext:value-type="string">
              <text:p>-7,923.13</text:p>
            </table:table-cell>
            <table:table-cell office:value-type="float" office:value="335.27" calcext:value-type="float">
              <text:p><text:s/>335.2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903" calcext:value-type="float">
              <text:p>275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91-001001-F# 591 CORTE DE PAVIMENTO-ROTU</text:p>
            </table:table-cell>
          </table:table-row>
          <table:table-row table:style-name="ro7" table:visibility="collapse">
            <table:table-cell office:value-type="float" office:value="1768" calcext:value-type="float">
              <text:p>1768</text:p>
            </table:table-cell>
            <table:table-cell office:value-type="string" calcext:value-type="string">
              <text:p>-7,776.71</text:p>
            </table:table-cell>
            <table:table-cell office:value-type="float" office:value="146.42" calcext:value-type="float">
              <text:p><text:s/>146.4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003" calcext:value-type="float">
              <text:p>276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90-001001-F# 590 TRABAJOS DEL 16 AL 30 D</text:p>
            </table:table-cell>
          </table:table-row>
          <table:table-row table:style-name="ro7" table:visibility="collapse">
            <table:table-cell office:value-type="float" office:value="1769" calcext:value-type="float">
              <text:p>1769</text:p>
            </table:table-cell>
            <table:table-cell office:value-type="string" calcext:value-type="string">
              <text:p>-7,669.99</text:p>
            </table:table-cell>
            <table:table-cell office:value-type="float" office:value="106.72" calcext:value-type="float">
              <text:p><text:s/>106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103" calcext:value-type="float">
              <text:p>276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8-001001-F# 588 RETIRO DE ADOQUINES PEA</text:p>
            </table:table-cell>
          </table:table-row>
          <table:table-row table:style-name="ro7" table:visibility="collapse">
            <table:table-cell office:value-type="float" office:value="1770" calcext:value-type="float">
              <text:p>1770</text:p>
            </table:table-cell>
            <table:table-cell office:value-type="string" calcext:value-type="string">
              <text:p>-7,648.39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303" calcext:value-type="float">
              <text:p>276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2-001001-F# 3112 ALQUILER DE RODILLO DO</text:p>
            </table:table-cell>
          </table:table-row>
          <table:table-row table:style-name="ro7" table:visibility="collapse">
            <table:table-cell office:value-type="float" office:value="1771" calcext:value-type="float">
              <text:p>1771</text:p>
            </table:table-cell>
            <table:table-cell office:value-type="string" calcext:value-type="string">
              <text:p>-7,600.39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403" calcext:value-type="float">
              <text:p>276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1-001001-F# 3111 ALQUILER DE UNA CONCRE</text:p>
            </table:table-cell>
          </table:table-row>
          <table:table-row table:style-name="ro7" table:visibility="collapse">
            <table:table-cell office:value-type="float" office:value="1772" calcext:value-type="float">
              <text:p>1772</text:p>
            </table:table-cell>
            <table:table-cell office:value-type="string" calcext:value-type="string">
              <text:p>-7,552.39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503" calcext:value-type="float">
              <text:p>276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3110-001001-F# 3110 ALQUILER DE UNA CONCRE</text:p>
            </table:table-cell>
          </table:table-row>
          <table:table-row table:style-name="ro7" table:visibility="collapse">
            <table:table-cell office:value-type="float" office:value="1773" calcext:value-type="float">
              <text:p>1773</text:p>
            </table:table-cell>
            <table:table-cell office:value-type="string" calcext:value-type="string">
              <text:p>-7,453.39</text:p>
            </table:table-cell>
            <table:table-cell office:value-type="float" office:value="99" calcext:value-type="float">
              <text:p><text:s/>99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6603" calcext:value-type="float">
              <text:p>276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18334-001001-F# 18334 ALQUILER DE COMPACTAD</text:p>
            </table:table-cell>
          </table:table-row>
          <table:table-row table:style-name="ro7" table:visibility="collapse"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-7,303.39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1003" calcext:value-type="float">
              <text:p>281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C 000000929-002001-F# 929 HONORARIOS COMO INTERVE</text:p>
            </table:table-cell>
          </table:table-row>
          <table:table-row table:style-name="ro7" table:visibility="collapse">
            <table:table-cell office:value-type="float" office:value="1775" calcext:value-type="float">
              <text:p>1775</text:p>
            </table:table-cell>
            <table:table-cell office:value-type="string" calcext:value-type="string">
              <text:p>-7,234.03</text:p>
            </table:table-cell>
            <table:table-cell office:value-type="float" office:value="69.36" calcext:value-type="float">
              <text:p><text:s/>69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803" calcext:value-type="float">
              <text:p>272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3-001001-F# 713 SERVICIO DE ALQUILER TR</text:p>
            </table:table-cell>
          </table:table-row>
          <table:table-row table:style-name="ro7" table:visibility="collapse">
            <table:table-cell office:value-type="float" office:value="1776" calcext:value-type="float">
              <text:p>1776</text:p>
            </table:table-cell>
            <table:table-cell office:value-type="string" calcext:value-type="string">
              <text:p>-6,432.67</text:p>
            </table:table-cell>
            <table:table-cell office:value-type="float" office:value="801.36" calcext:value-type="float">
              <text:p><text:s/>801.3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903" calcext:value-type="float">
              <text:p>272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1-001001-F# 711 SERVICIO DE TRANSPORTE </text:p>
            </table:table-cell>
          </table:table-row>
          <table:table-row table:style-name="ro7" table:visibility="collapse">
            <table:table-cell office:value-type="float" office:value="1777" calcext:value-type="float">
              <text:p>1777</text:p>
            </table:table-cell>
            <table:table-cell office:value-type="string" calcext:value-type="string">
              <text:p>-6,334.27</text:p>
            </table:table-cell>
            <table:table-cell office:value-type="float" office:value="98.4" calcext:value-type="float">
              <text:p><text:s/>9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303" calcext:value-type="float">
              <text:p>275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495-001201-F#495 TOMA CURADA Y ROTURA DE </text:p>
            </table:table-cell>
          </table:table-row>
          <table:table-row table:style-name="ro7" table:visibility="collapse">
            <table:table-cell office:value-type="float" office:value="1778" calcext:value-type="float">
              <text:p>1778</text:p>
            </table:table-cell>
            <table:table-cell office:value-type="string" calcext:value-type="string">
              <text:p>-6,161.58</text:p>
            </table:table-cell>
            <table:table-cell office:value-type="float" office:value="172.69" calcext:value-type="float">
              <text:p><text:s/>172.6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403" calcext:value-type="float">
              <text:p>275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2557-001005-F# 2557 DIESEL PREMIUM- EXTRA </text:p>
            </table:table-cell>
          </table:table-row>
          <table:table-row table:style-name="ro7" table:visibility="collapse">
            <table:table-cell office:value-type="float" office:value="1779" calcext:value-type="float">
              <text:p>1779</text:p>
            </table:table-cell>
            <table:table-cell office:value-type="string" calcext:value-type="string">
              <text:p>-5,617.26</text:p>
            </table:table-cell>
            <table:table-cell office:value-type="float" office:value="544.32" calcext:value-type="float">
              <text:p><text:s/>54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503" calcext:value-type="float">
              <text:p>2755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3-001001-F# 723 SERVICIO TRANSPORTE DES</text:p>
            </table:table-cell>
          </table:table-row>
          <table:table-row table:style-name="ro7" table:visibility="collapse">
            <table:table-cell office:value-type="float" office:value="1780" calcext:value-type="float">
              <text:p>1780</text:p>
            </table:table-cell>
            <table:table-cell office:value-type="string" calcext:value-type="string">
              <text:p>-5,602.86</text:p>
            </table:table-cell>
            <table:table-cell office:value-type="float" office:value="14.4" calcext:value-type="float">
              <text:p><text:s/>1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603" calcext:value-type="float">
              <text:p>2756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0-001001-F# 720 CAMBIO DE LAS BOTAS PAR</text:p>
            </table:table-cell>
          </table:table-row>
          <table:table-row table:style-name="ro7" table:visibility="collapse">
            <table:table-cell office:value-type="float" office:value="1781" calcext:value-type="float">
              <text:p>1781</text:p>
            </table:table-cell>
            <table:table-cell office:value-type="string" calcext:value-type="string">
              <text:p>-5,574.06</text:p>
            </table:table-cell>
            <table:table-cell office:value-type="float" office:value="28.8" calcext:value-type="float">
              <text:p><text:s/>2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5703" calcext:value-type="float">
              <text:p>275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21-001001-F# 721 MANTENIMIENTO Y ADAPTAC</text:p>
            </table:table-cell>
          </table:table-row>
          <table:table-row table:style-name="ro7" table:visibility="collapse">
            <table:table-cell office:value-type="float" office:value="1782" calcext:value-type="float">
              <text:p>1782</text:p>
            </table:table-cell>
            <table:table-cell office:value-type="string" calcext:value-type="string">
              <text:p>-5,546.94</text:p>
            </table:table-cell>
            <table:table-cell office:value-type="float" office:value="27.12" calcext:value-type="float">
              <text:p><text:s/>27.1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203" calcext:value-type="float">
              <text:p>2732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7-001001-F# 717 MANTENIMIENTO ROTOMARTI</text:p>
            </table:table-cell>
          </table:table-row>
          <table:table-row table:style-name="ro7" table:visibility="collapse">
            <table:table-cell office:value-type="float" office:value="1783" calcext:value-type="float">
              <text:p>1783</text:p>
            </table:table-cell>
            <table:table-cell office:value-type="string" calcext:value-type="string">
              <text:p>-5,500.14</text:p>
            </table:table-cell>
            <table:table-cell office:value-type="float" office:value="46.8" calcext:value-type="float">
              <text:p><text:s/>4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303" calcext:value-type="float">
              <text:p>273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8-001001-F# 718 MANTENIMIENTO DE LA BAS</text:p>
            </table:table-cell>
          </table:table-row>
          <table:table-row table:style-name="ro7" table:visibility="collapse">
            <table:table-cell office:value-type="float" office:value="1784" calcext:value-type="float">
              <text:p>1784</text:p>
            </table:table-cell>
            <table:table-cell office:value-type="string" calcext:value-type="string">
              <text:p>-5,484.30</text:p>
            </table:table-cell>
            <table:table-cell office:value-type="float" office:value="15.84" calcext:value-type="float">
              <text:p><text:s/>15.8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403" calcext:value-type="float">
              <text:p>273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19-001001-F# 719 MINICARGADOR CATERPILLA</text:p>
            </table:table-cell>
          </table:table-row>
          <table:table-row table:style-name="ro7" table:visibility="collapse">
            <table:table-cell office:value-type="float" office:value="1785" calcext:value-type="float">
              <text:p>1785</text:p>
            </table:table-cell>
            <table:table-cell office:value-type="string" calcext:value-type="string">
              <text:p>-5,403.80</text:p>
            </table:table-cell>
            <table:table-cell office:value-type="float" office:value="80.5" calcext:value-type="float">
              <text:p><text:s/>80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703" calcext:value-type="float">
              <text:p>2737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6-001001-F# 586 PROYECTO EN LA UNIVERSI</text:p>
            </table:table-cell>
          </table:table-row>
          <table:table-row table:style-name="ro7" table:visibility="collapse">
            <table:table-cell office:value-type="float" office:value="1786" calcext:value-type="float">
              <text:p>1786</text:p>
            </table:table-cell>
            <table:table-cell office:value-type="string" calcext:value-type="string">
              <text:p>-5,359.07</text:p>
            </table:table-cell>
            <table:table-cell office:value-type="float" office:value="44.73" calcext:value-type="float">
              <text:p><text:s/>44.7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803" calcext:value-type="float">
              <text:p>2738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587-001001-F# 587 PROYECTO EN LA UNIVERSI</text:p>
            </table:table-cell>
          </table:table-row>
          <table:table-row table:style-name="ro7" table:visibility="collapse"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-5,281.07</text:p>
            </table:table-cell>
            <table:table-cell office:value-type="float" office:value="78" calcext:value-type="float">
              <text:p><text:s/>7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3903" calcext:value-type="float">
              <text:p>2739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5-001001-F# 835 REPARACIONES DE DAÑOS E</text:p>
            </table:table-cell>
          </table:table-row>
          <table:table-row table:style-name="ro7" table:visibility="collapse">
            <table:table-cell office:value-type="float" office:value="1788" calcext:value-type="float">
              <text:p>1788</text:p>
            </table:table-cell>
            <table:table-cell office:value-type="string" calcext:value-type="string">
              <text:p>-5,191.07</text:p>
            </table:table-cell>
            <table:table-cell office:value-type="float" office:value="90" calcext:value-type="float">
              <text:p><text:s/>9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4003" calcext:value-type="float">
              <text:p>2740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834-001001-F# 834 SERVICIO DE ALQUILER DE</text:p>
            </table:table-cell>
          </table:table-row>
          <table:table-row table:style-name="ro7" table:visibility="collapse">
            <table:table-cell office:value-type="float" office:value="1789" calcext:value-type="float">
              <text:p>1789</text:p>
            </table:table-cell>
            <table:table-cell office:value-type="string" calcext:value-type="string">
              <text:p>-1,882.69</text:p>
            </table:table-cell>
            <table:table-cell office:value-type="float" office:value="3308.38" calcext:value-type="float">
              <text:p><text:s/>3,308.3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303" calcext:value-type="float">
              <text:p>2723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341-001001-ESTRUCTURAS METALICAS: TRABAJO</text:p>
            </table:table-cell>
          </table:table-row>
          <table:table-row table:style-name="ro7" table:visibility="collapse">
            <table:table-cell office:value-type="float" office:value="1790" calcext:value-type="float">
              <text:p>1790</text:p>
            </table:table-cell>
            <table:table-cell office:value-type="string" calcext:value-type="string">
              <text:p>-1,815.97</text:p>
            </table:table-cell>
            <table:table-cell office:value-type="float" office:value="66.72" calcext:value-type="float">
              <text:p><text:s/>66.7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69103" calcext:value-type="float">
              <text:p>2691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732-001001-SEÑAL DE PARED- PLACAS DE RECO</text:p>
            </table:table-cell>
          </table:table-row>
          <table:table-row table:style-name="ro7" table:visibility="collapse">
            <table:table-cell office:value-type="float" office:value="1791" calcext:value-type="float">
              <text:p>1791</text:p>
            </table:table-cell>
            <table:table-cell office:value-type="string" calcext:value-type="string">
              <text:p><text:s/>.00</text:p>
            </table:table-cell>
            <table:table-cell office:value-type="float" office:value="1815.97" calcext:value-type="float">
              <text:p><text:s/>1,815.9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3" calcext:value-type="float">
              <text:p>1673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72403" calcext:value-type="float">
              <text:p>272403</text:p>
            </table:table-cell>
            <table:table-cell office:value-type="date" office:date-value="2020-08-31" calcext:value-type="date">
              <text:p>31/08/2020</text:p>
            </table:table-cell>
            <table:table-cell office:value-type="string" calcext:value-type="string">
              <text:p>FV 000000342-001001-ESTRUCTURAS METALICAS LOS TRAB</text:p>
            </table:table-cell>
          </table:table-row>
          <table:table-row table:style-name="ro7" table:visibility="collapse">
            <table:table-cell office:value-type="float" office:value="1792" calcext:value-type="float">
              <text:p>1792</text:p>
            </table:table-cell>
            <table:table-cell office:value-type="string" calcext:value-type="string">
              <text:p><text:s/>3,908.40</text:p>
            </table:table-cell>
            <table:table-cell office:value-type="float" office:value="3908.4" calcext:value-type="float">
              <text:p><text:s/>3,90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803" calcext:value-type="float">
              <text:p>295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041-001002-VIADIRECTA CONSTRUCCIONES F# 4</text:p>
            </table:table-cell>
          </table:table-row>
          <table:table-row table:style-name="ro7" table:visibility="collapse">
            <table:table-cell office:value-type="float" office:value="1793" calcext:value-type="float">
              <text:p>1793</text:p>
            </table:table-cell>
            <table:table-cell office:value-type="string" calcext:value-type="string">
              <text:p>-14,947.43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8855.83" calcext:value-type="float">
              <text:p><text:s/>18,855.83 </text:p>
            </table:table-cell>
            <table:table-cell/>
            <table:table-cell office:value-type="float" office:value="1774" calcext:value-type="float">
              <text:p>1774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TRASPASO IMPUESTOS MES: SEPTIEMBRE-2020</text:p>
            </table:table-cell>
          </table:table-row>
          <table:table-row table:style-name="ro7" table:visibility="collapse">
            <table:table-cell office:value-type="float" office:value="1794" calcext:value-type="float">
              <text:p>1794</text:p>
            </table:table-cell>
            <table:table-cell office:value-type="string" calcext:value-type="string">
              <text:p>-14,933.11</text:p>
            </table:table-cell>
            <table:table-cell office:value-type="float" office:value="14.32" calcext:value-type="float">
              <text:p><text:s/>1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503" calcext:value-type="float">
              <text:p>291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32137687-001064-CONECEL F# 32137687 CONSUMO CE</text:p>
            </table:table-cell>
          </table:table-row>
          <table:table-row table:style-name="ro7" table:visibility="collapse">
            <table:table-cell office:value-type="float" office:value="1795" calcext:value-type="float">
              <text:p>1795</text:p>
            </table:table-cell>
            <table:table-cell office:value-type="string" calcext:value-type="string">
              <text:p>-14,907.28</text:p>
            </table:table-cell>
            <table:table-cell office:value-type="float" office:value="25.83" calcext:value-type="float">
              <text:p><text:s/>25.8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603" calcext:value-type="float">
              <text:p>291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1390-001001-JESUS GUIRACOCHA F# 1390 SIEMB</text:p>
            </table:table-cell>
          </table:table-row>
          <table:table-row table:style-name="ro7" table:visibility="collapse"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-14,853.28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0103" calcext:value-type="float">
              <text:p>290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54-002002-BOWEN MENDOZA JOSE F# 354 CANA</text:p>
            </table:table-cell>
          </table:table-row>
          <table:table-row table:style-name="ro7" table:visibility="collapse">
            <table:table-cell office:value-type="float" office:value="1797" calcext:value-type="float">
              <text:p>1797</text:p>
            </table:table-cell>
            <table:table-cell office:value-type="string" calcext:value-type="string">
              <text:p>-14,203.12</text:p>
            </table:table-cell>
            <table:table-cell office:value-type="float" office:value="650.16" calcext:value-type="float">
              <text:p><text:s/>650.1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103" calcext:value-type="float">
              <text:p>292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6-001001-FRANCISCO TORRES F# 726 SERVIC</text:p>
            </table:table-cell>
          </table:table-row>
          <table:table-row table:style-name="ro7" table:visibility="collapse">
            <table:table-cell office:value-type="float" office:value="1798" calcext:value-type="float">
              <text:p>1798</text:p>
            </table:table-cell>
            <table:table-cell office:value-type="string" calcext:value-type="string">
              <text:p>-13,838.80</text:p>
            </table:table-cell>
            <table:table-cell office:value-type="float" office:value="364.32" calcext:value-type="float">
              <text:p><text:s/>364.3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303" calcext:value-type="float">
              <text:p>292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7-001001-FRANCISCO TORRES F# 727 SERVIC</text:p>
            </table:table-cell>
          </table:table-row>
          <table:table-row table:style-name="ro7" table:visibility="collapse">
            <table:table-cell office:value-type="float" office:value="1799" calcext:value-type="float">
              <text:p>1799</text:p>
            </table:table-cell>
            <table:table-cell office:value-type="string" calcext:value-type="string">
              <text:p>-13,734.15</text:p>
            </table:table-cell>
            <table:table-cell office:value-type="float" office:value="104.65" calcext:value-type="float">
              <text:p><text:s/>104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6503" calcext:value-type="float">
              <text:p>286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606-001005-TORREGASI SA F# 2606 DIESEL PR</text:p>
            </table:table-cell>
          </table:table-row>
          <table:table-row table:style-name="ro7" table:visibility="collapse">
            <table:table-cell office:value-type="float" office:value="1800" calcext:value-type="float">
              <text:p>1800</text:p>
            </table:table-cell>
            <table:table-cell office:value-type="string" calcext:value-type="string">
              <text:p>-13,149.69</text:p>
            </table:table-cell>
            <table:table-cell office:value-type="float" office:value="584.46" calcext:value-type="float">
              <text:p><text:s/>584.4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8403" calcext:value-type="float">
              <text:p>288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6-001001-LIGORGURO PABLO F# 346 ACERO E</text:p>
            </table:table-cell>
          </table:table-row>
          <table:table-row table:style-name="ro7" table:visibility="collapse">
            <table:table-cell office:value-type="float" office:value="1801" calcext:value-type="float">
              <text:p>1801</text:p>
            </table:table-cell>
            <table:table-cell office:value-type="string" calcext:value-type="string">
              <text:p>-13,106.49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203" calcext:value-type="float">
              <text:p>289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21324-001001-SANIPORT SA F# 21324 ALQUILER </text:p>
            </table:table-cell>
          </table:table-row>
          <table:table-row table:style-name="ro7" table:visibility="collapse">
            <table:table-cell office:value-type="float" office:value="1802" calcext:value-type="float">
              <text:p>1802</text:p>
            </table:table-cell>
            <table:table-cell office:value-type="string" calcext:value-type="string">
              <text:p>-13,087.29</text:p>
            </table:table-cell>
            <table:table-cell office:value-type="float" office:value="19.2" calcext:value-type="float">
              <text:p><text:s/>1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303" calcext:value-type="float">
              <text:p>289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504-001201-EQUIPOS Y PRUEBAS F# 504 TOMA </text:p>
            </table:table-cell>
          </table:table-row>
          <table:table-row table:style-name="ro7" table:visibility="collapse">
            <table:table-cell office:value-type="float" office:value="1803" calcext:value-type="float">
              <text:p>1803</text:p>
            </table:table-cell>
            <table:table-cell office:value-type="string" calcext:value-type="string">
              <text:p>-12,599.47</text:p>
            </table:table-cell>
            <table:table-cell office:value-type="float" office:value="487.82" calcext:value-type="float">
              <text:p><text:s/>487.8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403" calcext:value-type="float">
              <text:p>289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19-001001-FACINSER SA F# 2119 SERVICIO T</text:p>
            </table:table-cell>
          </table:table-row>
          <table:table-row table:style-name="ro7" table:visibility="collapse">
            <table:table-cell office:value-type="float" office:value="1804" calcext:value-type="float">
              <text:p>1804</text:p>
            </table:table-cell>
            <table:table-cell office:value-type="string" calcext:value-type="string">
              <text:p>-12,587.12</text:p>
            </table:table-cell>
            <table:table-cell office:value-type="float" office:value="12.35" calcext:value-type="float">
              <text:p><text:s/>12.3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903" calcext:value-type="float">
              <text:p>292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3084-001138-CONECEL F# 3084 CONSUMO CELULA</text:p>
            </table:table-cell>
          </table:table-row>
          <table:table-row table:style-name="ro7" table:visibility="collapse">
            <table:table-cell office:value-type="float" office:value="1805" calcext:value-type="float">
              <text:p>1805</text:p>
            </table:table-cell>
            <table:table-cell office:value-type="string" calcext:value-type="string">
              <text:p>-6,023.47</text:p>
            </table:table-cell>
            <table:table-cell office:value-type="float" office:value="6563.65" calcext:value-type="float">
              <text:p><text:s/>6,563.6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803" calcext:value-type="float">
              <text:p>293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226-001001-MERCHAN ZAMBRANO LUIS F# 226 F</text:p>
            </table:table-cell>
          </table:table-row>
          <table:table-row table:style-name="ro7" table:visibility="collapse">
            <table:table-cell office:value-type="float" office:value="1806" calcext:value-type="float">
              <text:p>1806</text:p>
            </table:table-cell>
            <table:table-cell office:value-type="string" calcext:value-type="string">
              <text:p>-5,969.47</text:p>
            </table:table-cell>
            <table:table-cell office:value-type="float" office:value="54" calcext:value-type="float">
              <text:p><text:s/>54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203" calcext:value-type="float">
              <text:p>294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84-001001-EDISON CONDOR F# 884 VIAJE DE </text:p>
            </table:table-cell>
          </table:table-row>
          <table:table-row table:style-name="ro7" table:visibility="collapse">
            <table:table-cell office:value-type="float" office:value="1807" calcext:value-type="float">
              <text:p>1807</text:p>
            </table:table-cell>
            <table:table-cell office:value-type="string" calcext:value-type="string">
              <text:p>-5,753.47</text:p>
            </table:table-cell>
            <table:table-cell office:value-type="float" office:value="216" calcext:value-type="float">
              <text:p><text:s/>216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303" calcext:value-type="float">
              <text:p>294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8-001001-TORRES RONQUILLO FRANCISCO F# </text:p>
            </table:table-cell>
          </table:table-row>
          <table:table-row table:style-name="ro7" table:visibility="collapse">
            <table:table-cell office:value-type="float" office:value="1808" calcext:value-type="float">
              <text:p>1808</text:p>
            </table:table-cell>
            <table:table-cell office:value-type="string" calcext:value-type="string">
              <text:p>-5,683.87</text:p>
            </table:table-cell>
            <table:table-cell office:value-type="float" office:value="69.6" calcext:value-type="float">
              <text:p><text:s/>69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403" calcext:value-type="float">
              <text:p>294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29-001001-TORRES RONQUILLO FRANCISCO F# </text:p>
            </table:table-cell>
          </table:table-row>
          <table:table-row table:style-name="ro7" table:visibility="collapse">
            <table:table-cell office:value-type="float" office:value="1809" calcext:value-type="float">
              <text:p>1809</text:p>
            </table:table-cell>
            <table:table-cell office:value-type="string" calcext:value-type="string">
              <text:p>-5,613.67</text:p>
            </table:table-cell>
            <table:table-cell office:value-type="float" office:value="70.2" calcext:value-type="float">
              <text:p><text:s/>70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503" calcext:value-type="float">
              <text:p>294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30-001001-TORRES RONQUILLO FRANCISCO F# </text:p>
            </table:table-cell>
          </table:table-row>
          <table:table-row table:style-name="ro7" table:visibility="collapse">
            <table:table-cell office:value-type="float" office:value="1810" calcext:value-type="float">
              <text:p>1810</text:p>
            </table:table-cell>
            <table:table-cell office:value-type="string" calcext:value-type="string">
              <text:p>-5,584.87</text:p>
            </table:table-cell>
            <table:table-cell office:value-type="float" office:value="28.8" calcext:value-type="float">
              <text:p><text:s/>28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603" calcext:value-type="float">
              <text:p>294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31-001001-TORRES RONQUILLO FRANCISCO F# </text:p>
            </table:table-cell>
          </table:table-row>
          <table:table-row table:style-name="ro7" table:visibility="collapse">
            <table:table-cell office:value-type="float" office:value="1811" calcext:value-type="float">
              <text:p>1811</text:p>
            </table:table-cell>
            <table:table-cell office:value-type="string" calcext:value-type="string">
              <text:p>-5,160.86</text:p>
            </table:table-cell>
            <table:table-cell office:value-type="float" office:value="424.01" calcext:value-type="float">
              <text:p><text:s/>424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703" calcext:value-type="float">
              <text:p>294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2-001001-NUÑEZ CALLE JOSÉ F# 842 TRABAJ</text:p>
            </table:table-cell>
          </table:table-row>
          <table:table-row table:style-name="ro7" table:visibility="collapse">
            <table:table-cell office:value-type="float" office:value="1812" calcext:value-type="float">
              <text:p>1812</text:p>
            </table:table-cell>
            <table:table-cell office:value-type="string" calcext:value-type="string">
              <text:p>-4,906.80</text:p>
            </table:table-cell>
            <table:table-cell office:value-type="float" office:value="254.06" calcext:value-type="float">
              <text:p><text:s/>254.0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803" calcext:value-type="float">
              <text:p>2948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3-001001-NUÑEZ CALLE JOSÉ F# 843 TRABAJ</text:p>
            </table:table-cell>
          </table:table-row>
          <table:table-row table:style-name="ro7" table:visibility="collapse">
            <table:table-cell office:value-type="float" office:value="1813" calcext:value-type="float">
              <text:p>1813</text:p>
            </table:table-cell>
            <table:table-cell office:value-type="string" calcext:value-type="string">
              <text:p>-4,858.80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4903" calcext:value-type="float">
              <text:p>2949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28-001001-MENDEZ COGOLLO EDWIN F# 628 RE</text:p>
            </table:table-cell>
          </table:table-row>
          <table:table-row table:style-name="ro7" table:visibility="collapse">
            <table:table-cell office:value-type="float" office:value="1814" calcext:value-type="float">
              <text:p>1814</text:p>
            </table:table-cell>
            <table:table-cell office:value-type="string" calcext:value-type="string">
              <text:p>-3,744.70</text:p>
            </table:table-cell>
            <table:table-cell office:value-type="float" office:value="1114.1" calcext:value-type="float">
              <text:p><text:s/>1,114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003" calcext:value-type="float">
              <text:p>293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9-001001-LIGORGURO PABLO F# 349 FABRICA</text:p>
            </table:table-cell>
          </table:table-row>
          <table:table-row table:style-name="ro7" table:visibility="collapse">
            <table:table-cell office:value-type="float" office:value="1815" calcext:value-type="float">
              <text:p>1815</text:p>
            </table:table-cell>
            <table:table-cell office:value-type="string" calcext:value-type="string">
              <text:p>-3,063.81</text:p>
            </table:table-cell>
            <table:table-cell office:value-type="float" office:value="680.89" calcext:value-type="float">
              <text:p><text:s/>680.8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103" calcext:value-type="float">
              <text:p>293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8-001001-LIGORGURO PABLO F# 348 ACERO E</text:p>
            </table:table-cell>
          </table:table-row>
          <table:table-row table:style-name="ro7" table:visibility="collapse">
            <table:table-cell office:value-type="float" office:value="1816" calcext:value-type="float">
              <text:p>1816</text:p>
            </table:table-cell>
            <table:table-cell office:value-type="string" calcext:value-type="string">
              <text:p>-2,943.81</text:p>
            </table:table-cell>
            <table:table-cell office:value-type="float" office:value="120" calcext:value-type="float">
              <text:p><text:s/>12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203" calcext:value-type="float">
              <text:p>293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7-001001-LIGORGURO PABLO F# 347 FABRICA</text:p>
            </table:table-cell>
          </table:table-row>
          <table:table-row table:style-name="ro7" table:visibility="collapse">
            <table:table-cell office:value-type="float" office:value="1817" calcext:value-type="float">
              <text:p>1817</text:p>
            </table:table-cell>
            <table:table-cell office:value-type="string" calcext:value-type="string">
              <text:p>-2,840.79</text:p>
            </table:table-cell>
            <table:table-cell office:value-type="float" office:value="103.02" calcext:value-type="float">
              <text:p><text:s/>103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303" calcext:value-type="float">
              <text:p>2933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651-001005-TORREGASI SA F# 2651 DIESEL PR</text:p>
            </table:table-cell>
          </table:table-row>
          <table:table-row table:style-name="ro7" table:visibility="collapse">
            <table:table-cell office:value-type="float" office:value="1818" calcext:value-type="float">
              <text:p>1818</text:p>
            </table:table-cell>
            <table:table-cell office:value-type="string" calcext:value-type="string">
              <text:p>-2,802.69</text:p>
            </table:table-cell>
            <table:table-cell office:value-type="float" office:value="38.1" calcext:value-type="float">
              <text:p><text:s/>38.1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603" calcext:value-type="float">
              <text:p>295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5110-001002-CAJAMARCA F# 5110 SERVICIOS DE</text:p>
            </table:table-cell>
          </table:table-row>
          <table:table-row table:style-name="ro7" table:visibility="collapse">
            <table:table-cell office:value-type="float" office:value="1819" calcext:value-type="float">
              <text:p>1819</text:p>
            </table:table-cell>
            <table:table-cell office:value-type="string" calcext:value-type="string">
              <text:p>-2,543.49</text:p>
            </table:table-cell>
            <table:table-cell office:value-type="float" office:value="259.2" calcext:value-type="float">
              <text:p><text:s/>259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703" calcext:value-type="float">
              <text:p>2957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5109-001002-CAJAMARCA F# 5109 SERVICIOS DE</text:p>
            </table:table-cell>
          </table:table-row>
          <table:table-row table:style-name="ro7" table:visibility="collapse">
            <table:table-cell office:value-type="float" office:value="1820" calcext:value-type="float">
              <text:p>1820</text:p>
            </table:table-cell>
            <table:table-cell office:value-type="string" calcext:value-type="string">
              <text:p>-2,340.93</text:p>
            </table:table-cell>
            <table:table-cell office:value-type="float" office:value="202.56" calcext:value-type="float">
              <text:p><text:s/>202.56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103" calcext:value-type="float">
              <text:p>3001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12-001001-FACINSER SA F# 2112 SERVICIO T</text:p>
            </table:table-cell>
          </table:table-row>
          <table:table-row table:style-name="ro7" table:visibility="collapse">
            <table:table-cell office:value-type="float" office:value="1821" calcext:value-type="float">
              <text:p>1821</text:p>
            </table:table-cell>
            <table:table-cell office:value-type="string" calcext:value-type="string">
              <text:p>-1,957.89</text:p>
            </table:table-cell>
            <table:table-cell office:value-type="float" office:value="383.04" calcext:value-type="float">
              <text:p><text:s/>383.0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0203" calcext:value-type="float">
              <text:p>3002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32-001001-NUÑEZ CALLE JOSE F# 832 ALQUIL</text:p>
            </table:table-cell>
          </table:table-row>
          <table:table-row table:style-name="ro7" table:visibility="collapse">
            <table:table-cell office:value-type="float" office:value="1822" calcext:value-type="float">
              <text:p>1822</text:p>
            </table:table-cell>
            <table:table-cell office:value-type="string" calcext:value-type="string">
              <text:p>-1,842.69</text:p>
            </table:table-cell>
            <table:table-cell office:value-type="float" office:value="115.2" calcext:value-type="float">
              <text:p><text:s/>11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403" calcext:value-type="float">
              <text:p>2934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781-001001-CORDOVA ARMIJOS JUAN F# 781 AL</text:p>
            </table:table-cell>
          </table:table-row>
          <table:table-row table:style-name="ro7" table:visibility="collapse">
            <table:table-cell office:value-type="float" office:value="1823" calcext:value-type="float">
              <text:p>1823</text:p>
            </table:table-cell>
            <table:table-cell office:value-type="string" calcext:value-type="string">
              <text:p>-1,214.26</text:p>
            </table:table-cell>
            <table:table-cell office:value-type="float" office:value="628.43" calcext:value-type="float">
              <text:p><text:s/>628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3603" calcext:value-type="float">
              <text:p>293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2123-001001-FACINSER SA F# 2123 SERVICIO T</text:p>
            </table:table-cell>
          </table:table-row>
          <table:table-row table:style-name="ro7" table:visibility="collapse">
            <table:table-cell office:value-type="float" office:value="1824" calcext:value-type="float">
              <text:p>1824</text:p>
            </table:table-cell>
            <table:table-cell office:value-type="string" calcext:value-type="string">
              <text:p>-1,210.51</text:p>
            </table:table-cell>
            <table:table-cell office:value-type="float" office:value="3.75" calcext:value-type="float">
              <text:p><text:s/>3.7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1003" calcext:value-type="float">
              <text:p>291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97186-001101-CONTRUCC. MATUTE JIMENEZ F# 97</text:p>
            </table:table-cell>
          </table:table-row>
          <table:table-row table:style-name="ro7" table:visibility="collapse">
            <table:table-cell office:value-type="float" office:value="1825" calcext:value-type="float">
              <text:p>1825</text:p>
            </table:table-cell>
            <table:table-cell office:value-type="string" calcext:value-type="string">
              <text:p>-1,060.51</text:p>
            </table:table-cell>
            <table:table-cell office:value-type="float" office:value="150" calcext:value-type="float">
              <text:p><text:s/>150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5003" calcext:value-type="float">
              <text:p>295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C 000000945-002001-MANUEL NOGALES F# 945 HONORARI</text:p>
            </table:table-cell>
          </table:table-row>
          <table:table-row table:style-name="ro7" table:visibility="collapse">
            <table:table-cell office:value-type="float" office:value="1826" calcext:value-type="float">
              <text:p>1826</text:p>
            </table:table-cell>
            <table:table-cell office:value-type="string" calcext:value-type="string">
              <text:p>-418.87</text:p>
            </table:table-cell>
            <table:table-cell office:value-type="float" office:value="641.64" calcext:value-type="float">
              <text:p><text:s/>641.6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503" calcext:value-type="float">
              <text:p>2895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345-001001-LIGORGURO PABLO F# 345 ACERO E</text:p>
            </table:table-cell>
          </table:table-row>
          <table:table-row table:style-name="ro7" table:visibility="collapse">
            <table:table-cell office:value-type="float" office:value="1827" calcext:value-type="float">
              <text:p>1827</text:p>
            </table:table-cell>
            <table:table-cell office:value-type="string" calcext:value-type="string">
              <text:p>-49.02</text:p>
            </table:table-cell>
            <table:table-cell office:value-type="float" office:value="369.85" calcext:value-type="float">
              <text:p><text:s/>369.8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89603" calcext:value-type="float">
              <text:p>2896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841-001001-NUÑEZ CALLE JOSÉ F# 841 COLOCA</text:p>
            </table:table-cell>
          </table:table-row>
          <table:table-row table:style-name="ro7" table:visibility="collapse">
            <table:table-cell office:value-type="float" office:value="1828" calcext:value-type="float">
              <text:p>1828</text:p>
            </table:table-cell>
            <table:table-cell office:value-type="string" calcext:value-type="string">
              <text:p><text:s/>.00</text:p>
            </table:table-cell>
            <table:table-cell office:value-type="float" office:value="49.02" calcext:value-type="float">
              <text:p><text:s/>49.0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30" calcext:value-type="float">
              <text:p>173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292003" calcext:value-type="float">
              <text:p>292003</text:p>
            </table:table-cell>
            <table:table-cell office:value-type="date" office:date-value="2020-09-30" calcext:value-type="date">
              <text:p>30/09/2020</text:p>
            </table:table-cell>
            <table:table-cell office:value-type="string" calcext:value-type="string">
              <text:p>FV 000000676-001001-GEDEQUIP F# 676 MANTENIMIENTO </text:p>
            </table:table-cell>
          </table:table-row>
          <table:table-row table:style-name="ro7" table:visibility="collapse">
            <table:table-cell office:value-type="float" office:value="1829" calcext:value-type="float">
              <text:p>1829</text:p>
            </table:table-cell>
            <table:table-cell office:value-type="string" calcext:value-type="string">
              <text:p>-.7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0.72" calcext:value-type="float">
              <text:p><text:s/>0.72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403" calcext:value-type="float">
              <text:p>305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NC 002032232-001081-CONECEL NC APLICA F# 32207799 </text:p>
            </table:table-cell>
          </table:table-row>
          <table:table-row table:style-name="ro7" table:visibility="collapse">
            <table:table-cell office:value-type="float" office:value="1830" calcext:value-type="float">
              <text:p>1830</text:p>
            </table:table-cell>
            <table:table-cell office:value-type="string" calcext:value-type="string">
              <text:p>-13,625.82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13625.1" calcext:value-type="float">
              <text:p><text:s/>13,625.10 </text:p>
            </table:table-cell>
            <table:table-cell/>
            <table:table-cell office:value-type="float" office:value="1796" calcext:value-type="float">
              <text:p>179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TRASPASO IMPUESTOS MES: OCTUBRE-2020</text:p>
            </table:table-cell>
          </table:table-row>
          <table:table-row table:style-name="ro7" table:visibility="collapse">
            <table:table-cell office:value-type="float" office:value="1831" calcext:value-type="float">
              <text:p>1831</text:p>
            </table:table-cell>
            <table:table-cell office:value-type="string" calcext:value-type="string">
              <text:p>-12,820.81</text:p>
            </table:table-cell>
            <table:table-cell office:value-type="float" office:value="805.01" calcext:value-type="float">
              <text:p><text:s/>805.01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003" calcext:value-type="float">
              <text:p>302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903-001001-NUÑEZ CALLE JOSÉ F# 903 TRABAJ</text:p>
            </table:table-cell>
          </table:table-row>
          <table:table-row table:style-name="ro7" table:visibility="collapse">
            <table:table-cell office:value-type="float" office:value="1832" calcext:value-type="float">
              <text:p>1832</text:p>
            </table:table-cell>
            <table:table-cell office:value-type="string" calcext:value-type="string">
              <text:p>-12,793.81</text:p>
            </table:table-cell>
            <table:table-cell office:value-type="float" office:value="27" calcext:value-type="float">
              <text:p><text:s/>27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103" calcext:value-type="float">
              <text:p>302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6-001001-TORRES FRANCISCO F# 736 SERVIC</text:p>
            </table:table-cell>
          </table:table-row>
          <table:table-row table:style-name="ro7" table:visibility="collapse">
            <table:table-cell office:value-type="float" office:value="1833" calcext:value-type="float">
              <text:p>1833</text:p>
            </table:table-cell>
            <table:table-cell office:value-type="string" calcext:value-type="string">
              <text:p>-12,772.21</text:p>
            </table:table-cell>
            <table:table-cell office:value-type="float" office:value="21.6" calcext:value-type="float">
              <text:p><text:s/>21.6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203" calcext:value-type="float">
              <text:p>302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7-001001-TORRES FRANCISCO F# 737 MANTEN</text:p>
            </table:table-cell>
          </table:table-row>
          <table:table-row table:style-name="ro7" table:visibility="collapse">
            <table:table-cell office:value-type="float" office:value="1834" calcext:value-type="float">
              <text:p>1834</text:p>
            </table:table-cell>
            <table:table-cell office:value-type="string" calcext:value-type="string">
              <text:p>-12,755.41</text:p>
            </table:table-cell>
            <table:table-cell office:value-type="float" office:value="16.8" calcext:value-type="float">
              <text:p><text:s/>16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303" calcext:value-type="float">
              <text:p>302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8-001001-TORRES FRANCISCO F# 738 MANTEN</text:p>
            </table:table-cell>
          </table:table-row>
          <table:table-row table:style-name="ro7" table:visibility="collapse">
            <table:table-cell office:value-type="float" office:value="1835" calcext:value-type="float">
              <text:p>1835</text:p>
            </table:table-cell>
            <table:table-cell office:value-type="string" calcext:value-type="string">
              <text:p>-12,588.91</text:p>
            </table:table-cell>
            <table:table-cell office:value-type="float" office:value="166.5" calcext:value-type="float">
              <text:p><text:s/>166.5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403" calcext:value-type="float">
              <text:p>302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9-001001-TORRES FRANCISCO F# 739 ALQUIL</text:p>
            </table:table-cell>
          </table:table-row>
          <table:table-row table:style-name="ro7" table:visibility="collapse">
            <table:table-cell office:value-type="float" office:value="1836" calcext:value-type="float">
              <text:p>1836</text:p>
            </table:table-cell>
            <table:table-cell office:value-type="string" calcext:value-type="string">
              <text:p>-12,585.91</text:p>
            </table:table-cell>
            <table:table-cell office:value-type="float" office:value="3" calcext:value-type="float">
              <text:p><text:s/>3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4203" calcext:value-type="float">
              <text:p>304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60705-001102-CONTRUCC. MATUTE JIMENEZ F# 60</text:p>
            </table:table-cell>
          </table:table-row>
          <table:table-row table:style-name="ro7" table:visibility="collapse">
            <table:table-cell office:value-type="float" office:value="1837" calcext:value-type="float">
              <text:p>1837</text:p>
            </table:table-cell>
            <table:table-cell office:value-type="string" calcext:value-type="string">
              <text:p>-11,716.51</text:p>
            </table:table-cell>
            <table:table-cell office:value-type="float" office:value="869.4" calcext:value-type="float">
              <text:p><text:s/>869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803" calcext:value-type="float">
              <text:p>305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240-001001-PRIN-IT SA F# 2240 LETREROS-LE</text:p>
            </table:table-cell>
          </table:table-row>
          <table:table-row table:style-name="ro7" table:visibility="collapse">
            <table:table-cell office:value-type="float" office:value="1838" calcext:value-type="float">
              <text:p>1838</text:p>
            </table:table-cell>
            <table:table-cell office:value-type="string" calcext:value-type="string">
              <text:p>-10,809.31</text:p>
            </table:table-cell>
            <table:table-cell office:value-type="float" office:value="907.2" calcext:value-type="float">
              <text:p><text:s/>907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5703" calcext:value-type="float">
              <text:p>305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239-001001-PRIN-IT SA F# 2239 LETREROS - </text:p>
            </table:table-cell>
          </table:table-row>
          <table:table-row table:style-name="ro7" table:visibility="collapse">
            <table:table-cell office:value-type="float" office:value="1839" calcext:value-type="float">
              <text:p>1839</text:p>
            </table:table-cell>
            <table:table-cell office:value-type="string" calcext:value-type="string">
              <text:p>-10,664.11</text:p>
            </table:table-cell>
            <table:table-cell office:value-type="float" office:value="145.2" calcext:value-type="float">
              <text:p><text:s/>145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6203" calcext:value-type="float">
              <text:p>306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519-001201-EQUIPOS Y PRUEBAS F# 519 ENSAY</text:p>
            </table:table-cell>
          </table:table-row>
          <table:table-row table:style-name="ro7" table:visibility="collapse">
            <table:table-cell office:value-type="float" office:value="1840" calcext:value-type="float">
              <text:p>1840</text:p>
            </table:table-cell>
            <table:table-cell office:value-type="string" calcext:value-type="string">
              <text:p>-10,448.19</text:p>
            </table:table-cell>
            <table:table-cell office:value-type="float" office:value="215.92" calcext:value-type="float">
              <text:p><text:s/>215.92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2503" calcext:value-type="float">
              <text:p>302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844-001001-NUÑEZ CALLE JOSÉ F# 844 TRABAJ</text:p>
            </table:table-cell>
          </table:table-row>
          <table:table-row table:style-name="ro7" table:visibility="collapse">
            <table:table-cell office:value-type="float" office:value="1841" calcext:value-type="float">
              <text:p>1841</text:p>
            </table:table-cell>
            <table:table-cell office:value-type="string" calcext:value-type="string">
              <text:p>-9,332.21</text:p>
            </table:table-cell>
            <table:table-cell office:value-type="float" office:value="1115.98" calcext:value-type="float">
              <text:p><text:s/>1,115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103" calcext:value-type="float">
              <text:p>303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602-001001-SUMBA ORTEGA IVAN F# 602 REPOS</text:p>
            </table:table-cell>
          </table:table-row>
          <table:table-row table:style-name="ro7" table:visibility="collapse">
            <table:table-cell office:value-type="float" office:value="1842" calcext:value-type="float">
              <text:p>1842</text:p>
            </table:table-cell>
            <table:table-cell office:value-type="string" calcext:value-type="string">
              <text:p>-8,547.41</text:p>
            </table:table-cell>
            <table:table-cell office:value-type="float" office:value="784.8" calcext:value-type="float">
              <text:p><text:s/>784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803" calcext:value-type="float">
              <text:p>303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2-001001-TORRES FRANCISCO F# 732 SERVIC</text:p>
            </table:table-cell>
          </table:table-row>
          <table:table-row table:style-name="ro7" table:visibility="collapse">
            <table:table-cell office:value-type="float" office:value="1843" calcext:value-type="float">
              <text:p>1843</text:p>
            </table:table-cell>
            <table:table-cell office:value-type="string" calcext:value-type="string">
              <text:p>-7,504.13</text:p>
            </table:table-cell>
            <table:table-cell office:value-type="float" office:value="1043.28" calcext:value-type="float">
              <text:p><text:s/>1,043.2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3903" calcext:value-type="float">
              <text:p>303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735-001001-TORRES FRANCISCO F# 735 SERVIC</text:p>
            </table:table-cell>
          </table:table-row>
          <table:table-row table:style-name="ro7" table:visibility="collapse">
            <table:table-cell office:value-type="float" office:value="1844" calcext:value-type="float">
              <text:p>1844</text:p>
            </table:table-cell>
            <table:table-cell office:value-type="string" calcext:value-type="string">
              <text:p>-6,958.76</text:p>
            </table:table-cell>
            <table:table-cell office:value-type="float" office:value="545.37" calcext:value-type="float">
              <text:p><text:s/>545.3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203" calcext:value-type="float">
              <text:p>3072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127-001001-FACINSER SA F# 2127 INSTALACIO</text:p>
            </table:table-cell>
          </table:table-row>
          <table:table-row table:style-name="ro7" table:visibility="collapse">
            <table:table-cell office:value-type="float" office:value="1845" calcext:value-type="float">
              <text:p>1845</text:p>
            </table:table-cell>
            <table:table-cell office:value-type="string" calcext:value-type="string">
              <text:p>-6,466.81</text:p>
            </table:table-cell>
            <table:table-cell office:value-type="float" office:value="491.95" calcext:value-type="float">
              <text:p><text:s/>491.95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303" calcext:value-type="float">
              <text:p>3073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905-001001-NUÑEZ CALLE JOSÉ F# 905 TRABAJ</text:p>
            </table:table-cell>
          </table:table-row>
          <table:table-row table:style-name="ro7" table:visibility="collapse">
            <table:table-cell office:value-type="float" office:value="1846" calcext:value-type="float">
              <text:p>1846</text:p>
            </table:table-cell>
            <table:table-cell office:value-type="string" calcext:value-type="string">
              <text:p>-6,423.61</text:p>
            </table:table-cell>
            <table:table-cell office:value-type="float" office:value="43.2" calcext:value-type="float">
              <text:p><text:s/>43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403" calcext:value-type="float">
              <text:p>3074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21459-001001-SANIPORT SA F# 21459 ALQUILER </text:p>
            </table:table-cell>
          </table:table-row>
          <table:table-row table:style-name="ro7" table:visibility="collapse">
            <table:table-cell office:value-type="float" office:value="1847" calcext:value-type="float">
              <text:p>1847</text:p>
            </table:table-cell>
            <table:table-cell office:value-type="string" calcext:value-type="string">
              <text:p>-6,375.61</text:p>
            </table:table-cell>
            <table:table-cell office:value-type="float" office:value="48" calcext:value-type="float">
              <text:p><text:s/>48.0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503" calcext:value-type="float">
              <text:p>307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3188-001001-VINITALY F# 3188 ALQUILER DE M</text:p>
            </table:table-cell>
          </table:table-row>
          <table:table-row table:style-name="ro7" table:visibility="collapse">
            <table:table-cell office:value-type="float" office:value="1848" calcext:value-type="float">
              <text:p>1848</text:p>
            </table:table-cell>
            <table:table-cell office:value-type="string" calcext:value-type="string">
              <text:p>-6,337.21</text:p>
            </table:table-cell>
            <table:table-cell office:value-type="float" office:value="38.4" calcext:value-type="float">
              <text:p><text:s/>38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603" calcext:value-type="float">
              <text:p>307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3189-001001-VINITALY F# 3189 ALQUILER DE M</text:p>
            </table:table-cell>
          </table:table-row>
          <table:table-row table:style-name="ro7" table:visibility="collapse">
            <table:table-cell office:value-type="float" office:value="1849" calcext:value-type="float">
              <text:p>1849</text:p>
            </table:table-cell>
            <table:table-cell office:value-type="string" calcext:value-type="string">
              <text:p>-6,314.91</text:p>
            </table:table-cell>
            <table:table-cell office:value-type="float" office:value="22.3" calcext:value-type="float">
              <text:p><text:s/>22.3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503" calcext:value-type="float">
              <text:p>301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695-001005-TORREGASI SA F# 2695 DIESEL PR</text:p>
            </table:table-cell>
          </table:table-row>
          <table:table-row table:style-name="ro7" table:visibility="collapse">
            <table:table-cell office:value-type="float" office:value="1850" calcext:value-type="float">
              <text:p>1850</text:p>
            </table:table-cell>
            <table:table-cell office:value-type="string" calcext:value-type="string">
              <text:p>-6,295.47</text:p>
            </table:table-cell>
            <table:table-cell office:value-type="float" office:value="19.44" calcext:value-type="float">
              <text:p><text:s/>19.4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603" calcext:value-type="float">
              <text:p>301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32207799-001064-CONECEL F# 32207799 CONSUMO CE</text:p>
            </table:table-cell>
          </table:table-row>
          <table:table-row table:style-name="ro7" table:visibility="collapse">
            <table:table-cell office:value-type="float" office:value="1851" calcext:value-type="float">
              <text:p>1851</text:p>
            </table:table-cell>
            <table:table-cell office:value-type="string" calcext:value-type="string">
              <text:p>-6,243.53</text:p>
            </table:table-cell>
            <table:table-cell office:value-type="float" office:value="51.94" calcext:value-type="float">
              <text:p><text:s/>51.9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103" calcext:value-type="float">
              <text:p>308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786-001005-TORREGASI SA F# 2786 DIESEL PR</text:p>
            </table:table-cell>
          </table:table-row>
          <table:table-row table:style-name="ro7" table:visibility="collapse">
            <table:table-cell office:value-type="float" office:value="1852" calcext:value-type="float">
              <text:p>1852</text:p>
            </table:table-cell>
            <table:table-cell office:value-type="string" calcext:value-type="string">
              <text:p>-3,436.66</text:p>
            </table:table-cell>
            <table:table-cell office:value-type="float" office:value="2806.87" calcext:value-type="float">
              <text:p><text:s/>2,806.87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503" calcext:value-type="float">
              <text:p>3085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130-001001-FACINSER SA F# 2130 TRABAJOS E</text:p>
            </table:table-cell>
          </table:table-row>
          <table:table-row table:style-name="ro7" table:visibility="collapse">
            <table:table-cell office:value-type="float" office:value="1853" calcext:value-type="float">
              <text:p>1853</text:p>
            </table:table-cell>
            <table:table-cell office:value-type="string" calcext:value-type="string">
              <text:p>-3,405.46</text:p>
            </table:table-cell>
            <table:table-cell office:value-type="float" office:value="31.2" calcext:value-type="float">
              <text:p><text:s/>3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603" calcext:value-type="float">
              <text:p>3086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11664-001001-JULIO ANDRADE F# 11664 ALQUILE</text:p>
            </table:table-cell>
          </table:table-row>
          <table:table-row table:style-name="ro7" table:visibility="collapse">
            <table:table-cell office:value-type="float" office:value="1854" calcext:value-type="float">
              <text:p>1854</text:p>
            </table:table-cell>
            <table:table-cell office:value-type="string" calcext:value-type="string">
              <text:p>-3,314.26</text:p>
            </table:table-cell>
            <table:table-cell office:value-type="float" office:value="91.2" calcext:value-type="float">
              <text:p><text:s/>91.2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703" calcext:value-type="float">
              <text:p>308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18344-001001-MARCELO NARVAEZ F# 18344 ALQUI</text:p>
            </table:table-cell>
          </table:table-row>
          <table:table-row table:style-name="ro7" table:visibility="collapse">
            <table:table-cell office:value-type="float" office:value="1855" calcext:value-type="float">
              <text:p>1855</text:p>
            </table:table-cell>
            <table:table-cell office:value-type="string" calcext:value-type="string">
              <text:p>-3,100.67</text:p>
            </table:table-cell>
            <table:table-cell office:value-type="float" office:value="213.59" calcext:value-type="float">
              <text:p><text:s/>213.59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803" calcext:value-type="float">
              <text:p>3088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605-001001-SUMBA ORTEGA IVAN F# 605 REPOS</text:p>
            </table:table-cell>
          </table:table-row>
          <table:table-row table:style-name="ro7" table:visibility="collapse">
            <table:table-cell office:value-type="float" office:value="1856" calcext:value-type="float">
              <text:p>1856</text:p>
            </table:table-cell>
            <table:table-cell office:value-type="string" calcext:value-type="string">
              <text:p>-1,535.24</text:p>
            </table:table-cell>
            <table:table-cell office:value-type="float" office:value="1565.43" calcext:value-type="float">
              <text:p><text:s/>1,565.43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8903" calcext:value-type="float">
              <text:p>308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64-001001-LIGORGURO PABLO F# 364 OC 2103</text:p>
            </table:table-cell>
          </table:table-row>
          <table:table-row table:style-name="ro7" table:visibility="collapse">
            <table:table-cell office:value-type="float" office:value="1857" calcext:value-type="float">
              <text:p>1857</text:p>
            </table:table-cell>
            <table:table-cell office:value-type="string" calcext:value-type="string">
              <text:p>-1,503.10</text:p>
            </table:table-cell>
            <table:table-cell office:value-type="float" office:value="32.14" calcext:value-type="float">
              <text:p><text:s/>32.14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903" calcext:value-type="float">
              <text:p>3019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2694-001001-OPTILOZANO SA F# 2694 CONSUMO </text:p>
            </table:table-cell>
          </table:table-row>
          <table:table-row table:style-name="ro7" table:visibility="collapse">
            <table:table-cell office:value-type="float" office:value="1858" calcext:value-type="float">
              <text:p>1858</text:p>
            </table:table-cell>
            <table:table-cell office:value-type="string" calcext:value-type="string">
              <text:p>-670.20</text:p>
            </table:table-cell>
            <table:table-cell office:value-type="float" office:value="832.9" calcext:value-type="float">
              <text:p><text:s/>832.9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003" calcext:value-type="float">
              <text:p>3070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58-001001-LIGORGURO PABLO F# 358 INSTALA</text:p>
            </table:table-cell>
          </table:table-row>
          <table:table-row table:style-name="ro7" table:visibility="collapse">
            <table:table-cell office:value-type="float" office:value="1859" calcext:value-type="float">
              <text:p>1859</text:p>
            </table:table-cell>
            <table:table-cell office:value-type="string" calcext:value-type="string">
              <text:p>-374.40</text:p>
            </table:table-cell>
            <table:table-cell office:value-type="float" office:value="295.8" calcext:value-type="float">
              <text:p><text:s/>295.8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7103" calcext:value-type="float">
              <text:p>3071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0357-001001-LIGORGURO PABLO F# 357 OC 1759</text:p>
            </table:table-cell>
          </table:table-row>
          <table:table-row table:style-name="ro7" table:visibility="collapse">
            <table:table-cell office:value-type="float" office:value="1860" calcext:value-type="float">
              <text:p>1860</text:p>
            </table:table-cell>
            <table:table-cell office:value-type="string" calcext:value-type="string">
              <text:p><text:s/>.00</text:p>
            </table:table-cell>
            <table:table-cell office:value-type="float" office:value="374.4" calcext:value-type="float">
              <text:p><text:s/>374.40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787" calcext:value-type="float">
              <text:p>1787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TXPG</text:p>
            </table:table-cell>
            <table:table-cell office:value-type="float" office:value="301703" calcext:value-type="float">
              <text:p>301703</text:p>
            </table:table-cell>
            <table:table-cell office:value-type="date" office:date-value="2020-10-31" calcext:value-type="date">
              <text:p>31/10/2020</text:p>
            </table:table-cell>
            <table:table-cell office:value-type="string" calcext:value-type="string">
              <text:p>FV 000001214-001001-TOPIC G. MARIA LJUBICA F# 1214</text:p>
            </table:table-cell>
          </table:table-row>
        </table:table-row-group>
        <table:table-row table:style-name="ro8">
          <table:table-cell table:style-name="ce286" office:value-type="float" office:value="1882" calcext:value-type="float">
            <text:p>1882</text:p>
          </table:table-cell>
          <table:table-cell table:style-name="ce288" office:value-type="string" calcext:value-type="string">
            <text:p>1-1-1-05-02-009</text:p>
          </table:table-cell>
          <table:table-cell table:style-name="ce290" office:value-type="float" office:value="0" calcext:value-type="float">
            <text:p><text:s/>- </text:p>
          </table:table-cell>
          <table:table-cell table:style-name="ce290" office:value-type="string" office:string-value="12% IVA Importaciones" calcext:value-type="string">
            <text:p><text:s/>12% IVA Importaciones </text:p>
          </table:table-cell>
          <table:table-cell table:style-name="ce286" table:number-columns-repeated="7"/>
        </table:table-row>
        <table:table-row-group table:display="false">
          <table:table-row table:style-name="ro7" table:visibility="collapse">
            <table:table-cell office:value-type="float" office:value="1883" calcext:value-type="float">
              <text:p>1883</text:p>
            </table:table-cell>
            <table:table-cell office:value-type="string" calcext:value-type="string">
              <text:p>-240.98</text:p>
            </table:table-cell>
            <table:table-cell office:value-type="float" office:value="0" calcext:value-type="float">
              <text:p><text:s/>- </text:p>
            </table:table-cell>
            <table:table-cell office:value-type="float" office:value="240.98" calcext:value-type="float">
              <text:p><text:s/>240.98 </text:p>
            </table:table-cell>
            <table:table-cell/>
            <table:table-cell office:value-type="float" office:value="1460" calcext:value-type="float">
              <text:p>1460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TG</text:p>
            </table:table-cell>
            <table:table-cell/>
            <table:table-cell office:value-type="date" office:date-value="2020-01-30" calcext:value-type="date">
              <text:p>30/01/2020</text:p>
            </table:table-cell>
            <table:table-cell office:value-type="string" calcext:value-type="string">
              <text:p>Traspaso impuesto mes Enero 2020</text:p>
            </table:table-cell>
          </table:table-row>
          <table:table-row table:style-name="ro7" table:visibility="collapse">
            <table:table-cell office:value-type="float" office:value="1884" calcext:value-type="float">
              <text:p>1884</text:p>
            </table:table-cell>
            <table:table-cell office:value-type="string" calcext:value-type="string">
              <text:p><text:s/>.00</text:p>
            </table:table-cell>
            <table:table-cell office:value-type="float" office:value="240.98" calcext:value-type="float">
              <text:p><text:s/>240.98 </text:p>
            </table:table-cell>
            <table:table-cell office:value-type="float" office:value="0" calcext:value-type="float">
              <text:p><text:s/>- </text:p>
            </table:table-cell>
            <table:table-cell/>
            <table:table-cell office:value-type="float" office:value="1676" calcext:value-type="float">
              <text:p>1676</text:p>
            </table:table-cell>
            <table:table-cell office:value-type="string" calcext:value-type="string">
              <text:p>T</text:p>
            </table:table-cell>
            <table:table-cell office:value-type="string" calcext:value-type="string">
              <text:p>CONNO</text:p>
            </table:table-cell>
            <table:table-cell/>
            <table:table-cell office:value-type="date" office:date-value="2020-01-31" calcext:value-type="date">
              <text:p>31/01/2020</text:p>
            </table:table-cell>
            <table:table-cell office:value-type="string" calcext:value-type="string">
              <text:p>CHK #852 MACHALA: ENTREGAS ESPECIALES - LIQUIDACIÓN ADUANERA #40829511</text:p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percentage-style style:name="N132">
      <number:number number:decimal-places="1" loext:min-decimal-places="1" number:min-integer-digits="1"/>
      <number:text>%</number:text>
    </number:percentage-style>
    <number:number-style style:name="N13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2:29:50.426044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2:40:37.567729610</dc:date>
    <meta:editing-duration>PT54M8S</meta:editing-duration>
    <meta:editing-cycles>6</meta:editing-cycles>
    <meta:document-statistic meta:table-count="2" meta:cell-count="7506" meta:object-count="0"/>
  </office:meta>
</office:document-meta>
</file>